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family-generic="roman" style:font-pitch="variable"/>
    <style:font-face style:name="Abyssinica SIL1" svg:font-family="'Abyssinica SIL'" style:font-family-generic="system" style:font-pitch="variable"/>
    <style:font-face style:name="Calibri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85" style:family="table">
      <style:table-properties style:width="17cm" table:align="margins" fo:background-color="transparent">
        <style:background-image/>
      </style:table-properties>
    </style:style>
    <style:style style:name="Table85.A" style:family="table-column">
      <style:table-column-properties style:column-width="8.5cm" style:rel-column-width="32767*"/>
    </style:style>
    <style:style style:name="Table85.B" style:family="table-column">
      <style:table-column-properties style:column-width="8.5cm" style:rel-column-width="32768*"/>
    </style:style>
    <style:style style:name="Table85.1" style:family="table-row">
      <style:table-row-properties fo:background-color="transparent">
        <style:background-image/>
      </style:table-row-properties>
    </style:style>
    <style:style style:name="Table85.A1" style:family="table-cell">
      <style:table-cell-properties fo:background-color="#2f8fb2" fo:padding="0.097cm" fo:border="0.5pt solid #000000">
        <style:background-image/>
      </style:table-cell-properties>
    </style:style>
    <style:style style:name="Table85.A2" style:family="table-cell">
      <style:table-cell-properties fo:background-color="#cac58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5.A3" style:family="table-cell">
      <style:table-cell-properties fo:padding="0.097cm" fo:border-left="0.5pt solid #000000" fo:border-right="none" fo:border-top="none" fo:border-bottom="0.5pt solid #000000"/>
    </style:style>
    <style:style style:name="Table85.B3" style:family="table-cell">
      <style:table-cell-properties fo:padding="0.097cm" fo:border-left="0.5pt solid #000000" fo:border-right="0.5pt solid #000000" fo:border-top="none" fo:border-bottom="0.5pt solid #000000"/>
    </style:style>
    <style:style style:name="Table85.A4" style:family="table-cell">
      <style:table-cell-properties fo:padding="0.097cm" fo:border-left="0.5pt solid #000000" fo:border-right="none" fo:border-top="none" fo:border-bottom="0.5pt solid #000000"/>
    </style:style>
    <style:style style:name="Table85.B4" style:family="table-cell">
      <style:table-cell-properties fo:padding="0.097cm" fo:border-left="0.5pt solid #000000" fo:border-right="0.5pt solid #000000" fo:border-top="none" fo:border-bottom="0.5pt solid #000000"/>
    </style:style>
    <style:style style:name="Table85.A5" style:family="table-cell">
      <style:table-cell-properties fo:padding="0.097cm" fo:border-left="0.5pt solid #000000" fo:border-right="none" fo:border-top="none" fo:border-bottom="0.5pt solid #000000"/>
    </style:style>
    <style:style style:name="Table85.B5" style:family="table-cell">
      <style:table-cell-properties fo:padding="0.097cm" fo:border-left="0.5pt solid #000000" fo:border-right="0.5pt solid #000000" fo:border-top="none" fo:border-bottom="0.5pt solid #000000"/>
    </style:style>
    <style:style style:name="Table85.A6" style:family="table-cell">
      <style:table-cell-properties fo:padding="0.097cm" fo:border-left="0.5pt solid #000000" fo:border-right="none" fo:border-top="none" fo:border-bottom="0.5pt solid #000000"/>
    </style:style>
    <style:style style:name="Table85.B6" style:family="table-cell">
      <style:table-cell-properties fo:padding="0.097cm" fo:border-left="0.5pt solid #000000" fo:border-right="0.5pt solid #000000" fo:border-top="none" fo:border-bottom="0.5pt solid #000000"/>
    </style:style>
    <style:style style:name="Table85.A7" style:family="table-cell">
      <style:table-cell-properties fo:padding="0.097cm" fo:border-left="0.5pt solid #000000" fo:border-right="none" fo:border-top="none" fo:border-bottom="0.5pt solid #000000"/>
    </style:style>
    <style:style style:name="Table85.B7" style:family="table-cell">
      <style:table-cell-properties fo:padding="0.097cm" fo:border-left="0.5pt solid #000000" fo:border-right="0.5pt solid #000000" fo:border-top="none" fo:border-bottom="0.5pt solid #000000"/>
    </style:style>
    <style:style style:name="Table85.A8" style:family="table-cell">
      <style:table-cell-properties fo:padding="0.097cm" fo:border-left="0.5pt solid #000000" fo:border-right="none" fo:border-top="none" fo:border-bottom="0.5pt solid #000000"/>
    </style:style>
    <style:style style:name="Table85.B8" style:family="table-cell">
      <style:table-cell-properties fo:padding="0.097cm" fo:border-left="0.5pt solid #000000" fo:border-right="0.5pt solid #000000" fo:border-top="none" fo:border-bottom="0.5pt solid #000000"/>
    </style:style>
    <style:style style:name="Table85.A9" style:family="table-cell">
      <style:table-cell-properties fo:padding="0.097cm" fo:border-left="0.5pt solid #000000" fo:border-right="none" fo:border-top="none" fo:border-bottom="0.5pt solid #000000"/>
    </style:style>
    <style:style style:name="Table85.B9" style:family="table-cell">
      <style:table-cell-properties fo:padding="0.097cm" fo:border-left="0.5pt solid #000000" fo:border-right="0.5pt solid #000000" fo:border-top="none" fo:border-bottom="0.5pt solid #000000"/>
    </style:style>
    <style:style style:name="Table85.A10" style:family="table-cell">
      <style:table-cell-properties fo:padding="0.097cm" fo:border-left="0.5pt solid #000000" fo:border-right="none" fo:border-top="none" fo:border-bottom="0.5pt solid #000000"/>
    </style:style>
    <style:style style:name="Table85.B10" style:family="table-cell">
      <style:table-cell-properties fo:padding="0.097cm" fo:border-left="0.5pt solid #000000" fo:border-right="0.5pt solid #000000" fo:border-top="none" fo:border-bottom="0.5pt solid #000000"/>
    </style:style>
    <style:style style:name="Table85.A12" style:family="table-cell">
      <style:table-cell-properties fo:padding="0.097cm" fo:border-left="0.5pt solid #000000" fo:border-right="none" fo:border-top="none" fo:border-bottom="0.5pt solid #000000"/>
    </style:style>
    <style:style style:name="Table85.B12" style:family="table-cell">
      <style:table-cell-properties fo:padding="0.097cm" fo:border-left="0.5pt solid #000000" fo:border-right="0.5pt solid #000000" fo:border-top="none" fo:border-bottom="0.5pt solid #000000"/>
    </style:style>
    <style:style style:name="Table85.A13" style:family="table-cell">
      <style:table-cell-properties fo:padding="0.097cm" fo:border-left="0.5pt solid #000000" fo:border-right="none" fo:border-top="none" fo:border-bottom="0.5pt solid #000000"/>
    </style:style>
    <style:style style:name="Table85.B13" style:family="table-cell">
      <style:table-cell-properties fo:padding="0.097cm" fo:border-left="0.5pt solid #000000" fo:border-right="0.5pt solid #000000" fo:border-top="none" fo:border-bottom="0.5pt solid #000000"/>
    </style:style>
    <style:style style:name="Table85.A14" style:family="table-cell">
      <style:table-cell-properties fo:padding="0.097cm" fo:border-left="0.5pt solid #000000" fo:border-right="none" fo:border-top="none" fo:border-bottom="0.5pt solid #000000"/>
    </style:style>
    <style:style style:name="Table85.B14" style:family="table-cell">
      <style:table-cell-properties fo:padding="0.097cm" fo:border-left="0.5pt solid #000000" fo:border-right="0.5pt solid #000000" fo:border-top="none" fo:border-bottom="0.5pt solid #000000"/>
    </style:style>
    <style:style style:name="Table85.A15" style:family="table-cell">
      <style:table-cell-properties fo:padding="0.097cm" fo:border-left="0.5pt solid #000000" fo:border-right="none" fo:border-top="none" fo:border-bottom="0.5pt solid #000000"/>
    </style:style>
    <style:style style:name="Table85.B15" style:family="table-cell">
      <style:table-cell-properties fo:padding="0.097cm" fo:border-left="0.5pt solid #000000" fo:border-right="0.5pt solid #000000" fo:border-top="none" fo:border-bottom="0.5pt solid #000000"/>
    </style:style>
    <style:style style:name="Table85.A16" style:family="table-cell">
      <style:table-cell-properties fo:padding="0.097cm" fo:border-left="0.5pt solid #000000" fo:border-right="none" fo:border-top="none" fo:border-bottom="0.5pt solid #000000"/>
    </style:style>
    <style:style style:name="Table85.B16" style:family="table-cell">
      <style:table-cell-properties fo:padding="0.097cm" fo:border-left="0.5pt solid #000000" fo:border-right="0.5pt solid #000000" fo:border-top="none" fo:border-bottom="0.5pt solid #000000"/>
    </style:style>
    <style:style style:name="Table85.A17" style:family="table-cell">
      <style:table-cell-properties fo:padding="0.097cm" fo:border-left="0.5pt solid #000000" fo:border-right="none" fo:border-top="none" fo:border-bottom="0.5pt solid #000000"/>
    </style:style>
    <style:style style:name="Table85.B17" style:family="table-cell">
      <style:table-cell-properties fo:padding="0.097cm" fo:border-left="0.5pt solid #000000" fo:border-right="0.5pt solid #000000" fo:border-top="none" fo:border-bottom="0.5pt solid #000000"/>
    </style:style>
    <style:style style:name="Table85.A18" style:family="table-cell">
      <style:table-cell-properties fo:padding="0.097cm" fo:border-left="0.5pt solid #000000" fo:border-right="none" fo:border-top="none" fo:border-bottom="0.5pt solid #000000"/>
    </style:style>
    <style:style style:name="Table85.B18" style:family="table-cell">
      <style:table-cell-properties fo:padding="0.097cm" fo:border-left="0.5pt solid #000000" fo:border-right="0.5pt solid #000000" fo:border-top="none" fo:border-bottom="0.5pt solid #000000"/>
    </style:style>
    <style:style style:name="Table85.A19" style:family="table-cell">
      <style:table-cell-properties fo:padding="0.097cm" fo:border-left="0.5pt solid #000000" fo:border-right="none" fo:border-top="none" fo:border-bottom="0.5pt solid #000000"/>
    </style:style>
    <style:style style:name="Table85.B19" style:family="table-cell">
      <style:table-cell-properties fo:padding="0.097cm" fo:border-left="0.5pt solid #000000" fo:border-right="0.5pt solid #000000" fo:border-top="none" fo:border-bottom="0.5pt solid #000000"/>
    </style:style>
    <style:style style:name="Table85.A20" style:family="table-cell">
      <style:table-cell-properties fo:padding="0.097cm" fo:border-left="0.5pt solid #000000" fo:border-right="none" fo:border-top="none" fo:border-bottom="0.5pt solid #000000"/>
    </style:style>
    <style:style style:name="Table85.B20" style:family="table-cell">
      <style:table-cell-properties fo:padding="0.097cm" fo:border-left="0.5pt solid #000000" fo:border-right="0.5pt solid #000000" fo:border-top="none" fo:border-bottom="0.5pt solid #000000"/>
    </style:style>
    <style:style style:name="Table85.A21" style:family="table-cell">
      <style:table-cell-properties fo:padding="0.097cm" fo:border-left="0.5pt solid #000000" fo:border-right="none" fo:border-top="none" fo:border-bottom="0.5pt solid #000000"/>
    </style:style>
    <style:style style:name="Table85.B21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3.401cm" style:rel-column-width="1310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2f8f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8" style:family="table-row">
      <style:table-row-properties fo:keep-together="auto"/>
    </style:style>
    <style:style style:name="Table2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3.401cm" style:rel-column-width="13107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2f8f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8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3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3.704cm"/>
    </style:style>
    <style:style style:name="Table3.B" style:family="table-column">
      <style:table-column-properties style:column-width="3.096cm"/>
    </style:style>
    <style:style style:name="Table3.C" style:family="table-column">
      <style:table-column-properties style:column-width="3.399cm"/>
    </style:style>
    <style:style style:name="Table3.D" style:family="table-column">
      <style:table-column-properties style:column-width="3.401cm"/>
    </style:style>
    <style:style style:name="Table3.E" style:family="table-column">
      <style:table-column-properties style:column-width="3.413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2f8f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5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4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2.99cm"/>
    </style:style>
    <style:style style:name="Table4.C" style:family="table-column">
      <style:table-column-properties style:column-width="3.399cm"/>
    </style:style>
    <style:style style:name="Table4.D" style:family="table-column">
      <style:table-column-properties style:column-width="3.401cm"/>
    </style:style>
    <style:style style:name="Table4.E" style:family="table-column">
      <style:table-column-properties style:column-width="3.41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2f8f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5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5.A" style:family="table-column">
      <style:table-column-properties style:column-width="3.704cm"/>
    </style:style>
    <style:style style:name="Table5.B" style:family="table-column">
      <style:table-column-properties style:column-width="3.096cm"/>
    </style:style>
    <style:style style:name="Table5.C" style:family="table-column">
      <style:table-column-properties style:column-width="3.399cm"/>
    </style:style>
    <style:style style:name="Table5.D" style:family="table-column">
      <style:table-column-properties style:column-width="3.401cm"/>
    </style:style>
    <style:style style:name="Table5.E" style:family="table-column">
      <style:table-column-properties style:column-width="3.413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2f8f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6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3.81cm"/>
    </style:style>
    <style:style style:name="Table6.B" style:family="table-column">
      <style:table-column-properties style:column-width="2.99cm"/>
    </style:style>
    <style:style style:name="Table6.C" style:family="table-column">
      <style:table-column-properties style:column-width="3.399cm"/>
    </style:style>
    <style:style style:name="Table6.D" style:family="table-column">
      <style:table-column-properties style:column-width="3.401cm"/>
    </style:style>
    <style:style style:name="Table6.E" style:family="table-column">
      <style:table-column-properties style:column-width="3.413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2f8f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E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6.11" style:family="table-row">
      <style:table-row-properties fo:keep-together="auto"/>
    </style:style>
    <style:style style:name="Table7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17.013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5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45.A" style:family="table-column">
      <style:table-column-properties style:column-width="17.013cm"/>
    </style:style>
    <style:style style:name="Table45.1" style:family="table-row">
      <style:table-row-properties fo:background-color="transparent" fo:keep-together="auto">
        <style:background-image/>
      </style:table-row-properties>
    </style:style>
    <style:style style:name="Table45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45.2" style:family="table-row">
      <style:table-row-properties fo:keep-together="auto"/>
    </style:style>
    <style:style style:name="Table4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6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86.A" style:family="table-column">
      <style:table-column-properties style:column-width="17.013cm"/>
    </style:style>
    <style:style style:name="Table86.1" style:family="table-row">
      <style:table-row-properties fo:background-color="transparent" fo:keep-together="auto">
        <style:background-image/>
      </style:table-row-properties>
    </style:style>
    <style:style style:name="Table86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86.2" style:family="table-row">
      <style:table-row-properties fo:keep-together="auto"/>
    </style:style>
    <style:style style:name="Table8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8.A" style:family="table-column">
      <style:table-column-properties style:column-width="17.013cm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9.A" style:family="table-column">
      <style:table-column-properties style:column-width="17.013cm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10.A" style:family="table-column">
      <style:table-column-properties style:column-width="17.013cm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11.A" style:family="table-column">
      <style:table-column-properties style:column-width="17.013cm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12.A" style:family="table-column">
      <style:table-column-properties style:column-width="17.013cm"/>
    </style:style>
    <style:style style:name="Table12.1" style:family="table-row">
      <style:table-row-properties fo:background-color="transparent" fo:keep-together="auto">
        <style:background-image/>
      </style:table-row-properties>
    </style:style>
    <style:style style:name="Table12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1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7.1.A" style:family="table-column">
      <style:table-column-properties style:column-width="17.013cm"/>
    </style:style>
    <style:style style:name="Table7.1.1" style:family="table-row">
      <style:table-row-properties fo:background-color="transparent" fo:keep-together="auto">
        <style:background-image/>
      </style:table-row-properties>
    </style:style>
    <style:style style:name="Table7.1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7.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6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46.A" style:family="table-column">
      <style:table-column-properties style:column-width="17.013cm"/>
    </style:style>
    <style:style style:name="Table46.1" style:family="table-row">
      <style:table-row-properties fo:background-color="transparent" fo:keep-together="auto">
        <style:background-image/>
      </style:table-row-properties>
    </style:style>
    <style:style style:name="Table46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46.2" style:family="table-row">
      <style:table-row-properties fo:keep-together="auto"/>
    </style:style>
    <style:style style:name="Table4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7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47.A" style:family="table-column">
      <style:table-column-properties style:column-width="17.013cm"/>
    </style:style>
    <style:style style:name="Table47.1" style:family="table-row">
      <style:table-row-properties fo:background-color="transparent" fo:keep-together="auto">
        <style:background-image/>
      </style:table-row-properties>
    </style:style>
    <style:style style:name="Table47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47.2" style:family="table-row">
      <style:table-row-properties fo:keep-together="auto"/>
    </style:style>
    <style:style style:name="Table4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25.A" style:family="table-column">
      <style:table-column-properties style:column-width="17.013cm"/>
    </style:style>
    <style:style style:name="Table25.1" style:family="table-row">
      <style:table-row-properties fo:background-color="transparent" fo:keep-together="auto">
        <style:background-image/>
      </style:table-row-properties>
    </style:style>
    <style:style style:name="Table25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25.2" style:family="table-row">
      <style:table-row-properties fo:keep-together="auto"/>
    </style:style>
    <style:style style:name="Table2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3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23.A" style:family="table-column">
      <style:table-column-properties style:column-width="17.013cm"/>
    </style:style>
    <style:style style:name="Table23.1" style:family="table-row">
      <style:table-row-properties fo:background-color="transparent" fo:keep-together="auto">
        <style:background-image/>
      </style:table-row-properties>
    </style:style>
    <style:style style:name="Table23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23.2" style:family="table-row">
      <style:table-row-properties fo:keep-together="auto"/>
    </style:style>
    <style:style style:name="Table2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4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24.A" style:family="table-column">
      <style:table-column-properties style:column-width="17.013cm"/>
    </style:style>
    <style:style style:name="Table24.1" style:family="table-row">
      <style:table-row-properties fo:background-color="transparent" fo:keep-together="auto">
        <style:background-image/>
      </style:table-row-properties>
    </style:style>
    <style:style style:name="Table24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24.2" style:family="table-row">
      <style:table-row-properties fo:keep-together="auto"/>
    </style:style>
    <style:style style:name="Table2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13.A" style:family="table-column">
      <style:table-column-properties style:column-width="17.013cm"/>
    </style:style>
    <style:style style:name="Table13.1" style:family="table-row">
      <style:table-row-properties fo:background-color="transparent" fo:keep-together="auto">
        <style:background-image/>
      </style:table-row-properties>
    </style:style>
    <style:style style:name="Table13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4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44.A" style:family="table-column">
      <style:table-column-properties style:column-width="17.013cm"/>
    </style:style>
    <style:style style:name="Table44.1" style:family="table-row">
      <style:table-row-properties fo:background-color="transparent" fo:keep-together="auto">
        <style:background-image/>
      </style:table-row-properties>
    </style:style>
    <style:style style:name="Table44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44.2" style:family="table-row">
      <style:table-row-properties fo:keep-together="auto"/>
    </style:style>
    <style:style style:name="Table4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14.A" style:family="table-column">
      <style:table-column-properties style:column-width="17.013cm"/>
    </style:style>
    <style:style style:name="Table14.1" style:family="table-row">
      <style:table-row-properties fo:background-color="transparent" fo:keep-together="auto">
        <style:background-image/>
      </style:table-row-properties>
    </style:style>
    <style:style style:name="Table14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14.2" style:family="table-row">
      <style:table-row-properties fo:keep-together="auto"/>
    </style:style>
    <style:style style:name="Table1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9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89.A" style:family="table-column">
      <style:table-column-properties style:column-width="17.013cm"/>
    </style:style>
    <style:style style:name="Table89.1" style:family="table-row">
      <style:table-row-properties fo:background-color="transparent" fo:keep-together="auto">
        <style:background-image/>
      </style:table-row-properties>
    </style:style>
    <style:style style:name="Table89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89.2" style:family="table-row">
      <style:table-row-properties fo:keep-together="auto"/>
    </style:style>
    <style:style style:name="Table8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26.A" style:family="table-column">
      <style:table-column-properties style:column-width="17.013cm"/>
    </style:style>
    <style:style style:name="Table26.1" style:family="table-row">
      <style:table-row-properties fo:background-color="transparent" fo:keep-together="auto">
        <style:background-image/>
      </style:table-row-properties>
    </style:style>
    <style:style style:name="Table26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26.2" style:family="table-row">
      <style:table-row-properties fo:keep-together="auto"/>
    </style:style>
    <style:style style:name="Table2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7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27.A" style:family="table-column">
      <style:table-column-properties style:column-width="17.013cm"/>
    </style:style>
    <style:style style:name="Table27.1" style:family="table-row">
      <style:table-row-properties fo:background-color="transparent" fo:keep-together="auto">
        <style:background-image/>
      </style:table-row-properties>
    </style:style>
    <style:style style:name="Table27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27.2" style:family="table-row">
      <style:table-row-properties fo:keep-together="auto"/>
    </style:style>
    <style:style style:name="Table2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8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28.A" style:family="table-column">
      <style:table-column-properties style:column-width="17.013cm"/>
    </style:style>
    <style:style style:name="Table28.1" style:family="table-row">
      <style:table-row-properties fo:background-color="transparent" fo:keep-together="auto">
        <style:background-image/>
      </style:table-row-properties>
    </style:style>
    <style:style style:name="Table28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28.2" style:family="table-row">
      <style:table-row-properties fo:keep-together="auto"/>
    </style:style>
    <style:style style:name="Table2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16.A" style:family="table-column">
      <style:table-column-properties style:column-width="17.013cm"/>
    </style:style>
    <style:style style:name="Table16.1" style:family="table-row">
      <style:table-row-properties fo:background-color="transparent" fo:keep-together="auto">
        <style:background-image/>
      </style:table-row-properties>
    </style:style>
    <style:style style:name="Table16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18.A" style:family="table-column">
      <style:table-column-properties style:column-width="17.013cm"/>
    </style:style>
    <style:style style:name="Table18.1" style:family="table-row">
      <style:table-row-properties fo:background-color="transparent" fo:keep-together="auto">
        <style:background-image/>
      </style:table-row-properties>
    </style:style>
    <style:style style:name="Table18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18.2" style:family="table-row">
      <style:table-row-properties fo:keep-together="auto"/>
    </style:style>
    <style:style style:name="Table1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19.A" style:family="table-column">
      <style:table-column-properties style:column-width="17.013cm"/>
    </style:style>
    <style:style style:name="Table19.1" style:family="table-row">
      <style:table-row-properties fo:background-color="transparent" fo:keep-together="auto">
        <style:background-image/>
      </style:table-row-properties>
    </style:style>
    <style:style style:name="Table19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19.2" style:family="table-row">
      <style:table-row-properties fo:keep-together="auto"/>
    </style:style>
    <style:style style:name="Table1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0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20.A" style:family="table-column">
      <style:table-column-properties style:column-width="17.013cm"/>
    </style:style>
    <style:style style:name="Table20.1" style:family="table-row">
      <style:table-row-properties fo:background-color="transparent" fo:keep-together="auto">
        <style:background-image/>
      </style:table-row-properties>
    </style:style>
    <style:style style:name="Table20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20.2" style:family="table-row">
      <style:table-row-properties fo:keep-together="auto"/>
    </style:style>
    <style:style style:name="Table2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17.A" style:family="table-column">
      <style:table-column-properties style:column-width="17.013cm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1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21.A" style:family="table-column">
      <style:table-column-properties style:column-width="17.013cm"/>
    </style:style>
    <style:style style:name="Table21.1" style:family="table-row">
      <style:table-row-properties fo:background-color="transparent" fo:keep-together="auto">
        <style:background-image/>
      </style:table-row-properties>
    </style:style>
    <style:style style:name="Table21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21.2" style:family="table-row">
      <style:table-row-properties fo:keep-together="auto"/>
    </style:style>
    <style:style style:name="Table2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2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22.A" style:family="table-column">
      <style:table-column-properties style:column-width="17.013cm"/>
    </style:style>
    <style:style style:name="Table22.1" style:family="table-row">
      <style:table-row-properties fo:background-color="transparent" fo:keep-together="auto">
        <style:background-image/>
      </style:table-row-properties>
    </style:style>
    <style:style style:name="Table22.A1" style:family="table-cell">
      <style:table-cell-properties fo:background-color="#2f8fb2" fo:padding="0.097cm" fo:border="0.5pt solid #000000" style:writing-mode="page">
        <style:background-image/>
      </style:table-cell-properties>
    </style:style>
    <style:style style:name="Table22.2" style:family="table-row">
      <style:table-row-properties fo:keep-together="auto"/>
    </style:style>
    <style:style style:name="Table2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8" style:family="table">
      <style:table-properties style:width="14.58cm" fo:margin-left="0.187cm" fo:margin-top="0cm" fo:margin-bottom="0cm" table:align="left" style:writing-mode="lr-tb"/>
    </style:style>
    <style:style style:name="Table48.A" style:family="table-column">
      <style:table-column-properties style:column-width="3.145cm"/>
    </style:style>
    <style:style style:name="Table48.B" style:family="table-column">
      <style:table-column-properties style:column-width="5.719cm"/>
    </style:style>
    <style:style style:name="Table48.C" style:family="table-column">
      <style:table-column-properties style:column-width="5.717cm"/>
    </style:style>
    <style:style style:name="Table48.1" style:family="table-row">
      <style:table-row-properties style:min-row-height="0.422cm" fo:keep-together="auto"/>
    </style:style>
    <style:style style:name="Table48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48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8.3" style:family="table-row">
      <style:table-row-properties style:min-row-height="0.159cm" fo:keep-together="auto"/>
    </style:style>
    <style:style style:name="Table48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48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9" style:family="table">
      <style:table-properties style:width="14.58cm" fo:margin-left="0.187cm" fo:margin-top="0cm" fo:margin-bottom="0cm" table:align="left" style:writing-mode="lr-tb"/>
    </style:style>
    <style:style style:name="Table49.A" style:family="table-column">
      <style:table-column-properties style:column-width="3.145cm"/>
    </style:style>
    <style:style style:name="Table49.B" style:family="table-column">
      <style:table-column-properties style:column-width="5.719cm"/>
    </style:style>
    <style:style style:name="Table49.C" style:family="table-column">
      <style:table-column-properties style:column-width="5.717cm"/>
    </style:style>
    <style:style style:name="Table49.1" style:family="table-row">
      <style:table-row-properties style:min-row-height="0.422cm" fo:keep-together="auto"/>
    </style:style>
    <style:style style:name="Table49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49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9.3" style:family="table-row">
      <style:table-row-properties style:min-row-height="0.159cm" fo:keep-together="auto"/>
    </style:style>
    <style:style style:name="Table49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49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0" style:family="table">
      <style:table-properties style:width="14.58cm" fo:margin-left="0.187cm" fo:margin-top="0cm" fo:margin-bottom="0cm" table:align="left" style:writing-mode="lr-tb"/>
    </style:style>
    <style:style style:name="Table50.A" style:family="table-column">
      <style:table-column-properties style:column-width="3.792cm"/>
    </style:style>
    <style:style style:name="Table50.B" style:family="table-column">
      <style:table-column-properties style:column-width="5.071cm"/>
    </style:style>
    <style:style style:name="Table50.C" style:family="table-column">
      <style:table-column-properties style:column-width="5.717cm"/>
    </style:style>
    <style:style style:name="Table50.1" style:family="table-row">
      <style:table-row-properties style:min-row-height="0.422cm" fo:keep-together="auto"/>
    </style:style>
    <style:style style:name="Table50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50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0.3" style:family="table-row">
      <style:table-row-properties style:min-row-height="0.159cm" fo:keep-together="auto"/>
    </style:style>
    <style:style style:name="Table50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50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0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50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50.5" style:family="table-row">
      <style:table-row-properties style:min-row-height="0.704cm" fo:keep-together="auto"/>
    </style:style>
    <style:style style:name="Table51" style:family="table">
      <style:table-properties style:width="14.58cm" fo:margin-left="0.187cm" fo:margin-top="0cm" fo:margin-bottom="0cm" table:align="left" style:writing-mode="lr-tb"/>
    </style:style>
    <style:style style:name="Table51.A" style:family="table-column">
      <style:table-column-properties style:column-width="3.145cm"/>
    </style:style>
    <style:style style:name="Table51.B" style:family="table-column">
      <style:table-column-properties style:column-width="5.719cm"/>
    </style:style>
    <style:style style:name="Table51.C" style:family="table-column">
      <style:table-column-properties style:column-width="5.717cm"/>
    </style:style>
    <style:style style:name="Table51.1" style:family="table-row">
      <style:table-row-properties style:min-row-height="0.422cm" fo:keep-together="auto"/>
    </style:style>
    <style:style style:name="Table51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51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1.3" style:family="table-row">
      <style:table-row-properties style:min-row-height="0.159cm" fo:keep-together="auto"/>
    </style:style>
    <style:style style:name="Table51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51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1.4" style:family="table-row">
      <style:table-row-properties style:min-row-height="0.704cm" fo:keep-together="auto"/>
    </style:style>
    <style:style style:name="Table15" style:family="table">
      <style:table-properties style:width="14.58cm" fo:margin-left="0.187cm" fo:margin-top="0cm" fo:margin-bottom="0cm" table:align="left" style:writing-mode="lr-tb"/>
    </style:style>
    <style:style style:name="Table15.A" style:family="table-column">
      <style:table-column-properties style:column-width="3.145cm"/>
    </style:style>
    <style:style style:name="Table15.B" style:family="table-column">
      <style:table-column-properties style:column-width="6.865cm"/>
    </style:style>
    <style:style style:name="Table15.C" style:family="table-column">
      <style:table-column-properties style:column-width="4.57cm"/>
    </style:style>
    <style:style style:name="Table15.1" style:family="table-row">
      <style:table-row-properties style:min-row-height="0.422cm" fo:keep-together="auto"/>
    </style:style>
    <style:style style:name="Table15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15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5.3" style:family="table-row">
      <style:table-row-properties style:min-row-height="0.159cm" fo:keep-together="auto"/>
    </style:style>
    <style:style style:name="Table15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15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5.4" style:family="table-row">
      <style:table-row-properties style:min-row-height="0.704cm" fo:keep-together="auto"/>
    </style:style>
    <style:style style:name="Table15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15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53" style:family="table">
      <style:table-properties style:width="14.58cm" fo:margin-left="0.187cm" fo:margin-top="0cm" fo:margin-bottom="0cm" table:align="left" style:writing-mode="lr-tb"/>
    </style:style>
    <style:style style:name="Table53.A" style:family="table-column">
      <style:table-column-properties style:column-width="3.145cm"/>
    </style:style>
    <style:style style:name="Table53.B" style:family="table-column">
      <style:table-column-properties style:column-width="5.719cm"/>
    </style:style>
    <style:style style:name="Table53.C" style:family="table-column">
      <style:table-column-properties style:column-width="5.717cm"/>
    </style:style>
    <style:style style:name="Table53.1" style:family="table-row">
      <style:table-row-properties style:min-row-height="0.422cm" fo:keep-together="auto"/>
    </style:style>
    <style:style style:name="Table53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53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3.3" style:family="table-row">
      <style:table-row-properties style:min-row-height="0.159cm" fo:keep-together="auto"/>
    </style:style>
    <style:style style:name="Table53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53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3.4" style:family="table-row">
      <style:table-row-properties style:min-row-height="0.704cm" fo:keep-together="auto"/>
    </style:style>
    <style:style style:name="Table54" style:family="table">
      <style:table-properties style:width="14.58cm" fo:margin-left="0.187cm" fo:margin-top="0cm" fo:margin-bottom="0cm" table:align="left" style:writing-mode="lr-tb"/>
    </style:style>
    <style:style style:name="Table54.A" style:family="table-column">
      <style:table-column-properties style:column-width="3.145cm"/>
    </style:style>
    <style:style style:name="Table54.B" style:family="table-column">
      <style:table-column-properties style:column-width="5.719cm"/>
    </style:style>
    <style:style style:name="Table54.C" style:family="table-column">
      <style:table-column-properties style:column-width="5.717cm"/>
    </style:style>
    <style:style style:name="Table54.1" style:family="table-row">
      <style:table-row-properties style:min-row-height="0.422cm" fo:keep-together="auto"/>
    </style:style>
    <style:style style:name="Table54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54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4.3" style:family="table-row">
      <style:table-row-properties style:min-row-height="0.159cm" fo:keep-together="auto"/>
    </style:style>
    <style:style style:name="Table54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54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4.4" style:family="table-row">
      <style:table-row-properties style:min-row-height="0.704cm" fo:keep-together="auto"/>
    </style:style>
    <style:style style:name="Table54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54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56" style:family="table">
      <style:table-properties style:width="14.58cm" fo:margin-left="0.187cm" fo:margin-top="0cm" fo:margin-bottom="0cm" table:align="left" style:writing-mode="lr-tb"/>
    </style:style>
    <style:style style:name="Table56.A" style:family="table-column">
      <style:table-column-properties style:column-width="3.145cm"/>
    </style:style>
    <style:style style:name="Table56.B" style:family="table-column">
      <style:table-column-properties style:column-width="5.719cm"/>
    </style:style>
    <style:style style:name="Table56.C" style:family="table-column">
      <style:table-column-properties style:column-width="5.717cm"/>
    </style:style>
    <style:style style:name="Table56.1" style:family="table-row">
      <style:table-row-properties style:min-row-height="0.422cm" fo:keep-together="auto"/>
    </style:style>
    <style:style style:name="Table56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56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6.3" style:family="table-row">
      <style:table-row-properties style:min-row-height="0.159cm" fo:keep-together="auto"/>
    </style:style>
    <style:style style:name="Table56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56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5" style:family="table">
      <style:table-properties style:width="14.58cm" fo:margin-left="0.187cm" fo:margin-top="0cm" fo:margin-bottom="0cm" table:align="left" style:writing-mode="lr-tb"/>
    </style:style>
    <style:style style:name="Table55.A" style:family="table-column">
      <style:table-column-properties style:column-width="3.145cm"/>
    </style:style>
    <style:style style:name="Table55.B" style:family="table-column">
      <style:table-column-properties style:column-width="5.719cm"/>
    </style:style>
    <style:style style:name="Table55.C" style:family="table-column">
      <style:table-column-properties style:column-width="5.717cm"/>
    </style:style>
    <style:style style:name="Table55.1" style:family="table-row">
      <style:table-row-properties style:min-row-height="0.422cm" fo:keep-together="auto"/>
    </style:style>
    <style:style style:name="Table55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55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5.3" style:family="table-row">
      <style:table-row-properties style:min-row-height="0.159cm" fo:keep-together="auto"/>
    </style:style>
    <style:style style:name="Table55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55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5.4" style:family="table-row">
      <style:table-row-properties style:min-row-height="0.704cm" fo:keep-together="auto"/>
    </style:style>
    <style:style style:name="Table55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55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57" style:family="table">
      <style:table-properties style:width="14.58cm" fo:margin-left="0.187cm" fo:margin-top="0cm" fo:margin-bottom="0cm" table:align="left" style:writing-mode="lr-tb"/>
    </style:style>
    <style:style style:name="Table57.A" style:family="table-column">
      <style:table-column-properties style:column-width="3.145cm"/>
    </style:style>
    <style:style style:name="Table57.B" style:family="table-column">
      <style:table-column-properties style:column-width="5.719cm"/>
    </style:style>
    <style:style style:name="Table57.C" style:family="table-column">
      <style:table-column-properties style:column-width="5.717cm"/>
    </style:style>
    <style:style style:name="Table57.1" style:family="table-row">
      <style:table-row-properties style:min-row-height="0.422cm" fo:keep-together="auto"/>
    </style:style>
    <style:style style:name="Table57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57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7.3" style:family="table-row">
      <style:table-row-properties style:min-row-height="0.159cm" fo:keep-together="auto"/>
    </style:style>
    <style:style style:name="Table57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57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9" style:family="table">
      <style:table-properties style:width="14.58cm" fo:margin-left="0.187cm" fo:margin-top="0cm" fo:margin-bottom="0cm" table:align="left" style:writing-mode="lr-tb"/>
    </style:style>
    <style:style style:name="Table59.A" style:family="table-column">
      <style:table-column-properties style:column-width="3.595cm"/>
    </style:style>
    <style:style style:name="Table59.B" style:family="table-column">
      <style:table-column-properties style:column-width="5.269cm"/>
    </style:style>
    <style:style style:name="Table59.C" style:family="table-column">
      <style:table-column-properties style:column-width="5.717cm"/>
    </style:style>
    <style:style style:name="Table59.1" style:family="table-row">
      <style:table-row-properties style:min-row-height="0.422cm" fo:keep-together="auto"/>
    </style:style>
    <style:style style:name="Table59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59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9.3" style:family="table-row">
      <style:table-row-properties style:min-row-height="0.159cm" fo:keep-together="auto"/>
    </style:style>
    <style:style style:name="Table59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59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9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59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59.7" style:family="table-row">
      <style:table-row-properties style:min-row-height="0.704cm" fo:keep-together="auto"/>
    </style:style>
    <style:style style:name="Table60" style:family="table">
      <style:table-properties style:width="14.58cm" fo:margin-left="0.187cm" fo:margin-top="0cm" fo:margin-bottom="0cm" table:align="left" style:writing-mode="lr-tb"/>
    </style:style>
    <style:style style:name="Table60.A" style:family="table-column">
      <style:table-column-properties style:column-width="3.395cm"/>
    </style:style>
    <style:style style:name="Table60.B" style:family="table-column">
      <style:table-column-properties style:column-width="5.468cm"/>
    </style:style>
    <style:style style:name="Table60.C" style:family="table-column">
      <style:table-column-properties style:column-width="5.717cm"/>
    </style:style>
    <style:style style:name="Table60.1" style:family="table-row">
      <style:table-row-properties style:min-row-height="0.422cm" fo:keep-together="auto"/>
    </style:style>
    <style:style style:name="Table60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0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0.3" style:family="table-row">
      <style:table-row-properties style:min-row-height="0.159cm" fo:keep-together="auto"/>
    </style:style>
    <style:style style:name="Table60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0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0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60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61" style:family="table">
      <style:table-properties style:width="14.58cm" fo:margin-left="0.187cm" fo:margin-top="0cm" fo:margin-bottom="0cm" table:align="left" style:writing-mode="lr-tb"/>
    </style:style>
    <style:style style:name="Table61.A" style:family="table-column">
      <style:table-column-properties style:column-width="3.145cm"/>
    </style:style>
    <style:style style:name="Table61.B" style:family="table-column">
      <style:table-column-properties style:column-width="5.719cm"/>
    </style:style>
    <style:style style:name="Table61.C" style:family="table-column">
      <style:table-column-properties style:column-width="5.717cm"/>
    </style:style>
    <style:style style:name="Table61.1" style:family="table-row">
      <style:table-row-properties style:min-row-height="0.422cm" fo:keep-together="auto"/>
    </style:style>
    <style:style style:name="Table61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1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1.3" style:family="table-row">
      <style:table-row-properties style:min-row-height="0.159cm" fo:keep-together="auto"/>
    </style:style>
    <style:style style:name="Table61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1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1.4" style:family="table-row">
      <style:table-row-properties style:min-row-height="0.704cm" fo:keep-together="auto"/>
    </style:style>
    <style:style style:name="Table61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61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62" style:family="table">
      <style:table-properties style:width="14.58cm" fo:margin-left="0.187cm" fo:margin-top="0cm" fo:margin-bottom="0cm" table:align="left" style:writing-mode="lr-tb"/>
    </style:style>
    <style:style style:name="Table62.A" style:family="table-column">
      <style:table-column-properties style:column-width="3.145cm"/>
    </style:style>
    <style:style style:name="Table62.B" style:family="table-column">
      <style:table-column-properties style:column-width="5.719cm"/>
    </style:style>
    <style:style style:name="Table62.C" style:family="table-column">
      <style:table-column-properties style:column-width="5.717cm"/>
    </style:style>
    <style:style style:name="Table62.1" style:family="table-row">
      <style:table-row-properties style:min-row-height="0.422cm" fo:keep-together="auto"/>
    </style:style>
    <style:style style:name="Table62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2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2.3" style:family="table-row">
      <style:table-row-properties style:min-row-height="0.159cm" fo:keep-together="auto"/>
    </style:style>
    <style:style style:name="Table62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2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2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62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62.7" style:family="table-row">
      <style:table-row-properties style:min-row-height="0.704cm" fo:keep-together="auto"/>
    </style:style>
    <style:style style:name="Table64" style:family="table">
      <style:table-properties style:width="14.58cm" fo:margin-left="0.187cm" fo:margin-top="0cm" fo:margin-bottom="0cm" table:align="left" style:writing-mode="lr-tb"/>
    </style:style>
    <style:style style:name="Table64.A" style:family="table-column">
      <style:table-column-properties style:column-width="3.145cm"/>
    </style:style>
    <style:style style:name="Table64.B" style:family="table-column">
      <style:table-column-properties style:column-width="5.719cm"/>
    </style:style>
    <style:style style:name="Table64.C" style:family="table-column">
      <style:table-column-properties style:column-width="5.717cm"/>
    </style:style>
    <style:style style:name="Table64.1" style:family="table-row">
      <style:table-row-properties style:min-row-height="0.422cm" fo:keep-together="auto"/>
    </style:style>
    <style:style style:name="Table64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4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4.3" style:family="table-row">
      <style:table-row-properties style:min-row-height="0.159cm" fo:keep-together="auto"/>
    </style:style>
    <style:style style:name="Table64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4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4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64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63" style:family="table">
      <style:table-properties style:width="14.58cm" fo:margin-left="0.187cm" fo:margin-top="0cm" fo:margin-bottom="0cm" table:align="left" style:writing-mode="lr-tb"/>
    </style:style>
    <style:style style:name="Table63.A" style:family="table-column">
      <style:table-column-properties style:column-width="3.145cm"/>
    </style:style>
    <style:style style:name="Table63.B" style:family="table-column">
      <style:table-column-properties style:column-width="5.719cm"/>
    </style:style>
    <style:style style:name="Table63.C" style:family="table-column">
      <style:table-column-properties style:column-width="5.717cm"/>
    </style:style>
    <style:style style:name="Table63.1" style:family="table-row">
      <style:table-row-properties style:min-row-height="0.422cm" fo:keep-together="auto"/>
    </style:style>
    <style:style style:name="Table63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3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3.3" style:family="table-row">
      <style:table-row-properties style:min-row-height="0.159cm" fo:keep-together="auto"/>
    </style:style>
    <style:style style:name="Table63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3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3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63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65" style:family="table">
      <style:table-properties style:width="14.58cm" fo:margin-left="0.187cm" fo:margin-top="0cm" fo:margin-bottom="0cm" table:align="left" style:writing-mode="lr-tb"/>
    </style:style>
    <style:style style:name="Table65.A" style:family="table-column">
      <style:table-column-properties style:column-width="3.145cm"/>
    </style:style>
    <style:style style:name="Table65.B" style:family="table-column">
      <style:table-column-properties style:column-width="5.719cm"/>
    </style:style>
    <style:style style:name="Table65.C" style:family="table-column">
      <style:table-column-properties style:column-width="5.717cm"/>
    </style:style>
    <style:style style:name="Table65.1" style:family="table-row">
      <style:table-row-properties style:min-row-height="0.422cm" fo:keep-together="auto"/>
    </style:style>
    <style:style style:name="Table65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5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5.3" style:family="table-row">
      <style:table-row-properties style:min-row-height="0.159cm" fo:keep-together="auto"/>
    </style:style>
    <style:style style:name="Table65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5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5.4" style:family="table-row">
      <style:table-row-properties style:min-row-height="0.704cm" fo:keep-together="auto"/>
    </style:style>
    <style:style style:name="Table65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65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66" style:family="table">
      <style:table-properties style:width="14.58cm" fo:margin-left="0.187cm" fo:margin-top="0cm" fo:margin-bottom="0cm" table:align="left" style:writing-mode="lr-tb"/>
    </style:style>
    <style:style style:name="Table66.A" style:family="table-column">
      <style:table-column-properties style:column-width="3.903cm"/>
    </style:style>
    <style:style style:name="Table66.B" style:family="table-column">
      <style:table-column-properties style:column-width="4.96cm"/>
    </style:style>
    <style:style style:name="Table66.C" style:family="table-column">
      <style:table-column-properties style:column-width="5.717cm"/>
    </style:style>
    <style:style style:name="Table66.1" style:family="table-row">
      <style:table-row-properties style:min-row-height="0.422cm" fo:keep-together="auto"/>
    </style:style>
    <style:style style:name="Table66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6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6.3" style:family="table-row">
      <style:table-row-properties style:min-row-height="0.159cm" fo:keep-together="auto"/>
    </style:style>
    <style:style style:name="Table66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6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6.4" style:family="table-row">
      <style:table-row-properties style:min-row-height="0.704cm" fo:keep-together="auto"/>
    </style:style>
    <style:style style:name="Table66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66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90" style:family="table">
      <style:table-properties style:width="14.58cm" fo:margin-left="0.187cm" fo:margin-top="0cm" fo:margin-bottom="0cm" table:align="left" style:writing-mode="lr-tb"/>
    </style:style>
    <style:style style:name="Table90.A" style:family="table-column">
      <style:table-column-properties style:column-width="3.903cm"/>
    </style:style>
    <style:style style:name="Table90.B" style:family="table-column">
      <style:table-column-properties style:column-width="4.96cm"/>
    </style:style>
    <style:style style:name="Table90.C" style:family="table-column">
      <style:table-column-properties style:column-width="5.717cm"/>
    </style:style>
    <style:style style:name="Table90.1" style:family="table-row">
      <style:table-row-properties style:min-row-height="0.422cm" fo:keep-together="auto"/>
    </style:style>
    <style:style style:name="Table90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90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90.3" style:family="table-row">
      <style:table-row-properties style:min-row-height="0.704cm" fo:keep-together="auto"/>
    </style:style>
    <style:style style:name="Table90.A3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90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40" style:family="table">
      <style:table-properties style:width="14.58cm" fo:margin-left="0.187cm" fo:margin-top="0cm" fo:margin-bottom="0cm" table:align="left" style:writing-mode="lr-tb"/>
    </style:style>
    <style:style style:name="Table40.A" style:family="table-column">
      <style:table-column-properties style:column-width="3.145cm"/>
    </style:style>
    <style:style style:name="Table40.B" style:family="table-column">
      <style:table-column-properties style:column-width="5.719cm"/>
    </style:style>
    <style:style style:name="Table40.C" style:family="table-column">
      <style:table-column-properties style:column-width="5.717cm"/>
    </style:style>
    <style:style style:name="Table40.1" style:family="table-row">
      <style:table-row-properties style:min-row-height="0.422cm" fo:keep-together="auto"/>
    </style:style>
    <style:style style:name="Table40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40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0.3" style:family="table-row">
      <style:table-row-properties style:min-row-height="0.159cm" fo:keep-together="auto"/>
    </style:style>
    <style:style style:name="Table40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40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0.4" style:family="table-row">
      <style:table-row-properties style:min-row-height="0.704cm" fo:keep-together="auto"/>
    </style:style>
    <style:style style:name="Table40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40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68" style:family="table">
      <style:table-properties style:width="14.58cm" fo:margin-left="0.187cm" fo:margin-top="0cm" fo:margin-bottom="0cm" table:align="left" style:writing-mode="lr-tb"/>
    </style:style>
    <style:style style:name="Table68.A" style:family="table-column">
      <style:table-column-properties style:column-width="3.145cm"/>
    </style:style>
    <style:style style:name="Table68.B" style:family="table-column">
      <style:table-column-properties style:column-width="5.719cm"/>
    </style:style>
    <style:style style:name="Table68.C" style:family="table-column">
      <style:table-column-properties style:column-width="5.717cm"/>
    </style:style>
    <style:style style:name="Table68.1" style:family="table-row">
      <style:table-row-properties style:min-row-height="0.422cm" fo:keep-together="auto"/>
    </style:style>
    <style:style style:name="Table68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8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8.3" style:family="table-row">
      <style:table-row-properties style:min-row-height="0.159cm" fo:keep-together="auto"/>
    </style:style>
    <style:style style:name="Table68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8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8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68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70" style:family="table">
      <style:table-properties style:width="14.58cm" fo:margin-left="0.187cm" fo:margin-top="0cm" fo:margin-bottom="0cm" table:align="left" style:writing-mode="lr-tb"/>
    </style:style>
    <style:style style:name="Table70.A" style:family="table-column">
      <style:table-column-properties style:column-width="3.145cm"/>
    </style:style>
    <style:style style:name="Table70.B" style:family="table-column">
      <style:table-column-properties style:column-width="5.719cm"/>
    </style:style>
    <style:style style:name="Table70.C" style:family="table-column">
      <style:table-column-properties style:column-width="5.717cm"/>
    </style:style>
    <style:style style:name="Table70.1" style:family="table-row">
      <style:table-row-properties style:min-row-height="0.422cm" fo:keep-together="auto"/>
    </style:style>
    <style:style style:name="Table70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70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0.3" style:family="table-row">
      <style:table-row-properties style:min-row-height="0.159cm" fo:keep-together="auto"/>
    </style:style>
    <style:style style:name="Table70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70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0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70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69" style:family="table">
      <style:table-properties style:width="14.58cm" fo:margin-left="0.187cm" fo:margin-top="0cm" fo:margin-bottom="0cm" table:align="left" style:writing-mode="lr-tb"/>
    </style:style>
    <style:style style:name="Table69.A" style:family="table-column">
      <style:table-column-properties style:column-width="3.145cm"/>
    </style:style>
    <style:style style:name="Table69.B" style:family="table-column">
      <style:table-column-properties style:column-width="5.719cm"/>
    </style:style>
    <style:style style:name="Table69.C" style:family="table-column">
      <style:table-column-properties style:column-width="5.717cm"/>
    </style:style>
    <style:style style:name="Table69.1" style:family="table-row">
      <style:table-row-properties style:min-row-height="0.422cm" fo:keep-together="auto"/>
    </style:style>
    <style:style style:name="Table69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9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9.3" style:family="table-row">
      <style:table-row-properties style:min-row-height="0.159cm" fo:keep-together="auto"/>
    </style:style>
    <style:style style:name="Table69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69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9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69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69.6" style:family="table-row">
      <style:table-row-properties style:min-row-height="0.704cm" fo:keep-together="auto"/>
    </style:style>
    <style:style style:name="Table71" style:family="table">
      <style:table-properties style:width="14.58cm" fo:margin-left="0.187cm" fo:margin-top="0cm" fo:margin-bottom="0cm" table:align="left" style:writing-mode="lr-tb"/>
    </style:style>
    <style:style style:name="Table71.A" style:family="table-column">
      <style:table-column-properties style:column-width="3.145cm"/>
    </style:style>
    <style:style style:name="Table71.B" style:family="table-column">
      <style:table-column-properties style:column-width="5.719cm"/>
    </style:style>
    <style:style style:name="Table71.C" style:family="table-column">
      <style:table-column-properties style:column-width="5.717cm"/>
    </style:style>
    <style:style style:name="Table71.1" style:family="table-row">
      <style:table-row-properties style:min-row-height="0.422cm" fo:keep-together="auto"/>
    </style:style>
    <style:style style:name="Table71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71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1.3" style:family="table-row">
      <style:table-row-properties style:min-row-height="0.159cm" fo:keep-together="auto"/>
    </style:style>
    <style:style style:name="Table71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71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1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71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72" style:family="table">
      <style:table-properties style:width="14.58cm" fo:margin-left="0.187cm" fo:margin-top="0cm" fo:margin-bottom="0cm" table:align="left" style:writing-mode="lr-tb"/>
    </style:style>
    <style:style style:name="Table72.A" style:family="table-column">
      <style:table-column-properties style:column-width="3.145cm"/>
    </style:style>
    <style:style style:name="Table72.B" style:family="table-column">
      <style:table-column-properties style:column-width="5.719cm"/>
    </style:style>
    <style:style style:name="Table72.C" style:family="table-column">
      <style:table-column-properties style:column-width="5.717cm"/>
    </style:style>
    <style:style style:name="Table72.1" style:family="table-row">
      <style:table-row-properties style:min-row-height="0.422cm" fo:keep-together="auto"/>
    </style:style>
    <style:style style:name="Table72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72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2.3" style:family="table-row">
      <style:table-row-properties style:min-row-height="0.159cm" fo:keep-together="auto"/>
    </style:style>
    <style:style style:name="Table72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72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2.4" style:family="table-row">
      <style:table-row-properties style:min-row-height="0.704cm" fo:keep-together="auto"/>
    </style:style>
    <style:style style:name="Table72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72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73" style:family="table">
      <style:table-properties style:width="14.58cm" fo:margin-left="0.187cm" fo:margin-top="0cm" fo:margin-bottom="0cm" table:align="left" style:writing-mode="lr-tb"/>
    </style:style>
    <style:style style:name="Table73.A" style:family="table-column">
      <style:table-column-properties style:column-width="3.145cm"/>
    </style:style>
    <style:style style:name="Table73.B" style:family="table-column">
      <style:table-column-properties style:column-width="5.719cm"/>
    </style:style>
    <style:style style:name="Table73.C" style:family="table-column">
      <style:table-column-properties style:column-width="5.717cm"/>
    </style:style>
    <style:style style:name="Table73.1" style:family="table-row">
      <style:table-row-properties style:min-row-height="0.422cm" fo:keep-together="auto"/>
    </style:style>
    <style:style style:name="Table73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73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3.3" style:family="table-row">
      <style:table-row-properties style:min-row-height="0.159cm" fo:keep-together="auto"/>
    </style:style>
    <style:style style:name="Table73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73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3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73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74" style:family="table">
      <style:table-properties style:width="14.58cm" fo:margin-left="0.187cm" fo:margin-top="0cm" fo:margin-bottom="0cm" table:align="left" style:writing-mode="lr-tb"/>
    </style:style>
    <style:style style:name="Table74.A" style:family="table-column">
      <style:table-column-properties style:column-width="3.145cm"/>
    </style:style>
    <style:style style:name="Table74.B" style:family="table-column">
      <style:table-column-properties style:column-width="5.719cm"/>
    </style:style>
    <style:style style:name="Table74.C" style:family="table-column">
      <style:table-column-properties style:column-width="5.717cm"/>
    </style:style>
    <style:style style:name="Table74.1" style:family="table-row">
      <style:table-row-properties style:min-row-height="0.422cm" fo:keep-together="auto"/>
    </style:style>
    <style:style style:name="Table74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74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4.3" style:family="table-row">
      <style:table-row-properties style:min-row-height="0.159cm" fo:keep-together="auto"/>
    </style:style>
    <style:style style:name="Table74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74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4.4" style:family="table-row">
      <style:table-row-properties style:min-row-height="0.704cm" fo:keep-together="auto"/>
    </style:style>
    <style:style style:name="Table74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74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76" style:family="table">
      <style:table-properties style:width="14.58cm" fo:margin-left="0.187cm" fo:margin-top="0cm" fo:margin-bottom="0cm" table:align="left" style:writing-mode="lr-tb"/>
    </style:style>
    <style:style style:name="Table76.A" style:family="table-column">
      <style:table-column-properties style:column-width="3.145cm"/>
    </style:style>
    <style:style style:name="Table76.B" style:family="table-column">
      <style:table-column-properties style:column-width="5.719cm"/>
    </style:style>
    <style:style style:name="Table76.C" style:family="table-column">
      <style:table-column-properties style:column-width="5.717cm"/>
    </style:style>
    <style:style style:name="Table76.1" style:family="table-row">
      <style:table-row-properties style:min-row-height="0.422cm" fo:keep-together="auto"/>
    </style:style>
    <style:style style:name="Table76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76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6.3" style:family="table-row">
      <style:table-row-properties style:min-row-height="0.159cm" fo:keep-together="auto"/>
    </style:style>
    <style:style style:name="Table76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76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7" style:family="table">
      <style:table-properties style:width="14.58cm" fo:margin-left="0.187cm" fo:margin-top="0cm" fo:margin-bottom="0cm" table:align="left" style:writing-mode="lr-tb"/>
    </style:style>
    <style:style style:name="Table77.A" style:family="table-column">
      <style:table-column-properties style:column-width="3.145cm"/>
    </style:style>
    <style:style style:name="Table77.B" style:family="table-column">
      <style:table-column-properties style:column-width="5.719cm"/>
    </style:style>
    <style:style style:name="Table77.C" style:family="table-column">
      <style:table-column-properties style:column-width="5.717cm"/>
    </style:style>
    <style:style style:name="Table77.1" style:family="table-row">
      <style:table-row-properties style:min-row-height="0.422cm" fo:keep-together="auto"/>
    </style:style>
    <style:style style:name="Table77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77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7.3" style:family="table-row">
      <style:table-row-properties style:min-row-height="0.159cm" fo:keep-together="auto"/>
    </style:style>
    <style:style style:name="Table77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77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7.4" style:family="table-row">
      <style:table-row-properties style:min-row-height="0.704cm" fo:keep-together="auto"/>
    </style:style>
    <style:style style:name="Table77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77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75" style:family="table">
      <style:table-properties style:width="14.58cm" fo:margin-left="0.187cm" fo:margin-top="0cm" fo:margin-bottom="0cm" table:align="left" style:writing-mode="lr-tb"/>
    </style:style>
    <style:style style:name="Table75.A" style:family="table-column">
      <style:table-column-properties style:column-width="3.145cm"/>
    </style:style>
    <style:style style:name="Table75.B" style:family="table-column">
      <style:table-column-properties style:column-width="5.719cm"/>
    </style:style>
    <style:style style:name="Table75.C" style:family="table-column">
      <style:table-column-properties style:column-width="5.717cm"/>
    </style:style>
    <style:style style:name="Table75.1" style:family="table-row">
      <style:table-row-properties style:min-row-height="0.422cm" fo:keep-together="auto"/>
    </style:style>
    <style:style style:name="Table75.A1" style:family="table-cell">
      <style:table-cell-properties style:vertical-align="" fo:background-color="#2f8fb2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75.B1" style:family="table-cell">
      <style:table-cell-properties style:vertical-align="" fo:background-color="#2f8fb2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5.3" style:family="table-row">
      <style:table-row-properties style:min-row-height="0.159cm" fo:keep-together="auto"/>
    </style:style>
    <style:style style:name="Table75.A3" style:family="table-cell">
      <style:table-cell-properties style:vertical-align="" fo:background-color="#ffffff" fo:padding-left="0.049cm" fo:padding-right="0.049cm" fo:padding-top="0cm" fo:padding-bottom="0cm" fo:border="0.75pt solid #000000" style:writing-mode="lr-tb">
        <style:background-image/>
      </style:table-cell-properties>
    </style:style>
    <style:style style:name="Table75.B3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5.A4" style:family="table-cell">
      <style:table-cell-properties style:vertical-align="" fo:background-color="#ffffff" fo:padding-left="0.049cm" fo:padding-right="0.049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75.B4" style:family="table-cell">
      <style:table-cell-properties style:vertical-align="" fo:background-color="#ffffff" fo:padding-left="0.049cm" fo:padding-right="0.049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75.6" style:family="table-row">
      <style:table-row-properties style:min-row-height="0.704cm" fo:keep-together="auto"/>
    </style:style>
    <style:style style:name="Table29" style:family="table">
      <style:table-properties style:width="17cm" table:align="margins" fo:background-color="transparent">
        <style:background-image/>
      </style:table-properties>
    </style:style>
    <style:style style:name="Table29.A" style:family="table-column">
      <style:table-column-properties style:column-width="8.5cm" style:rel-column-width="32767*"/>
    </style:style>
    <style:style style:name="Table29.B" style:family="table-column">
      <style:table-column-properties style:column-width="8.5cm" style:rel-column-width="32768*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2f8f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9.B1" style:family="table-cell">
      <style:table-cell-properties fo:padding="0.097cm" fo:border="0.5pt solid #000000"/>
    </style:style>
    <style:style style:name="Table29.A2" style:family="table-cell">
      <style:table-cell-properties fo:background-color="#2f8fb2" fo:padding="0.097cm" fo:border-left="0.5pt solid #000000" fo:border-right="none" fo:border-top="none" fo:border-bottom="0.5pt solid #000000">
        <style:background-image/>
      </style:table-cell-properties>
    </style:style>
    <style:style style:name="Table29.B2" style:family="table-cell">
      <style:table-cell-properties fo:padding="0.097cm" fo:border-left="0.5pt solid #000000" fo:border-right="0.5pt solid #000000" fo:border-top="none" fo:border-bottom="0.5pt solid #000000"/>
    </style:style>
    <style:style style:name="Table29.B3" style:family="table-cell">
      <style:table-cell-properties fo:padding="0.097cm" fo:border-left="0.5pt solid #000000" fo:border-right="0.5pt solid #000000" fo:border-top="none" fo:border-bottom="0.5pt solid #000000"/>
    </style:style>
    <style:style style:name="Table29.A4" style:family="table-cell">
      <style:table-cell-properties fo:background-color="#2f8f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9.B5" style:family="table-cell">
      <style:table-cell-properties fo:padding="0.097cm" fo:border-left="0.5pt solid #000000" fo:border-right="0.5pt solid #000000" fo:border-top="none" fo:border-bottom="0.5pt solid #000000"/>
    </style:style>
    <style:style style:name="Table29.B6" style:family="table-cell">
      <style:table-cell-properties fo:padding="0.097cm" fo:border-left="0.5pt solid #000000" fo:border-right="0.5pt solid #000000" fo:border-top="none" fo:border-bottom="0.5pt solid #000000"/>
    </style:style>
    <style:style style:name="Table29.B7" style:family="table-cell">
      <style:table-cell-properties fo:padding="0.097cm" fo:border-left="0.5pt solid #000000" fo:border-right="0.5pt solid #000000" fo:border-top="none" fo:border-bottom="0.5pt solid #000000"/>
    </style:style>
    <style:style style:name="Table29.B8" style:family="table-cell">
      <style:table-cell-properties fo:padding="0.097cm" fo:border-left="0.5pt solid #000000" fo:border-right="0.5pt solid #000000" fo:border-top="none" fo:border-bottom="0.5pt solid #000000"/>
    </style:style>
    <style:style style:name="Table29.B9" style:family="table-cell">
      <style:table-cell-properties fo:padding="0.097cm" fo:border-left="0.5pt solid #000000" fo:border-right="0.5pt solid #000000" fo:border-top="none" fo:border-bottom="0.5pt solid #000000"/>
    </style:style>
    <style:style style:name="Table29.B10" style:family="table-cell">
      <style:table-cell-properties fo:padding="0.097cm" fo:border-left="0.5pt solid #000000" fo:border-right="0.5pt solid #000000" fo:border-top="none" fo:border-bottom="0.5pt solid #000000"/>
    </style:style>
    <style:style style:name="Table29.A1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0" style:family="table">
      <style:table-properties style:width="17cm" table:align="margins" fo:background-color="transparent">
        <style:background-image/>
      </style:table-properties>
    </style:style>
    <style:style style:name="Table30.A" style:family="table-column">
      <style:table-column-properties style:column-width="8.5cm" style:rel-column-width="32767*"/>
    </style:style>
    <style:style style:name="Table30.B" style:family="table-column">
      <style:table-column-properties style:column-width="8.5cm" style:rel-column-width="32768*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2f8f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0.B1" style:family="table-cell">
      <style:table-cell-properties fo:padding="0.097cm" fo:border="0.5pt solid #000000"/>
    </style:style>
    <style:style style:name="Table30.A2" style:family="table-cell">
      <style:table-cell-properties fo:background-color="#2f8fb2" fo:padding="0.097cm" fo:border-left="0.5pt solid #000000" fo:border-right="none" fo:border-top="none" fo:border-bottom="0.5pt solid #000000">
        <style:background-image/>
      </style:table-cell-properties>
    </style:style>
    <style:style style:name="Table30.B2" style:family="table-cell">
      <style:table-cell-properties fo:padding="0.097cm" fo:border-left="0.5pt solid #000000" fo:border-right="0.5pt solid #000000" fo:border-top="none" fo:border-bottom="0.5pt solid #000000"/>
    </style:style>
    <style:style style:name="Table30.B3" style:family="table-cell">
      <style:table-cell-properties fo:padding="0.097cm" fo:border-left="0.5pt solid #000000" fo:border-right="0.5pt solid #000000" fo:border-top="none" fo:border-bottom="0.5pt solid #000000"/>
    </style:style>
    <style:style style:name="Table30.A4" style:family="table-cell">
      <style:table-cell-properties fo:background-color="#2f8f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0.B5" style:family="table-cell">
      <style:table-cell-properties fo:padding="0.097cm" fo:border-left="0.5pt solid #000000" fo:border-right="0.5pt solid #000000" fo:border-top="none" fo:border-bottom="0.5pt solid #000000"/>
    </style:style>
    <style:style style:name="Table30.B6" style:family="table-cell">
      <style:table-cell-properties fo:padding="0.097cm" fo:border-left="0.5pt solid #000000" fo:border-right="0.5pt solid #000000" fo:border-top="none" fo:border-bottom="0.5pt solid #000000"/>
    </style:style>
    <style:style style:name="Table30.B7" style:family="table-cell">
      <style:table-cell-properties fo:padding="0.097cm" fo:border-left="0.5pt solid #000000" fo:border-right="0.5pt solid #000000" fo:border-top="none" fo:border-bottom="0.5pt solid #000000"/>
    </style:style>
    <style:style style:name="Table30.B8" style:family="table-cell">
      <style:table-cell-properties fo:padding="0.097cm" fo:border-left="0.5pt solid #000000" fo:border-right="0.5pt solid #000000" fo:border-top="none" fo:border-bottom="0.5pt solid #000000"/>
    </style:style>
    <style:style style:name="Table30.B9" style:family="table-cell">
      <style:table-cell-properties fo:padding="0.097cm" fo:border-left="0.5pt solid #000000" fo:border-right="0.5pt solid #000000" fo:border-top="none" fo:border-bottom="0.5pt solid #000000"/>
    </style:style>
    <style:style style:name="Table30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0.A1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1" style:family="table">
      <style:table-properties style:width="17cm" table:align="margins" fo:background-color="transparent">
        <style:background-image/>
      </style:table-properties>
    </style:style>
    <style:style style:name="Table31.A" style:family="table-column">
      <style:table-column-properties style:column-width="8.498cm" style:rel-column-width="32760*"/>
    </style:style>
    <style:style style:name="Table31.B" style:family="table-column">
      <style:table-column-properties style:column-width="8.502cm" style:rel-column-width="32775*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2f8f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1.B1" style:family="table-cell">
      <style:table-cell-properties fo:padding="0.097cm" fo:border="0.5pt solid #000000"/>
    </style:style>
    <style:style style:name="Table31.A2" style:family="table-cell">
      <style:table-cell-properties fo:background-color="#2f8fb2" fo:padding="0.097cm" fo:border-left="0.5pt solid #000000" fo:border-right="none" fo:border-top="none" fo:border-bottom="0.5pt solid #000000">
        <style:background-image/>
      </style:table-cell-properties>
    </style:style>
    <style:style style:name="Table31.B2" style:family="table-cell">
      <style:table-cell-properties fo:padding="0.097cm" fo:border-left="0.5pt solid #000000" fo:border-right="0.5pt solid #000000" fo:border-top="none" fo:border-bottom="0.5pt solid #000000"/>
    </style:style>
    <style:style style:name="Table31.B3" style:family="table-cell">
      <style:table-cell-properties fo:padding="0.097cm" fo:border-left="0.5pt solid #000000" fo:border-right="0.5pt solid #000000" fo:border-top="none" fo:border-bottom="0.5pt solid #000000"/>
    </style:style>
    <style:style style:name="Table31.A4" style:family="table-cell">
      <style:table-cell-properties fo:background-color="#2f8f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1.B5" style:family="table-cell">
      <style:table-cell-properties fo:padding="0.097cm" fo:border-left="0.5pt solid #000000" fo:border-right="0.5pt solid #000000" fo:border-top="none" fo:border-bottom="0.5pt solid #000000"/>
    </style:style>
    <style:style style:name="Table31.B6" style:family="table-cell">
      <style:table-cell-properties fo:padding="0.097cm" fo:border-left="0.5pt solid #000000" fo:border-right="0.5pt solid #000000" fo:border-top="none" fo:border-bottom="0.5pt solid #000000"/>
    </style:style>
    <style:style style:name="Table31.B7" style:family="table-cell">
      <style:table-cell-properties fo:padding="0.097cm" fo:border-left="0.5pt solid #000000" fo:border-right="0.5pt solid #000000" fo:border-top="none" fo:border-bottom="0.5pt solid #000000"/>
    </style:style>
    <style:style style:name="Table31.B8" style:family="table-cell">
      <style:table-cell-properties fo:padding="0.097cm" fo:border-left="0.5pt solid #000000" fo:border-right="0.5pt solid #000000" fo:border-top="none" fo:border-bottom="0.5pt solid #000000"/>
    </style:style>
    <style:style style:name="Table31.B9" style:family="table-cell">
      <style:table-cell-properties fo:padding="0.097cm" fo:border-left="0.5pt solid #000000" fo:border-right="0.5pt solid #000000" fo:border-top="none" fo:border-bottom="0.5pt solid #000000"/>
    </style:style>
    <style:style style:name="Table31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1.A1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2" style:family="table">
      <style:table-properties style:width="17cm" table:align="margins" fo:background-color="transparent">
        <style:background-image/>
      </style:table-properties>
    </style:style>
    <style:style style:name="Table32.A" style:family="table-column">
      <style:table-column-properties style:column-width="8.5cm" style:rel-column-width="32767*"/>
    </style:style>
    <style:style style:name="Table32.B" style:family="table-column">
      <style:table-column-properties style:column-width="8.5cm" style:rel-column-width="32768*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2f8f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2.B1" style:family="table-cell">
      <style:table-cell-properties fo:padding="0.097cm" fo:border="0.5pt solid #000000"/>
    </style:style>
    <style:style style:name="Table32.A2" style:family="table-cell">
      <style:table-cell-properties fo:background-color="#2f8fb2" fo:padding="0.097cm" fo:border-left="0.5pt solid #000000" fo:border-right="none" fo:border-top="none" fo:border-bottom="0.5pt solid #000000">
        <style:background-image/>
      </style:table-cell-properties>
    </style:style>
    <style:style style:name="Table3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2.B3" style:family="table-cell">
      <style:table-cell-properties fo:padding="0.097cm" fo:border-left="0.5pt solid #000000" fo:border-right="0.5pt solid #000000" fo:border-top="none" fo:border-bottom="0.5pt solid #000000"/>
    </style:style>
    <style:style style:name="Table32.A4" style:family="table-cell">
      <style:table-cell-properties fo:background-color="#2f8f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2.B5" style:family="table-cell">
      <style:table-cell-properties fo:padding="0.097cm" fo:border-left="0.5pt solid #000000" fo:border-right="0.5pt solid #000000" fo:border-top="none" fo:border-bottom="0.5pt solid #000000"/>
    </style:style>
    <style:style style:name="Table32.B6" style:family="table-cell">
      <style:table-cell-properties fo:padding="0.097cm" fo:border-left="0.5pt solid #000000" fo:border-right="0.5pt solid #000000" fo:border-top="none" fo:border-bottom="0.5pt solid #000000"/>
    </style:style>
    <style:style style:name="Table32.B7" style:family="table-cell">
      <style:table-cell-properties fo:padding="0.097cm" fo:border-left="0.5pt solid #000000" fo:border-right="0.5pt solid #000000" fo:border-top="none" fo:border-bottom="0.5pt solid #000000"/>
    </style:style>
    <style:style style:name="Table32.B8" style:family="table-cell">
      <style:table-cell-properties fo:padding="0.097cm" fo:border-left="0.5pt solid #000000" fo:border-right="0.5pt solid #000000" fo:border-top="none" fo:border-bottom="0.5pt solid #000000"/>
    </style:style>
    <style:style style:name="Table32.B9" style:family="table-cell">
      <style:table-cell-properties fo:padding="0.097cm" fo:border-left="0.5pt solid #000000" fo:border-right="0.5pt solid #000000" fo:border-top="none" fo:border-bottom="0.5pt solid #000000"/>
    </style:style>
    <style:style style:name="Table32.10" style:family="table-row">
      <style:table-row-properties style:min-row-height="4.784cm" fo:background-color="transparent">
        <style:background-image/>
      </style:table-row-properties>
    </style:style>
    <style:style style:name="Table32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2.A1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2" style:family="table">
      <style:table-properties style:width="17cm" table:align="margins" fo:background-color="transparent">
        <style:background-image/>
      </style:table-properties>
    </style:style>
    <style:style style:name="Table52.A" style:family="table-column">
      <style:table-column-properties style:column-width="8.5cm" style:rel-column-width="32767*"/>
    </style:style>
    <style:style style:name="Table52.B" style:family="table-column">
      <style:table-column-properties style:column-width="8.5cm" style:rel-column-width="32768*"/>
    </style:style>
    <style:style style:name="Table52.1" style:family="table-row">
      <style:table-row-properties fo:background-color="transparent">
        <style:background-image/>
      </style:table-row-properties>
    </style:style>
    <style:style style:name="Table52.A1" style:family="table-cell">
      <style:table-cell-properties fo:background-color="#2f8f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2.B1" style:family="table-cell">
      <style:table-cell-properties fo:padding="0.097cm" fo:border="0.5pt solid #000000"/>
    </style:style>
    <style:style style:name="Table52.A2" style:family="table-cell">
      <style:table-cell-properties fo:background-color="#2f8fb2" fo:padding="0.097cm" fo:border-left="0.5pt solid #000000" fo:border-right="none" fo:border-top="none" fo:border-bottom="0.5pt solid #000000">
        <style:background-image/>
      </style:table-cell-properties>
    </style:style>
    <style:style style:name="Table52.B2" style:family="table-cell">
      <style:table-cell-properties fo:padding="0.097cm" fo:border-left="0.5pt solid #000000" fo:border-right="0.5pt solid #000000" fo:border-top="none" fo:border-bottom="0.5pt solid #000000"/>
    </style:style>
    <style:style style:name="Table52.B3" style:family="table-cell">
      <style:table-cell-properties fo:padding="0.097cm" fo:border-left="0.5pt solid #000000" fo:border-right="0.5pt solid #000000" fo:border-top="none" fo:border-bottom="0.5pt solid #000000"/>
    </style:style>
    <style:style style:name="Table52.A4" style:family="table-cell">
      <style:table-cell-properties fo:background-color="#2f8f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2.B5" style:family="table-cell">
      <style:table-cell-properties fo:padding="0.097cm" fo:border-left="0.5pt solid #000000" fo:border-right="0.5pt solid #000000" fo:border-top="none" fo:border-bottom="0.5pt solid #000000"/>
    </style:style>
    <style:style style:name="Table52.B6" style:family="table-cell">
      <style:table-cell-properties fo:padding="0.097cm" fo:border-left="0.5pt solid #000000" fo:border-right="0.5pt solid #000000" fo:border-top="none" fo:border-bottom="0.5pt solid #000000"/>
    </style:style>
    <style:style style:name="Table52.B7" style:family="table-cell">
      <style:table-cell-properties fo:padding="0.097cm" fo:border-left="0.5pt solid #000000" fo:border-right="0.5pt solid #000000" fo:border-top="none" fo:border-bottom="0.5pt solid #000000"/>
    </style:style>
    <style:style style:name="Table52.B8" style:family="table-cell">
      <style:table-cell-properties fo:padding="0.097cm" fo:border-left="0.5pt solid #000000" fo:border-right="0.5pt solid #000000" fo:border-top="none" fo:border-bottom="0.5pt solid #000000"/>
    </style:style>
    <style:style style:name="Table52.B9" style:family="table-cell">
      <style:table-cell-properties fo:padding="0.097cm" fo:border-left="0.5pt solid #000000" fo:border-right="0.5pt solid #000000" fo:border-top="none" fo:border-bottom="0.5pt solid #000000"/>
    </style:style>
    <style:style style:name="Table52.B10" style:family="table-cell">
      <style:table-cell-properties fo:padding="0.097cm" fo:border-left="0.5pt solid #000000" fo:border-right="0.5pt solid #000000" fo:border-top="none" fo:border-bottom="0.5pt solid #000000"/>
    </style:style>
    <style:style style:name="Table52.A1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3" style:family="table">
      <style:table-properties style:width="17cm" table:align="margins" fo:background-color="transparent">
        <style:background-image/>
      </style:table-properties>
    </style:style>
    <style:style style:name="Table33.A" style:family="table-column">
      <style:table-column-properties style:column-width="8.5cm" style:rel-column-width="32767*"/>
    </style:style>
    <style:style style:name="Table33.B" style:family="table-column">
      <style:table-column-properties style:column-width="8.5cm" style:rel-column-width="32768*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2f8f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3.B1" style:family="table-cell">
      <style:table-cell-properties fo:padding="0.097cm" fo:border="0.5pt solid #000000"/>
    </style:style>
    <style:style style:name="Table33.A2" style:family="table-cell">
      <style:table-cell-properties fo:background-color="#2f8fb2" fo:padding="0.097cm" fo:border-left="0.5pt solid #000000" fo:border-right="none" fo:border-top="none" fo:border-bottom="0.5pt solid #000000">
        <style:background-image/>
      </style:table-cell-properties>
    </style:style>
    <style:style style:name="Table33.B2" style:family="table-cell">
      <style:table-cell-properties fo:padding="0.097cm" fo:border-left="0.5pt solid #000000" fo:border-right="0.5pt solid #000000" fo:border-top="none" fo:border-bottom="0.5pt solid #000000"/>
    </style:style>
    <style:style style:name="Table33.B3" style:family="table-cell">
      <style:table-cell-properties fo:padding="0.097cm" fo:border-left="0.5pt solid #000000" fo:border-right="0.5pt solid #000000" fo:border-top="none" fo:border-bottom="0.5pt solid #000000"/>
    </style:style>
    <style:style style:name="Table33.A4" style:family="table-cell">
      <style:table-cell-properties fo:background-color="#2f8f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3.B5" style:family="table-cell">
      <style:table-cell-properties fo:padding="0.097cm" fo:border-left="0.5pt solid #000000" fo:border-right="0.5pt solid #000000" fo:border-top="none" fo:border-bottom="0.5pt solid #000000"/>
    </style:style>
    <style:style style:name="Table33.B6" style:family="table-cell">
      <style:table-cell-properties fo:padding="0.097cm" fo:border-left="0.5pt solid #000000" fo:border-right="0.5pt solid #000000" fo:border-top="none" fo:border-bottom="0.5pt solid #000000"/>
    </style:style>
    <style:style style:name="Table33.B7" style:family="table-cell">
      <style:table-cell-properties fo:padding="0.097cm" fo:border-left="0.5pt solid #000000" fo:border-right="0.5pt solid #000000" fo:border-top="none" fo:border-bottom="0.5pt solid #000000"/>
    </style:style>
    <style:style style:name="Table33.B8" style:family="table-cell">
      <style:table-cell-properties fo:padding="0.097cm" fo:border-left="0.5pt solid #000000" fo:border-right="0.5pt solid #000000" fo:border-top="none" fo:border-bottom="0.5pt solid #000000"/>
    </style:style>
    <style:style style:name="Table33.B9" style:family="table-cell">
      <style:table-cell-properties fo:padding="0.097cm" fo:border-left="0.5pt solid #000000" fo:border-right="0.5pt solid #000000" fo:border-top="none" fo:border-bottom="0.5pt solid #000000"/>
    </style:style>
    <style:style style:name="Table33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3.A1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4" style:family="table">
      <style:table-properties style:width="17cm" table:align="margins" fo:background-color="transparent">
        <style:background-image/>
      </style:table-properties>
    </style:style>
    <style:style style:name="Table34.A" style:family="table-column">
      <style:table-column-properties style:column-width="8.5cm" style:rel-column-width="32767*"/>
    </style:style>
    <style:style style:name="Table34.B" style:family="table-column">
      <style:table-column-properties style:column-width="8.5cm" style:rel-column-width="32768*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2f8f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4.B1" style:family="table-cell">
      <style:table-cell-properties fo:padding="0.097cm" fo:border="0.5pt solid #000000"/>
    </style:style>
    <style:style style:name="Table34.A2" style:family="table-cell">
      <style:table-cell-properties fo:background-color="#2f8fb2" fo:padding="0.097cm" fo:border-left="0.5pt solid #000000" fo:border-right="none" fo:border-top="none" fo:border-bottom="0.5pt solid #000000">
        <style:background-image/>
      </style:table-cell-properties>
    </style:style>
    <style:style style:name="Table34.B2" style:family="table-cell">
      <style:table-cell-properties fo:padding="0.097cm" fo:border-left="0.5pt solid #000000" fo:border-right="0.5pt solid #000000" fo:border-top="none" fo:border-bottom="0.5pt solid #000000"/>
    </style:style>
    <style:style style:name="Table34.B3" style:family="table-cell">
      <style:table-cell-properties fo:padding="0.097cm" fo:border-left="0.5pt solid #000000" fo:border-right="0.5pt solid #000000" fo:border-top="none" fo:border-bottom="0.5pt solid #000000"/>
    </style:style>
    <style:style style:name="Table34.A4" style:family="table-cell">
      <style:table-cell-properties fo:background-color="#2f8f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4.B5" style:family="table-cell">
      <style:table-cell-properties fo:padding="0.097cm" fo:border-left="0.5pt solid #000000" fo:border-right="0.5pt solid #000000" fo:border-top="none" fo:border-bottom="0.5pt solid #000000"/>
    </style:style>
    <style:style style:name="Table34.B6" style:family="table-cell">
      <style:table-cell-properties fo:padding="0.097cm" fo:border-left="0.5pt solid #000000" fo:border-right="0.5pt solid #000000" fo:border-top="none" fo:border-bottom="0.5pt solid #000000"/>
    </style:style>
    <style:style style:name="Table34.B7" style:family="table-cell">
      <style:table-cell-properties fo:padding="0.097cm" fo:border-left="0.5pt solid #000000" fo:border-right="0.5pt solid #000000" fo:border-top="none" fo:border-bottom="0.5pt solid #000000"/>
    </style:style>
    <style:style style:name="Table34.B8" style:family="table-cell">
      <style:table-cell-properties fo:padding="0.097cm" fo:border-left="0.5pt solid #000000" fo:border-right="0.5pt solid #000000" fo:border-top="none" fo:border-bottom="0.5pt solid #000000"/>
    </style:style>
    <style:style style:name="Table34.B9" style:family="table-cell">
      <style:table-cell-properties fo:padding="0.097cm" fo:border-left="0.5pt solid #000000" fo:border-right="0.5pt solid #000000" fo:border-top="none" fo:border-bottom="0.5pt solid #000000"/>
    </style:style>
    <style:style style:name="Table34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4.A1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5" style:family="table">
      <style:table-properties style:width="17cm" table:align="margins" fo:background-color="transparent">
        <style:background-image/>
      </style:table-properties>
    </style:style>
    <style:style style:name="Table35.A" style:family="table-column">
      <style:table-column-properties style:column-width="8.5cm" style:rel-column-width="32767*"/>
    </style:style>
    <style:style style:name="Table35.B" style:family="table-column">
      <style:table-column-properties style:column-width="8.5cm" style:rel-column-width="32768*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2f8f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5.B1" style:family="table-cell">
      <style:table-cell-properties fo:padding="0.097cm" fo:border="0.5pt solid #000000"/>
    </style:style>
    <style:style style:name="Table35.A2" style:family="table-cell">
      <style:table-cell-properties fo:background-color="#2f8fb2" fo:padding="0.097cm" fo:border-left="0.5pt solid #000000" fo:border-right="none" fo:border-top="none" fo:border-bottom="0.5pt solid #000000">
        <style:background-image/>
      </style:table-cell-properties>
    </style:style>
    <style:style style:name="Table35.B2" style:family="table-cell">
      <style:table-cell-properties fo:padding="0.097cm" fo:border-left="0.5pt solid #000000" fo:border-right="0.5pt solid #000000" fo:border-top="none" fo:border-bottom="0.5pt solid #000000"/>
    </style:style>
    <style:style style:name="Table35.B3" style:family="table-cell">
      <style:table-cell-properties fo:padding="0.097cm" fo:border-left="0.5pt solid #000000" fo:border-right="0.5pt solid #000000" fo:border-top="none" fo:border-bottom="0.5pt solid #000000"/>
    </style:style>
    <style:style style:name="Table35.A4" style:family="table-cell">
      <style:table-cell-properties fo:background-color="#2f8f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5.B5" style:family="table-cell">
      <style:table-cell-properties fo:padding="0.097cm" fo:border-left="0.5pt solid #000000" fo:border-right="0.5pt solid #000000" fo:border-top="none" fo:border-bottom="0.5pt solid #000000"/>
    </style:style>
    <style:style style:name="Table35.B6" style:family="table-cell">
      <style:table-cell-properties fo:padding="0.097cm" fo:border-left="0.5pt solid #000000" fo:border-right="0.5pt solid #000000" fo:border-top="none" fo:border-bottom="0.5pt solid #000000"/>
    </style:style>
    <style:style style:name="Table35.B7" style:family="table-cell">
      <style:table-cell-properties fo:padding="0.097cm" fo:border-left="0.5pt solid #000000" fo:border-right="0.5pt solid #000000" fo:border-top="none" fo:border-bottom="0.5pt solid #000000"/>
    </style:style>
    <style:style style:name="Table35.B8" style:family="table-cell">
      <style:table-cell-properties fo:padding="0.097cm" fo:border-left="0.5pt solid #000000" fo:border-right="0.5pt solid #000000" fo:border-top="none" fo:border-bottom="0.5pt solid #000000"/>
    </style:style>
    <style:style style:name="Table35.B9" style:family="table-cell">
      <style:table-cell-properties fo:padding="0.097cm" fo:border-left="0.5pt solid #000000" fo:border-right="0.5pt solid #000000" fo:border-top="none" fo:border-bottom="0.5pt solid #000000"/>
    </style:style>
    <style:style style:name="Table35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5.A1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6" style:family="table">
      <style:table-properties style:width="17cm" table:align="margins" fo:background-color="transparent">
        <style:background-image/>
      </style:table-properties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2f8f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6.B1" style:family="table-cell">
      <style:table-cell-properties fo:padding="0.097cm" fo:border="0.5pt solid #000000"/>
    </style:style>
    <style:style style:name="Table36.A2" style:family="table-cell">
      <style:table-cell-properties fo:background-color="#2f8fb2" fo:padding="0.097cm" fo:border-left="0.5pt solid #000000" fo:border-right="none" fo:border-top="none" fo:border-bottom="0.5pt solid #000000">
        <style:background-image/>
      </style:table-cell-properties>
    </style:style>
    <style:style style:name="Table36.B2" style:family="table-cell">
      <style:table-cell-properties fo:padding="0.097cm" fo:border-left="0.5pt solid #000000" fo:border-right="0.5pt solid #000000" fo:border-top="none" fo:border-bottom="0.5pt solid #000000"/>
    </style:style>
    <style:style style:name="Table36.B3" style:family="table-cell">
      <style:table-cell-properties fo:padding="0.097cm" fo:border-left="0.5pt solid #000000" fo:border-right="0.5pt solid #000000" fo:border-top="none" fo:border-bottom="0.5pt solid #000000"/>
    </style:style>
    <style:style style:name="Table36.A4" style:family="table-cell">
      <style:table-cell-properties fo:background-color="#2f8f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6.B5" style:family="table-cell">
      <style:table-cell-properties fo:padding="0.097cm" fo:border-left="0.5pt solid #000000" fo:border-right="0.5pt solid #000000" fo:border-top="none" fo:border-bottom="0.5pt solid #000000"/>
    </style:style>
    <style:style style:name="Table36.B6" style:family="table-cell">
      <style:table-cell-properties fo:padding="0.097cm" fo:border-left="0.5pt solid #000000" fo:border-right="0.5pt solid #000000" fo:border-top="none" fo:border-bottom="0.5pt solid #000000"/>
    </style:style>
    <style:style style:name="Table36.B7" style:family="table-cell">
      <style:table-cell-properties fo:padding="0.097cm" fo:border-left="0.5pt solid #000000" fo:border-right="0.5pt solid #000000" fo:border-top="none" fo:border-bottom="0.5pt solid #000000"/>
    </style:style>
    <style:style style:name="Table36.B8" style:family="table-cell">
      <style:table-cell-properties fo:padding="0.097cm" fo:border-left="0.5pt solid #000000" fo:border-right="0.5pt solid #000000" fo:border-top="none" fo:border-bottom="0.5pt solid #000000"/>
    </style:style>
    <style:style style:name="Table36.B9" style:family="table-cell">
      <style:table-cell-properties fo:padding="0.097cm" fo:border-left="0.5pt solid #000000" fo:border-right="0.5pt solid #000000" fo:border-top="none" fo:border-bottom="0.5pt solid #000000"/>
    </style:style>
    <style:style style:name="Table3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6.A1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7" style:family="table">
      <style:table-properties style:width="17cm" table:align="margins" fo:background-color="transparent">
        <style:background-image/>
      </style:table-properties>
    </style:style>
    <style:style style:name="Table37.A" style:family="table-column">
      <style:table-column-properties style:column-width="8.5cm" style:rel-column-width="32767*"/>
    </style:style>
    <style:style style:name="Table37.B" style:family="table-column">
      <style:table-column-properties style:column-width="8.5cm" style:rel-column-width="32768*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2f8f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7.B1" style:family="table-cell">
      <style:table-cell-properties fo:padding="0.097cm" fo:border="0.5pt solid #000000"/>
    </style:style>
    <style:style style:name="Table37.A2" style:family="table-cell">
      <style:table-cell-properties fo:background-color="#2f8fb2" fo:padding="0.097cm" fo:border-left="0.5pt solid #000000" fo:border-right="none" fo:border-top="none" fo:border-bottom="0.5pt solid #000000">
        <style:background-image/>
      </style:table-cell-properties>
    </style:style>
    <style:style style:name="Table37.B2" style:family="table-cell">
      <style:table-cell-properties fo:padding="0.097cm" fo:border-left="0.5pt solid #000000" fo:border-right="0.5pt solid #000000" fo:border-top="none" fo:border-bottom="0.5pt solid #000000"/>
    </style:style>
    <style:style style:name="Table37.B3" style:family="table-cell">
      <style:table-cell-properties fo:padding="0.097cm" fo:border-left="0.5pt solid #000000" fo:border-right="0.5pt solid #000000" fo:border-top="none" fo:border-bottom="0.5pt solid #000000"/>
    </style:style>
    <style:style style:name="Table37.A4" style:family="table-cell">
      <style:table-cell-properties fo:background-color="#2f8f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7.B5" style:family="table-cell">
      <style:table-cell-properties fo:padding="0.097cm" fo:border-left="0.5pt solid #000000" fo:border-right="0.5pt solid #000000" fo:border-top="none" fo:border-bottom="0.5pt solid #000000"/>
    </style:style>
    <style:style style:name="Table37.B6" style:family="table-cell">
      <style:table-cell-properties fo:padding="0.097cm" fo:border-left="0.5pt solid #000000" fo:border-right="0.5pt solid #000000" fo:border-top="none" fo:border-bottom="0.5pt solid #000000"/>
    </style:style>
    <style:style style:name="Table37.B7" style:family="table-cell">
      <style:table-cell-properties fo:padding="0.097cm" fo:border-left="0.5pt solid #000000" fo:border-right="0.5pt solid #000000" fo:border-top="none" fo:border-bottom="0.5pt solid #000000"/>
    </style:style>
    <style:style style:name="Table37.B8" style:family="table-cell">
      <style:table-cell-properties fo:padding="0.097cm" fo:border-left="0.5pt solid #000000" fo:border-right="0.5pt solid #000000" fo:border-top="none" fo:border-bottom="0.5pt solid #000000"/>
    </style:style>
    <style:style style:name="Table37.B9" style:family="table-cell">
      <style:table-cell-properties fo:padding="0.097cm" fo:border-left="0.5pt solid #000000" fo:border-right="0.5pt solid #000000" fo:border-top="none" fo:border-bottom="0.5pt solid #000000"/>
    </style:style>
    <style:style style:name="Table37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7.A1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8" style:family="table">
      <style:table-properties style:width="17cm" table:align="margins" fo:background-color="transparent">
        <style:background-image/>
      </style:table-properties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2f8f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8.B1" style:family="table-cell">
      <style:table-cell-properties fo:padding="0.097cm" fo:border="0.5pt solid #000000"/>
    </style:style>
    <style:style style:name="Table38.A2" style:family="table-cell">
      <style:table-cell-properties fo:background-color="#2f8fb2" fo:padding="0.097cm" fo:border-left="0.5pt solid #000000" fo:border-right="none" fo:border-top="none" fo:border-bottom="0.5pt solid #000000">
        <style:background-image/>
      </style:table-cell-properties>
    </style:style>
    <style:style style:name="Table38.B2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" style:family="table-cell">
      <style:table-cell-properties fo:padding="0.097cm" fo:border-left="0.5pt solid #000000" fo:border-right="0.5pt solid #000000" fo:border-top="none" fo:border-bottom="0.5pt solid #000000"/>
    </style:style>
    <style:style style:name="Table38.A4" style:family="table-cell">
      <style:table-cell-properties fo:background-color="#2f8f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8.B5" style:family="table-cell">
      <style:table-cell-properties fo:padding="0.097cm" fo:border-left="0.5pt solid #000000" fo:border-right="0.5pt solid #000000" fo:border-top="none" fo:border-bottom="0.5pt solid #000000"/>
    </style:style>
    <style:style style:name="Table38.B6" style:family="table-cell">
      <style:table-cell-properties fo:padding="0.097cm" fo:border-left="0.5pt solid #000000" fo:border-right="0.5pt solid #000000" fo:border-top="none" fo:border-bottom="0.5pt solid #000000"/>
    </style:style>
    <style:style style:name="Table38.B7" style:family="table-cell">
      <style:table-cell-properties fo:padding="0.097cm" fo:border-left="0.5pt solid #000000" fo:border-right="0.5pt solid #000000" fo:border-top="none" fo:border-bottom="0.5pt solid #000000"/>
    </style:style>
    <style:style style:name="Table38.B8" style:family="table-cell">
      <style:table-cell-properties fo:padding="0.097cm" fo:border-left="0.5pt solid #000000" fo:border-right="0.5pt solid #000000" fo:border-top="none" fo:border-bottom="0.5pt solid #000000"/>
    </style:style>
    <style:style style:name="Table38.B9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8.A1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8" style:family="table">
      <style:table-properties style:width="17cm" table:align="margins" fo:background-color="transparent">
        <style:background-image/>
      </style:table-properties>
    </style:style>
    <style:style style:name="Table78.A" style:family="table-column">
      <style:table-column-properties style:column-width="8.5cm" style:rel-column-width="32767*"/>
    </style:style>
    <style:style style:name="Table78.B" style:family="table-column">
      <style:table-column-properties style:column-width="8.5cm" style:rel-column-width="32768*"/>
    </style:style>
    <style:style style:name="Table78.1" style:family="table-row">
      <style:table-row-properties fo:background-color="transparent">
        <style:background-image/>
      </style:table-row-properties>
    </style:style>
    <style:style style:name="Table78.A1" style:family="table-cell">
      <style:table-cell-properties fo:background-color="#2f8f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8.B1" style:family="table-cell">
      <style:table-cell-properties fo:padding="0.097cm" fo:border="0.5pt solid #000000"/>
    </style:style>
    <style:style style:name="Table78.A2" style:family="table-cell">
      <style:table-cell-properties fo:background-color="#2f8fb2" fo:padding="0.097cm" fo:border-left="0.5pt solid #000000" fo:border-right="none" fo:border-top="none" fo:border-bottom="0.5pt solid #000000">
        <style:background-image/>
      </style:table-cell-properties>
    </style:style>
    <style:style style:name="Table78.B2" style:family="table-cell">
      <style:table-cell-properties fo:padding="0.097cm" fo:border-left="0.5pt solid #000000" fo:border-right="0.5pt solid #000000" fo:border-top="none" fo:border-bottom="0.5pt solid #000000"/>
    </style:style>
    <style:style style:name="Table78.B3" style:family="table-cell">
      <style:table-cell-properties fo:padding="0.097cm" fo:border-left="0.5pt solid #000000" fo:border-right="0.5pt solid #000000" fo:border-top="none" fo:border-bottom="0.5pt solid #000000"/>
    </style:style>
    <style:style style:name="Table78.A4" style:family="table-cell">
      <style:table-cell-properties fo:background-color="#2f8f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8.B5" style:family="table-cell">
      <style:table-cell-properties fo:padding="0.097cm" fo:border-left="0.5pt solid #000000" fo:border-right="0.5pt solid #000000" fo:border-top="none" fo:border-bottom="0.5pt solid #000000"/>
    </style:style>
    <style:style style:name="Table78.B6" style:family="table-cell">
      <style:table-cell-properties fo:padding="0.097cm" fo:border-left="0.5pt solid #000000" fo:border-right="0.5pt solid #000000" fo:border-top="none" fo:border-bottom="0.5pt solid #000000"/>
    </style:style>
    <style:style style:name="Table78.B7" style:family="table-cell">
      <style:table-cell-properties fo:padding="0.097cm" fo:border-left="0.5pt solid #000000" fo:border-right="0.5pt solid #000000" fo:border-top="none" fo:border-bottom="0.5pt solid #000000"/>
    </style:style>
    <style:style style:name="Table78.B8" style:family="table-cell">
      <style:table-cell-properties fo:padding="0.097cm" fo:border-left="0.5pt solid #000000" fo:border-right="0.5pt solid #000000" fo:border-top="none" fo:border-bottom="0.5pt solid #000000"/>
    </style:style>
    <style:style style:name="Table78.B9" style:family="table-cell">
      <style:table-cell-properties fo:padding="0.097cm" fo:border-left="0.5pt solid #000000" fo:border-right="0.5pt solid #000000" fo:border-top="none" fo:border-bottom="0.5pt solid #000000"/>
    </style:style>
    <style:style style:name="Table78.B10" style:family="table-cell">
      <style:table-cell-properties fo:padding="0.097cm" fo:border-left="0.5pt solid #000000" fo:border-right="0.5pt solid #000000" fo:border-top="none" fo:border-bottom="0.5pt solid #000000"/>
    </style:style>
    <style:style style:name="Table78.A1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9" style:family="table">
      <style:table-properties style:width="17cm" table:align="margins" fo:background-color="transparent">
        <style:background-image/>
      </style:table-properties>
    </style:style>
    <style:style style:name="Table39.A" style:family="table-column">
      <style:table-column-properties style:column-width="8.5cm" style:rel-column-width="32767*"/>
    </style:style>
    <style:style style:name="Table39.B" style:family="table-column">
      <style:table-column-properties style:column-width="8.5cm" style:rel-column-width="32768*"/>
    </style:style>
    <style:style style:name="Table39.1" style:family="table-row">
      <style:table-row-properties fo:background-color="transparent">
        <style:background-image/>
      </style:table-row-properties>
    </style:style>
    <style:style style:name="Table39.A1" style:family="table-cell">
      <style:table-cell-properties fo:background-color="#2f8f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9.B1" style:family="table-cell">
      <style:table-cell-properties fo:padding="0.097cm" fo:border="0.5pt solid #000000"/>
    </style:style>
    <style:style style:name="Table39.A2" style:family="table-cell">
      <style:table-cell-properties fo:background-color="#2f8fb2" fo:padding="0.097cm" fo:border-left="0.5pt solid #000000" fo:border-right="none" fo:border-top="none" fo:border-bottom="0.5pt solid #000000">
        <style:background-image/>
      </style:table-cell-properties>
    </style:style>
    <style:style style:name="Table39.B2" style:family="table-cell">
      <style:table-cell-properties fo:padding="0.097cm" fo:border-left="0.5pt solid #000000" fo:border-right="0.5pt solid #000000" fo:border-top="none" fo:border-bottom="0.5pt solid #000000"/>
    </style:style>
    <style:style style:name="Table39.B3" style:family="table-cell">
      <style:table-cell-properties fo:padding="0.097cm" fo:border-left="0.5pt solid #000000" fo:border-right="0.5pt solid #000000" fo:border-top="none" fo:border-bottom="0.5pt solid #000000"/>
    </style:style>
    <style:style style:name="Table39.A4" style:family="table-cell">
      <style:table-cell-properties fo:background-color="#2f8f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9.B5" style:family="table-cell">
      <style:table-cell-properties fo:padding="0.097cm" fo:border-left="0.5pt solid #000000" fo:border-right="0.5pt solid #000000" fo:border-top="none" fo:border-bottom="0.5pt solid #000000"/>
    </style:style>
    <style:style style:name="Table39.B6" style:family="table-cell">
      <style:table-cell-properties fo:padding="0.097cm" fo:border-left="0.5pt solid #000000" fo:border-right="0.5pt solid #000000" fo:border-top="none" fo:border-bottom="0.5pt solid #000000"/>
    </style:style>
    <style:style style:name="Table39.B7" style:family="table-cell">
      <style:table-cell-properties fo:padding="0.097cm" fo:border-left="0.5pt solid #000000" fo:border-right="0.5pt solid #000000" fo:border-top="none" fo:border-bottom="0.5pt solid #000000"/>
    </style:style>
    <style:style style:name="Table39.B8" style:family="table-cell">
      <style:table-cell-properties fo:padding="0.097cm" fo:border-left="0.5pt solid #000000" fo:border-right="0.5pt solid #000000" fo:border-top="none" fo:border-bottom="0.5pt solid #000000"/>
    </style:style>
    <style:style style:name="Table39.B9" style:family="table-cell">
      <style:table-cell-properties fo:padding="0.097cm" fo:border-left="0.5pt solid #000000" fo:border-right="0.5pt solid #000000" fo:border-top="none" fo:border-bottom="0.5pt solid #000000"/>
    </style:style>
    <style:style style:name="Table39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9.A1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8" style:family="table">
      <style:table-properties style:width="16.983cm" fo:margin-left="0.208cm" fo:margin-top="0cm" fo:margin-bottom="0cm" table:align="left" style:writing-mode="lr-tb"/>
    </style:style>
    <style:style style:name="Table58.A" style:family="table-column">
      <style:table-column-properties style:column-width="5.336cm"/>
    </style:style>
    <style:style style:name="Table58.B" style:family="table-column">
      <style:table-column-properties style:column-width="5.801cm"/>
    </style:style>
    <style:style style:name="Table58.C" style:family="table-column">
      <style:table-column-properties style:column-width="5.846cm"/>
    </style:style>
    <style:style style:name="Table58.1" style:family="table-row">
      <style:table-row-properties style:min-row-height="0.609cm" fo:keep-together="auto"/>
    </style:style>
    <style:style style:name="Table58.A1" style:family="table-cell">
      <style:table-cell-properties style:vertical-align="middle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8.2" style:family="table-row">
      <style:table-row-properties style:min-row-height="1.231cm" fo:keep-together="auto"/>
    </style:style>
    <style:style style:name="Table58.3" style:family="table-row">
      <style:table-row-properties style:min-row-height="0.683cm" fo:keep-together="auto"/>
    </style:style>
    <style:style style:name="Table58.4" style:family="table-row">
      <style:table-row-properties style:min-row-height="0.635cm" fo:keep-together="auto"/>
    </style:style>
    <style:style style:name="Table58.B4" style:family="table-cell">
      <style:table-cell-properties style:vertical-align="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8.5" style:family="table-row">
      <style:table-row-properties style:min-row-height="0.677cm" fo:keep-together="auto"/>
    </style:style>
    <style:style style:name="Table58.6" style:family="table-row">
      <style:table-row-properties style:min-row-height="0.462cm" fo:keep-together="auto"/>
    </style:style>
    <style:style style:name="Table58.7" style:family="table-row">
      <style:table-row-properties style:min-row-height="1.464cm" fo:keep-together="auto"/>
    </style:style>
    <style:style style:name="Table58.A7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9" style:family="table">
      <style:table-properties style:width="16.983cm" fo:margin-left="0.208cm" fo:margin-top="0cm" fo:margin-bottom="0cm" table:align="left" style:writing-mode="lr-tb"/>
    </style:style>
    <style:style style:name="Table79.A" style:family="table-column">
      <style:table-column-properties style:column-width="5.336cm"/>
    </style:style>
    <style:style style:name="Table79.B" style:family="table-column">
      <style:table-column-properties style:column-width="5.801cm"/>
    </style:style>
    <style:style style:name="Table79.C" style:family="table-column">
      <style:table-column-properties style:column-width="5.846cm"/>
    </style:style>
    <style:style style:name="Table79.1" style:family="table-row">
      <style:table-row-properties style:min-row-height="0.688cm" fo:keep-together="auto"/>
    </style:style>
    <style:style style:name="Table79.A1" style:family="table-cell">
      <style:table-cell-properties style:vertical-align="middle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9.2" style:family="table-row">
      <style:table-row-properties style:min-row-height="1.005cm" fo:keep-together="auto"/>
    </style:style>
    <style:style style:name="Table79.3" style:family="table-row">
      <style:table-row-properties style:min-row-height="0.609cm" fo:keep-together="auto"/>
    </style:style>
    <style:style style:name="Table79.B4" style:family="table-cell">
      <style:table-cell-properties style:vertical-align="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9.5" style:family="table-row">
      <style:table-row-properties style:min-row-height="0.714cm" fo:keep-together="auto"/>
    </style:style>
    <style:style style:name="Table79.6" style:family="table-row">
      <style:table-row-properties style:min-row-height="0.794cm" fo:keep-together="auto"/>
    </style:style>
    <style:style style:name="Table79.7" style:family="table-row">
      <style:table-row-properties style:min-row-height="2.196cm" fo:keep-together="auto"/>
    </style:style>
    <style:style style:name="Table79.A7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0" style:family="table">
      <style:table-properties style:width="16.983cm" fo:margin-left="0.208cm" fo:margin-top="0cm" fo:margin-bottom="0cm" table:align="left" style:writing-mode="lr-tb"/>
    </style:style>
    <style:style style:name="Table80.A" style:family="table-column">
      <style:table-column-properties style:column-width="5.336cm"/>
    </style:style>
    <style:style style:name="Table80.B" style:family="table-column">
      <style:table-column-properties style:column-width="5.801cm"/>
    </style:style>
    <style:style style:name="Table80.C" style:family="table-column">
      <style:table-column-properties style:column-width="5.846cm"/>
    </style:style>
    <style:style style:name="Table80.1" style:family="table-row">
      <style:table-row-properties style:min-row-height="0.794cm" fo:keep-together="auto"/>
    </style:style>
    <style:style style:name="Table80.A1" style:family="table-cell">
      <style:table-cell-properties style:vertical-align="middle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0.2" style:family="table-row">
      <style:table-row-properties style:min-row-height="0.755cm" fo:keep-together="auto"/>
    </style:style>
    <style:style style:name="Table80.3" style:family="table-row">
      <style:table-row-properties style:min-row-height="0.683cm" fo:keep-together="auto"/>
    </style:style>
    <style:style style:name="Table80.4" style:family="table-row">
      <style:table-row-properties style:min-row-height="0.635cm" fo:keep-together="auto"/>
    </style:style>
    <style:style style:name="Table80.B4" style:family="table-cell">
      <style:table-cell-properties style:vertical-align="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0.B5" style:family="table-cell">
      <style:table-cell-properties style:vertical-align="" fo:background-color="#2f8fb2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0.6" style:family="table-row">
      <style:table-row-properties style:min-row-height="0.863cm" fo:keep-together="auto"/>
    </style:style>
    <style:style style:name="Table80.7" style:family="table-row">
      <style:table-row-properties style:min-row-height="0.753cm" fo:keep-together="auto"/>
    </style:style>
    <style:style style:name="Table80.8" style:family="table-row">
      <style:table-row-properties style:min-row-height="1.173cm" fo:keep-together="auto"/>
    </style:style>
    <style:style style:name="Table80.A8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1" style:family="table">
      <style:table-properties style:width="16.983cm" fo:margin-left="0.208cm" fo:margin-top="0cm" fo:margin-bottom="0cm" table:align="left" style:writing-mode="lr-tb"/>
    </style:style>
    <style:style style:name="Table81.A" style:family="table-column">
      <style:table-column-properties style:column-width="5.336cm"/>
    </style:style>
    <style:style style:name="Table81.B" style:family="table-column">
      <style:table-column-properties style:column-width="5.801cm"/>
    </style:style>
    <style:style style:name="Table81.C" style:family="table-column">
      <style:table-column-properties style:column-width="5.846cm"/>
    </style:style>
    <style:style style:name="Table81.1" style:family="table-row">
      <style:table-row-properties style:min-row-height="0.794cm" fo:keep-together="auto"/>
    </style:style>
    <style:style style:name="Table81.A1" style:family="table-cell">
      <style:table-cell-properties style:vertical-align="middle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1.2" style:family="table-row">
      <style:table-row-properties style:min-row-height="0.94cm" fo:keep-together="auto"/>
    </style:style>
    <style:style style:name="Table81.3" style:family="table-row">
      <style:table-row-properties style:min-row-height="0.683cm" fo:keep-together="auto"/>
    </style:style>
    <style:style style:name="Table81.4" style:family="table-row">
      <style:table-row-properties style:min-row-height="0.556cm" fo:keep-together="auto"/>
    </style:style>
    <style:style style:name="Table81.B4" style:family="table-cell">
      <style:table-cell-properties style:vertical-align="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1.5" style:family="table-row">
      <style:table-row-properties style:min-row-height="0.254cm" fo:keep-together="auto"/>
    </style:style>
    <style:style style:name="Table81.6" style:family="table-row">
      <style:table-row-properties style:min-row-height="0.367cm" fo:keep-together="auto"/>
    </style:style>
    <style:style style:name="Table81.7" style:family="table-row">
      <style:table-row-properties style:min-row-height="1.688cm" fo:keep-together="auto"/>
    </style:style>
    <style:style style:name="Table81.A7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2" style:family="table">
      <style:table-properties style:width="16.983cm" fo:margin-left="0.208cm" fo:margin-top="0cm" fo:margin-bottom="0cm" table:align="left" style:writing-mode="lr-tb"/>
    </style:style>
    <style:style style:name="Table82.A" style:family="table-column">
      <style:table-column-properties style:column-width="5.336cm"/>
    </style:style>
    <style:style style:name="Table82.B" style:family="table-column">
      <style:table-column-properties style:column-width="5.801cm"/>
    </style:style>
    <style:style style:name="Table82.C" style:family="table-column">
      <style:table-column-properties style:column-width="5.846cm"/>
    </style:style>
    <style:style style:name="Table82.1" style:family="table-row">
      <style:table-row-properties style:min-row-height="0.503cm" fo:keep-together="auto"/>
    </style:style>
    <style:style style:name="Table82.A1" style:family="table-cell">
      <style:table-cell-properties style:vertical-align="middle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2.2" style:family="table-row">
      <style:table-row-properties style:min-row-height="0.834cm" fo:keep-together="auto"/>
    </style:style>
    <style:style style:name="Table82.3" style:family="table-row">
      <style:table-row-properties style:min-row-height="0.392cm" fo:keep-together="auto"/>
    </style:style>
    <style:style style:name="Table82.4" style:family="table-row">
      <style:table-row-properties style:min-row-height="0.46cm" fo:keep-together="auto"/>
    </style:style>
    <style:style style:name="Table82.B4" style:family="table-cell">
      <style:table-cell-properties style:vertical-align="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2.5" style:family="table-row">
      <style:table-row-properties style:min-row-height="0.714cm" fo:keep-together="auto"/>
    </style:style>
    <style:style style:name="Table82.6" style:family="table-row">
      <style:table-row-properties style:min-row-height="0.644cm" fo:keep-together="auto"/>
    </style:style>
    <style:style style:name="Table82.7" style:family="table-row">
      <style:table-row-properties style:min-row-height="1.752cm" fo:keep-together="auto"/>
    </style:style>
    <style:style style:name="Table82.A7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1" style:family="table">
      <style:table-properties style:width="16.983cm" fo:margin-left="0.208cm" fo:margin-top="0cm" fo:margin-bottom="0cm" table:align="left" style:writing-mode="lr-tb"/>
    </style:style>
    <style:style style:name="Table41.A" style:family="table-column">
      <style:table-column-properties style:column-width="5.336cm"/>
    </style:style>
    <style:style style:name="Table41.B" style:family="table-column">
      <style:table-column-properties style:column-width="5.801cm"/>
    </style:style>
    <style:style style:name="Table41.C" style:family="table-column">
      <style:table-column-properties style:column-width="5.846cm"/>
    </style:style>
    <style:style style:name="Table41.1" style:family="table-row">
      <style:table-row-properties style:min-row-height="0.688cm" fo:keep-together="auto"/>
    </style:style>
    <style:style style:name="Table41.A1" style:family="table-cell">
      <style:table-cell-properties style:vertical-align="middle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1.2" style:family="table-row">
      <style:table-row-properties style:min-row-height="0.82cm" fo:keep-together="auto"/>
    </style:style>
    <style:style style:name="Table41.3" style:family="table-row">
      <style:table-row-properties style:min-row-height="0.584cm" fo:keep-together="auto"/>
    </style:style>
    <style:style style:name="Table41.4" style:family="table-row">
      <style:table-row-properties style:min-row-height="0.713cm" fo:keep-together="auto"/>
    </style:style>
    <style:style style:name="Table41.B4" style:family="table-cell">
      <style:table-cell-properties style:vertical-align="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1.5" style:family="table-row">
      <style:table-row-properties style:min-row-height="0.582cm" fo:keep-together="auto"/>
    </style:style>
    <style:style style:name="Table41.6" style:family="table-row">
      <style:table-row-properties style:min-row-height="0.714cm" fo:keep-together="auto"/>
    </style:style>
    <style:style style:name="Table41.7" style:family="table-row">
      <style:table-row-properties style:min-row-height="1.799cm" fo:keep-together="auto"/>
    </style:style>
    <style:style style:name="Table41.A7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2" style:family="table">
      <style:table-properties style:width="16.983cm" fo:margin-left="0.208cm" fo:margin-top="0cm" fo:margin-bottom="0cm" table:align="left" style:writing-mode="lr-tb"/>
    </style:style>
    <style:style style:name="Table42.A" style:family="table-column">
      <style:table-column-properties style:column-width="5.336cm"/>
    </style:style>
    <style:style style:name="Table42.B" style:family="table-column">
      <style:table-column-properties style:column-width="5.801cm"/>
    </style:style>
    <style:style style:name="Table42.C" style:family="table-column">
      <style:table-column-properties style:column-width="5.846cm"/>
    </style:style>
    <style:style style:name="Table42.1" style:family="table-row">
      <style:table-row-properties style:min-row-height="0.609cm" fo:keep-together="auto"/>
    </style:style>
    <style:style style:name="Table42.A1" style:family="table-cell">
      <style:table-cell-properties style:vertical-align="middle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2.2" style:family="table-row">
      <style:table-row-properties style:min-row-height="0.794cm" fo:keep-together="auto"/>
    </style:style>
    <style:style style:name="Table42.3" style:family="table-row">
      <style:table-row-properties style:min-row-height="0.688cm" fo:keep-together="auto"/>
    </style:style>
    <style:style style:name="Table42.4" style:family="table-row">
      <style:table-row-properties style:min-row-height="1.005cm" fo:keep-together="auto"/>
    </style:style>
    <style:style style:name="Table42.B4" style:family="table-cell">
      <style:table-cell-properties style:vertical-align="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2.7" style:family="table-row">
      <style:table-row-properties style:min-row-height="1.799cm" fo:keep-together="auto"/>
    </style:style>
    <style:style style:name="Table42.A7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3" style:family="table">
      <style:table-properties style:width="16.983cm" fo:margin-left="0.208cm" fo:margin-top="0cm" fo:margin-bottom="0cm" table:align="left" style:writing-mode="lr-tb"/>
    </style:style>
    <style:style style:name="Table83.A" style:family="table-column">
      <style:table-column-properties style:column-width="5.336cm"/>
    </style:style>
    <style:style style:name="Table83.B" style:family="table-column">
      <style:table-column-properties style:column-width="5.801cm"/>
    </style:style>
    <style:style style:name="Table83.C" style:family="table-column">
      <style:table-column-properties style:column-width="5.846cm"/>
    </style:style>
    <style:style style:name="Table83.1" style:family="table-row">
      <style:table-row-properties style:min-row-height="0.688cm" fo:keep-together="auto"/>
    </style:style>
    <style:style style:name="Table83.A1" style:family="table-cell">
      <style:table-cell-properties style:vertical-align="middle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3.2" style:family="table-row">
      <style:table-row-properties style:min-row-height="1.111cm" fo:keep-together="auto"/>
    </style:style>
    <style:style style:name="Table83.4" style:family="table-row">
      <style:table-row-properties style:min-row-height="0.82cm" fo:keep-together="auto"/>
    </style:style>
    <style:style style:name="Table83.B4" style:family="table-cell">
      <style:table-cell-properties style:vertical-align="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3.5" style:family="table-row">
      <style:table-row-properties style:min-row-height="0.728cm" fo:keep-together="auto"/>
    </style:style>
    <style:style style:name="Table83.7" style:family="table-row">
      <style:table-row-properties style:min-row-height="1.693cm" fo:keep-together="auto"/>
    </style:style>
    <style:style style:name="Table83.A7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4" style:family="table">
      <style:table-properties style:width="16.983cm" fo:margin-left="0.208cm" fo:margin-top="0cm" fo:margin-bottom="0cm" table:align="left" style:writing-mode="lr-tb"/>
    </style:style>
    <style:style style:name="Table84.A" style:family="table-column">
      <style:table-column-properties style:column-width="5.336cm"/>
    </style:style>
    <style:style style:name="Table84.B" style:family="table-column">
      <style:table-column-properties style:column-width="5.801cm"/>
    </style:style>
    <style:style style:name="Table84.C" style:family="table-column">
      <style:table-column-properties style:column-width="5.846cm"/>
    </style:style>
    <style:style style:name="Table84.1" style:family="table-row">
      <style:table-row-properties style:min-row-height="0.688cm" fo:keep-together="auto"/>
    </style:style>
    <style:style style:name="Table84.A1" style:family="table-cell">
      <style:table-cell-properties style:vertical-align="middle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4.2" style:family="table-row">
      <style:table-row-properties style:min-row-height="0.714cm" fo:keep-together="auto"/>
    </style:style>
    <style:style style:name="Table84.3" style:family="table-row">
      <style:table-row-properties style:min-row-height="0.609cm" fo:keep-together="auto"/>
    </style:style>
    <style:style style:name="Table84.4" style:family="table-row">
      <style:table-row-properties style:min-row-height="1.281cm" fo:keep-together="auto"/>
    </style:style>
    <style:style style:name="Table84.B4" style:family="table-cell">
      <style:table-cell-properties style:vertical-align="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4.5" style:family="table-row">
      <style:table-row-properties style:min-row-height="0.824cm" fo:keep-together="auto"/>
    </style:style>
    <style:style style:name="Table84.7" style:family="table-row">
      <style:table-row-properties style:min-row-height="1.799cm" fo:keep-together="auto"/>
    </style:style>
    <style:style style:name="Table84.A7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3" style:family="table">
      <style:table-properties style:width="16.983cm" fo:margin-left="0.208cm" fo:margin-top="0cm" fo:margin-bottom="0cm" table:align="left" style:writing-mode="lr-tb"/>
    </style:style>
    <style:style style:name="Table43.A" style:family="table-column">
      <style:table-column-properties style:column-width="5.336cm"/>
    </style:style>
    <style:style style:name="Table43.B" style:family="table-column">
      <style:table-column-properties style:column-width="5.801cm"/>
    </style:style>
    <style:style style:name="Table43.C" style:family="table-column">
      <style:table-column-properties style:column-width="5.846cm"/>
    </style:style>
    <style:style style:name="Table43.1" style:family="table-row">
      <style:table-row-properties style:min-row-height="0.609cm" fo:keep-together="auto"/>
    </style:style>
    <style:style style:name="Table43.A1" style:family="table-cell">
      <style:table-cell-properties style:vertical-align="middle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3.2" style:family="table-row">
      <style:table-row-properties style:min-row-height="0.688cm" fo:keep-together="auto"/>
    </style:style>
    <style:style style:name="Table43.3" style:family="table-row">
      <style:table-row-properties style:min-row-height="0.794cm" fo:keep-together="auto"/>
    </style:style>
    <style:style style:name="Table43.4" style:family="table-row">
      <style:table-row-properties style:min-row-height="0.9cm" fo:keep-together="auto"/>
    </style:style>
    <style:style style:name="Table43.B4" style:family="table-cell">
      <style:table-cell-properties style:vertical-align="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3.5" style:family="table-row">
      <style:table-row-properties style:min-row-height="0.728cm" fo:keep-together="auto"/>
    </style:style>
    <style:style style:name="Table43.7" style:family="table-row">
      <style:table-row-properties style:min-row-height="1.799cm" fo:keep-together="auto"/>
    </style:style>
    <style:style style:name="Table43.A7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7" style:family="table">
      <style:table-properties style:width="16.983cm" fo:margin-left="0.208cm" fo:margin-top="0cm" fo:margin-bottom="0cm" table:align="left" style:writing-mode="lr-tb"/>
    </style:style>
    <style:style style:name="Table87.A" style:family="table-column">
      <style:table-column-properties style:column-width="5.336cm"/>
    </style:style>
    <style:style style:name="Table87.B" style:family="table-column">
      <style:table-column-properties style:column-width="5.801cm"/>
    </style:style>
    <style:style style:name="Table87.C" style:family="table-column">
      <style:table-column-properties style:column-width="5.846cm"/>
    </style:style>
    <style:style style:name="Table87.1" style:family="table-row">
      <style:table-row-properties style:min-row-height="0.794cm" fo:keep-together="auto"/>
    </style:style>
    <style:style style:name="Table87.A1" style:family="table-cell">
      <style:table-cell-properties style:vertical-align="middle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7.2" style:family="table-row">
      <style:table-row-properties style:min-row-height="0.755cm" fo:keep-together="auto"/>
    </style:style>
    <style:style style:name="Table87.3" style:family="table-row">
      <style:table-row-properties style:min-row-height="0.683cm" fo:keep-together="auto"/>
    </style:style>
    <style:style style:name="Table87.4" style:family="table-row">
      <style:table-row-properties style:min-row-height="0.635cm" fo:keep-together="auto"/>
    </style:style>
    <style:style style:name="Table87.B4" style:family="table-cell">
      <style:table-cell-properties style:vertical-align="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7.B5" style:family="table-cell">
      <style:table-cell-properties style:vertical-align="" fo:background-color="#2f8fb2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6" style:family="table-row">
      <style:table-row-properties style:min-row-height="0.863cm" fo:keep-together="auto"/>
    </style:style>
    <style:style style:name="Table87.7" style:family="table-row">
      <style:table-row-properties style:min-row-height="0.753cm" fo:keep-together="auto"/>
    </style:style>
    <style:style style:name="Table87.8" style:family="table-row">
      <style:table-row-properties style:min-row-height="1.173cm" fo:keep-together="auto"/>
    </style:style>
    <style:style style:name="Table87.A8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8" style:family="table">
      <style:table-properties style:width="16.983cm" fo:margin-left="0.208cm" fo:margin-top="0cm" fo:margin-bottom="0cm" table:align="left" style:writing-mode="lr-tb"/>
    </style:style>
    <style:style style:name="Table88.A" style:family="table-column">
      <style:table-column-properties style:column-width="5.336cm"/>
    </style:style>
    <style:style style:name="Table88.B" style:family="table-column">
      <style:table-column-properties style:column-width="5.801cm"/>
    </style:style>
    <style:style style:name="Table88.C" style:family="table-column">
      <style:table-column-properties style:column-width="5.846cm"/>
    </style:style>
    <style:style style:name="Table88.1" style:family="table-row">
      <style:table-row-properties style:min-row-height="0.794cm" fo:keep-together="auto"/>
    </style:style>
    <style:style style:name="Table88.A1" style:family="table-cell">
      <style:table-cell-properties style:vertical-align="middle" fo:background-color="#2f8fb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8.2" style:family="table-row">
      <style:table-row-properties style:min-row-height="0.755cm" fo:keep-together="auto"/>
    </style:style>
    <style:style style:name="Table88.3" style:family="table-row">
      <style:table-row-properties style:min-row-height="0.683cm" fo:keep-together="auto"/>
    </style:style>
    <style:style style:name="Table88.4" style:family="table-row">
      <style:table-row-properties style:min-row-height="0.635cm" fo:keep-together="auto"/>
    </style:style>
    <style:style style:name="Table88.B4" style:family="table-cell">
      <style:table-cell-properties style:vertical-align="" fo:background-color="#2f8fb2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8.5" style:family="table-row">
      <style:table-row-properties style:min-row-height="0.863cm" fo:keep-together="auto"/>
    </style:style>
    <style:style style:name="Table88.6" style:family="table-row">
      <style:table-row-properties style:min-row-height="0.753cm" fo:keep-together="auto"/>
    </style:style>
    <style:style style:name="Table88.7" style:family="table-row">
      <style:table-row-properties style:min-row-height="1.173cm" fo:keep-together="auto"/>
    </style:style>
    <style:style style:name="Table88.A7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7" style:family="table">
      <style:table-properties style:width="17cm" table:align="margins" fo:background-color="transparent">
        <style:background-image/>
      </style:table-properties>
    </style:style>
    <style:style style:name="Table67.A" style:family="table-column">
      <style:table-column-properties style:column-width="8.5cm" style:rel-column-width="32767*"/>
    </style:style>
    <style:style style:name="Table67.B" style:family="table-column">
      <style:table-column-properties style:column-width="8.5cm" style:rel-column-width="32768*"/>
    </style:style>
    <style:style style:name="Table67.1" style:family="table-row">
      <style:table-row-properties fo:background-color="transparent">
        <style:background-image/>
      </style:table-row-properties>
    </style:style>
    <style:style style:name="Table67.A1" style:family="table-cell">
      <style:table-cell-properties fo:background-color="#2f8f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7.B1" style:family="table-cell">
      <style:table-cell-properties fo:padding="0.097cm" fo:border="0.5pt solid #000000"/>
    </style:style>
    <style:style style:name="Table67.A2" style:family="table-cell">
      <style:table-cell-properties fo:background-color="#2f8fb2" fo:padding="0.097cm" fo:border-left="0.5pt solid #000000" fo:border-right="none" fo:border-top="none" fo:border-bottom="0.5pt solid #000000">
        <style:background-image/>
      </style:table-cell-properties>
    </style:style>
    <style:style style:name="Table67.B2" style:family="table-cell">
      <style:table-cell-properties fo:padding="0.097cm" fo:border-left="0.5pt solid #000000" fo:border-right="0.5pt solid #000000" fo:border-top="none" fo:border-bottom="0.5pt solid #000000"/>
    </style:style>
    <style:style style:name="Table67.B3" style:family="table-cell">
      <style:table-cell-properties fo:padding="0.097cm" fo:border-left="0.5pt solid #000000" fo:border-right="0.5pt solid #000000" fo:border-top="none" fo:border-bottom="0.5pt solid #000000"/>
    </style:style>
    <style:style style:name="Table67.A4" style:family="table-cell">
      <style:table-cell-properties fo:background-color="#2f8f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7.B5" style:family="table-cell">
      <style:table-cell-properties fo:padding="0.097cm" fo:border-left="0.5pt solid #000000" fo:border-right="0.5pt solid #000000" fo:border-top="none" fo:border-bottom="0.5pt solid #000000"/>
    </style:style>
    <style:style style:name="Table67.B6" style:family="table-cell">
      <style:table-cell-properties fo:padding="0.097cm" fo:border-left="0.5pt solid #000000" fo:border-right="0.5pt solid #000000" fo:border-top="none" fo:border-bottom="0.5pt solid #000000"/>
    </style:style>
    <style:style style:name="Table67.B7" style:family="table-cell">
      <style:table-cell-properties fo:padding="0.097cm" fo:border-left="0.5pt solid #000000" fo:border-right="0.5pt solid #000000" fo:border-top="none" fo:border-bottom="0.5pt solid #000000"/>
    </style:style>
    <style:style style:name="Table67.B8" style:family="table-cell">
      <style:table-cell-properties fo:padding="0.097cm" fo:border-left="0.5pt solid #000000" fo:border-right="0.5pt solid #000000" fo:border-top="none" fo:border-bottom="0.5pt solid #000000"/>
    </style:style>
    <style:style style:name="Table67.B9" style:family="table-cell">
      <style:table-cell-properties fo:padding="0.097cm" fo:border-left="0.5pt solid #000000" fo:border-right="0.5pt solid #000000" fo:border-top="none" fo:border-bottom="0.5pt solid #000000"/>
    </style:style>
    <style:style style:name="Table67.B10" style:family="table-cell">
      <style:table-cell-properties fo:padding="0.097cm" fo:border-left="0.5pt solid #000000" fo:border-right="0.5pt solid #000000" fo:border-top="none" fo:border-bottom="0.5pt solid #000000"/>
    </style:style>
    <style:style style:name="Table67.A1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95cca" officeooo:paragraph-rsid="00095cca"/>
    </style:style>
    <style:style style:name="P2" style:family="paragraph" style:parent-style-name="Standard">
      <style:paragraph-properties fo:text-align="center" style:justify-single-word="false"/>
      <style:text-properties fo:font-size="44pt" officeooo:rsid="00095cca" officeooo:paragraph-rsid="00095cca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95cca" officeooo:paragraph-rsid="00095cca" style:font-size-asian="17.5pt" style:font-size-complex="20pt"/>
    </style:style>
    <style:style style:name="P4" style:family="paragraph" style:parent-style-name="Standard">
      <style:paragraph-properties fo:text-align="center" style:justify-single-word="false" fo:break-before="page"/>
      <style:text-properties fo:font-size="20pt" officeooo:rsid="00095cca" officeooo:paragraph-rsid="00095cca" style:font-size-asian="17.5pt" style:font-size-complex="20pt"/>
    </style:style>
    <style:style style:name="P5" style:family="paragraph" style:parent-style-name="Standard">
      <style:paragraph-properties fo:text-align="center" style:justify-single-word="false" fo:break-before="page"/>
      <style:text-properties fo:font-size="20pt" officeooo:rsid="00095cca" officeooo:paragraph-rsid="00118324" style:font-size-asian="17.5pt" style:font-size-complex="20pt"/>
    </style:style>
    <style:style style:name="P6" style:family="paragraph" style:parent-style-name="Standard">
      <style:paragraph-properties fo:text-align="center" style:justify-single-word="false" fo:break-before="page"/>
      <style:text-properties fo:font-size="20pt" officeooo:rsid="00095cca" officeooo:paragraph-rsid="00121558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095cca" officeooo:paragraph-rsid="002ab855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0095cca" officeooo:paragraph-rsid="001b06fd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095cca" officeooo:paragraph-rsid="000a93e4" style:font-size-asian="17.5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rsid="00095cca" officeooo:paragraph-rsid="000fb6be" style:font-size-asian="17.5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20pt" officeooo:rsid="00095cca" officeooo:paragraph-rsid="001b06fd" style:font-size-asian="17.5pt" style:font-size-complex="20pt"/>
    </style:style>
    <style:style style:name="P12" style:family="paragraph" style:parent-style-name="Standard">
      <style:paragraph-properties fo:text-align="start" style:justify-single-word="false"/>
      <style:text-properties fo:font-size="20pt" officeooo:rsid="000fb6be" officeooo:paragraph-rsid="000fb6be" style:font-size-asian="17.5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20pt" officeooo:rsid="000fb6be" officeooo:paragraph-rsid="00118324" style:font-size-asian="17.5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size="20pt" officeooo:rsid="001334de" officeooo:paragraph-rsid="001334de" style:font-size-asian="17.5pt" style:font-size-complex="20pt"/>
    </style:style>
    <style:style style:name="P15" style:family="paragraph" style:parent-style-name="Standard">
      <style:paragraph-properties fo:text-align="start" style:justify-single-word="false"/>
      <style:text-properties fo:font-size="20pt" officeooo:rsid="001334de" officeooo:paragraph-rsid="001559ef" style:font-size-asian="17.5pt" style:font-size-complex="20pt"/>
    </style:style>
    <style:style style:name="P16" style:family="paragraph" style:parent-style-name="Standard">
      <style:paragraph-properties fo:text-align="start" style:justify-single-word="false"/>
      <style:text-properties fo:font-size="20pt" officeooo:rsid="001334de" officeooo:paragraph-rsid="001b06fd" style:font-size-asian="17.5pt" style:font-size-complex="20pt"/>
    </style:style>
    <style:style style:name="P17" style:family="paragraph" style:parent-style-name="Standard">
      <style:paragraph-properties fo:text-align="start" style:justify-single-word="false"/>
      <style:text-properties fo:font-size="20pt" officeooo:rsid="001334de" officeooo:paragraph-rsid="002152dd" style:font-size-asian="17.5pt" style:font-size-complex="20pt"/>
    </style:style>
    <style:style style:name="P18" style:family="paragraph" style:parent-style-name="Standard">
      <style:paragraph-properties fo:text-align="start" style:justify-single-word="false"/>
      <style:text-properties fo:font-size="20pt" officeooo:rsid="001334de" officeooo:paragraph-rsid="00264a1a" style:font-size-asian="17.5pt" style:font-size-complex="20pt"/>
    </style:style>
    <style:style style:name="P19" style:family="paragraph" style:parent-style-name="Standard">
      <style:paragraph-properties fo:text-align="start" style:justify-single-word="false"/>
      <style:text-properties fo:font-size="20pt" officeooo:rsid="001334de" officeooo:paragraph-rsid="00272816" style:font-size-asian="17.5pt" style:font-size-complex="20pt"/>
    </style:style>
    <style:style style:name="P20" style:family="paragraph" style:parent-style-name="Standard">
      <style:paragraph-properties fo:text-align="start" style:justify-single-word="false"/>
      <style:text-properties fo:font-size="20pt" officeooo:rsid="001334de" officeooo:paragraph-rsid="00281f87" style:font-size-asian="17.5pt" style:font-size-complex="20pt"/>
    </style:style>
    <style:style style:name="P21" style:family="paragraph" style:parent-style-name="Standard">
      <style:paragraph-properties fo:text-align="start" style:justify-single-word="false"/>
      <style:text-properties fo:font-size="20pt" officeooo:rsid="001334de" officeooo:paragraph-rsid="002ca8f1" style:font-size-asian="17.5pt" style:font-size-complex="20pt"/>
    </style:style>
    <style:style style:name="P22" style:family="paragraph" style:parent-style-name="Standard">
      <style:paragraph-properties fo:text-align="start" style:justify-single-word="false"/>
      <style:text-properties fo:font-size="20pt" officeooo:rsid="001334de" officeooo:paragraph-rsid="00793bf6" style:font-size-asian="17.5pt" style:font-size-complex="20pt"/>
    </style:style>
    <style:style style:name="P23" style:family="paragraph" style:parent-style-name="Standard">
      <style:paragraph-properties fo:text-align="start" style:justify-single-word="false"/>
      <style:text-properties fo:font-size="20pt" officeooo:rsid="0014e86d" officeooo:paragraph-rsid="0014e86d" style:font-size-asian="17.5pt" style:font-size-complex="20pt"/>
    </style:style>
    <style:style style:name="P24" style:family="paragraph" style:parent-style-name="Standard">
      <style:paragraph-properties fo:text-align="start" style:justify-single-word="false"/>
      <style:text-properties fo:font-size="20pt" officeooo:rsid="0014e86d" officeooo:paragraph-rsid="001559ef" style:font-size-asian="17.5pt" style:font-size-complex="20pt"/>
    </style:style>
    <style:style style:name="P25" style:family="paragraph" style:parent-style-name="Standard">
      <style:paragraph-properties fo:text-align="start" style:justify-single-word="false"/>
      <style:text-properties fo:font-size="20pt" officeooo:rsid="0014e86d" officeooo:paragraph-rsid="001b06fd" style:font-size-asian="17.5pt" style:font-size-complex="20pt"/>
    </style:style>
    <style:style style:name="P26" style:family="paragraph" style:parent-style-name="Standard">
      <style:paragraph-properties fo:text-align="start" style:justify-single-word="false"/>
      <style:text-properties fo:font-size="20pt" officeooo:rsid="0014e86d" officeooo:paragraph-rsid="002152dd" style:font-size-asian="17.5pt" style:font-size-complex="20pt"/>
    </style:style>
    <style:style style:name="P27" style:family="paragraph" style:parent-style-name="Standard">
      <style:paragraph-properties fo:text-align="start" style:justify-single-word="false"/>
      <style:text-properties fo:font-size="20pt" officeooo:rsid="0014e86d" officeooo:paragraph-rsid="00281f87" style:font-size-asian="17.5pt" style:font-size-complex="20pt"/>
    </style:style>
    <style:style style:name="P28" style:family="paragraph" style:parent-style-name="Standard">
      <style:paragraph-properties fo:text-align="start" style:justify-single-word="false"/>
      <style:text-properties fo:font-size="20pt" officeooo:rsid="00173fe3" officeooo:paragraph-rsid="0077ebdb" style:font-size-asian="17.5pt" style:font-size-complex="20pt"/>
    </style:style>
    <style:style style:name="P29" style:family="paragraph" style:parent-style-name="Table_20_Contents">
      <style:paragraph-properties fo:text-align="center" style:justify-single-word="false"/>
      <style:text-properties fo:font-size="20pt" style:font-size-asian="17.5pt" style:font-size-complex="20pt"/>
    </style:style>
    <style:style style:name="P30" style:family="paragraph" style:parent-style-name="Table_20_Contents">
      <style:paragraph-properties fo:text-align="center" style:justify-single-word="false"/>
      <style:text-properties fo:font-size="20pt" officeooo:rsid="00801eb3" officeooo:paragraph-rsid="00801eb3" style:font-size-asian="17.5pt" style:font-size-complex="20pt"/>
    </style:style>
    <style:style style:name="P31" style:family="paragraph" style:parent-style-name="Standard">
      <style:paragraph-properties fo:text-align="start" style:justify-single-word="false"/>
      <style:text-properties fo:font-size="20pt" officeooo:rsid="00121558" officeooo:paragraph-rsid="00173fe3" style:font-size-asian="17.5pt" style:font-size-complex="20pt"/>
    </style:style>
    <style:style style:name="P32" style:family="paragraph" style:parent-style-name="Table_20_Contents">
      <style:paragraph-properties fo:text-align="center" style:justify-single-word="false"/>
      <style:text-properties fo:font-size="20pt" officeooo:rsid="00a64382" officeooo:paragraph-rsid="00a64382" style:font-size-asian="17.5pt" style:font-size-complex="20pt"/>
    </style:style>
    <style:style style:name="P33" style:family="paragraph" style:parent-style-name="Table_20_Contents">
      <style:paragraph-properties fo:text-align="center" style:justify-single-word="false"/>
      <style:text-properties fo:font-size="20pt" officeooo:rsid="00a786a3" officeooo:paragraph-rsid="00a786a3" style:font-size-asian="17.5pt" style:font-size-complex="20pt"/>
    </style:style>
    <style:style style:name="P34" style:family="paragraph" style:parent-style-name="Standard">
      <style:paragraph-properties fo:text-align="center" style:justify-single-word="false"/>
      <style:text-properties fo:font-size="20pt" officeooo:rsid="00095cca" officeooo:paragraph-rsid="00095cca" style:font-size-asian="20pt" style:font-size-complex="20pt"/>
    </style:style>
    <style:style style:name="P35" style:family="paragraph" style:parent-style-name="Standard">
      <style:paragraph-properties fo:text-align="start" style:justify-single-word="false"/>
      <style:text-properties fo:font-size="20pt" fo:font-weight="normal" officeooo:rsid="000a93e4" officeooo:paragraph-rsid="000a93e4" style:font-size-asian="17.5pt" style:font-weight-asian="normal" style:font-size-complex="20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20pt" fo:font-weight="normal" officeooo:rsid="000a93e4" officeooo:paragraph-rsid="000fb6be" style:font-size-asian="17.5pt" style:font-weight-asian="normal" style:font-size-complex="20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20pt" fo:font-weight="normal" officeooo:rsid="000a93e4" officeooo:paragraph-rsid="00118324" style:font-size-asian="17.5pt" style:font-weight-asian="normal" style:font-size-complex="20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20pt" fo:font-weight="normal" officeooo:rsid="000a93e4" officeooo:paragraph-rsid="00121558" style:font-size-asian="17.5pt" style:font-weight-asian="normal" style:font-size-complex="20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20pt" fo:font-weight="normal" officeooo:rsid="000a93e4" officeooo:paragraph-rsid="00281f87" style:font-size-asian="17.5pt" style:font-weight-asian="normal" style:font-size-complex="2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20pt" fo:font-weight="normal" officeooo:rsid="000a93e4" officeooo:paragraph-rsid="00793bf6" style:font-size-asian="17.5pt" style:font-weight-asian="normal" style:font-size-complex="20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20pt" fo:font-weight="normal" officeooo:rsid="000a93e4" officeooo:paragraph-rsid="001334de" style:font-size-asian="17.5pt" style:font-weight-asian="normal" style:font-size-complex="20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20pt" fo:font-weight="normal" officeooo:rsid="000a93e4" officeooo:paragraph-rsid="0020d74e" style:font-size-asian="17.5pt" style:font-weight-asian="normal" style:font-size-complex="20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20pt" fo:font-weight="normal" officeooo:rsid="00095cca" officeooo:paragraph-rsid="00118324" style:font-size-asian="17.5pt" style:font-weight-asian="normal" style:font-size-complex="20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20pt" fo:font-weight="normal" officeooo:rsid="00095cca" officeooo:paragraph-rsid="000fb6be" style:font-size-asian="17.5pt" style:font-weight-asian="normal" style:font-size-complex="20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20pt" fo:font-weight="normal" officeooo:rsid="00121558" officeooo:paragraph-rsid="00121558" style:font-size-asian="17.5pt" style:font-weight-asian="normal" style:font-size-complex="20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20pt" fo:font-weight="normal" officeooo:rsid="00121558" officeooo:paragraph-rsid="00281f87" style:font-size-asian="17.5pt" style:font-weight-asian="normal" style:font-size-complex="2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20pt" fo:font-weight="normal" officeooo:rsid="001334de" officeooo:paragraph-rsid="001334de" style:font-size-asian="17.5pt" style:font-weight-asian="normal" style:font-size-complex="20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20pt" fo:font-weight="normal" officeooo:rsid="001334de" officeooo:paragraph-rsid="001559ef" style:font-size-asian="17.5pt" style:font-weight-asian="normal" style:font-size-complex="20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20pt" fo:font-weight="normal" officeooo:rsid="001334de" officeooo:paragraph-rsid="001b06fd" style:font-size-asian="17.5pt" style:font-weight-asian="normal" style:font-size-complex="20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20pt" fo:font-weight="normal" officeooo:rsid="001334de" officeooo:paragraph-rsid="001c2687" style:font-size-asian="17.5pt" style:font-weight-asian="normal" style:font-size-complex="20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20pt" fo:font-weight="normal" officeooo:rsid="001334de" officeooo:paragraph-rsid="00272816" style:font-size-asian="17.5pt" style:font-weight-asian="normal" style:font-size-complex="20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20pt" fo:font-weight="normal" officeooo:rsid="001334de" officeooo:paragraph-rsid="00325c1f" style:font-size-asian="17.5pt" style:font-weight-asian="normal" style:font-size-complex="20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20pt" fo:font-weight="normal" officeooo:rsid="001334de" officeooo:paragraph-rsid="00264a1a" style:font-size-asian="17.5pt" style:font-weight-asian="normal" style:font-size-complex="20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20pt" fo:font-weight="normal" officeooo:rsid="001334de" officeooo:paragraph-rsid="0037f354" style:font-size-asian="17.5pt" style:font-weight-asian="normal" style:font-size-complex="20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20pt" fo:font-weight="normal" officeooo:rsid="001334de" officeooo:paragraph-rsid="002152dd" style:font-size-asian="17.5pt" style:font-weight-asian="normal" style:font-size-complex="20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20pt" fo:font-weight="normal" officeooo:rsid="001334de" officeooo:paragraph-rsid="007c0250" style:font-size-asian="17.5pt" style:font-weight-asian="normal" style:font-size-complex="20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20pt" fo:font-weight="normal" officeooo:rsid="001334de" officeooo:paragraph-rsid="00940fb3" style:font-size-asian="17.5pt" style:font-weight-asian="normal" style:font-size-complex="20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20pt" fo:font-weight="normal" officeooo:rsid="001334de" officeooo:paragraph-rsid="002ab855" style:font-size-asian="17.5pt" style:font-weight-asian="normal" style:font-size-complex="20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20pt" fo:font-weight="normal" officeooo:rsid="001334de" officeooo:paragraph-rsid="0097c482" style:font-size-asian="17.5pt" style:font-weight-asian="normal" style:font-size-complex="20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ize="20pt" fo:font-weight="normal" officeooo:rsid="001334de" officeooo:paragraph-rsid="0020d74e" style:font-size-asian="17.5pt" style:font-weight-asian="normal" style:font-size-complex="20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size="20pt" fo:font-weight="normal" officeooo:rsid="001334de" officeooo:paragraph-rsid="00272816" style:font-size-asian="17.5pt" style:font-weight-asian="normal" style:font-size-complex="20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20pt" fo:font-weight="normal" officeooo:rsid="001334de" officeooo:paragraph-rsid="00281f87" style:font-size-asian="17.5pt" style:font-weight-asian="normal" style:font-size-complex="20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20pt" fo:font-weight="normal" officeooo:rsid="001334de" officeooo:paragraph-rsid="0039eb82" style:font-size-asian="17.5pt" style:font-weight-asian="normal" style:font-size-complex="20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20pt" fo:font-weight="normal" officeooo:rsid="00179a33" officeooo:paragraph-rsid="002ca8f1" style:font-size-asian="17.5pt" style:font-weight-asian="normal" style:font-size-complex="20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20pt" fo:font-weight="normal" officeooo:rsid="00173fe3" officeooo:paragraph-rsid="0077ebdb" style:font-size-asian="17.5pt" style:font-weight-asian="normal" style:font-size-complex="20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06fd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2687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d74e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4a1a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72816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73c1f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81f87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f354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9eb82"/>
    </style:style>
    <style:style style:name="P76" style:family="paragraph" style:parent-style-name="Standard">
      <style:paragraph-properties fo:text-align="start" style:justify-single-word="false"/>
      <style:text-properties officeooo:paragraph-rsid="00517c8b"/>
    </style:style>
    <style:style style:name="P77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465eb4" fo:hyphenate="false" fo:hyphenation-remain-char-count="2" fo:hyphenation-push-char-count="2" loext:hyphenation-no-caps="false"/>
    </style:style>
    <style:style style:name="P78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4eb5e7" fo:hyphenate="false" fo:hyphenation-remain-char-count="2" fo:hyphenation-push-char-count="2" loext:hyphenation-no-caps="false"/>
    </style:style>
    <style:style style:name="P79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8720a2" fo:hyphenate="false" fo:hyphenation-remain-char-count="2" fo:hyphenation-push-char-count="2" loext:hyphenation-no-caps="false"/>
    </style:style>
    <style:style style:name="P80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87ca07" fo:hyphenate="false" fo:hyphenation-remain-char-count="2" fo:hyphenation-push-char-count="2" loext:hyphenation-no-caps="false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93bf6"/>
    </style:style>
    <style:style style:name="P82" style:family="paragraph" style:parent-style-name="Table_20_Contents">
      <style:paragraph-properties fo:text-align="start" style:justify-single-word="false"/>
      <style:text-properties officeooo:paragraph-rsid="00793bf6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40fb3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1215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1215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1334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1334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1b06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1b06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1559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173f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1c26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20d7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264a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2728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273c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281f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2ab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2ab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2ca8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2ca8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325c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325c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37f3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37f3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7115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7c0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7c0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77eb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97c4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97c4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940f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39e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9ef" officeooo:paragraph-rsid="001559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9ef" officeooo:paragraph-rsid="00173f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9ef" officeooo:paragraph-rsid="001b06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fb6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83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3e4" officeooo:paragraph-rsid="000a93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3e4" officeooo:paragraph-rsid="000fb6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3e4" officeooo:paragraph-rsid="001183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0f6" officeooo:paragraph-rsid="000c50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0f6" officeooo:paragraph-rsid="000fb6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0f6" officeooo:paragraph-rsid="00114f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0f6" officeooo:paragraph-rsid="001183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b6be" officeooo:paragraph-rsid="000fb6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b6be" officeooo:paragraph-rsid="00114f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b6be" officeooo:paragraph-rsid="001183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af" officeooo:paragraph-rsid="001128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f6c" officeooo:paragraph-rsid="00114f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f6c" officeooo:paragraph-rsid="001183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dd0d" officeooo:paragraph-rsid="0011dd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officeooo:paragraph-rsid="0037f35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411aee" officeooo:paragraph-rsid="00489e25" style:font-size-asian="17.5pt" style:font-weight-asian="normal" style:font-size-complex="20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411aee" officeooo:paragraph-rsid="0048c9ab" style:font-size-asian="17.5pt" style:font-weight-asian="normal" style:font-size-complex="20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411aee" officeooo:paragraph-rsid="0049c1dc" style:font-size-asian="17.5pt" style:font-weight-asian="normal" style:font-size-complex="20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411aee" officeooo:paragraph-rsid="0058815f" style:font-size-asian="17.5pt" style:font-weight-asian="normal" style:font-size-complex="20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411aee" officeooo:paragraph-rsid="0070a118" style:font-size-asian="17.5pt" style:font-weight-asian="normal" style:font-size-complex="20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5c5a56" officeooo:paragraph-rsid="005c5a56" style:font-size-asian="17.5pt" style:font-weight-asian="normal" style:font-size-complex="20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5c5a56" officeooo:paragraph-rsid="005e8b74" style:font-size-asian="17.5pt" style:font-weight-asian="normal" style:font-size-complex="20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5c5a56" officeooo:paragraph-rsid="005f75a0" style:font-size-asian="17.5pt" style:font-weight-asian="normal" style:font-size-complex="20pt" style:font-weight-complex="normal"/>
    </style:style>
    <style:style style:name="P1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fo:font-size="20pt" fo:font-weight="bold" officeooo:rsid="005c5a56" officeooo:paragraph-rsid="006259cc" style:font-size-asian="17.5pt" style:font-weight-asian="bold" style:font-size-complex="20pt" style:font-weight-complex="bold"/>
    </style:style>
    <style:style style:name="P1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fo:font-size="20pt" fo:font-weight="bold" officeooo:rsid="005c5a56" officeooo:paragraph-rsid="0067efea" style:font-size-asian="17.5pt" style:font-weight-asian="bold" style:font-size-complex="20pt" style:font-weight-complex="bold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5c5a56" officeooo:paragraph-rsid="005c5a56" style:font-size-asian="17.5pt" style:font-weight-asian="bold" style:font-size-complex="20pt" style:font-weight-complex="bold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411aee" officeooo:paragraph-rsid="00411aee" style:font-size-asian="17.5pt" style:font-weight-asian="bold" style:font-size-complex="20pt" style:font-weight-complex="bold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411aee" officeooo:paragraph-rsid="00489e25" style:font-size-asian="17.5pt" style:font-weight-asian="bold" style:font-size-complex="20pt" style:font-weight-complex="bold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411aee" officeooo:paragraph-rsid="0058815f" style:font-size-asian="17.5pt" style:font-weight-asian="bold" style:font-size-complex="20pt" style:font-weight-complex="bold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411aee" officeooo:paragraph-rsid="0048c9ab" style:font-size-asian="17.5pt" style:font-weight-asian="bold" style:font-size-complex="20pt" style:font-weight-complex="bold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411aee" officeooo:paragraph-rsid="0049c1dc" style:font-size-asian="17.5pt" style:font-weight-asian="bold" style:font-size-complex="20pt" style:font-weight-complex="bold"/>
    </style:style>
    <style:style style:name="P151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411aee" officeooo:paragraph-rsid="0070a118" style:font-size-asian="17.5pt" style:font-weight-asian="bold" style:font-size-complex="20pt" style:font-weight-complex="bold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517c8b" officeooo:paragraph-rsid="0071b7d3" style:font-size-asian="17.5pt" style:font-weight-asian="bold" style:font-size-complex="20pt" style:font-weight-complex="bold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517c8b" officeooo:paragraph-rsid="007361ef" style:font-size-asian="17.5pt" style:font-weight-asian="bold" style:font-size-complex="20pt" style:font-weight-complex="bold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517c8b" officeooo:paragraph-rsid="0073b532" style:font-size-asian="17.5pt" style:font-weight-asian="bold" style:font-size-complex="20pt" style:font-weight-complex="bold"/>
    </style:style>
    <style:style style:name="P155" style:family="paragraph" style:parent-style-name="Standard">
      <style:paragraph-properties fo:margin-left="1.251cm" fo:margin-right="0cm" fo:text-align="start" style:justify-single-word="false" fo:text-indent="-1.251cm" style:auto-text-indent="false" style:writing-mode="lr-tb"/>
      <style:text-properties fo:color="#000000" loext:opacity="100%" fo:font-size="20pt" fo:language="en" fo:country="US" fo:font-weight="bold" officeooo:rsid="0052e860" officeooo:paragraph-rsid="0077ebdb" style:font-size-asian="17.5pt" style:language-asian="en" style:country-asian="US" style:font-weight-asian="bold" style:font-size-complex="20pt" style:font-weight-complex="bold"/>
    </style:style>
    <style:style style:name="P156" style:family="paragraph" style:parent-style-name="Standard">
      <style:paragraph-properties fo:margin-left="1.251cm" fo:margin-right="0cm" fo:text-align="start" style:justify-single-word="false" fo:text-indent="-1.251cm" style:auto-text-indent="false" style:writing-mode="lr-tb"/>
      <style:text-properties fo:color="#000000" loext:opacity="100%" fo:font-size="20pt" fo:language="en" fo:country="US" fo:font-weight="bold" officeooo:rsid="0052e860" officeooo:paragraph-rsid="007c0250" style:font-size-asian="17.5pt" style:language-asian="en" style:country-asian="US" style:font-weight-asian="bold" style:font-size-complex="20pt" style:font-weight-complex="bold"/>
    </style:style>
    <style:style style:name="P157" style:family="paragraph" style:parent-style-name="Standard">
      <style:paragraph-properties fo:margin-left="1.251cm" fo:margin-right="0cm" fo:text-align="start" style:justify-single-word="false" fo:text-indent="-1.251cm" style:auto-text-indent="false" style:writing-mode="lr-tb"/>
      <style:text-properties fo:color="#000000" loext:opacity="100%" fo:font-size="20pt" fo:language="en" fo:country="US" fo:font-weight="bold" officeooo:rsid="00517c8b" officeooo:paragraph-rsid="0074f1ca" style:font-size-asian="17.5pt" style:language-asian="en" style:country-asian="US" style:font-weight-asian="bold" style:font-size-complex="20pt" style:font-weight-complex="bold"/>
    </style:style>
    <style:style style:name="P158" style:family="paragraph" style:parent-style-name="Standard">
      <style:paragraph-properties fo:margin-left="1.251cm" fo:margin-right="0cm" fo:text-align="start" style:justify-single-word="false" fo:text-indent="-1.251cm" style:auto-text-indent="false" style:writing-mode="lr-tb"/>
      <style:text-properties fo:color="#000000" loext:opacity="100%" fo:font-size="20pt" fo:language="en" fo:country="US" fo:font-weight="bold" officeooo:rsid="00517c8b" officeooo:paragraph-rsid="00751a40" style:font-size-asian="17.5pt" style:language-asian="en" style:country-asian="US" style:font-weight-asian="bold" style:font-size-complex="20pt" style:font-weight-complex="bold"/>
    </style:style>
    <style:style style:name="P159" style:family="paragraph" style:parent-style-name="Standard">
      <style:paragraph-properties fo:margin-left="1.251cm" fo:margin-right="0cm" fo:text-align="start" style:justify-single-word="false" fo:text-indent="-1.251cm" style:auto-text-indent="false" style:writing-mode="lr-tb"/>
      <style:text-properties fo:color="#000000" loext:opacity="100%" fo:font-size="20pt" fo:language="en" fo:country="US" fo:font-weight="bold" officeooo:rsid="00517c8b" officeooo:paragraph-rsid="0077ebdb" style:font-size-asian="17.5pt" style:language-asian="en" style:country-asian="US" style:font-weight-asian="bold" style:font-size-complex="20pt" style:font-weight-complex="bold"/>
    </style:style>
    <style:style style:name="P160" style:family="paragraph" style:parent-style-name="Standard">
      <style:paragraph-properties fo:margin-left="1.251cm" fo:margin-right="0cm" fo:text-align="start" style:justify-single-word="false" fo:text-indent="-1.251cm" style:auto-text-indent="false" style:writing-mode="lr-tb"/>
      <style:text-properties fo:color="#000000" loext:opacity="100%" fo:font-size="20pt" fo:language="en" fo:country="US" fo:font-weight="bold" officeooo:rsid="00517c8b" officeooo:paragraph-rsid="0095571d" style:font-size-asian="17.5pt" style:language-asian="en" style:country-asian="US" style:font-weight-asian="bold" style:font-size-complex="20pt" style:font-weight-complex="bold"/>
    </style:style>
    <style:style style:name="P161" style:family="paragraph" style:parent-style-name="Standard">
      <style:paragraph-properties fo:margin-left="1.251cm" fo:margin-right="0cm" fo:text-align="start" style:justify-single-word="false" fo:text-indent="-1.251cm" style:auto-text-indent="false" style:writing-mode="lr-tb"/>
      <style:text-properties fo:color="#000000" loext:opacity="100%" fo:font-size="20pt" fo:language="en" fo:country="US" fo:font-weight="bold" officeooo:rsid="00517c8b" officeooo:paragraph-rsid="007c0250" style:font-size-asian="17.5pt" style:language-asian="en" style:country-asian="US" style:font-weight-asian="bold" style:font-size-complex="20pt" style:font-weight-complex="bold"/>
    </style:style>
    <style:style style:name="P162" style:family="paragraph" style:parent-style-name="Standard">
      <style:paragraph-properties fo:margin-left="1.251cm" fo:margin-right="0cm" fo:text-align="start" style:justify-single-word="false" fo:text-indent="-1.251cm" style:auto-text-indent="false" style:writing-mode="lr-tb"/>
      <style:text-properties fo:color="#000000" loext:opacity="100%" fo:font-size="20pt" fo:language="en" fo:country="US" fo:font-weight="bold" officeooo:rsid="00517c8b" officeooo:paragraph-rsid="009589b8" style:font-size-asian="17.5pt" style:language-asian="en" style:country-asian="US" style:font-weight-asian="bold" style:font-size-complex="20pt" style:font-weight-complex="bold"/>
    </style:style>
    <style:style style:name="P16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style:text-position="0% 100%" fo:font-size="10.5pt" fo:language="en" fo:country="US" fo:font-weight="normal" officeooo:paragraph-rsid="0052e860" style:font-size-asian="10.5pt" style:font-weight-asian="normal" style:font-size-complex="10pt" style:font-weight-complex="normal"/>
    </style:style>
    <style:style style:name="P16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style:text-position="0% 100%" fo:font-size="10.5pt" fo:language="en" fo:country="US" fo:font-weight="normal" officeooo:paragraph-rsid="0071b7d3" style:font-size-asian="10.5pt" style:font-weight-asian="normal" style:font-size-complex="10pt" style:font-weight-complex="normal"/>
    </style:style>
    <style:style style:name="P16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style:text-position="0% 100%" fo:font-size="10.5pt" fo:language="en" fo:country="US" fo:font-weight="normal" officeooo:paragraph-rsid="007361ef" style:font-size-asian="10.5pt" style:font-weight-asian="normal" style:font-size-complex="10pt" style:font-weight-complex="normal"/>
    </style:style>
    <style:style style:name="P16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style:text-position="0% 100%" fo:font-size="10.5pt" fo:language="en" fo:country="US" fo:font-weight="normal" officeooo:paragraph-rsid="0073b532" style:font-size-asian="10.5pt" style:font-weight-asian="normal" style:font-size-complex="10pt" style:font-weight-complex="normal"/>
    </style:style>
    <style:style style:name="P16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style:text-position="0% 100%" fo:font-size="10.5pt" fo:language="en" fo:country="US" fo:font-weight="normal" officeooo:paragraph-rsid="0074f1ca" style:font-size-asian="10.5pt" style:font-weight-asian="normal" style:font-size-complex="10pt" style:font-weight-complex="normal"/>
    </style:style>
    <style:style style:name="P16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style:text-position="0% 100%" fo:font-size="10.5pt" fo:language="en" fo:country="US" fo:font-weight="normal" officeooo:paragraph-rsid="00751a40" style:font-size-asian="10.5pt" style:font-weight-asian="normal" style:font-size-complex="10pt" style:font-weight-complex="normal"/>
    </style:style>
    <style:style style:name="P16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style:text-position="0% 100%" fo:font-size="10.5pt" fo:language="en" fo:country="US" fo:font-weight="normal" officeooo:paragraph-rsid="0077ebdb" style:font-size-asian="10.5pt" style:font-weight-asian="normal" style:font-size-complex="10pt" style:font-weight-complex="normal"/>
    </style:style>
    <style:style style:name="P17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style:text-position="0% 100%" fo:font-size="10.5pt" fo:language="en" fo:country="US" fo:font-weight="normal" officeooo:paragraph-rsid="007c0250" style:font-size-asian="10.5pt" style:font-weight-asian="normal" style:font-size-complex="10pt" style:font-weight-complex="normal"/>
    </style:style>
    <style:style style:name="P17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style:text-position="0% 100%" fo:font-size="10.5pt" fo:language="en" fo:country="US" fo:font-weight="normal" officeooo:paragraph-rsid="0095571d" style:font-size-asian="10.5pt" style:font-weight-asian="normal" style:font-size-complex="10pt" style:font-weight-complex="normal"/>
    </style:style>
    <style:style style:name="P17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style:text-position="0% 100%" fo:font-size="10.5pt" fo:language="en" fo:country="US" fo:font-weight="normal" officeooo:paragraph-rsid="009589b8" style:font-size-asian="10.5pt" style:font-weight-asian="normal" style:font-size-complex="10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officeooo:rsid="0052e860" officeooo:paragraph-rsid="0052e860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officeooo:rsid="0052e860" officeooo:paragraph-rsid="0071b7d3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officeooo:rsid="0052e860" officeooo:paragraph-rsid="007361ef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officeooo:rsid="0052e860" officeooo:paragraph-rsid="0073b532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officeooo:rsid="0052e860" officeooo:paragraph-rsid="00751a40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officeooo:rsid="0052e860" officeooo:paragraph-rsid="0077ebdb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officeooo:rsid="0052e860" officeooo:paragraph-rsid="0074f1ca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officeooo:rsid="0052e860" officeooo:paragraph-rsid="007c0250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officeooo:rsid="0052e860" officeooo:paragraph-rsid="0095571d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officeooo:rsid="0052e860" officeooo:paragraph-rsid="009589b8"/>
    </style:style>
    <style:style style:name="P18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c9475" officeooo:paragraph-rsid="005c9475" style:font-name-asian="Calibri" style:font-size-asian="14pt" style:font-name-complex="Times New Roman1" style:font-size-complex="14pt"/>
    </style:style>
    <style:style style:name="P18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c5a56" officeooo:paragraph-rsid="005c5a56" style:font-name-asian="Calibri" style:font-size-asian="14pt" style:font-name-complex="Times New Roman1" style:font-size-complex="14pt"/>
    </style:style>
    <style:style style:name="P18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c5a56" officeooo:paragraph-rsid="005e8b74" style:font-name-asian="Calibri" style:font-size-asian="14pt" style:font-name-complex="Times New Roman1" style:font-size-complex="14pt"/>
    </style:style>
    <style:style style:name="P18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c5a56" officeooo:paragraph-rsid="005f75a0" style:font-name-asian="Calibri" style:font-size-asian="14pt" style:font-name-complex="Times New Roman1" style:font-size-complex="14pt"/>
    </style:style>
    <style:style style:name="P18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c5a56" officeooo:paragraph-rsid="005f8116" style:font-name-asian="Calibri" style:font-size-asian="14pt" style:font-name-complex="Times New Roman1" style:font-size-complex="14pt"/>
    </style:style>
    <style:style style:name="P18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c5a56" officeooo:paragraph-rsid="0061643a" style:font-name-asian="Calibri" style:font-size-asian="14pt" style:font-name-complex="Times New Roman1" style:font-size-complex="14pt"/>
    </style:style>
    <style:style style:name="P18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c5a56" officeooo:paragraph-rsid="006259cc" style:font-name-asian="Calibri" style:font-size-asian="14pt" style:font-name-complex="Times New Roman1" style:font-size-complex="14pt"/>
    </style:style>
    <style:style style:name="P19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c5a56" officeooo:paragraph-rsid="006775f5" style:font-name-asian="Calibri" style:font-size-asian="14pt" style:font-name-complex="Times New Roman1" style:font-size-complex="14pt"/>
    </style:style>
    <style:style style:name="P19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c5a56" officeooo:paragraph-rsid="00684b18" style:font-name-asian="Calibri" style:font-size-asian="14pt" style:font-name-complex="Times New Roman1" style:font-size-complex="14pt"/>
    </style:style>
    <style:style style:name="P19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c5a56" officeooo:paragraph-rsid="00698c4b" style:font-name-asian="Calibri" style:font-size-asian="14pt" style:font-name-complex="Times New Roman1" style:font-size-complex="14pt"/>
    </style:style>
    <style:style style:name="P19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c5a56" officeooo:paragraph-rsid="006aa591" style:font-name-asian="Calibri" style:font-size-asian="14pt" style:font-name-complex="Times New Roman1" style:font-size-complex="14pt"/>
    </style:style>
    <style:style style:name="P19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c5a56" officeooo:paragraph-rsid="006b528d" style:font-name-asian="Calibri" style:font-size-asian="14pt" style:font-name-complex="Times New Roman1" style:font-size-complex="14pt"/>
    </style:style>
    <style:style style:name="P19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e8b74" officeooo:paragraph-rsid="005e8b74" style:font-name-asian="Calibri" style:font-size-asian="14pt" style:font-name-complex="Times New Roman1" style:font-size-complex="14pt"/>
    </style:style>
    <style:style style:name="P19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f75a0" officeooo:paragraph-rsid="005f75a0" style:font-name-asian="Calibri" style:font-size-asian="14pt" style:font-name-complex="Times New Roman1" style:font-size-complex="14pt"/>
    </style:style>
    <style:style style:name="P19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f75a0" officeooo:paragraph-rsid="0061643a" style:font-name-asian="Calibri" style:font-size-asian="14pt" style:font-name-complex="Times New Roman1" style:font-size-complex="14pt"/>
    </style:style>
    <style:style style:name="P19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f75a0" officeooo:paragraph-rsid="00684b18" style:font-name-asian="Calibri" style:font-size-asian="14pt" style:font-name-complex="Times New Roman1" style:font-size-complex="14pt"/>
    </style:style>
    <style:style style:name="P19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f75a0" officeooo:paragraph-rsid="00c397e8" style:font-name-asian="Calibri" style:font-size-asian="14pt" style:font-name-complex="Times New Roman1" style:font-size-complex="14pt"/>
    </style:style>
    <style:style style:name="P20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f8116" officeooo:paragraph-rsid="005f8116" style:font-name-asian="Calibri" style:font-size-asian="14pt" style:font-name-complex="Times New Roman1" style:font-size-complex="14pt"/>
    </style:style>
    <style:style style:name="P20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5f8116" officeooo:paragraph-rsid="00684b18" style:font-name-asian="Calibri" style:font-size-asian="14pt" style:font-name-complex="Times New Roman1" style:font-size-complex="14pt"/>
    </style:style>
    <style:style style:name="P20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61643a" officeooo:paragraph-rsid="0061643a" style:font-name-asian="Calibri" style:font-size-asian="14pt" style:font-name-complex="Times New Roman1" style:font-size-complex="14pt"/>
    </style:style>
    <style:style style:name="P20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61643a" officeooo:paragraph-rsid="00698c4b" style:font-name-asian="Calibri" style:font-size-asian="14pt" style:font-name-complex="Times New Roman1" style:font-size-complex="14pt"/>
    </style:style>
    <style:style style:name="P20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6259cc" officeooo:paragraph-rsid="006259cc" style:font-name-asian="Calibri" style:font-size-asian="14pt" style:font-name-complex="Times New Roman1" style:font-size-complex="14pt"/>
    </style:style>
    <style:style style:name="P20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6775f5" officeooo:paragraph-rsid="006775f5" style:font-name-asian="Calibri" style:font-size-asian="14pt" style:font-name-complex="Times New Roman1" style:font-size-complex="14pt"/>
    </style:style>
    <style:style style:name="P20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67efea" officeooo:paragraph-rsid="0067efea" style:font-name-asian="Calibri" style:font-size-asian="14pt" style:font-name-complex="Times New Roman1" style:font-size-complex="14pt"/>
    </style:style>
    <style:style style:name="P20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684b18" officeooo:paragraph-rsid="00684b18" style:font-name-asian="Calibri" style:font-size-asian="14pt" style:font-name-complex="Times New Roman1" style:font-size-complex="14pt"/>
    </style:style>
    <style:style style:name="P20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698c4b" officeooo:paragraph-rsid="00698c4b" style:font-name-asian="Calibri" style:font-size-asian="14pt" style:font-name-complex="Times New Roman1" style:font-size-complex="14pt"/>
    </style:style>
    <style:style style:name="P20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698c4b" officeooo:paragraph-rsid="006aa591" style:font-name-asian="Calibri" style:font-size-asian="14pt" style:font-name-complex="Times New Roman1" style:font-size-complex="14pt"/>
    </style:style>
    <style:style style:name="P2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698c4b" officeooo:paragraph-rsid="006b528d" style:font-name-asian="Calibri" style:font-size-asian="14pt" style:font-name-complex="Times New Roman1" style:font-size-complex="14pt"/>
    </style:style>
    <style:style style:name="P2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6aa591" officeooo:paragraph-rsid="006aa591" style:font-name-asian="Calibri" style:font-size-asian="14pt" style:font-name-complex="Times New Roman1" style:font-size-complex="14pt"/>
    </style:style>
    <style:style style:name="P2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6b528d" officeooo:paragraph-rsid="006b528d" style:font-name-asian="Calibri" style:font-size-asian="14pt" style:font-name-complex="Times New Roman1" style:font-size-complex="14pt"/>
    </style:style>
    <style:style style:name="P2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b3134b" officeooo:paragraph-rsid="00b3134b" style:font-name-asian="Calibri" style:font-size-asian="14pt" style:font-name-complex="Times New Roman1" style:font-size-complex="14pt"/>
    </style:style>
    <style:style style:name="P2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b8ca51" officeooo:paragraph-rsid="00b8ca51" style:font-name-asian="Calibri" style:font-size-asian="14pt" style:font-name-complex="Times New Roman1" style:font-size-complex="14pt"/>
    </style:style>
    <style:style style:name="P21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bee6d8" officeooo:paragraph-rsid="00bee6d8" style:font-name-asian="Calibri" style:font-size-asian="14pt" style:font-name-complex="Times New Roman1" style:font-size-complex="14pt"/>
    </style:style>
    <style:style style:name="P2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bfcf6a" officeooo:paragraph-rsid="00bfcf6a" style:font-name-asian="Calibri" style:font-size-asian="14pt" style:font-name-complex="Times New Roman1" style:font-size-complex="14pt"/>
    </style:style>
    <style:style style:name="P2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c272d8" officeooo:paragraph-rsid="00c272d8" style:font-name-asian="Calibri" style:font-size-asian="14pt" style:font-name-complex="Times New Roman1" style:font-size-complex="14pt"/>
    </style:style>
    <style:style style:name="P2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c2edef" officeooo:paragraph-rsid="00c2edef" style:font-name-asian="Calibri" style:font-size-asian="14pt" style:font-name-complex="Times New Roman1" style:font-size-complex="14pt"/>
    </style:style>
    <style:style style:name="P2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c397e8" officeooo:paragraph-rsid="00c397e8" style:font-name-asian="Calibri" style:font-size-asian="14pt" style:font-name-complex="Times New Roman1" style:font-size-complex="14pt"/>
    </style:style>
    <style:style style:name="P2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officeooo:rsid="00c4f2b7" officeooo:paragraph-rsid="00c4f2b7" style:font-name-asian="Calibri" style:font-size-asian="14pt" style:font-name-complex="Times New Roman1" style:font-size-complex="14pt"/>
    </style:style>
    <style:style style:name="P2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anguage="en" fo:country="US" fo:font-weight="normal" officeooo:rsid="00c2edef" officeooo:paragraph-rsid="00c2edef" style:font-name-asian="Liberation Serif1" style:font-size-asian="14pt" style:font-weight-asian="normal" style:font-name-complex="Times New Roman1" style:font-size-complex="14pt" style:font-weight-complex="normal"/>
    </style:style>
    <style:style style:name="P22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fo:font-size="14pt" fo:font-weight="bold" officeooo:rsid="00408800" officeooo:paragraph-rsid="006b528d" style:font-size-asian="14pt" style:font-weight-asian="bold" style:font-size-complex="14pt" style:font-weight-complex="bold"/>
    </style:style>
    <style:style style:name="P2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fo:font-size="14pt" fo:font-weight="bold" officeooo:rsid="00408800" officeooo:paragraph-rsid="00bee6d8" style:font-size-asian="14pt" style:font-weight-asian="bold" style:font-size-complex="14pt" style:font-weight-complex="bold"/>
    </style:style>
    <style:style style:name="P224" style:family="paragraph" style:parent-style-name="Standard">
      <style:paragraph-properties fo:text-align="start" style:justify-single-word="false"/>
      <style:text-properties fo:color="#55308d" loext:opacity="100%" fo:font-size="20pt" fo:font-weight="normal" officeooo:rsid="000a93e4" officeooo:paragraph-rsid="0037f354" style:font-size-asian="17.5pt" style:font-weight-asian="normal" style:font-size-complex="20pt" style:font-weight-complex="normal"/>
    </style:style>
    <style:style style:name="P225" style:family="paragraph" style:parent-style-name="Standard">
      <style:paragraph-properties fo:text-align="start" style:justify-single-word="false"/>
      <style:text-properties fo:color="#55308d" loext:opacity="100%" fo:font-size="20pt" fo:font-weight="normal" officeooo:rsid="000a93e4" officeooo:paragraph-rsid="0039eb82" style:font-size-asian="17.5pt" style:font-weight-asian="normal" style:font-size-complex="20pt" style:font-weight-complex="normal"/>
    </style:style>
    <style:style style:name="P226" style:family="paragraph" style:parent-style-name="Standard">
      <style:paragraph-properties fo:text-align="start" style:justify-single-word="false"/>
      <style:text-properties fo:color="#55308d" loext:opacity="100%" fo:font-size="20pt" fo:font-weight="normal" officeooo:rsid="000a93e4" officeooo:paragraph-rsid="00273c1f" style:font-size-asian="17.5pt" style:font-weight-asian="normal" style:font-size-complex="20pt" style:font-weight-complex="normal"/>
    </style:style>
    <style:style style:name="P227" style:family="paragraph" style:parent-style-name="Standard">
      <style:paragraph-properties fo:text-align="start" style:justify-single-word="false"/>
      <style:text-properties fo:color="#55308d" loext:opacity="100%" fo:font-size="20pt" fo:font-weight="normal" officeooo:rsid="000a93e4" officeooo:paragraph-rsid="00264a1a" style:font-size-asian="17.5pt" style:font-weight-asian="normal" style:font-size-complex="20pt" style:font-weight-complex="normal"/>
    </style:style>
    <style:style style:name="P228" style:family="paragraph" style:parent-style-name="Standard">
      <style:paragraph-properties fo:text-align="start" style:justify-single-word="false"/>
      <style:text-properties fo:color="#55308d" loext:opacity="100%" fo:font-size="20pt" fo:font-weight="normal" officeooo:rsid="00095cca" officeooo:paragraph-rsid="00408800" style:font-size-asian="17.5pt" style:font-weight-asian="normal" style:font-size-complex="20pt" style:font-weight-complex="normal"/>
    </style:style>
    <style:style style:name="P229" style:family="paragraph" style:parent-style-name="Standard">
      <style:paragraph-properties fo:text-align="start" style:justify-single-word="false"/>
      <style:text-properties fo:color="#55308d" loext:opacity="100%" fo:font-size="20pt" fo:font-weight="bold" officeooo:rsid="00408800" officeooo:paragraph-rsid="00408800" style:font-size-asian="17.5pt" style:font-weight-asian="bold" style:font-size-complex="20pt" style:font-weight-complex="bold"/>
    </style:style>
    <style:style style:name="P230" style:family="paragraph" style:parent-style-name="Standard">
      <style:paragraph-properties fo:text-align="start" style:justify-single-word="false"/>
      <style:text-properties fo:color="#ff0000" loext:opacity="100%" fo:font-size="20pt" fo:font-weight="normal" officeooo:rsid="00408800" officeooo:paragraph-rsid="00408800" style:font-size-asian="17.5pt" style:font-weight-asian="normal" style:font-size-complex="20pt" style:font-weight-complex="normal"/>
    </style:style>
    <style:style style:name="P231" style:family="paragraph" style:parent-style-name="Standard">
      <style:paragraph-properties fo:text-align="start" style:justify-single-word="false"/>
      <style:text-properties fo:color="#ff0000" loext:opacity="100%" fo:font-size="20pt" fo:font-weight="bold" officeooo:rsid="005c5a56" officeooo:paragraph-rsid="00408800" style:font-size-asian="17.5pt" style:font-weight-asian="bold" style:font-size-complex="20pt" style:font-weight-complex="bold"/>
    </style:style>
    <style:style style:name="P232" style:family="paragraph" style:parent-style-name="Standard">
      <style:paragraph-properties fo:text-align="start" style:justify-single-word="false"/>
      <style:text-properties fo:color="#ff0000" loext:opacity="100%" fo:font-size="20pt" fo:font-weight="bold" officeooo:rsid="00408800" officeooo:paragraph-rsid="00408800" style:font-size-asian="17.5pt" style:font-weight-asian="bold" style:font-size-complex="20pt" style:font-weight-complex="bold"/>
    </style:style>
    <style:style style:name="P233" style:family="paragraph" style:parent-style-name="Standard">
      <style:paragraph-properties fo:text-align="start" style:justify-single-word="false"/>
      <style:text-properties fo:color="#ff0000" loext:opacity="100%" fo:font-size="20pt" fo:font-weight="bold" officeooo:rsid="00408800" officeooo:paragraph-rsid="00175209" style:font-size-asian="17.5pt" style:font-weight-asian="bold" style:font-size-complex="20pt" style:font-weight-complex="bold"/>
    </style:style>
    <style:style style:name="P234" style:family="paragraph" style:parent-style-name="Standard">
      <style:paragraph-properties fo:text-align="start" style:justify-single-word="false"/>
      <style:text-properties fo:color="#ff0000" loext:opacity="100%" fo:font-size="20pt" fo:font-weight="bold" officeooo:rsid="00517c8b" officeooo:paragraph-rsid="00517c8b" style:font-size-asian="17.5pt" style:font-weight-asian="bold" style:font-size-complex="20pt" style:font-weight-complex="bold"/>
    </style:style>
    <style:style style:name="P2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normal" officeooo:rsid="00408800" officeooo:paragraph-rsid="005f75a0" style:font-size-asian="14pt" style:font-weight-asian="normal" style:font-size-complex="14pt" style:font-weight-complex="normal"/>
    </style:style>
    <style:style style:name="P23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normal" officeooo:rsid="00408800" officeooo:paragraph-rsid="005f8116" style:font-size-asian="14pt" style:font-weight-asian="normal" style:font-size-complex="14pt" style:font-weight-complex="normal"/>
    </style:style>
    <style:style style:name="P2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normal" officeooo:rsid="00408800" officeooo:paragraph-rsid="0061643a" style:font-size-asian="14pt" style:font-weight-asian="normal" style:font-size-complex="14pt" style:font-weight-complex="normal"/>
    </style:style>
    <style:style style:name="P23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normal" officeooo:rsid="00408800" officeooo:paragraph-rsid="006259cc" style:font-size-asian="14pt" style:font-weight-asian="normal" style:font-size-complex="14pt" style:font-weight-complex="normal"/>
    </style:style>
    <style:style style:name="P2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normal" officeooo:rsid="00408800" officeooo:paragraph-rsid="006775f5" style:font-size-asian="14pt" style:font-weight-asian="normal" style:font-size-complex="14pt" style:font-weight-complex="normal"/>
    </style:style>
    <style:style style:name="P2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normal" officeooo:rsid="00408800" officeooo:paragraph-rsid="0067efea" style:font-size-asian="14pt" style:font-weight-asian="normal" style:font-size-complex="14pt" style:font-weight-complex="normal"/>
    </style:style>
    <style:style style:name="P24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normal" officeooo:rsid="00408800" officeooo:paragraph-rsid="00684b18" style:font-size-asian="14pt" style:font-weight-asian="normal" style:font-size-complex="14pt" style:font-weight-complex="normal"/>
    </style:style>
    <style:style style:name="P24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normal" officeooo:rsid="00408800" officeooo:paragraph-rsid="00698c4b" style:font-size-asian="14pt" style:font-weight-asian="normal" style:font-size-complex="14pt" style:font-weight-complex="normal"/>
    </style:style>
    <style:style style:name="P2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normal" officeooo:rsid="00408800" officeooo:paragraph-rsid="006aa591" style:font-size-asian="14pt" style:font-weight-asian="normal" style:font-size-complex="14pt" style:font-weight-complex="normal"/>
    </style:style>
    <style:style style:name="P2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normal" officeooo:rsid="00408800" officeooo:paragraph-rsid="006b528d" style:font-size-asian="14pt" style:font-weight-asian="normal" style:font-size-complex="14pt" style:font-weight-complex="normal"/>
    </style:style>
    <style:style style:name="P24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normal" officeooo:rsid="00408800" officeooo:paragraph-rsid="00bee6d8" style:font-size-asian="14pt" style:font-weight-asian="normal" style:font-size-complex="14pt" style:font-weight-complex="normal"/>
    </style:style>
    <style:style style:name="P24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normal" officeooo:rsid="00408800" officeooo:paragraph-rsid="00c2edef" style:font-size-asian="14pt" style:font-weight-asian="normal" style:font-size-complex="14pt" style:font-weight-complex="normal"/>
    </style:style>
    <style:style style:name="P24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normal" officeooo:rsid="00408800" officeooo:paragraph-rsid="00c397e8" style:font-size-asian="14pt" style:font-weight-asian="normal" style:font-size-complex="14pt" style:font-weight-complex="normal"/>
    </style:style>
    <style:style style:name="P248" style:family="paragraph" style:parent-style-name="Standard">
      <style:paragraph-properties fo:text-align="start" style:justify-single-word="false"/>
      <style:text-properties fo:color="#ff0000" loext:opacity="100%" fo:font-size="14pt" fo:font-weight="bold" officeooo:rsid="00408800" officeooo:paragraph-rsid="005c5a56" style:font-size-asian="14pt" style:font-weight-asian="bold" style:font-size-complex="14pt" style:font-weight-complex="bold"/>
    </style:style>
    <style:style style:name="P249" style:family="paragraph" style:parent-style-name="Standard">
      <style:paragraph-properties fo:text-align="start" style:justify-single-word="false"/>
      <style:text-properties fo:color="#ff0000" loext:opacity="100%" fo:font-size="14pt" fo:font-weight="bold" officeooo:rsid="00408800" officeooo:paragraph-rsid="005e8b74" style:font-size-asian="14pt" style:font-weight-asian="bold" style:font-size-complex="14pt" style:font-weight-complex="bold"/>
    </style:style>
    <style:style style:name="P250" style:family="paragraph" style:parent-style-name="Standard">
      <style:paragraph-properties fo:text-align="start" style:justify-single-word="false"/>
      <style:text-properties fo:color="#ff0000" loext:opacity="100%" fo:font-size="14pt" fo:font-weight="bold" officeooo:rsid="00408800" officeooo:paragraph-rsid="005f75a0" style:font-size-asian="14pt" style:font-weight-asian="bold" style:font-size-complex="14pt" style:font-weight-complex="bold"/>
    </style:style>
    <style:style style:name="P25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bold" officeooo:rsid="00408800" officeooo:paragraph-rsid="005f75a0" style:font-size-asian="14pt" style:font-weight-asian="bold" style:font-size-complex="14pt" style:font-weight-complex="bold"/>
    </style:style>
    <style:style style:name="P25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bold" officeooo:rsid="00408800" officeooo:paragraph-rsid="005f8116" style:font-size-asian="14pt" style:font-weight-asian="bold" style:font-size-complex="14pt" style:font-weight-complex="bold"/>
    </style:style>
    <style:style style:name="P25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bold" officeooo:rsid="00408800" officeooo:paragraph-rsid="0061643a" style:font-size-asian="14pt" style:font-weight-asian="bold" style:font-size-complex="14pt" style:font-weight-complex="bold"/>
    </style:style>
    <style:style style:name="P25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bold" officeooo:rsid="00408800" officeooo:paragraph-rsid="00684b18" style:font-size-asian="14pt" style:font-weight-asian="bold" style:font-size-complex="14pt" style:font-weight-complex="bold"/>
    </style:style>
    <style:style style:name="P25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bold" officeooo:rsid="00408800" officeooo:paragraph-rsid="00698c4b" style:font-size-asian="14pt" style:font-weight-asian="bold" style:font-size-complex="14pt" style:font-weight-complex="bold"/>
    </style:style>
    <style:style style:name="P25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bold" officeooo:rsid="00408800" officeooo:paragraph-rsid="006aa591" style:font-size-asian="14pt" style:font-weight-asian="bold" style:font-size-complex="14pt" style:font-weight-complex="bold"/>
    </style:style>
    <style:style style:name="P25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bold" officeooo:rsid="00408800" officeooo:paragraph-rsid="006b528d" style:font-size-asian="14pt" style:font-weight-asian="bold" style:font-size-complex="14pt" style:font-weight-complex="bold"/>
    </style:style>
    <style:style style:name="P25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0000" loext:opacity="100%" fo:font-size="14pt" fo:font-weight="bold" officeooo:rsid="00408800" officeooo:paragraph-rsid="00c2edef" style:font-size-asian="14pt" style:font-weight-asian="bold" style:font-size-complex="14pt" style:font-weight-complex="bold"/>
    </style:style>
    <style:style style:name="P259" style:family="paragraph" style:parent-style-name="Standard">
      <style:paragraph-properties fo:text-align="start" style:justify-single-word="false"/>
      <style:text-properties fo:color="#ff0000" loext:opacity="100%" fo:font-size="14pt" fo:font-weight="bold" officeooo:rsid="00408800" officeooo:paragraph-rsid="005f8116" style:font-size-asian="14pt" style:font-weight-asian="bold" style:font-size-complex="14pt" style:font-weight-complex="bold"/>
    </style:style>
    <style:style style:name="P260" style:family="paragraph" style:parent-style-name="Standard">
      <style:paragraph-properties fo:text-align="start" style:justify-single-word="false"/>
      <style:text-properties fo:color="#ff0000" loext:opacity="100%" fo:font-size="14pt" fo:font-weight="bold" officeooo:rsid="00408800" officeooo:paragraph-rsid="0061643a" style:font-size-asian="14pt" style:font-weight-asian="bold" style:font-size-complex="14pt" style:font-weight-complex="bold"/>
    </style:style>
    <style:style style:name="P261" style:family="paragraph" style:parent-style-name="Standard">
      <style:paragraph-properties fo:text-align="start" style:justify-single-word="false"/>
      <style:text-properties fo:color="#ff0000" loext:opacity="100%" fo:font-size="14pt" fo:font-weight="bold" officeooo:rsid="00408800" officeooo:paragraph-rsid="006259cc" style:font-size-asian="14pt" style:font-weight-asian="bold" style:font-size-complex="14pt" style:font-weight-complex="bold"/>
    </style:style>
    <style:style style:name="P262" style:family="paragraph" style:parent-style-name="Standard">
      <style:paragraph-properties fo:text-align="start" style:justify-single-word="false"/>
      <style:text-properties fo:color="#ff0000" loext:opacity="100%" fo:font-size="14pt" fo:font-weight="bold" officeooo:rsid="00408800" officeooo:paragraph-rsid="006775f5" style:font-size-asian="14pt" style:font-weight-asian="bold" style:font-size-complex="14pt" style:font-weight-complex="bold"/>
    </style:style>
    <style:style style:name="P263" style:family="paragraph" style:parent-style-name="Standard">
      <style:paragraph-properties fo:text-align="start" style:justify-single-word="false"/>
      <style:text-properties fo:color="#ff0000" loext:opacity="100%" fo:font-size="14pt" fo:font-weight="bold" officeooo:rsid="00408800" officeooo:paragraph-rsid="0067efea" style:font-size-asian="14pt" style:font-weight-asian="bold" style:font-size-complex="14pt" style:font-weight-complex="bold"/>
    </style:style>
    <style:style style:name="P264" style:family="paragraph" style:parent-style-name="Standard">
      <style:paragraph-properties fo:text-align="start" style:justify-single-word="false"/>
      <style:text-properties fo:color="#ff0000" loext:opacity="100%" fo:font-size="14pt" fo:font-weight="bold" officeooo:rsid="00408800" officeooo:paragraph-rsid="00684b18" style:font-size-asian="14pt" style:font-weight-asian="bold" style:font-size-complex="14pt" style:font-weight-complex="bold"/>
    </style:style>
    <style:style style:name="P265" style:family="paragraph" style:parent-style-name="Standard">
      <style:paragraph-properties fo:text-align="start" style:justify-single-word="false"/>
      <style:text-properties fo:color="#ff0000" loext:opacity="100%" fo:font-size="14pt" fo:font-weight="bold" officeooo:rsid="00408800" officeooo:paragraph-rsid="00698c4b" style:font-size-asian="14pt" style:font-weight-asian="bold" style:font-size-complex="14pt" style:font-weight-complex="bold"/>
    </style:style>
    <style:style style:name="P266" style:family="paragraph" style:parent-style-name="Standard">
      <style:paragraph-properties fo:text-align="start" style:justify-single-word="false"/>
      <style:text-properties fo:color="#ff0000" loext:opacity="100%" fo:font-size="14pt" fo:font-weight="bold" officeooo:rsid="00408800" officeooo:paragraph-rsid="006aa591" style:font-size-asian="14pt" style:font-weight-asian="bold" style:font-size-complex="14pt" style:font-weight-complex="bold"/>
    </style:style>
    <style:style style:name="P267" style:family="paragraph" style:parent-style-name="Standard">
      <style:paragraph-properties fo:text-align="start" style:justify-single-word="false"/>
      <style:text-properties fo:color="#ff0000" loext:opacity="100%" fo:font-size="14pt" fo:font-weight="bold" officeooo:rsid="00408800" officeooo:paragraph-rsid="006b528d" style:font-size-asian="14pt" style:font-weight-asian="bold" style:font-size-complex="14pt" style:font-weight-complex="bold"/>
    </style:style>
    <style:style style:name="P268" style:family="paragraph" style:parent-style-name="Standard">
      <style:paragraph-properties fo:text-align="start" style:justify-single-word="false"/>
      <style:text-properties fo:color="#ff0000" loext:opacity="100%" fo:font-size="14pt" fo:font-weight="bold" officeooo:rsid="00408800" officeooo:paragraph-rsid="00bee6d8" style:font-size-asian="14pt" style:font-weight-asian="bold" style:font-size-complex="14pt" style:font-weight-complex="bold"/>
    </style:style>
    <style:style style:name="P269" style:family="paragraph" style:parent-style-name="Standard">
      <style:paragraph-properties fo:text-align="start" style:justify-single-word="false"/>
      <style:text-properties fo:color="#ff0000" loext:opacity="100%" fo:font-size="14pt" fo:font-weight="bold" officeooo:rsid="00408800" officeooo:paragraph-rsid="00c2edef" style:font-size-asian="14pt" style:font-weight-asian="bold" style:font-size-complex="14pt" style:font-weight-complex="bold"/>
    </style:style>
    <style:style style:name="P270" style:family="paragraph" style:parent-style-name="Standard">
      <style:paragraph-properties fo:text-align="start" style:justify-single-word="false"/>
      <style:text-properties fo:color="#ff0000" loext:opacity="100%" fo:font-size="14pt" fo:font-weight="bold" officeooo:rsid="00408800" officeooo:paragraph-rsid="00c397e8" style:font-size-asian="14pt" style:font-weight-asian="bold" style:font-size-complex="14pt" style:font-weight-complex="bold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4a1a" fo:background-color="transparent"/>
    </style:style>
    <style:style style:name="P272" style:family="paragraph" style:parent-style-name="Table_20_Contents">
      <style:paragraph-properties fo:text-align="start" style:justify-single-word="false"/>
      <style:text-properties fo:font-size="14pt" officeooo:rsid="00465eb4" officeooo:paragraph-rsid="00465eb4" style:font-size-asian="14pt" style:font-size-complex="14pt"/>
    </style:style>
    <style:style style:name="P273" style:family="paragraph" style:parent-style-name="Table_20_Contents">
      <style:paragraph-properties fo:text-align="start" style:justify-single-word="false"/>
      <style:text-properties fo:font-size="14pt" officeooo:rsid="00465eb4" officeooo:paragraph-rsid="00489e25" style:font-size-asian="14pt" style:font-size-complex="14pt"/>
    </style:style>
    <style:style style:name="P274" style:family="paragraph" style:parent-style-name="Table_20_Contents">
      <style:paragraph-properties fo:text-align="start" style:justify-single-word="false"/>
      <style:text-properties fo:font-size="14pt" officeooo:rsid="00465eb4" officeooo:paragraph-rsid="0048c9ab" style:font-size-asian="14pt" style:font-size-complex="14pt"/>
    </style:style>
    <style:style style:name="P275" style:family="paragraph" style:parent-style-name="Table_20_Contents">
      <style:paragraph-properties fo:text-align="start" style:justify-single-word="false"/>
      <style:text-properties fo:font-size="14pt" officeooo:rsid="00465eb4" officeooo:paragraph-rsid="0049c1dc" style:font-size-asian="14pt" style:font-size-complex="14pt"/>
    </style:style>
    <style:style style:name="P276" style:family="paragraph" style:parent-style-name="Table_20_Contents">
      <style:paragraph-properties fo:text-align="start" style:justify-single-word="false"/>
      <style:text-properties fo:font-size="14pt" officeooo:rsid="00465eb4" officeooo:paragraph-rsid="0058815f" style:font-size-asian="14pt" style:font-size-complex="14pt"/>
    </style:style>
    <style:style style:name="P277" style:family="paragraph" style:parent-style-name="Table_20_Contents">
      <style:paragraph-properties fo:text-align="start" style:justify-single-word="false"/>
      <style:text-properties fo:font-size="14pt" officeooo:rsid="00465eb4" officeooo:paragraph-rsid="0070a118" style:font-size-asian="14pt" style:font-size-complex="14pt"/>
    </style:style>
    <style:style style:name="P278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79" style:family="paragraph" style:parent-style-name="Table_20_Contents">
      <style:paragraph-properties fo:text-align="start" style:justify-single-word="false"/>
      <style:text-properties fo:font-size="14pt" officeooo:paragraph-rsid="00489e25" style:font-size-asian="14pt" style:font-size-complex="14pt"/>
    </style:style>
    <style:style style:name="P280" style:family="paragraph" style:parent-style-name="Table_20_Contents">
      <style:paragraph-properties fo:text-align="start" style:justify-single-word="false"/>
      <style:text-properties fo:font-size="14pt" officeooo:paragraph-rsid="0048c9ab" style:font-size-asian="14pt" style:font-size-complex="14pt"/>
    </style:style>
    <style:style style:name="P281" style:family="paragraph" style:parent-style-name="Table_20_Contents">
      <style:paragraph-properties fo:text-align="start" style:justify-single-word="false"/>
      <style:text-properties fo:font-size="14pt" officeooo:paragraph-rsid="0049c1dc" style:font-size-asian="14pt" style:font-size-complex="14pt"/>
    </style:style>
    <style:style style:name="P282" style:family="paragraph" style:parent-style-name="Table_20_Contents">
      <style:paragraph-properties fo:text-align="start" style:justify-single-word="false"/>
      <style:text-properties fo:font-size="14pt" officeooo:paragraph-rsid="0058815f" style:font-size-asian="14pt" style:font-size-complex="14pt"/>
    </style:style>
    <style:style style:name="P283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4pt" officeooo:paragraph-rsid="004eb5e7" style:font-size-asian="14pt" style:font-size-complex="14pt" fo:hyphenate="false" fo:hyphenation-remain-char-count="2" fo:hyphenation-push-char-count="2" loext:hyphenation-no-caps="false"/>
    </style:style>
    <style:style style:name="P284" style:family="paragraph" style:parent-style-name="Table_20_Contents">
      <style:paragraph-properties fo:text-align="start" style:justify-single-word="false"/>
      <style:text-properties fo:font-size="14pt" officeooo:paragraph-rsid="0070a118" style:font-size-asian="14pt" style:font-size-complex="14pt"/>
    </style:style>
    <style:style style:name="P28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5a56" officeooo:paragraph-rsid="005e8b74" style:font-size-asian="14pt" style:font-size-complex="14pt"/>
    </style:style>
    <style:style style:name="P28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5c9475" style:font-size-asian="14pt" style:font-size-complex="14pt"/>
    </style:style>
    <style:style style:name="P28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5f75a0" style:font-size-asian="14pt" style:font-size-complex="14pt"/>
    </style:style>
    <style:style style:name="P28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5f8116" style:font-size-asian="14pt" style:font-size-complex="14pt"/>
    </style:style>
    <style:style style:name="P28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61643a" style:font-size-asian="14pt" style:font-size-complex="14pt"/>
    </style:style>
    <style:style style:name="P29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6259cc" style:font-size-asian="14pt" style:font-size-complex="14pt"/>
    </style:style>
    <style:style style:name="P29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6775f5" style:font-size-asian="14pt" style:font-size-complex="14pt"/>
    </style:style>
    <style:style style:name="P29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67efea" style:font-size-asian="14pt" style:font-size-complex="14pt"/>
    </style:style>
    <style:style style:name="P29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684b18" style:font-size-asian="14pt" style:font-size-complex="14pt"/>
    </style:style>
    <style:style style:name="P29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698c4b" style:font-size-asian="14pt" style:font-size-complex="14pt"/>
    </style:style>
    <style:style style:name="P29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6aa591" style:font-size-asian="14pt" style:font-size-complex="14pt"/>
    </style:style>
    <style:style style:name="P29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6b528d" style:font-size-asian="14pt" style:font-size-complex="14pt"/>
    </style:style>
    <style:style style:name="P29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b3134b" style:font-size-asian="14pt" style:font-size-complex="14pt"/>
    </style:style>
    <style:style style:name="P29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b8ca51" style:font-size-asian="14pt" style:font-size-complex="14pt"/>
    </style:style>
    <style:style style:name="P29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bee6d8" style:font-size-asian="14pt" style:font-size-complex="14pt"/>
    </style:style>
    <style:style style:name="P30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c2edef" style:font-size-asian="14pt" style:font-size-complex="14pt"/>
    </style:style>
    <style:style style:name="P30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c397e8" style:font-size-asian="14pt" style:font-size-complex="14pt"/>
    </style:style>
    <style:style style:name="P30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c9475" officeooo:paragraph-rsid="00c4f2b7" style:font-size-asian="14pt" style:font-size-complex="14pt"/>
    </style:style>
    <style:style style:name="P30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e8b74" officeooo:paragraph-rsid="005e8b74" style:font-size-asian="14pt" style:font-size-complex="14pt"/>
    </style:style>
    <style:style style:name="P30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e8b74" officeooo:paragraph-rsid="005f75a0" style:font-size-asian="14pt" style:font-size-complex="14pt"/>
    </style:style>
    <style:style style:name="P30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e8b74" officeooo:paragraph-rsid="005f8116" style:font-size-asian="14pt" style:font-size-complex="14pt"/>
    </style:style>
    <style:style style:name="P30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e8b74" officeooo:paragraph-rsid="0061643a" style:font-size-asian="14pt" style:font-size-complex="14pt"/>
    </style:style>
    <style:style style:name="P30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e8b74" officeooo:paragraph-rsid="006259cc" style:font-size-asian="14pt" style:font-size-complex="14pt"/>
    </style:style>
    <style:style style:name="P30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e8b74" officeooo:paragraph-rsid="006775f5" style:font-size-asian="14pt" style:font-size-complex="14pt"/>
    </style:style>
    <style:style style:name="P30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e8b74" officeooo:paragraph-rsid="0067efea" style:font-size-asian="14pt" style:font-size-complex="14pt"/>
    </style:style>
    <style:style style:name="P3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e8b74" officeooo:paragraph-rsid="00684b18" style:font-size-asian="14pt" style:font-size-complex="14pt"/>
    </style:style>
    <style:style style:name="P3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e8b74" officeooo:paragraph-rsid="00698c4b" style:font-size-asian="14pt" style:font-size-complex="14pt"/>
    </style:style>
    <style:style style:name="P3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e8b74" officeooo:paragraph-rsid="006aa591" style:font-size-asian="14pt" style:font-size-complex="14pt"/>
    </style:style>
    <style:style style:name="P3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e8b74" officeooo:paragraph-rsid="006b528d" style:font-size-asian="14pt" style:font-size-complex="14pt"/>
    </style:style>
    <style:style style:name="P3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e8b74" officeooo:paragraph-rsid="00bee6d8" style:font-size-asian="14pt" style:font-size-complex="14pt"/>
    </style:style>
    <style:style style:name="P31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e8b74" officeooo:paragraph-rsid="00c2edef" style:font-size-asian="14pt" style:font-size-complex="14pt"/>
    </style:style>
    <style:style style:name="P3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e8b74" officeooo:paragraph-rsid="00c397e8" style:font-size-asian="14pt" style:font-size-complex="14pt"/>
    </style:style>
    <style:style style:name="P3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f75a0" officeooo:paragraph-rsid="005f75a0" style:font-size-asian="14pt" style:font-size-complex="14pt"/>
    </style:style>
    <style:style style:name="P3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f75a0" officeooo:paragraph-rsid="005f8116" style:font-size-asian="14pt" style:font-size-complex="14pt"/>
    </style:style>
    <style:style style:name="P3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f75a0" officeooo:paragraph-rsid="0061643a" style:font-size-asian="14pt" style:font-size-complex="14pt"/>
    </style:style>
    <style:style style:name="P3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f75a0" officeooo:paragraph-rsid="006259cc" style:font-size-asian="14pt" style:font-size-complex="14pt"/>
    </style:style>
    <style:style style:name="P3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f75a0" officeooo:paragraph-rsid="0067efea" style:font-size-asian="14pt" style:font-size-complex="14pt"/>
    </style:style>
    <style:style style:name="P3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f75a0" officeooo:paragraph-rsid="00698c4b" style:font-size-asian="14pt" style:font-size-complex="14pt"/>
    </style:style>
    <style:style style:name="P3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f75a0" officeooo:paragraph-rsid="006b528d" style:font-size-asian="14pt" style:font-size-complex="14pt"/>
    </style:style>
    <style:style style:name="P3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f75a0" officeooo:paragraph-rsid="00bee6d8" style:font-size-asian="14pt" style:font-size-complex="14pt"/>
    </style:style>
    <style:style style:name="P3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5f75a0" officeooo:paragraph-rsid="00c2edef" style:font-size-asian="14pt" style:font-size-complex="14pt"/>
    </style:style>
    <style:style style:name="P3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61643a" officeooo:paragraph-rsid="0061643a" style:font-size-asian="14pt" style:font-size-complex="14pt"/>
    </style:style>
    <style:style style:name="P3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61643a" officeooo:paragraph-rsid="00698c4b" style:font-size-asian="14pt" style:font-size-complex="14pt"/>
    </style:style>
    <style:style style:name="P3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61643a" officeooo:paragraph-rsid="006b528d" style:font-size-asian="14pt" style:font-size-complex="14pt"/>
    </style:style>
    <style:style style:name="P3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6259cc" officeooo:paragraph-rsid="006259cc" style:font-size-asian="14pt" style:font-size-complex="14pt"/>
    </style:style>
    <style:style style:name="P3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6259cc" officeooo:paragraph-rsid="006775f5" style:font-size-asian="14pt" style:font-size-complex="14pt"/>
    </style:style>
    <style:style style:name="P331" style:family="paragraph" style:parent-style-name="Table_20_Contents">
      <style:paragraph-properties fo:text-align="start" style:justify-single-word="false"/>
      <style:text-properties fo:font-size="14pt" officeooo:rsid="0042cecd" officeooo:paragraph-rsid="0042cecd" style:font-size-asian="14pt" style:font-size-complex="14pt"/>
    </style:style>
    <style:style style:name="P332" style:family="paragraph" style:parent-style-name="Table_20_Contents">
      <style:paragraph-properties fo:text-align="start" style:justify-single-word="false"/>
      <style:text-properties fo:font-size="14pt" officeooo:rsid="0042cecd" officeooo:paragraph-rsid="00489e25" style:font-size-asian="14pt" style:font-size-complex="14pt"/>
    </style:style>
    <style:style style:name="P333" style:family="paragraph" style:parent-style-name="Table_20_Contents">
      <style:paragraph-properties fo:text-align="start" style:justify-single-word="false"/>
      <style:text-properties fo:font-size="14pt" officeooo:rsid="0042cecd" officeooo:paragraph-rsid="0048c9ab" style:font-size-asian="14pt" style:font-size-complex="14pt"/>
    </style:style>
    <style:style style:name="P334" style:family="paragraph" style:parent-style-name="Table_20_Contents">
      <style:paragraph-properties fo:text-align="start" style:justify-single-word="false"/>
      <style:text-properties fo:font-size="14pt" officeooo:rsid="0042cecd" officeooo:paragraph-rsid="0049c1dc" style:font-size-asian="14pt" style:font-size-complex="14pt"/>
    </style:style>
    <style:style style:name="P335" style:family="paragraph" style:parent-style-name="Table_20_Contents">
      <style:paragraph-properties fo:text-align="start" style:justify-single-word="false"/>
      <style:text-properties fo:font-size="14pt" officeooo:rsid="0042cecd" officeooo:paragraph-rsid="004eb5e7" style:font-size-asian="14pt" style:font-size-complex="14pt"/>
    </style:style>
    <style:style style:name="P336" style:family="paragraph" style:parent-style-name="Table_20_Contents">
      <style:paragraph-properties fo:text-align="start" style:justify-single-word="false"/>
      <style:text-properties fo:font-size="14pt" officeooo:rsid="0042cecd" officeooo:paragraph-rsid="0058815f" style:font-size-asian="14pt" style:font-size-complex="14pt"/>
    </style:style>
    <style:style style:name="P337" style:family="paragraph" style:parent-style-name="Table_20_Contents">
      <style:paragraph-properties fo:text-align="start" style:justify-single-word="false"/>
      <style:text-properties fo:font-size="14pt" officeooo:rsid="0042cecd" officeooo:paragraph-rsid="0070a118" style:font-size-asian="14pt" style:font-size-complex="14pt"/>
    </style:style>
    <style:style style:name="P338" style:family="paragraph" style:parent-style-name="Table_20_Contents">
      <style:paragraph-properties fo:text-align="start" style:justify-single-word="false"/>
      <style:text-properties fo:font-size="14pt" officeooo:rsid="004495f0" officeooo:paragraph-rsid="004495f0" style:font-size-asian="14pt" style:font-size-complex="14pt"/>
    </style:style>
    <style:style style:name="P339" style:family="paragraph" style:parent-style-name="Table_20_Contents">
      <style:paragraph-properties fo:text-align="start" style:justify-single-word="false"/>
      <style:text-properties fo:font-size="14pt" officeooo:rsid="004495f0" officeooo:paragraph-rsid="00489e25" style:font-size-asian="14pt" style:font-size-complex="14pt"/>
    </style:style>
    <style:style style:name="P340" style:family="paragraph" style:parent-style-name="Table_20_Contents">
      <style:paragraph-properties fo:text-align="start" style:justify-single-word="false"/>
      <style:text-properties fo:font-size="14pt" officeooo:rsid="004495f0" officeooo:paragraph-rsid="0048c9ab" style:font-size-asian="14pt" style:font-size-complex="14pt"/>
    </style:style>
    <style:style style:name="P341" style:family="paragraph" style:parent-style-name="Table_20_Contents">
      <style:paragraph-properties fo:text-align="start" style:justify-single-word="false"/>
      <style:text-properties fo:font-size="14pt" officeooo:rsid="004495f0" officeooo:paragraph-rsid="0049c1dc" style:font-size-asian="14pt" style:font-size-complex="14pt"/>
    </style:style>
    <style:style style:name="P342" style:family="paragraph" style:parent-style-name="Table_20_Contents">
      <style:paragraph-properties fo:text-align="start" style:justify-single-word="false"/>
      <style:text-properties fo:font-size="14pt" officeooo:rsid="00459c04" officeooo:paragraph-rsid="00459c04" style:font-size-asian="14pt" style:font-size-complex="14pt"/>
    </style:style>
    <style:style style:name="P343" style:family="paragraph" style:parent-style-name="Table_20_Contents">
      <style:paragraph-properties fo:text-align="start" style:justify-single-word="false"/>
      <style:text-properties fo:font-size="14pt" officeooo:rsid="00459c04" officeooo:paragraph-rsid="00465eb4" style:font-size-asian="14pt" style:font-size-complex="14pt"/>
    </style:style>
    <style:style style:name="P344" style:family="paragraph" style:parent-style-name="Table_20_Contents">
      <style:paragraph-properties fo:text-align="start" style:justify-single-word="false"/>
      <style:text-properties fo:font-size="14pt" officeooo:rsid="00459c04" officeooo:paragraph-rsid="00489e25" style:font-size-asian="14pt" style:font-size-complex="14pt"/>
    </style:style>
    <style:style style:name="P345" style:family="paragraph" style:parent-style-name="Table_20_Contents">
      <style:paragraph-properties fo:text-align="start" style:justify-single-word="false"/>
      <style:text-properties fo:font-size="14pt" officeooo:rsid="00459c04" officeooo:paragraph-rsid="0048c9ab" style:font-size-asian="14pt" style:font-size-complex="14pt"/>
    </style:style>
    <style:style style:name="P346" style:family="paragraph" style:parent-style-name="Table_20_Contents">
      <style:paragraph-properties fo:text-align="start" style:justify-single-word="false"/>
      <style:text-properties fo:font-size="14pt" officeooo:rsid="00459c04" officeooo:paragraph-rsid="0049c1dc" style:font-size-asian="14pt" style:font-size-complex="14pt"/>
    </style:style>
    <style:style style:name="P347" style:family="paragraph" style:parent-style-name="Table_20_Contents">
      <style:paragraph-properties fo:text-align="start" style:justify-single-word="false"/>
      <style:text-properties fo:font-size="14pt" officeooo:rsid="00459c04" officeooo:paragraph-rsid="0058815f" style:font-size-asian="14pt" style:font-size-complex="14pt"/>
    </style:style>
    <style:style style:name="P348" style:family="paragraph" style:parent-style-name="Table_20_Contents">
      <style:paragraph-properties fo:text-align="start" style:justify-single-word="false"/>
      <style:text-properties fo:font-size="14pt" officeooo:rsid="00459c04" officeooo:paragraph-rsid="0070a118" style:font-size-asian="14pt" style:font-size-complex="14pt"/>
    </style:style>
    <style:style style:name="P349" style:family="paragraph" style:parent-style-name="Table_20_Contents">
      <style:paragraph-properties fo:text-align="start" style:justify-single-word="false"/>
      <style:text-properties fo:font-size="14pt" officeooo:rsid="00489e25" officeooo:paragraph-rsid="00489e25" style:font-size-asian="14pt" style:font-size-complex="14pt"/>
    </style:style>
    <style:style style:name="P350" style:family="paragraph" style:parent-style-name="Table_20_Contents">
      <style:paragraph-properties fo:text-align="start" style:justify-single-word="false"/>
      <style:text-properties fo:font-size="14pt" officeooo:rsid="0048c9ab" officeooo:paragraph-rsid="0048c9ab" style:font-size-asian="14pt" style:font-size-complex="14pt"/>
    </style:style>
    <style:style style:name="P351" style:family="paragraph" style:parent-style-name="Table_20_Contents">
      <style:paragraph-properties fo:text-align="start" style:justify-single-word="false"/>
      <style:text-properties fo:font-size="14pt" officeooo:rsid="0049c1dc" officeooo:paragraph-rsid="0049c1dc" style:font-size-asian="14pt" style:font-size-complex="14pt"/>
    </style:style>
    <style:style style:name="P352" style:family="paragraph" style:parent-style-name="Table_20_Contents">
      <style:paragraph-properties fo:text-align="start" style:justify-single-word="false"/>
      <style:text-properties fo:font-size="14pt" officeooo:rsid="0058815f" officeooo:paragraph-rsid="0058815f" style:font-size-asian="14pt" style:font-size-complex="14pt"/>
    </style:style>
    <style:style style:name="P35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6775f5" officeooo:paragraph-rsid="006775f5" style:font-size-asian="14pt" style:font-size-complex="14pt"/>
    </style:style>
    <style:style style:name="P35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67efea" officeooo:paragraph-rsid="0067efea" style:font-size-asian="14pt" style:font-size-complex="14pt"/>
    </style:style>
    <style:style style:name="P35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6b528d" officeooo:paragraph-rsid="006b528d" style:font-size-asian="14pt" style:font-size-complex="14pt"/>
    </style:style>
    <style:style style:name="P356" style:family="paragraph" style:parent-style-name="Standard">
      <style:paragraph-properties fo:text-align="start" style:justify-single-word="false"/>
      <style:text-properties fo:font-size="14pt" officeooo:rsid="000fb6be" officeooo:paragraph-rsid="00801eb3" style:font-size-asian="14pt" style:font-size-complex="14pt"/>
    </style:style>
    <style:style style:name="P357" style:family="paragraph" style:parent-style-name="Table_20_Contents">
      <style:paragraph-properties fo:text-align="start" style:justify-single-word="false"/>
      <style:text-properties fo:font-size="14pt" officeooo:rsid="0070a118" officeooo:paragraph-rsid="0070a118" style:font-size-asian="14pt" style:font-size-complex="14pt"/>
    </style:style>
    <style:style style:name="P358" style:family="paragraph" style:parent-style-name="Table_20_Contents">
      <style:paragraph-properties fo:text-align="center" style:justify-single-word="false"/>
      <style:text-properties fo:font-size="14pt" officeooo:rsid="00801eb3" officeooo:paragraph-rsid="00801eb3" style:font-size-asian="14pt" style:font-size-complex="14pt"/>
    </style:style>
    <style:style style:name="P359" style:family="paragraph" style:parent-style-name="Table_20_Contents">
      <style:paragraph-properties fo:text-align="center" style:justify-single-word="false"/>
      <style:text-properties fo:font-size="14pt" officeooo:rsid="0081ca46" officeooo:paragraph-rsid="0081ca46" style:font-size-asian="14pt" style:font-size-complex="14pt"/>
    </style:style>
    <style:style style:name="P36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b8ca51" officeooo:paragraph-rsid="00b8ca51" style:font-size-asian="14pt" style:font-size-complex="14pt"/>
    </style:style>
    <style:style style:name="P36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c10341" officeooo:paragraph-rsid="00c10341" style:font-size-asian="14pt" style:font-size-complex="14pt"/>
    </style:style>
    <style:style style:name="P36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c272d8" officeooo:paragraph-rsid="00c272d8" style:font-size-asian="14pt" style:font-size-complex="14pt"/>
    </style:style>
    <style:style style:name="P36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c2edef" officeooo:paragraph-rsid="00c2edef" style:font-size-asian="14pt" style:font-size-complex="14pt"/>
    </style:style>
    <style:style style:name="P36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c397e8" officeooo:paragraph-rsid="00c397e8" style:font-size-asian="14pt" style:font-size-complex="14pt"/>
    </style:style>
    <style:style style:name="P36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4pt" officeooo:rsid="00c4f2b7" officeooo:paragraph-rsid="00c4f2b7" style:font-size-asian="14pt" style:font-size-complex="14pt"/>
    </style:style>
    <style:style style:name="P366" style:family="paragraph" style:parent-style-name="Table_20_Contents">
      <style:paragraph-properties fo:text-align="start" style:justify-single-word="false"/>
      <style:text-properties fo:font-size="14pt" officeooo:rsid="0042cecd" officeooo:paragraph-rsid="0042cecd" style:font-size-asian="12.25pt" style:font-size-complex="14pt"/>
    </style:style>
    <style:style style:name="P367" style:family="paragraph" style:parent-style-name="Table_20_Contents">
      <style:paragraph-properties fo:text-align="start" style:justify-single-word="false"/>
      <style:text-properties fo:font-size="14pt" officeooo:rsid="0042cecd" officeooo:paragraph-rsid="00489e25" style:font-size-asian="12.25pt" style:font-size-complex="14pt"/>
    </style:style>
    <style:style style:name="P368" style:family="paragraph" style:parent-style-name="Table_20_Contents">
      <style:paragraph-properties fo:text-align="start" style:justify-single-word="false"/>
      <style:text-properties fo:font-size="14pt" officeooo:rsid="0042cecd" officeooo:paragraph-rsid="0048c9ab" style:font-size-asian="12.25pt" style:font-size-complex="14pt"/>
    </style:style>
    <style:style style:name="P369" style:family="paragraph" style:parent-style-name="Table_20_Contents">
      <style:paragraph-properties fo:text-align="start" style:justify-single-word="false"/>
      <style:text-properties fo:font-size="14pt" officeooo:rsid="0042cecd" officeooo:paragraph-rsid="0049c1dc" style:font-size-asian="12.25pt" style:font-size-complex="14pt"/>
    </style:style>
    <style:style style:name="P370" style:family="paragraph" style:parent-style-name="Table_20_Contents">
      <style:paragraph-properties fo:text-align="start" style:justify-single-word="false"/>
      <style:text-properties fo:font-size="14pt" officeooo:rsid="0042cecd" officeooo:paragraph-rsid="0058815f" style:font-size-asian="12.25pt" style:font-size-complex="14pt"/>
    </style:style>
    <style:style style:name="P371" style:family="paragraph" style:parent-style-name="Table_20_Contents">
      <style:paragraph-properties fo:text-align="start" style:justify-single-word="false"/>
      <style:text-properties fo:font-size="14pt" officeooo:rsid="0042cecd" officeooo:paragraph-rsid="0070a118" style:font-size-asian="12.25pt" style:font-size-complex="14pt"/>
    </style:style>
    <style:style style:name="P37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52e860" style:font-size-complex="10pt"/>
    </style:style>
    <style:style style:name="P37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71b7d3" style:font-size-complex="10pt"/>
    </style:style>
    <style:style style:name="P37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7361ef" style:font-size-complex="10pt"/>
    </style:style>
    <style:style style:name="P37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73b532" style:font-size-complex="10pt"/>
    </style:style>
    <style:style style:name="P37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74f1ca" style:font-size-complex="10pt"/>
    </style:style>
    <style:style style:name="P37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751a40" style:font-size-complex="10pt"/>
    </style:style>
    <style:style style:name="P37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77ebdb" style:font-size-complex="10pt"/>
    </style:style>
    <style:style style:name="P37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7c0250" style:font-size-complex="10pt"/>
    </style:style>
    <style:style style:name="P38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95571d" style:font-size-complex="10pt"/>
    </style:style>
    <style:style style:name="P38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9589b8" style:font-size-complex="10pt"/>
    </style:style>
    <style:style style:name="P382" style:family="paragraph" style:parent-style-name="Standard">
      <style:paragraph-properties fo:text-align="start" style:justify-single-word="false"/>
      <style:text-properties officeooo:rsid="0052e860" officeooo:paragraph-rsid="0052e860"/>
    </style:style>
    <style:style style:name="P383" style:family="paragraph" style:parent-style-name="Standard">
      <style:paragraph-properties fo:text-align="start" style:justify-single-word="false"/>
      <style:text-properties officeooo:rsid="0052e860" officeooo:paragraph-rsid="0071b7d3"/>
    </style:style>
    <style:style style:name="P384" style:family="paragraph" style:parent-style-name="Standard">
      <style:paragraph-properties fo:text-align="start" style:justify-single-word="false"/>
      <style:text-properties officeooo:rsid="0052e860" officeooo:paragraph-rsid="007361ef"/>
    </style:style>
    <style:style style:name="P385" style:family="paragraph" style:parent-style-name="Standard">
      <style:paragraph-properties fo:text-align="start" style:justify-single-word="false"/>
      <style:text-properties officeooo:rsid="0052e860" officeooo:paragraph-rsid="0073b532"/>
    </style:style>
    <style:style style:name="P386" style:family="paragraph" style:parent-style-name="Standard">
      <style:paragraph-properties fo:text-align="start" style:justify-single-word="false"/>
      <style:text-properties officeooo:rsid="0052e860" officeooo:paragraph-rsid="0074f1ca"/>
    </style:style>
    <style:style style:name="P387" style:family="paragraph" style:parent-style-name="Standard">
      <style:paragraph-properties fo:text-align="start" style:justify-single-word="false"/>
      <style:text-properties officeooo:rsid="0052e860" officeooo:paragraph-rsid="00751a40"/>
    </style:style>
    <style:style style:name="P388" style:family="paragraph" style:parent-style-name="Standard">
      <style:paragraph-properties fo:text-align="start" style:justify-single-word="false"/>
      <style:text-properties officeooo:rsid="0052e860" officeooo:paragraph-rsid="0077ebdb"/>
    </style:style>
    <style:style style:name="P389" style:family="paragraph" style:parent-style-name="Standard">
      <style:paragraph-properties fo:text-align="start" style:justify-single-word="false"/>
      <style:text-properties officeooo:rsid="0052e860" officeooo:paragraph-rsid="007c0250"/>
    </style:style>
    <style:style style:name="P390" style:family="paragraph" style:parent-style-name="Standard">
      <style:paragraph-properties fo:text-align="start" style:justify-single-word="false"/>
      <style:text-properties officeooo:rsid="0052e860" officeooo:paragraph-rsid="0095571d"/>
    </style:style>
    <style:style style:name="P391" style:family="paragraph" style:parent-style-name="Standard">
      <style:paragraph-properties fo:text-align="start" style:justify-single-word="false"/>
      <style:text-properties officeooo:rsid="0052e860" officeooo:paragraph-rsid="009589b8"/>
    </style:style>
    <style:style style:name="P39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paragraph-rsid="005c5a56" style:font-name-asian="Liberation Serif1" style:font-size-asian="14pt" style:font-weight-asian="bold" style:font-name-complex="Times New Roman1" style:font-size-complex="14pt" style:font-weight-complex="normal"/>
    </style:style>
    <style:style style:name="P39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paragraph-rsid="005e8b74" style:font-name-asian="Liberation Serif1" style:font-size-asian="14pt" style:font-weight-asian="bold" style:font-name-complex="Times New Roman1" style:font-size-complex="14pt" style:font-weight-complex="normal"/>
    </style:style>
    <style:style style:name="P39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paragraph-rsid="005f75a0" style:font-name-asian="Liberation Serif1" style:font-size-asian="14pt" style:font-weight-asian="bold" style:font-name-complex="Times New Roman1" style:font-size-complex="14pt" style:font-weight-complex="normal"/>
    </style:style>
    <style:style style:name="P39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paragraph-rsid="005f8116" style:font-name-asian="Liberation Serif1" style:font-size-asian="14pt" style:font-weight-asian="bold" style:font-name-complex="Times New Roman1" style:font-size-complex="14pt" style:font-weight-complex="normal"/>
    </style:style>
    <style:style style:name="P39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paragraph-rsid="0061643a" style:font-name-asian="Liberation Serif1" style:font-size-asian="14pt" style:font-weight-asian="bold" style:font-name-complex="Times New Roman1" style:font-size-complex="14pt" style:font-weight-complex="normal"/>
    </style:style>
    <style:style style:name="P39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paragraph-rsid="006259cc" style:font-name-asian="Liberation Serif1" style:font-size-asian="14pt" style:font-weight-asian="bold" style:font-name-complex="Times New Roman1" style:font-size-complex="14pt" style:font-weight-complex="normal"/>
    </style:style>
    <style:style style:name="P39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paragraph-rsid="006775f5" style:font-name-asian="Liberation Serif1" style:font-size-asian="14pt" style:font-weight-asian="bold" style:font-name-complex="Times New Roman1" style:font-size-complex="14pt" style:font-weight-complex="normal"/>
    </style:style>
    <style:style style:name="P39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paragraph-rsid="0067efea" style:font-name-asian="Liberation Serif1" style:font-size-asian="14pt" style:font-weight-asian="bold" style:font-name-complex="Times New Roman1" style:font-size-complex="14pt" style:font-weight-complex="normal"/>
    </style:style>
    <style:style style:name="P40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paragraph-rsid="00684b18" style:font-name-asian="Liberation Serif1" style:font-size-asian="14pt" style:font-weight-asian="bold" style:font-name-complex="Times New Roman1" style:font-size-complex="14pt" style:font-weight-complex="normal"/>
    </style:style>
    <style:style style:name="P40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paragraph-rsid="00698c4b" style:font-name-asian="Liberation Serif1" style:font-size-asian="14pt" style:font-weight-asian="bold" style:font-name-complex="Times New Roman1" style:font-size-complex="14pt" style:font-weight-complex="normal"/>
    </style:style>
    <style:style style:name="P40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paragraph-rsid="006aa591" style:font-name-asian="Liberation Serif1" style:font-size-asian="14pt" style:font-weight-asian="bold" style:font-name-complex="Times New Roman1" style:font-size-complex="14pt" style:font-weight-complex="normal"/>
    </style:style>
    <style:style style:name="P40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paragraph-rsid="006b528d" style:font-name-asian="Liberation Serif1" style:font-size-asian="14pt" style:font-weight-asian="bold" style:font-name-complex="Times New Roman1" style:font-size-complex="14pt" style:font-weight-complex="normal"/>
    </style:style>
    <style:style style:name="P40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paragraph-rsid="00bee6d8" style:font-name-asian="Liberation Serif1" style:font-size-asian="14pt" style:font-weight-asian="bold" style:font-name-complex="Times New Roman1" style:font-size-complex="14pt" style:font-weight-complex="normal"/>
    </style:style>
    <style:style style:name="P40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paragraph-rsid="00c2edef" style:font-name-asian="Liberation Serif1" style:font-size-asian="14pt" style:font-weight-asian="bold" style:font-name-complex="Times New Roman1" style:font-size-complex="14pt" style:font-weight-complex="normal"/>
    </style:style>
    <style:style style:name="P40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paragraph-rsid="00c397e8" style:font-name-asian="Liberation Serif1" style:font-size-asian="14pt" style:font-weight-asian="bold" style:font-name-complex="Times New Roman1" style:font-size-complex="14pt" style:font-weight-complex="normal"/>
    </style:style>
    <style:style style:name="P40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5c9475" officeooo:paragraph-rsid="005c9475" style:font-name-asian="Liberation Serif1" style:font-size-asian="14pt" style:font-weight-asian="bold" style:font-name-complex="Times New Roman1" style:font-size-complex="14pt" style:font-weight-complex="normal"/>
    </style:style>
    <style:style style:name="P40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5c5a56" officeooo:paragraph-rsid="005c5a56" style:font-name-asian="Liberation Serif1" style:font-size-asian="14pt" style:font-weight-asian="bold" style:font-name-complex="Times New Roman1" style:font-size-complex="14pt" style:font-weight-complex="normal"/>
    </style:style>
    <style:style style:name="P40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5c5a56" officeooo:paragraph-rsid="005f8116" style:font-name-asian="Liberation Serif1" style:font-size-asian="14pt" style:font-weight-asian="bold" style:font-name-complex="Times New Roman1" style:font-size-complex="14pt" style:font-weight-complex="normal"/>
    </style:style>
    <style:style style:name="P4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5c5a56" officeooo:paragraph-rsid="00698c4b" style:font-name-asian="Liberation Serif1" style:font-size-asian="14pt" style:font-weight-asian="bold" style:font-name-complex="Times New Roman1" style:font-size-complex="14pt" style:font-weight-complex="normal"/>
    </style:style>
    <style:style style:name="P4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5f8116" officeooo:paragraph-rsid="005f8116" style:font-name-asian="Liberation Serif1" style:font-size-asian="14pt" style:font-weight-asian="bold" style:font-name-complex="Times New Roman1" style:font-size-complex="14pt" style:font-weight-complex="normal"/>
    </style:style>
    <style:style style:name="P4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5f8116" officeooo:paragraph-rsid="0061643a" style:font-name-asian="Liberation Serif1" style:font-size-asian="14pt" style:font-weight-asian="bold" style:font-name-complex="Times New Roman1" style:font-size-complex="14pt" style:font-weight-complex="normal"/>
    </style:style>
    <style:style style:name="P4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5f8116" officeooo:paragraph-rsid="006259cc" style:font-name-asian="Liberation Serif1" style:font-size-asian="14pt" style:font-weight-asian="bold" style:font-name-complex="Times New Roman1" style:font-size-complex="14pt" style:font-weight-complex="normal"/>
    </style:style>
    <style:style style:name="P4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5f8116" officeooo:paragraph-rsid="006775f5" style:font-name-asian="Liberation Serif1" style:font-size-asian="14pt" style:font-weight-asian="bold" style:font-name-complex="Times New Roman1" style:font-size-complex="14pt" style:font-weight-complex="normal"/>
    </style:style>
    <style:style style:name="P41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5f8116" officeooo:paragraph-rsid="0067efea" style:font-name-asian="Liberation Serif1" style:font-size-asian="14pt" style:font-weight-asian="bold" style:font-name-complex="Times New Roman1" style:font-size-complex="14pt" style:font-weight-complex="normal"/>
    </style:style>
    <style:style style:name="P4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5f8116" officeooo:paragraph-rsid="00684b18" style:font-name-asian="Liberation Serif1" style:font-size-asian="14pt" style:font-weight-asian="bold" style:font-name-complex="Times New Roman1" style:font-size-complex="14pt" style:font-weight-complex="normal"/>
    </style:style>
    <style:style style:name="P4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5f8116" officeooo:paragraph-rsid="00bee6d8" style:font-name-asian="Liberation Serif1" style:font-size-asian="14pt" style:font-weight-asian="bold" style:font-name-complex="Times New Roman1" style:font-size-complex="14pt" style:font-weight-complex="normal"/>
    </style:style>
    <style:style style:name="P4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5f8116" officeooo:paragraph-rsid="00c2edef" style:font-name-asian="Liberation Serif1" style:font-size-asian="14pt" style:font-weight-asian="bold" style:font-name-complex="Times New Roman1" style:font-size-complex="14pt" style:font-weight-complex="normal"/>
    </style:style>
    <style:style style:name="P4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5f8116" officeooo:paragraph-rsid="00c397e8" style:font-name-asian="Liberation Serif1" style:font-size-asian="14pt" style:font-weight-asian="bold" style:font-name-complex="Times New Roman1" style:font-size-complex="14pt" style:font-weight-complex="normal"/>
    </style:style>
    <style:style style:name="P4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67efea" officeooo:paragraph-rsid="0067efea" style:font-name-asian="Liberation Serif1" style:font-size-asian="14pt" style:font-weight-asian="bold" style:font-name-complex="Times New Roman1" style:font-size-complex="14pt" style:font-weight-complex="normal"/>
    </style:style>
    <style:style style:name="P4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67efea" officeooo:paragraph-rsid="00698c4b" style:font-name-asian="Liberation Serif1" style:font-size-asian="14pt" style:font-weight-asian="bold" style:font-name-complex="Times New Roman1" style:font-size-complex="14pt" style:font-weight-complex="normal"/>
    </style:style>
    <style:style style:name="P4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67efea" officeooo:paragraph-rsid="006aa591" style:font-name-asian="Liberation Serif1" style:font-size-asian="14pt" style:font-weight-asian="bold" style:font-name-complex="Times New Roman1" style:font-size-complex="14pt" style:font-weight-complex="normal"/>
    </style:style>
    <style:style style:name="P4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67efea" officeooo:paragraph-rsid="006b528d" style:font-name-asian="Liberation Serif1" style:font-size-asian="14pt" style:font-weight-asian="bold" style:font-name-complex="Times New Roman1" style:font-size-complex="14pt" style:font-weight-complex="normal"/>
    </style:style>
    <style:style style:name="P4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en" fo:country="US" fo:font-weight="bold" officeooo:rsid="006b528d" officeooo:paragraph-rsid="006b528d" style:font-name-asian="Liberation Serif1" style:font-size-asian="14pt" style:font-weight-asian="bold" style:font-name-complex="Times New Roman1" style:font-size-complex="14pt" style:font-weight-complex="normal"/>
    </style:style>
    <style:style style:name="P42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paragraph-rsid="0052e860" style:font-name-asian="Liberation Serif1" style:font-size-asian="10.5pt" style:font-weight-asian="bold" style:font-name-complex="Times New Roman1" style:font-size-complex="10.5pt" style:font-weight-complex="normal"/>
    </style:style>
    <style:style style:name="P4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paragraph-rsid="0071b7d3" style:font-name-asian="Liberation Serif1" style:font-size-asian="10.5pt" style:font-weight-asian="bold" style:font-name-complex="Times New Roman1" style:font-size-complex="10.5pt" style:font-weight-complex="normal"/>
    </style:style>
    <style:style style:name="P4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paragraph-rsid="007361ef" style:font-name-asian="Liberation Serif1" style:font-size-asian="10.5pt" style:font-weight-asian="bold" style:font-name-complex="Times New Roman1" style:font-size-complex="10.5pt" style:font-weight-complex="normal"/>
    </style:style>
    <style:style style:name="P4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paragraph-rsid="0073b532" style:font-name-asian="Liberation Serif1" style:font-size-asian="10.5pt" style:font-weight-asian="bold" style:font-name-complex="Times New Roman1" style:font-size-complex="10.5pt" style:font-weight-complex="normal"/>
    </style:style>
    <style:style style:name="P4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paragraph-rsid="0074f1ca" style:font-name-asian="Liberation Serif1" style:font-size-asian="10.5pt" style:font-weight-asian="bold" style:font-name-complex="Times New Roman1" style:font-size-complex="10.5pt" style:font-weight-complex="normal"/>
    </style:style>
    <style:style style:name="P4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paragraph-rsid="00751a40" style:font-name-asian="Liberation Serif1" style:font-size-asian="10.5pt" style:font-weight-asian="bold" style:font-name-complex="Times New Roman1" style:font-size-complex="10.5pt" style:font-weight-complex="normal"/>
    </style:style>
    <style:style style:name="P43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paragraph-rsid="0077ebdb" style:font-name-asian="Liberation Serif1" style:font-size-asian="10.5pt" style:font-weight-asian="bold" style:font-name-complex="Times New Roman1" style:font-size-complex="10.5pt" style:font-weight-complex="normal"/>
    </style:style>
    <style:style style:name="P4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paragraph-rsid="007c0250" style:font-name-asian="Liberation Serif1" style:font-size-asian="10.5pt" style:font-weight-asian="bold" style:font-name-complex="Times New Roman1" style:font-size-complex="10.5pt" style:font-weight-complex="normal"/>
    </style:style>
    <style:style style:name="P4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paragraph-rsid="0095571d" style:font-name-asian="Liberation Serif1" style:font-size-asian="10.5pt" style:font-weight-asian="bold" style:font-name-complex="Times New Roman1" style:font-size-complex="10.5pt" style:font-weight-complex="normal"/>
    </style:style>
    <style:style style:name="P43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paragraph-rsid="009589b8" style:font-name-asian="Liberation Serif1" style:font-size-asian="10.5pt" style:font-weight-asian="bold" style:font-name-complex="Times New Roman1" style:font-size-complex="10.5pt" style:font-weight-complex="normal"/>
    </style:style>
    <style:style style:name="P4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rsid="0052e860" officeooo:paragraph-rsid="0052e860" style:font-name-asian="Liberation Serif1" style:font-size-asian="10.5pt" style:font-weight-asian="bold" style:font-name-complex="Times New Roman1" style:font-size-complex="10.5pt" style:font-weight-complex="normal"/>
    </style:style>
    <style:style style:name="P43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rsid="0052e860" officeooo:paragraph-rsid="0071b7d3" style:font-name-asian="Liberation Serif1" style:font-size-asian="10.5pt" style:font-weight-asian="bold" style:font-name-complex="Times New Roman1" style:font-size-complex="10.5pt" style:font-weight-complex="normal"/>
    </style:style>
    <style:style style:name="P43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rsid="007361ef" officeooo:paragraph-rsid="007361ef" style:font-name-asian="Liberation Serif1" style:font-size-asian="10.5pt" style:font-weight-asian="bold" style:font-name-complex="Times New Roman1" style:font-size-complex="10.5pt" style:font-weight-complex="normal"/>
    </style:style>
    <style:style style:name="P43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rsid="007361ef" officeooo:paragraph-rsid="0095571d" style:font-name-asian="Liberation Serif1" style:font-size-asian="10.5pt" style:font-weight-asian="bold" style:font-name-complex="Times New Roman1" style:font-size-complex="10.5pt" style:font-weight-complex="normal"/>
    </style:style>
    <style:style style:name="P4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rsid="007418da" officeooo:paragraph-rsid="007418da" style:font-name-asian="Liberation Serif1" style:font-size-asian="10.5pt" style:font-weight-asian="bold" style:font-name-complex="Times New Roman1" style:font-size-complex="10.5pt" style:font-weight-complex="normal"/>
    </style:style>
    <style:style style:name="P4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rsid="0074f1ca" officeooo:paragraph-rsid="0074f1ca" style:font-name-asian="Liberation Serif1" style:font-size-asian="10.5pt" style:font-weight-asian="bold" style:font-name-complex="Times New Roman1" style:font-size-complex="10.5pt" style:font-weight-complex="normal"/>
    </style:style>
    <style:style style:name="P44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rsid="00751a40" officeooo:paragraph-rsid="00751a40" style:font-name-asian="Liberation Serif1" style:font-size-asian="10.5pt" style:font-weight-asian="bold" style:font-name-complex="Times New Roman1" style:font-size-complex="10.5pt" style:font-weight-complex="normal"/>
    </style:style>
    <style:style style:name="P44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rsid="0077ebdb" officeooo:paragraph-rsid="0077ebdb" style:font-name-asian="Liberation Serif1" style:font-size-asian="10.5pt" style:font-weight-asian="bold" style:font-name-complex="Times New Roman1" style:font-size-complex="10.5pt" style:font-weight-complex="normal"/>
    </style:style>
    <style:style style:name="P44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rsid="0077ebdb" officeooo:paragraph-rsid="007c0250" style:font-name-asian="Liberation Serif1" style:font-size-asian="10.5pt" style:font-weight-asian="bold" style:font-name-complex="Times New Roman1" style:font-size-complex="10.5pt" style:font-weight-complex="normal"/>
    </style:style>
    <style:style style:name="P44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rsid="007c0ce8" officeooo:paragraph-rsid="007c0ce8" style:font-name-asian="Liberation Serif1" style:font-size-asian="10.5pt" style:font-weight-asian="bold" style:font-name-complex="Times New Roman1" style:font-size-complex="10.5pt" style:font-weight-complex="normal"/>
    </style:style>
    <style:style style:name="P44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font-name="Times New Roman" fo:font-size="10.5pt" fo:language="en" fo:country="US" fo:font-weight="bold" officeooo:rsid="009589b8" officeooo:paragraph-rsid="009589b8" style:font-name-asian="Liberation Serif1" style:font-size-asian="10.5pt" style:font-weight-asian="bold" style:font-name-complex="Times New Roman1" style:font-size-complex="10.5pt" style:font-weight-complex="normal"/>
    </style:style>
    <style:style style:name="P446" style:family="paragraph" style:parent-style-name="Standard">
      <style:paragraph-properties fo:margin-left="8.181cm" fo:margin-right="0cm" fo:text-align="justify" style:justify-single-word="false" fo:orphans="2" fo:widows="2" fo:text-indent="-8.153cm" style:auto-text-indent="false"/>
      <style:text-properties fo:color="#ffffff" loext:opacity="100%" style:text-position="0% 100%" fo:font-size="10.5pt" fo:language="en" fo:country="US" fo:font-weight="bold" officeooo:paragraph-rsid="0052e860" style:font-size-asian="10.5pt" style:font-weight-asian="bold" style:font-size-complex="10.5pt" style:font-weight-complex="bold"/>
    </style:style>
    <style:style style:name="P44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font-size="10.5pt" fo:language="en" fo:country="US" fo:font-weight="bold" officeooo:paragraph-rsid="0052e860" style:font-size-asian="10.5pt" style:font-weight-asian="bold" style:font-size-complex="10.5pt" style:font-weight-complex="bold"/>
    </style:style>
    <style:style style:name="P448" style:family="paragraph" style:parent-style-name="Standard">
      <style:paragraph-properties fo:margin-left="8.181cm" fo:margin-right="0cm" fo:text-align="justify" style:justify-single-word="false" fo:orphans="2" fo:widows="2" fo:text-indent="-8.153cm" style:auto-text-indent="false"/>
      <style:text-properties fo:color="#ffffff" loext:opacity="100%" style:text-position="0% 100%" fo:font-size="10.5pt" fo:language="en" fo:country="US" fo:font-weight="bold" officeooo:paragraph-rsid="0071b7d3" style:font-size-asian="10.5pt" style:font-weight-asian="bold" style:font-size-complex="10.5pt" style:font-weight-complex="bold"/>
    </style:style>
    <style:style style:name="P44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font-size="10.5pt" fo:language="en" fo:country="US" fo:font-weight="bold" officeooo:paragraph-rsid="0071b7d3" style:font-size-asian="10.5pt" style:font-weight-asian="bold" style:font-size-complex="10.5pt" style:font-weight-complex="bold"/>
    </style:style>
    <style:style style:name="P450" style:family="paragraph" style:parent-style-name="Standard">
      <style:paragraph-properties fo:margin-left="8.181cm" fo:margin-right="0cm" fo:text-align="justify" style:justify-single-word="false" fo:orphans="2" fo:widows="2" fo:text-indent="-8.153cm" style:auto-text-indent="false"/>
      <style:text-properties fo:color="#ffffff" loext:opacity="100%" style:text-position="0% 100%" fo:font-size="10.5pt" fo:language="en" fo:country="US" fo:font-weight="bold" officeooo:paragraph-rsid="007361ef" style:font-size-asian="10.5pt" style:font-weight-asian="bold" style:font-size-complex="10.5pt" style:font-weight-complex="bold"/>
    </style:style>
    <style:style style:name="P45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font-size="10.5pt" fo:language="en" fo:country="US" fo:font-weight="bold" officeooo:paragraph-rsid="007361ef" style:font-size-asian="10.5pt" style:font-weight-asian="bold" style:font-size-complex="10.5pt" style:font-weight-complex="bold"/>
    </style:style>
    <style:style style:name="P452" style:family="paragraph" style:parent-style-name="Standard">
      <style:paragraph-properties fo:margin-left="8.181cm" fo:margin-right="0cm" fo:text-align="justify" style:justify-single-word="false" fo:orphans="2" fo:widows="2" fo:text-indent="-8.153cm" style:auto-text-indent="false"/>
      <style:text-properties fo:color="#ffffff" loext:opacity="100%" style:text-position="0% 100%" fo:font-size="10.5pt" fo:language="en" fo:country="US" fo:font-weight="bold" officeooo:paragraph-rsid="0073b532" style:font-size-asian="10.5pt" style:font-weight-asian="bold" style:font-size-complex="10.5pt" style:font-weight-complex="bold"/>
    </style:style>
    <style:style style:name="P45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font-size="10.5pt" fo:language="en" fo:country="US" fo:font-weight="bold" officeooo:paragraph-rsid="0073b532" style:font-size-asian="10.5pt" style:font-weight-asian="bold" style:font-size-complex="10.5pt" style:font-weight-complex="bold"/>
    </style:style>
    <style:style style:name="P454" style:family="paragraph" style:parent-style-name="Standard">
      <style:paragraph-properties fo:margin-left="8.181cm" fo:margin-right="0cm" fo:text-align="justify" style:justify-single-word="false" fo:orphans="2" fo:widows="2" fo:text-indent="-8.153cm" style:auto-text-indent="false"/>
      <style:text-properties fo:color="#ffffff" loext:opacity="100%" style:text-position="0% 100%" fo:font-size="10.5pt" fo:language="en" fo:country="US" fo:font-weight="bold" officeooo:paragraph-rsid="0074f1ca" style:font-size-asian="10.5pt" style:font-weight-asian="bold" style:font-size-complex="10.5pt" style:font-weight-complex="bold"/>
    </style:style>
    <style:style style:name="P45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font-size="10.5pt" fo:language="en" fo:country="US" fo:font-weight="bold" officeooo:paragraph-rsid="0074f1ca" style:font-size-asian="10.5pt" style:font-weight-asian="bold" style:font-size-complex="10.5pt" style:font-weight-complex="bold"/>
    </style:style>
    <style:style style:name="P456" style:family="paragraph" style:parent-style-name="Standard">
      <style:paragraph-properties fo:margin-left="8.181cm" fo:margin-right="0cm" fo:text-align="justify" style:justify-single-word="false" fo:orphans="2" fo:widows="2" fo:text-indent="-8.153cm" style:auto-text-indent="false"/>
      <style:text-properties fo:color="#ffffff" loext:opacity="100%" style:text-position="0% 100%" fo:font-size="10.5pt" fo:language="en" fo:country="US" fo:font-weight="bold" officeooo:paragraph-rsid="00751a40" style:font-size-asian="10.5pt" style:font-weight-asian="bold" style:font-size-complex="10.5pt" style:font-weight-complex="bold"/>
    </style:style>
    <style:style style:name="P45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font-size="10.5pt" fo:language="en" fo:country="US" fo:font-weight="bold" officeooo:paragraph-rsid="00751a40" style:font-size-asian="10.5pt" style:font-weight-asian="bold" style:font-size-complex="10.5pt" style:font-weight-complex="bold"/>
    </style:style>
    <style:style style:name="P458" style:family="paragraph" style:parent-style-name="Standard">
      <style:paragraph-properties fo:margin-left="8.181cm" fo:margin-right="0cm" fo:text-align="justify" style:justify-single-word="false" fo:orphans="2" fo:widows="2" fo:text-indent="-8.153cm" style:auto-text-indent="false"/>
      <style:text-properties fo:color="#ffffff" loext:opacity="100%" style:text-position="0% 100%" fo:font-size="10.5pt" fo:language="en" fo:country="US" fo:font-weight="bold" officeooo:paragraph-rsid="0077ebdb" style:font-size-asian="10.5pt" style:font-weight-asian="bold" style:font-size-complex="10.5pt" style:font-weight-complex="bold"/>
    </style:style>
    <style:style style:name="P45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font-size="10.5pt" fo:language="en" fo:country="US" fo:font-weight="bold" officeooo:paragraph-rsid="0077ebdb" style:font-size-asian="10.5pt" style:font-weight-asian="bold" style:font-size-complex="10.5pt" style:font-weight-complex="bold"/>
    </style:style>
    <style:style style:name="P460" style:family="paragraph" style:parent-style-name="Standard">
      <style:paragraph-properties fo:margin-left="8.181cm" fo:margin-right="0cm" fo:text-align="justify" style:justify-single-word="false" fo:orphans="2" fo:widows="2" fo:text-indent="-8.153cm" style:auto-text-indent="false"/>
      <style:text-properties fo:color="#ffffff" loext:opacity="100%" style:text-position="0% 100%" fo:font-size="10.5pt" fo:language="en" fo:country="US" fo:font-weight="bold" officeooo:paragraph-rsid="007c0250" style:font-size-asian="10.5pt" style:font-weight-asian="bold" style:font-size-complex="10.5pt" style:font-weight-complex="bold"/>
    </style:style>
    <style:style style:name="P46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font-size="10.5pt" fo:language="en" fo:country="US" fo:font-weight="bold" officeooo:paragraph-rsid="007c0250" style:font-size-asian="10.5pt" style:font-weight-asian="bold" style:font-size-complex="10.5pt" style:font-weight-complex="bold"/>
    </style:style>
    <style:style style:name="P462" style:family="paragraph" style:parent-style-name="Standard">
      <style:paragraph-properties fo:margin-left="8.181cm" fo:margin-right="0cm" fo:text-align="justify" style:justify-single-word="false" fo:orphans="2" fo:widows="2" fo:text-indent="-8.153cm" style:auto-text-indent="false"/>
      <style:text-properties fo:color="#ffffff" loext:opacity="100%" style:text-position="0% 100%" fo:font-size="10.5pt" fo:language="en" fo:country="US" fo:font-weight="bold" officeooo:paragraph-rsid="0095571d" style:font-size-asian="10.5pt" style:font-weight-asian="bold" style:font-size-complex="10.5pt" style:font-weight-complex="bold"/>
    </style:style>
    <style:style style:name="P46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font-size="10.5pt" fo:language="en" fo:country="US" fo:font-weight="bold" officeooo:paragraph-rsid="0095571d" style:font-size-asian="10.5pt" style:font-weight-asian="bold" style:font-size-complex="10.5pt" style:font-weight-complex="bold"/>
    </style:style>
    <style:style style:name="P464" style:family="paragraph" style:parent-style-name="Standard">
      <style:paragraph-properties fo:margin-left="8.181cm" fo:margin-right="0cm" fo:text-align="justify" style:justify-single-word="false" fo:orphans="2" fo:widows="2" fo:text-indent="-8.153cm" style:auto-text-indent="false"/>
      <style:text-properties fo:color="#ffffff" loext:opacity="100%" style:text-position="0% 100%" fo:font-size="10.5pt" fo:language="en" fo:country="US" fo:font-weight="bold" officeooo:paragraph-rsid="009589b8" style:font-size-asian="10.5pt" style:font-weight-asian="bold" style:font-size-complex="10.5pt" style:font-weight-complex="bold"/>
    </style:style>
    <style:style style:name="P46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font-size="10.5pt" fo:language="en" fo:country="US" fo:font-weight="bold" officeooo:paragraph-rsid="009589b8" style:font-size-asian="10.5pt" style:font-weight-asian="bold" style:font-size-complex="10.5pt" style:font-weight-complex="bold"/>
    </style:style>
    <style:style style:name="P46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text-position="0% 100%" fo:font-size="10.5pt" fo:language="en" fo:country="US" fo:font-weight="normal" officeooo:rsid="00408800" officeooo:paragraph-rsid="00a0839c" style:font-size-asian="10.5pt" style:font-weight-asian="normal" style:font-size-complex="10.5pt" style:font-weight-complex="normal"/>
    </style:style>
    <style:style style:name="P46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bold" officeooo:paragraph-rsid="0052e860" style:font-weight-asian="bold" style:font-size-complex="10pt" style:font-weight-complex="bold"/>
    </style:style>
    <style:style style:name="P46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bold" officeooo:paragraph-rsid="0071b7d3" style:font-weight-asian="bold" style:font-size-complex="10pt" style:font-weight-complex="bold"/>
    </style:style>
    <style:style style:name="P46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bold" officeooo:paragraph-rsid="007361ef" style:font-weight-asian="bold" style:font-size-complex="10pt" style:font-weight-complex="bold"/>
    </style:style>
    <style:style style:name="P47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bold" officeooo:paragraph-rsid="0073b532" style:font-weight-asian="bold" style:font-size-complex="10pt" style:font-weight-complex="bold"/>
    </style:style>
    <style:style style:name="P47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bold" officeooo:paragraph-rsid="0074f1ca" style:font-weight-asian="bold" style:font-size-complex="10pt" style:font-weight-complex="bold"/>
    </style:style>
    <style:style style:name="P47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bold" officeooo:paragraph-rsid="00751a40" style:font-weight-asian="bold" style:font-size-complex="10pt" style:font-weight-complex="bold"/>
    </style:style>
    <style:style style:name="P47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bold" officeooo:paragraph-rsid="0077ebdb" style:font-weight-asian="bold" style:font-size-complex="10pt" style:font-weight-complex="bold"/>
    </style:style>
    <style:style style:name="P47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bold" officeooo:paragraph-rsid="007c0250" style:font-weight-asian="bold" style:font-size-complex="10pt" style:font-weight-complex="bold"/>
    </style:style>
    <style:style style:name="P47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bold" officeooo:paragraph-rsid="0095571d" style:font-weight-asian="bold" style:font-size-complex="10pt" style:font-weight-complex="bold"/>
    </style:style>
    <style:style style:name="P47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bold" officeooo:paragraph-rsid="009589b8" style:font-weight-asian="bold" style:font-size-complex="10pt" style:font-weight-complex="bold"/>
    </style:style>
    <style:style style:name="P47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normal" officeooo:paragraph-rsid="0052e860" style:font-weight-asian="normal" style:font-size-complex="10pt" style:font-weight-complex="normal"/>
    </style:style>
    <style:style style:name="P47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normal" officeooo:paragraph-rsid="0071b7d3" style:font-weight-asian="normal" style:font-size-complex="10pt" style:font-weight-complex="normal"/>
    </style:style>
    <style:style style:name="P47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normal" officeooo:rsid="0071b7d3" officeooo:paragraph-rsid="0071b7d3" style:font-weight-asian="normal" style:font-size-complex="10pt" style:font-weight-complex="normal"/>
    </style:style>
    <style:style style:name="P48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normal" officeooo:rsid="007361ef" officeooo:paragraph-rsid="007361ef" style:font-weight-asian="normal" style:font-size-complex="10pt" style:font-weight-complex="normal"/>
    </style:style>
    <style:style style:name="P48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normal" officeooo:rsid="007361ef" officeooo:paragraph-rsid="0073b532" style:font-weight-asian="normal" style:font-size-complex="10pt" style:font-weight-complex="normal"/>
    </style:style>
    <style:style style:name="P48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normal" officeooo:rsid="007361ef" officeooo:paragraph-rsid="0074f1ca" style:font-weight-asian="normal" style:font-size-complex="10pt" style:font-weight-complex="normal"/>
    </style:style>
    <style:style style:name="P48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normal" officeooo:rsid="007361ef" officeooo:paragraph-rsid="0095571d" style:font-weight-asian="normal" style:font-size-complex="10pt" style:font-weight-complex="normal"/>
    </style:style>
    <style:style style:name="P48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normal" officeooo:rsid="00751a40" officeooo:paragraph-rsid="00751a40" style:font-weight-asian="normal" style:font-size-complex="10pt" style:font-weight-complex="normal"/>
    </style:style>
    <style:style style:name="P48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normal" officeooo:rsid="0077ebdb" officeooo:paragraph-rsid="0077ebdb" style:font-weight-asian="normal" style:font-size-complex="10pt" style:font-weight-complex="normal"/>
    </style:style>
    <style:style style:name="P48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normal" officeooo:rsid="0077ebdb" officeooo:paragraph-rsid="007c0250" style:font-weight-asian="normal" style:font-size-complex="10pt" style:font-weight-complex="normal"/>
    </style:style>
    <style:style style:name="P48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normal" officeooo:rsid="007c0ce8" officeooo:paragraph-rsid="007c0ce8" style:font-weight-asian="normal" style:font-size-complex="10pt" style:font-weight-complex="normal"/>
    </style:style>
    <style:style style:name="P48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normal" officeooo:rsid="008ace98" officeooo:paragraph-rsid="008ace98" style:font-weight-asian="normal" style:font-size-complex="10pt" style:font-weight-complex="normal"/>
    </style:style>
    <style:style style:name="P48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normal" officeooo:rsid="008ace98" officeooo:paragraph-rsid="0095571d" style:font-weight-asian="normal" style:font-size-complex="10pt" style:font-weight-complex="normal"/>
    </style:style>
    <style:style style:name="P49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fo:font-weight="normal" officeooo:rsid="009589b8" officeooo:paragraph-rsid="009589b8" style:font-weight-asian="normal" style:font-size-complex="10pt" style:font-weight-complex="normal"/>
    </style:style>
    <style:style style:name="P49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officeooo:paragraph-rsid="0052e860" style:font-size-complex="10pt"/>
    </style:style>
    <style:style style:name="P49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officeooo:rsid="007361ef" officeooo:paragraph-rsid="007361ef" style:font-size-complex="10pt"/>
    </style:style>
    <style:style style:name="P49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officeooo:rsid="007361ef" officeooo:paragraph-rsid="0095571d" style:font-size-complex="10pt"/>
    </style:style>
    <style:style style:name="P49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officeooo:rsid="007361ef" officeooo:paragraph-rsid="009589b8" style:font-size-complex="10pt"/>
    </style:style>
    <style:style style:name="P49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officeooo:rsid="0074f1ca" officeooo:paragraph-rsid="0074f1ca" style:font-size-complex="10pt"/>
    </style:style>
    <style:style style:name="P49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officeooo:rsid="00751a40" officeooo:paragraph-rsid="00751a40" style:font-size-complex="10pt"/>
    </style:style>
    <style:style style:name="P49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officeooo:rsid="0077ebdb" officeooo:paragraph-rsid="0077ebdb" style:font-size-complex="10pt"/>
    </style:style>
    <style:style style:name="P49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officeooo:rsid="0077ebdb" officeooo:paragraph-rsid="007c0250" style:font-size-complex="10pt"/>
    </style:style>
    <style:style style:name="P49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ffffff" loext:opacity="100%" style:text-position="0% 100%" fo:language="en" fo:country="US" officeooo:rsid="007c0ce8" officeooo:paragraph-rsid="007c0ce8" style:font-size-complex="10pt"/>
    </style:style>
    <style:style style:name="P50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use-window-font-color="true" loext:opacity="0%" style:text-position="0% 100%" style:font-name="Times New Roman" fo:font-size="14pt" fo:language="en" fo:country="US" officeooo:rsid="005c9475" officeooo:paragraph-rsid="005c9475" style:font-name-asian="Calibri" style:font-size-asian="14pt" style:font-name-complex="Times New Roman1" style:font-size-complex="14pt"/>
    </style:style>
    <style:style style:name="P50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use-window-font-color="true" loext:opacity="0%" style:text-position="0% 100%" style:font-name="Times New Roman" fo:font-size="14pt" fo:language="en" fo:country="US" officeooo:paragraph-rsid="005c5a56" style:font-name-asian="Calibri" style:font-size-asian="14pt" style:font-name-complex="Times New Roman1" style:font-size-complex="14pt"/>
    </style:style>
    <style:style style:name="P50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use-window-font-color="true" loext:opacity="0%" style:text-position="0% 100%" style:font-name="Times New Roman" fo:font-size="14pt" fo:language="en" fo:country="US" officeooo:rsid="005c5a56" officeooo:paragraph-rsid="005c5a56" style:font-name-asian="Calibri" style:font-size-asian="14pt" style:font-name-complex="Times New Roman1" style:font-size-complex="14pt"/>
    </style:style>
    <style:style style:name="P50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use-window-font-color="true" loext:opacity="0%" style:text-position="0% 100%" style:font-name="Times New Roman" fo:font-size="14pt" fo:language="en" fo:country="US" officeooo:rsid="005e8b74" officeooo:paragraph-rsid="005e8b74" style:font-name-asian="Calibri" style:font-size-asian="14pt" style:font-name-complex="Times New Roman1" style:font-size-complex="14pt"/>
    </style:style>
    <style:style style:name="P50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use-window-font-color="true" loext:opacity="0%" style:text-position="0% 100%" style:font-name="Times New Roman" fo:font-size="14pt" fo:language="en" fo:country="US" officeooo:rsid="005f75a0" officeooo:paragraph-rsid="005f75a0" style:font-name-asian="Calibri" style:font-size-asian="14pt" style:font-name-complex="Times New Roman1" style:font-size-complex="14pt"/>
    </style:style>
    <style:style style:name="P5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c0250" fo:background-color="#ffffff"/>
    </style:style>
    <style:style style:name="P506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solid" style:text-underline-width="bold" style:text-underline-color="font-color" fo:font-weight="bold" officeooo:paragraph-rsid="00465eb4" style:letter-kerning="false" style:font-name-asian="Times New Roman1" style:font-size-asian="10pt" style:font-weight-asian="bold" style:font-name-complex="Abyssinica SIL1" style:font-size-complex="10pt" style:font-weight-complex="bold" fo:hyphenate="false" fo:hyphenation-remain-char-count="2" fo:hyphenation-push-char-count="2" loext:hyphenation-no-caps="false"/>
    </style:style>
    <style:style style:name="P507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none" fo:font-weight="normal" officeooo:paragraph-rsid="00465eb4" style:letter-kerning="false" style:font-name-asian="Times New Roman1" style:font-size-asian="10pt" style:font-weight-asian="normal" style:font-name-complex="Abyssinica SIL1" style:font-size-complex="10pt" style:font-weight-complex="normal" fo:hyphenate="false" fo:hyphenation-remain-char-count="2" fo:hyphenation-push-char-count="2" loext:hyphenation-no-caps="false"/>
    </style:style>
    <style:style style:name="P508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none" fo:font-weight="normal" officeooo:paragraph-rsid="00c61b7b" style:letter-kerning="false" style:font-name-asian="Times New Roman1" style:font-size-asian="10pt" style:font-weight-asian="normal" style:font-name-complex="Abyssinica SIL1" style:font-size-complex="10pt" style:font-weight-complex="normal" fo:hyphenate="false" fo:hyphenation-remain-char-count="2" fo:hyphenation-push-char-count="2" loext:hyphenation-no-caps="false"/>
    </style:style>
    <style:style style:name="P5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39eca" loext:opacity="100%" style:text-outline="false" style:text-line-through-style="none" style:text-line-through-type="none" style:font-name="Monospace" fo:font-size="10pt" fo:font-style="normal" fo:text-shadow="none" style:text-underline-style="none" fo:font-weight="bold" officeooo:rsid="008473ae" officeooo:paragraph-rsid="008473ae" style:font-size-asian="10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5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fo:font-size="20pt" fo:font-weight="bold" officeooo:rsid="005c5a56" officeooo:paragraph-rsid="00bee6d8" style:font-size-asian="17.5pt" style:font-weight-asian="bold" style:font-size-complex="20pt" style:font-weight-complex="bold"/>
    </style:style>
    <style:style style:name="P5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fo:font-size="20pt" fo:font-weight="bold" officeooo:rsid="005c5a56" officeooo:paragraph-rsid="00c397e8" style:font-size-asian="17.5pt" style:font-weight-asian="bold" style:font-size-complex="20pt" style:font-weight-complex="bold"/>
    </style:style>
    <style:style style:name="P5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fo:font-size="20pt" fo:font-weight="bold" officeooo:rsid="005c5a56" officeooo:paragraph-rsid="00684b18" style:font-size-asian="17.5pt" style:font-weight-asian="bold" style:font-size-complex="20pt" style:font-weight-complex="bold"/>
    </style:style>
    <style:style style:name="P513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411aee" officeooo:paragraph-rsid="00cc711b" style:font-size-asian="17.5pt" style:font-weight-asian="bold" style:font-size-complex="20pt" style:font-weight-complex="bold"/>
    </style:style>
    <style:style style:name="P514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411aee" officeooo:paragraph-rsid="00cc711b" style:font-size-asian="17.5pt" style:font-weight-asian="normal" style:font-size-complex="20pt" style:font-weight-complex="normal"/>
    </style:style>
    <style:style style:name="P515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paragraph-rsid="004776a7" style:font-name-asian="Liberation Serif1" style:font-size-asian="10.5pt" style:font-weight-asian="normal" style:font-name-complex="Times New Roman1" style:font-size-complex="10.5pt" style:font-weight-complex="bold"/>
    </style:style>
    <style:style style:name="P516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paragraph-rsid="00489e25" style:font-name-asian="Liberation Serif1" style:font-size-asian="10.5pt" style:font-weight-asian="normal" style:font-name-complex="Times New Roman1" style:font-size-complex="10.5pt" style:font-weight-complex="bold"/>
    </style:style>
    <style:style style:name="P517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paragraph-rsid="0058815f" style:font-name-asian="Liberation Serif1" style:font-size-asian="10.5pt" style:font-weight-asian="normal" style:font-name-complex="Times New Roman1" style:font-size-complex="10.5pt" style:font-weight-complex="bold"/>
    </style:style>
    <style:style style:name="P518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paragraph-rsid="0048c9ab" style:font-name-asian="Liberation Serif1" style:font-size-asian="10.5pt" style:font-weight-asian="normal" style:font-name-complex="Times New Roman1" style:font-size-complex="10.5pt" style:font-weight-complex="bold"/>
    </style:style>
    <style:style style:name="P519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paragraph-rsid="004be897" style:font-name-asian="Liberation Serif1" style:font-size-asian="10.5pt" style:font-weight-asian="normal" style:font-name-complex="Times New Roman1" style:font-size-complex="10.5pt" style:font-weight-complex="bold"/>
    </style:style>
    <style:style style:name="P520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paragraph-rsid="0049c1dc" style:font-name-asian="Liberation Serif1" style:font-size-asian="10.5pt" style:font-weight-asian="normal" style:font-name-complex="Times New Roman1" style:font-size-complex="10.5pt" style:font-weight-complex="bold"/>
    </style:style>
    <style:style style:name="P521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paragraph-rsid="0070a118" style:font-name-asian="Liberation Serif1" style:font-size-asian="10.5pt" style:font-weight-asian="normal" style:font-name-complex="Times New Roman1" style:font-size-complex="10.5pt" style:font-weight-complex="bold"/>
    </style:style>
    <style:style style:name="P522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paragraph-rsid="00cc711b" style:font-name-asian="Liberation Serif1" style:font-size-asian="10.5pt" style:font-weight-asian="normal" style:font-name-complex="Times New Roman1" style:font-size-complex="10.5pt" style:font-weight-complex="bold"/>
    </style:style>
    <style:style style:name="P523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89e25" officeooo:paragraph-rsid="0096d868" style:font-name-asian="Liberation Serif1" style:font-size-asian="10.5pt" style:font-weight-asian="normal" style:font-name-complex="Times New Roman1" style:font-size-complex="10.5pt" style:font-weight-complex="bold"/>
    </style:style>
    <style:style style:name="P524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65eb4" officeooo:paragraph-rsid="004776a7" style:font-name-asian="Liberation Serif1" style:font-size-asian="10.5pt" style:font-weight-asian="normal" style:font-name-complex="Times New Roman1" style:font-size-complex="10.5pt" style:font-weight-complex="bold"/>
    </style:style>
    <style:style style:name="P525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65eb4" officeooo:paragraph-rsid="00489e25" style:font-name-asian="Liberation Serif1" style:font-size-asian="10.5pt" style:font-weight-asian="normal" style:font-name-complex="Times New Roman1" style:font-size-complex="10.5pt" style:font-weight-complex="bold"/>
    </style:style>
    <style:style style:name="P526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65eb4" officeooo:paragraph-rsid="0058815f" style:font-name-asian="Liberation Serif1" style:font-size-asian="10.5pt" style:font-weight-asian="normal" style:font-name-complex="Times New Roman1" style:font-size-complex="10.5pt" style:font-weight-complex="bold"/>
    </style:style>
    <style:style style:name="P527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65eb4" officeooo:paragraph-rsid="0048c9ab" style:font-name-asian="Liberation Serif1" style:font-size-asian="10.5pt" style:font-weight-asian="normal" style:font-name-complex="Times New Roman1" style:font-size-complex="10.5pt" style:font-weight-complex="bold"/>
    </style:style>
    <style:style style:name="P528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65eb4" officeooo:paragraph-rsid="004be897" style:font-name-asian="Liberation Serif1" style:font-size-asian="10.5pt" style:font-weight-asian="normal" style:font-name-complex="Times New Roman1" style:font-size-complex="10.5pt" style:font-weight-complex="bold"/>
    </style:style>
    <style:style style:name="P529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65eb4" officeooo:paragraph-rsid="0049c1dc" style:font-name-asian="Liberation Serif1" style:font-size-asian="10.5pt" style:font-weight-asian="normal" style:font-name-complex="Times New Roman1" style:font-size-complex="10.5pt" style:font-weight-complex="bold"/>
    </style:style>
    <style:style style:name="P530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65eb4" officeooo:paragraph-rsid="0070a118" style:font-name-asian="Liberation Serif1" style:font-size-asian="10.5pt" style:font-weight-asian="normal" style:font-name-complex="Times New Roman1" style:font-size-complex="10.5pt" style:font-weight-complex="bold"/>
    </style:style>
    <style:style style:name="P531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65eb4" officeooo:paragraph-rsid="00cc711b" style:font-name-asian="Liberation Serif1" style:font-size-asian="10.5pt" style:font-weight-asian="normal" style:font-name-complex="Times New Roman1" style:font-size-complex="10.5pt" style:font-weight-complex="bold"/>
    </style:style>
    <style:style style:name="P532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9c1dc" officeooo:paragraph-rsid="0049c1dc" style:font-name-asian="Liberation Serif1" style:font-size-asian="10.5pt" style:font-weight-asian="normal" style:font-name-complex="Times New Roman1" style:font-size-complex="10.5pt" style:font-weight-complex="bold"/>
    </style:style>
    <style:style style:name="P533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9c1dc" officeooo:paragraph-rsid="004be897" style:font-name-asian="Liberation Serif1" style:font-size-asian="10.5pt" style:font-weight-asian="normal" style:font-name-complex="Times New Roman1" style:font-size-complex="10.5pt" style:font-weight-complex="bold"/>
    </style:style>
    <style:style style:name="P534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acd38" officeooo:paragraph-rsid="0090dfda" style:font-name-asian="Liberation Serif1" style:font-size-asian="10.5pt" style:font-weight-asian="normal" style:font-name-complex="Times New Roman1" style:font-size-complex="10.5pt" style:font-weight-complex="bold"/>
    </style:style>
    <style:style style:name="P535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acd38" officeooo:paragraph-rsid="004acd38" style:font-name-asian="Liberation Serif1" style:font-size-asian="10.5pt" style:font-weight-asian="normal" style:font-name-complex="Times New Roman1" style:font-size-complex="10.5pt" style:font-weight-complex="bold"/>
    </style:style>
    <style:style style:name="P536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58815f" officeooo:paragraph-rsid="0058815f" style:font-name-asian="Liberation Serif1" style:font-size-asian="10.5pt" style:font-weight-asian="normal" style:font-name-complex="Times New Roman1" style:font-size-complex="10.5pt" style:font-weight-complex="bold"/>
    </style:style>
    <style:style style:name="P537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927313" officeooo:paragraph-rsid="00927313" style:font-name-asian="Liberation Serif1" style:font-size-asian="10.5pt" style:font-weight-asian="normal" style:font-name-complex="Times New Roman1" style:font-size-complex="10.5pt" style:font-weight-complex="bold"/>
    </style:style>
    <style:style style:name="P538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b3875" officeooo:paragraph-rsid="004b3875" style:font-name-asian="Liberation Serif1" style:font-size-asian="10.5pt" style:font-weight-asian="normal" style:font-name-complex="Times New Roman1" style:font-size-complex="10.5pt" style:font-weight-complex="bold"/>
    </style:style>
    <style:style style:name="P539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b3875" officeooo:paragraph-rsid="009277e0" style:font-name-asian="Liberation Serif1" style:font-size-asian="10.5pt" style:font-weight-asian="normal" style:font-name-complex="Times New Roman1" style:font-size-complex="10.5pt" style:font-weight-complex="bold"/>
    </style:style>
    <style:style style:name="P540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95cba9" officeooo:paragraph-rsid="0095cba9" style:font-name-asian="Liberation Serif1" style:font-size-asian="10.5pt" style:font-weight-asian="normal" style:font-name-complex="Times New Roman1" style:font-size-complex="10.5pt" style:font-weight-complex="bold"/>
    </style:style>
    <style:style style:name="P541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be897" officeooo:paragraph-rsid="004be897" style:font-name-asian="Liberation Serif1" style:font-size-asian="10.5pt" style:font-weight-asian="normal" style:font-name-complex="Times New Roman1" style:font-size-complex="10.5pt" style:font-weight-complex="bold"/>
    </style:style>
    <style:style style:name="P542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be897" officeooo:paragraph-rsid="0070a118" style:font-name-asian="Liberation Serif1" style:font-size-asian="10.5pt" style:font-weight-asian="normal" style:font-name-complex="Times New Roman1" style:font-size-complex="10.5pt" style:font-weight-complex="bold"/>
    </style:style>
    <style:style style:name="P543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4be897" officeooo:paragraph-rsid="00cc711b" style:font-name-asian="Liberation Serif1" style:font-size-asian="10.5pt" style:font-weight-asian="normal" style:font-name-complex="Times New Roman1" style:font-size-complex="10.5pt" style:font-weight-complex="bold"/>
    </style:style>
    <style:style style:name="P544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927e0a" officeooo:paragraph-rsid="00927e0a" style:font-name-asian="Liberation Serif1" style:font-size-asian="10.5pt" style:font-weight-asian="normal" style:font-name-complex="Times New Roman1" style:font-size-complex="10.5pt" style:font-weight-complex="bold"/>
    </style:style>
    <style:style style:name="P545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92988a" officeooo:paragraph-rsid="0092988a" style:font-name-asian="Liberation Serif1" style:font-size-asian="10.5pt" style:font-weight-asian="normal" style:font-name-complex="Times New Roman1" style:font-size-complex="10.5pt" style:font-weight-complex="bold"/>
    </style:style>
    <style:style style:name="P546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8c66e0" officeooo:paragraph-rsid="0095571d" style:font-name-asian="Liberation Serif1" style:font-size-asian="10.5pt" style:font-weight-asian="normal" style:font-name-complex="Times New Roman1" style:font-size-complex="10.5pt" style:font-weight-complex="bold"/>
    </style:style>
    <style:style style:name="P547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8c66e0" officeooo:paragraph-rsid="00cc711b" style:font-name-asian="Liberation Serif1" style:font-size-asian="10.5pt" style:font-weight-asian="normal" style:font-name-complex="Times New Roman1" style:font-size-complex="10.5pt" style:font-weight-complex="bold"/>
    </style:style>
    <style:style style:name="P548" style:family="paragraph" style:parent-style-name="Standard" style:list-style-name="L1">
      <style:paragraph-properties fo:margin-left="0.741cm" fo:margin-right="0cm" fo:text-align="start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52e860" officeooo:paragraph-rsid="0090dfda" style:font-name-asian="Liberation Serif1" style:font-size-asian="10.5pt" style:font-weight-asian="normal" style:font-name-complex="Times New Roman1" style:font-size-complex="10.5pt" style:font-weight-complex="normal"/>
    </style:style>
    <style:style style:name="P549" style:family="paragraph" style:parent-style-name="Standard" style:list-style-name="L1">
      <style:paragraph-properties fo:margin-left="0.741cm" fo:margin-right="0cm" fo:text-align="start" style:justify-single-word="false" fo:orphans="0" fo:widows="0" fo:text-indent="-0.741cm" style:auto-text-indent="false">
        <style:tab-stops/>
      </style:paragraph-properties>
      <style:text-properties fo:color="#000000" loext:opacity="100%" style:font-name="Times New Roman" fo:font-size="10.5pt" fo:language="en" fo:country="US" fo:font-weight="normal" officeooo:rsid="0090dfda" officeooo:paragraph-rsid="0090dfda" style:font-name-asian="Liberation Serif1" style:font-size-asian="10.5pt" style:font-weight-asian="normal" style:font-name-complex="Times New Roman1" style:font-size-complex="10.5pt" style:font-weight-complex="normal"/>
    </style:style>
    <style:style style:name="P550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fo:color="#000000" loext:opacity="100%" style:text-position="0% 100%" fo:font-size="10.5pt" fo:language="en" fo:country="US" fo:font-weight="normal" officeooo:rsid="0071b7d3" officeooo:paragraph-rsid="0071b7d3" style:font-size-asian="10.5pt" style:font-weight-asian="normal" style:font-size-complex="10.5pt" style:font-weight-complex="normal"/>
    </style:style>
    <style:style style:name="P551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fo:color="#000000" loext:opacity="100%" style:text-position="0% 100%" fo:font-size="10.5pt" fo:language="en" fo:country="US" fo:font-weight="normal" officeooo:rsid="007361ef" officeooo:paragraph-rsid="007361ef" style:font-size-asian="10.5pt" style:font-weight-asian="normal" style:font-size-complex="10.5pt" style:font-weight-complex="normal"/>
    </style:style>
    <style:style style:name="P552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fo:color="#000000" loext:opacity="100%" style:text-position="0% 100%" fo:font-size="10.5pt" fo:language="en" fo:country="US" fo:font-weight="normal" officeooo:rsid="008ace98" officeooo:paragraph-rsid="008ace98" style:font-size-asian="10.5pt" style:font-weight-asian="normal" style:font-size-complex="10.5pt" style:font-weight-complex="normal"/>
    </style:style>
    <style:style style:name="P553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fo:color="#000000" loext:opacity="100%" style:text-position="0% 100%" fo:font-size="10.5pt" fo:language="en" fo:country="US" fo:font-weight="normal" officeooo:rsid="008ace98" officeooo:paragraph-rsid="0095571d" style:font-size-asian="10.5pt" style:font-weight-asian="normal" style:font-size-complex="10.5pt" style:font-weight-complex="normal"/>
    </style:style>
    <style:style style:name="P554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fo:color="#000000" loext:opacity="100%" style:text-position="0% 100%" fo:font-size="10.5pt" fo:language="en" fo:country="US" fo:font-weight="normal" officeooo:rsid="008ace98" officeooo:paragraph-rsid="009589b8" style:font-size-asian="10.5pt" style:font-weight-asian="normal" style:font-size-complex="10.5pt" style:font-weight-complex="normal"/>
    </style:style>
    <style:style style:name="P555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fo:color="#000000" loext:opacity="100%" style:text-position="0% 100%" fo:font-size="10.5pt" fo:language="en" fo:country="US" fo:font-weight="normal" officeooo:rsid="00751a40" officeooo:paragraph-rsid="00751a40" style:font-size-asian="10.5pt" style:font-weight-asian="normal" style:font-size-complex="10.5pt" style:font-weight-complex="normal"/>
    </style:style>
    <style:style style:name="P556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fo:color="#000000" loext:opacity="100%" style:text-position="0% 100%" fo:font-size="10.5pt" fo:language="en" fo:country="US" fo:font-weight="normal" officeooo:rsid="007c0ce8" officeooo:paragraph-rsid="007c0ce8" style:font-size-asian="10.5pt" style:font-weight-asian="normal" style:font-size-complex="10.5pt" style:font-weight-complex="normal"/>
    </style:style>
    <style:style style:name="P557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fo:color="#000000" loext:opacity="100%" style:text-position="0% 100%" fo:font-size="10.5pt" fo:language="en" fo:country="US" fo:font-weight="normal" officeooo:rsid="0077ebdb" officeooo:paragraph-rsid="0077ebdb" style:font-size-asian="10.5pt" style:font-weight-asian="normal" style:font-size-complex="10.5pt" style:font-weight-complex="normal"/>
    </style:style>
    <style:style style:name="P558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officeooo:rsid="004776a7" officeooo:paragraph-rsid="004776a7"/>
    </style:style>
    <style:style style:name="P559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officeooo:paragraph-rsid="004776a7"/>
    </style:style>
    <style:style style:name="P560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officeooo:paragraph-rsid="0048c9ab"/>
    </style:style>
    <style:style style:name="P561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officeooo:paragraph-rsid="0095571d"/>
    </style:style>
    <style:style style:name="P562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paragraph-rsid="00711530"/>
    </style:style>
    <style:style style:name="P563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paragraph-rsid="0052e860"/>
    </style:style>
    <style:style style:name="P564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paragraph-rsid="0071b7d3"/>
    </style:style>
    <style:style style:name="P565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paragraph-rsid="007361ef"/>
    </style:style>
    <style:style style:name="P566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paragraph-rsid="0074f1ca"/>
    </style:style>
    <style:style style:name="P567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paragraph-rsid="00751a40"/>
    </style:style>
    <style:style style:name="P568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paragraph-rsid="007c0250"/>
    </style:style>
    <style:style style:name="P569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paragraph-rsid="0095571d"/>
    </style:style>
    <style:style style:name="P570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paragraph-rsid="00a0839c"/>
    </style:style>
    <style:style style:name="P571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paragraph-rsid="009589b8"/>
    </style:style>
    <style:style style:name="P572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officeooo:rsid="0049c1dc" officeooo:paragraph-rsid="0090dfda"/>
    </style:style>
    <style:style style:name="P573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officeooo:rsid="004acd38" officeooo:paragraph-rsid="004acd38"/>
    </style:style>
    <style:style style:name="P574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officeooo:rsid="0096d868" officeooo:paragraph-rsid="0096d868"/>
    </style:style>
    <style:style style:name="P575" style:family="paragraph" style:parent-style-name="Standard" style:list-style-name="L1">
      <style:paragraph-properties fo:margin-left="0.741cm" fo:margin-right="0cm" fo:text-align="justify" style:justify-single-word="false" fo:orphans="0" fo:widows="0" fo:text-indent="-0.741cm" style:auto-text-indent="false">
        <style:tab-stops/>
      </style:paragraph-properties>
      <style:text-properties officeooo:rsid="004b3875" officeooo:paragraph-rsid="004b3875"/>
    </style:style>
    <style:style style:name="P576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rsid="0071b7d3" officeooo:paragraph-rsid="0071b7d3"/>
    </style:style>
    <style:style style:name="P577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rsid="0071b7d3" officeooo:paragraph-rsid="007361ef"/>
    </style:style>
    <style:style style:name="P578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rsid="0071b7d3" officeooo:paragraph-rsid="0074f1ca"/>
    </style:style>
    <style:style style:name="P579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rsid="0071b7d3" officeooo:paragraph-rsid="00751a40"/>
    </style:style>
    <style:style style:name="P580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rsid="0071b7d3" officeooo:paragraph-rsid="007c0250"/>
    </style:style>
    <style:style style:name="P581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rsid="0071b7d3" officeooo:paragraph-rsid="0077ebdb"/>
    </style:style>
    <style:style style:name="P582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rsid="0071b7d3" officeooo:paragraph-rsid="0095571d"/>
    </style:style>
    <style:style style:name="P583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rsid="0071b7d3" officeooo:paragraph-rsid="009589b8"/>
    </style:style>
    <style:style style:name="P584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rsid="00751a40" officeooo:paragraph-rsid="00751a40"/>
    </style:style>
    <style:style style:name="P585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rsid="00751a40" officeooo:paragraph-rsid="007c0250"/>
    </style:style>
    <style:style style:name="P586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rsid="00751a40" officeooo:paragraph-rsid="0077ebdb"/>
    </style:style>
    <style:style style:name="P587" style:family="paragraph" style:parent-style-name="Standard" style:list-style-name="WWNum10">
      <style:paragraph-properties fo:margin-left="0.741cm" fo:margin-right="0cm" fo:text-align="justify" style:justify-single-word="false" fo:orphans="2" fo:widows="2" fo:text-indent="-0.741cm" style:auto-text-indent="false"/>
      <style:text-properties officeooo:rsid="007c0ce8" officeooo:paragraph-rsid="007c0ce8"/>
    </style:style>
    <style:style style:name="P58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none" fo:font-weight="normal" officeooo:paragraph-rsid="00cb6926" style:letter-kerning="false" style:font-name-asian="Times New Roman1" style:font-size-asian="10pt" style:font-weight-asian="normal" style:font-name-complex="Abyssinica SIL1" style:font-size-complex="10pt" style:font-weight-complex="normal" fo:hyphenate="false" fo:hyphenation-remain-char-count="2" fo:hyphenation-push-char-count="2" loext:hyphenation-no-caps="false"/>
    </style:style>
    <style:style style:name="P58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cc810d" fo:hyphenate="false" fo:hyphenation-remain-char-count="2" fo:hyphenation-push-char-count="2" loext:hyphenation-no-caps="false"/>
    </style:style>
    <style:style style:name="P590" style:family="paragraph" style:parent-style-name="Table_20_Contents">
      <style:paragraph-properties fo:text-align="start" style:justify-single-word="false"/>
      <style:text-properties fo:font-size="14pt" officeooo:rsid="0042cecd" officeooo:paragraph-rsid="0042cecd" style:font-size-asian="14pt" style:font-size-complex="14pt"/>
    </style:style>
    <style:style style:name="P591" style:family="paragraph" style:parent-style-name="Table_20_Contents">
      <style:paragraph-properties fo:text-align="start" style:justify-single-word="false"/>
      <style:text-properties fo:font-size="14pt" officeooo:rsid="0042cecd" officeooo:paragraph-rsid="00cc711b" style:font-size-asian="14pt" style:font-size-complex="14pt"/>
    </style:style>
    <style:style style:name="P592" style:family="paragraph" style:parent-style-name="Table_20_Contents">
      <style:paragraph-properties fo:text-align="start" style:justify-single-word="false"/>
      <style:text-properties fo:font-size="14pt" officeooo:paragraph-rsid="00cc711b" style:font-size-asian="14pt" style:font-size-complex="14pt"/>
    </style:style>
    <style:style style:name="P593" style:family="paragraph" style:parent-style-name="Table_20_Contents">
      <style:paragraph-properties fo:text-align="start" style:justify-single-word="false"/>
      <style:text-properties fo:font-size="14pt" officeooo:rsid="00cc711b" officeooo:paragraph-rsid="00cc711b" style:font-size-asian="14pt" style:font-size-complex="14pt"/>
    </style:style>
    <style:style style:name="P594" style:family="paragraph" style:parent-style-name="Table_20_Contents">
      <style:paragraph-properties fo:text-align="start" style:justify-single-word="false"/>
      <style:text-properties fo:font-size="14pt" officeooo:rsid="004495f0" officeooo:paragraph-rsid="00cc711b" style:font-size-asian="14pt" style:font-size-complex="14pt"/>
    </style:style>
    <style:style style:name="P595" style:family="paragraph" style:parent-style-name="Table_20_Contents">
      <style:paragraph-properties fo:text-align="start" style:justify-single-word="false"/>
      <style:text-properties fo:font-size="14pt" officeooo:rsid="00459c04" officeooo:paragraph-rsid="00cc711b" style:font-size-asian="14pt" style:font-size-complex="14pt"/>
    </style:style>
    <style:style style:name="P596" style:family="paragraph" style:parent-style-name="Table_20_Contents">
      <style:paragraph-properties fo:text-align="start" style:justify-single-word="false"/>
      <style:text-properties fo:font-size="14pt" officeooo:rsid="00465eb4" officeooo:paragraph-rsid="00cc711b" style:font-size-asian="14pt" style:font-size-complex="14pt"/>
    </style:style>
    <style:style style:name="P597" style:family="paragraph" style:parent-style-name="Table_20_Contents">
      <style:paragraph-properties fo:text-align="start" style:justify-single-word="false"/>
      <style:text-properties fo:font-size="14pt" officeooo:rsid="00cc810d" officeooo:paragraph-rsid="00cc810d" style:font-size-asian="14pt" style:font-size-complex="14pt"/>
    </style:style>
    <style:style style:name="P598" style:family="paragraph" style:parent-style-name="Table_20_Contents">
      <style:paragraph-properties fo:text-align="start" style:justify-single-word="false"/>
      <style:text-properties fo:font-size="14pt" officeooo:rsid="0042cecd" officeooo:paragraph-rsid="00cc711b" style:font-size-asian="12.25pt" style:font-size-complex="14pt"/>
    </style:style>
    <style:style style:name="P599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c8690f" fo:hyphenate="false" fo:hyphenation-remain-char-count="2" fo:hyphenation-push-char-count="2" loext:hyphenation-no-caps="false"/>
    </style:style>
    <style:style style:name="P600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465eb4" fo:hyphenate="false" fo:hyphenation-remain-char-count="2" fo:hyphenation-push-char-count="2" loext:hyphenation-no-caps="false"/>
    </style:style>
    <style:style style:name="P601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cc711b" fo:hyphenate="false" fo:hyphenation-remain-char-count="2" fo:hyphenation-push-char-count="2" loext:hyphenation-no-caps="false"/>
    </style:style>
    <style:style style:name="P602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cc810d" fo:hyphenate="false" fo:hyphenation-remain-char-count="2" fo:hyphenation-push-char-count="2" loext:hyphenation-no-caps="false"/>
    </style:style>
    <style:style style:name="P603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none" fo:font-weight="normal" officeooo:rsid="00465eb4" officeooo:paragraph-rsid="00465eb4" style:letter-kerning="false" style:font-name-asian="Times New Roman1" style:font-size-asian="10pt" style:font-weight-asian="normal" style:font-name-complex="Abyssinica SIL1" style:font-size-complex="10pt" style:font-weight-complex="normal" fo:hyphenate="false" fo:hyphenation-remain-char-count="2" fo:hyphenation-push-char-count="2" loext:hyphenation-no-caps="false"/>
    </style:style>
    <style:style style:name="P604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none" fo:font-weight="normal" officeooo:rsid="00465eb4" officeooo:paragraph-rsid="00c8690f" style:letter-kerning="false" style:font-name-asian="Times New Roman1" style:font-size-asian="10pt" style:font-weight-asian="normal" style:font-name-complex="Abyssinica SIL1" style:font-size-complex="10pt" style:font-weight-complex="normal" fo:hyphenate="false" fo:hyphenation-remain-char-count="2" fo:hyphenation-push-char-count="2" loext:hyphenation-no-caps="false"/>
    </style:style>
    <style:style style:name="P605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none" fo:font-weight="normal" officeooo:rsid="00465eb4" officeooo:paragraph-rsid="00cb6926" style:letter-kerning="false" style:font-name-asian="Times New Roman1" style:font-size-asian="10pt" style:font-weight-asian="normal" style:font-name-complex="Abyssinica SIL1" style:font-size-complex="10pt" style:font-weight-complex="normal" fo:hyphenate="false" fo:hyphenation-remain-char-count="2" fo:hyphenation-push-char-count="2" loext:hyphenation-no-caps="false"/>
    </style:style>
    <style:style style:name="P606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none" fo:font-weight="normal" officeooo:rsid="00465eb4" officeooo:paragraph-rsid="00cc810d" style:letter-kerning="false" style:font-name-asian="Times New Roman1" style:font-size-asian="10pt" style:font-weight-asian="normal" style:font-name-complex="Abyssinica SIL1" style:font-size-complex="10pt" style:font-weight-complex="normal" fo:hyphenate="false" fo:hyphenation-remain-char-count="2" fo:hyphenation-push-char-count="2" loext:hyphenation-no-caps="false"/>
    </style:style>
    <style:style style:name="P607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none" fo:font-weight="normal" officeooo:paragraph-rsid="00465eb4" style:letter-kerning="false" style:font-name-asian="Times New Roman1" style:font-size-asian="10pt" style:font-weight-asian="normal" style:font-name-complex="Abyssinica SIL1" style:font-size-complex="10pt" style:font-weight-complex="normal" fo:hyphenate="false" fo:hyphenation-remain-char-count="2" fo:hyphenation-push-char-count="2" loext:hyphenation-no-caps="false"/>
    </style:style>
    <style:style style:name="P608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none" fo:font-weight="normal" officeooo:paragraph-rsid="00c8690f" style:letter-kerning="false" style:font-name-asian="Times New Roman1" style:font-size-asian="10pt" style:font-weight-asian="normal" style:font-name-complex="Abyssinica SIL1" style:font-size-complex="10pt" style:font-weight-complex="normal" fo:hyphenate="false" fo:hyphenation-remain-char-count="2" fo:hyphenation-push-char-count="2" loext:hyphenation-no-caps="false"/>
    </style:style>
    <style:style style:name="P609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none" fo:font-weight="normal" officeooo:paragraph-rsid="00c61b7b" style:letter-kerning="false" style:font-name-asian="Times New Roman1" style:font-size-asian="10pt" style:font-weight-asian="normal" style:font-name-complex="Abyssinica SIL1" style:font-size-complex="10pt" style:font-weight-complex="normal" fo:hyphenate="false" fo:hyphenation-remain-char-count="2" fo:hyphenation-push-char-count="2" loext:hyphenation-no-caps="false"/>
    </style:style>
    <style:style style:name="P610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none" fo:font-weight="normal" officeooo:paragraph-rsid="00cb6926" style:letter-kerning="false" style:font-name-asian="Times New Roman1" style:font-size-asian="10pt" style:font-weight-asian="normal" style:font-name-complex="Abyssinica SIL1" style:font-size-complex="10pt" style:font-weight-complex="normal" fo:hyphenate="false" fo:hyphenation-remain-char-count="2" fo:hyphenation-push-char-count="2" loext:hyphenation-no-caps="false"/>
    </style:style>
    <style:style style:name="P611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none" fo:font-weight="normal" officeooo:paragraph-rsid="00cc711b" style:letter-kerning="false" style:font-name-asian="Times New Roman1" style:font-size-asian="10pt" style:font-weight-asian="normal" style:font-name-complex="Abyssinica SIL1" style:font-size-complex="10pt" style:font-weight-complex="normal" fo:hyphenate="false" fo:hyphenation-remain-char-count="2" fo:hyphenation-push-char-count="2" loext:hyphenation-no-caps="false"/>
    </style:style>
    <style:style style:name="P612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none" fo:font-weight="normal" officeooo:paragraph-rsid="004eb5e7" style:letter-kerning="false" style:font-name-asian="Times New Roman1" style:font-size-asian="10pt" style:font-weight-asian="normal" style:font-name-complex="Abyssinica SIL1" style:font-size-complex="10pt" style:font-weight-complex="normal" fo:hyphenate="false" fo:hyphenation-remain-char-count="2" fo:hyphenation-push-char-count="2" loext:hyphenation-no-caps="false"/>
    </style:style>
    <style:style style:name="P613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none" fo:font-weight="normal" officeooo:paragraph-rsid="00cc810d" style:letter-kerning="false" style:font-name-asian="Times New Roman1" style:font-size-asian="10pt" style:font-weight-asian="normal" style:font-name-complex="Abyssinica SIL1" style:font-size-complex="10pt" style:font-weight-complex="normal" fo:hyphenate="false" fo:hyphenation-remain-char-count="2" fo:hyphenation-push-char-count="2" loext:hyphenation-no-caps="false"/>
    </style:style>
    <style:style style:name="P614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solid" style:text-underline-width="bold" style:text-underline-color="font-color" fo:font-weight="bold" officeooo:paragraph-rsid="00cb6926" style:letter-kerning="false" style:font-name-asian="Times New Roman1" style:font-size-asian="10pt" style:font-weight-asian="bold" style:font-name-complex="Abyssinica SIL1" style:font-size-complex="10pt" style:font-weight-complex="bold" fo:hyphenate="false" fo:hyphenation-remain-char-count="2" fo:hyphenation-push-char-count="2" loext:hyphenation-no-caps="false"/>
    </style:style>
    <style:style style:name="P615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solid" style:text-underline-width="bold" style:text-underline-color="font-color" fo:font-weight="bold" officeooo:paragraph-rsid="00465eb4" style:letter-kerning="false" style:font-name-asian="Times New Roman1" style:font-size-asian="10pt" style:font-weight-asian="bold" style:font-name-complex="Abyssinica SIL1" style:font-size-complex="10pt" style:font-weight-complex="bold" fo:hyphenate="false" fo:hyphenation-remain-char-count="2" fo:hyphenation-push-char-count="2" loext:hyphenation-no-caps="false"/>
    </style:style>
    <style:style style:name="P616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byssinica SIL" fo:font-size="10pt" style:text-underline-style="solid" style:text-underline-width="bold" style:text-underline-color="font-color" fo:font-weight="bold" officeooo:paragraph-rsid="00cc711b" style:letter-kerning="false" style:font-name-asian="Times New Roman1" style:font-size-asian="10pt" style:font-weight-asian="bold" style:font-name-complex="Abyssinica SIL1" style:font-size-complex="10pt" style:font-weight-complex="bold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93e4" style:font-weight-asian="bold" style:font-weight-complex="bold"/>
    </style:style>
    <style:style style:name="T3" style:family="text">
      <style:text-properties fo:font-weight="bold" officeooo:rsid="00408800" style:font-weight-asian="bold" style:font-weight-complex="bold"/>
    </style:style>
    <style:style style:name="T4" style:family="text">
      <style:text-properties fo:font-weight="bold" officeooo:rsid="00489e25" style:font-weight-asian="bold" style:font-weight-complex="bold"/>
    </style:style>
    <style:style style:name="T5" style:family="text">
      <style:text-properties fo:font-weight="bold" officeooo:rsid="0048c9ab" style:font-weight-asian="bold" style:font-weight-complex="bold"/>
    </style:style>
    <style:style style:name="T6" style:family="text">
      <style:text-properties fo:font-weight="bold" officeooo:rsid="0049c1dc" style:font-weight-asian="bold" style:font-weight-complex="bold"/>
    </style:style>
    <style:style style:name="T7" style:family="text">
      <style:text-properties fo:font-weight="bold" officeooo:rsid="0058815f" style:font-weight-asian="bold" style:font-weight-complex="bold"/>
    </style:style>
    <style:style style:name="T8" style:family="text">
      <style:text-properties fo:font-weight="bold" officeooo:rsid="0059cf8f" style:font-weight-asian="bold" style:font-weight-complex="bold"/>
    </style:style>
    <style:style style:name="T9" style:family="text">
      <style:text-properties fo:font-weight="bold" officeooo:rsid="005c5a56" style:font-weight-asian="bold" style:font-weight-complex="bold"/>
    </style:style>
    <style:style style:name="T10" style:family="text">
      <style:text-properties fo:font-weight="bold" officeooo:rsid="005e8b74" style:font-weight-asian="bold" style:font-weight-complex="bold"/>
    </style:style>
    <style:style style:name="T11" style:family="text">
      <style:text-properties fo:font-weight="bold" officeooo:rsid="005f75a0" style:font-weight-asian="bold" style:font-weight-complex="bold"/>
    </style:style>
    <style:style style:name="T12" style:family="text">
      <style:text-properties fo:font-weight="bold" officeooo:rsid="0070a118" style:font-weight-asian="bold" style:font-weight-complex="bold"/>
    </style:style>
    <style:style style:name="T13" style:family="text">
      <style:text-properties fo:font-weight="bold" officeooo:rsid="00b5392e" style:font-weight-asian="bold" style:font-weight-complex="bold"/>
    </style:style>
    <style:style style:name="T14" style:family="text">
      <style:text-properties fo:font-weight="bold" officeooo:rsid="00b8540c" style:font-weight-asian="bold" style:font-weight-complex="bold"/>
    </style:style>
    <style:style style:name="T15" style:family="text">
      <style:text-properties fo:font-weight="bold" officeooo:rsid="00cc711b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a93e4" style:font-weight-asian="normal" style:font-weight-complex="normal"/>
    </style:style>
    <style:style style:name="T18" style:family="text">
      <style:text-properties fo:font-weight="normal" officeooo:rsid="00114f6c" style:font-weight-asian="normal" style:font-weight-complex="normal"/>
    </style:style>
    <style:style style:name="T19" style:family="text">
      <style:text-properties fo:font-weight="normal" officeooo:rsid="00118324" style:font-weight-asian="normal" style:font-weight-complex="normal"/>
    </style:style>
    <style:style style:name="T20" style:family="text">
      <style:text-properties fo:font-weight="normal" officeooo:rsid="0011dd0d" style:font-weight-asian="normal" style:font-weight-complex="normal"/>
    </style:style>
    <style:style style:name="T21" style:family="text">
      <style:text-properties fo:font-weight="normal" officeooo:rsid="0014e86d" style:font-weight-asian="normal" style:font-weight-complex="normal"/>
    </style:style>
    <style:style style:name="T22" style:family="text">
      <style:text-properties fo:font-weight="normal" officeooo:rsid="00175209" style:font-weight-asian="normal" style:font-weight-complex="normal"/>
    </style:style>
    <style:style style:name="T23" style:family="text">
      <style:text-properties fo:font-weight="normal" officeooo:rsid="00179a33" style:font-weight-asian="normal" style:font-weight-complex="normal"/>
    </style:style>
    <style:style style:name="T24" style:family="text">
      <style:text-properties fo:font-weight="normal" officeooo:rsid="00196eb6" style:font-weight-asian="normal" style:font-weight-complex="normal"/>
    </style:style>
    <style:style style:name="T25" style:family="text">
      <style:text-properties fo:font-weight="normal" officeooo:rsid="001b06fd" style:font-weight-asian="normal" style:font-weight-complex="normal"/>
    </style:style>
    <style:style style:name="T26" style:family="text">
      <style:text-properties fo:font-weight="normal" officeooo:rsid="001c2687" style:font-weight-asian="normal" style:font-weight-complex="normal"/>
    </style:style>
    <style:style style:name="T27" style:family="text">
      <style:text-properties fo:font-weight="normal" officeooo:rsid="002152dd" style:font-weight-asian="normal" style:font-weight-complex="normal"/>
    </style:style>
    <style:style style:name="T28" style:family="text">
      <style:text-properties fo:font-weight="normal" officeooo:rsid="00231e7b" style:font-weight-asian="normal" style:font-weight-complex="normal"/>
    </style:style>
    <style:style style:name="T29" style:family="text">
      <style:text-properties fo:font-weight="normal" officeooo:rsid="00264a1a" style:font-weight-asian="normal" style:font-weight-complex="normal"/>
    </style:style>
    <style:style style:name="T30" style:family="text">
      <style:text-properties fo:font-weight="normal" officeooo:rsid="00272816" style:font-weight-asian="normal" style:font-weight-complex="normal"/>
    </style:style>
    <style:style style:name="T31" style:family="text">
      <style:text-properties fo:font-weight="normal" officeooo:rsid="00273c1f" style:font-weight-asian="normal" style:font-weight-complex="normal"/>
    </style:style>
    <style:style style:name="T32" style:family="text">
      <style:text-properties fo:font-weight="normal" officeooo:rsid="002ca8f1" style:font-weight-asian="normal" style:font-weight-complex="normal"/>
    </style:style>
    <style:style style:name="T33" style:family="text">
      <style:text-properties fo:font-weight="normal" officeooo:rsid="00364108" style:font-weight-asian="normal" style:font-weight-complex="normal"/>
    </style:style>
    <style:style style:name="T34" style:family="text">
      <style:text-properties officeooo:rsid="000fb6be"/>
    </style:style>
    <style:style style:name="T35" style:family="text">
      <style:text-properties officeooo:rsid="001128af"/>
    </style:style>
    <style:style style:name="T36" style:family="text">
      <style:text-properties officeooo:rsid="00114f6c"/>
    </style:style>
    <style:style style:name="T37" style:family="text">
      <style:text-properties officeooo:rsid="00118324"/>
    </style:style>
    <style:style style:name="T38" style:family="text">
      <style:text-properties officeooo:rsid="0011dd0d"/>
    </style:style>
    <style:style style:name="T39" style:family="text">
      <style:text-properties fo:color="#739eca" loext:opacity="100%" style:font-name="Monospace" fo:font-size="10pt" fo:font-weight="bold" style:font-size-asian="10pt" style:font-weight-asian="bold"/>
    </style:style>
    <style:style style:name="T40" style:family="text">
      <style:text-properties fo:color="#739eca" loext:opacity="100%" style:font-name="Monospace" fo:font-size="10pt" fo:font-weight="bold" officeooo:rsid="00173fe3" style:font-size-asian="10pt" style:font-weight-asian="bold"/>
    </style:style>
    <style:style style:name="T41" style:family="text">
      <style:text-properties fo:color="#739eca" loext:opacity="100%" style:font-name="Monospace" fo:font-size="10pt" fo:font-weight="bold" officeooo:rsid="00281f87" style:font-size-asian="10pt" style:font-weight-asian="bold"/>
    </style:style>
    <style:style style:name="T42" style:family="text">
      <style:text-properties fo:color="#739eca" loext:opacity="100%" style:font-name="Monospace" fo:font-size="10pt" fo:font-style="italic" fo:font-weight="bold" style:font-size-asian="10pt" style:font-style-asian="italic" style:font-weight-asian="bold"/>
    </style:style>
    <style:style style:name="T43" style:family="text">
      <style:text-properties fo:color="#739eca" loext:opacity="100%" style:font-name="Monospace" fo:font-size="10pt" fo:font-style="italic" fo:font-weight="bold" officeooo:rsid="00940fb3" style:font-size-asian="10pt" style:font-style-asian="italic" style:font-weight-asian="bold"/>
    </style:style>
    <style:style style:name="T44" style:family="text">
      <style:text-properties fo:color="#739eca" loext:opacity="100%" style:font-name="Monospace" fo:font-size="10pt" fo:font-style="italic" fo:font-weight="bold" officeooo:rsid="00273c1f" fo:background-color="transparent" loext:char-shading-value="0" style:font-size-asian="10pt" style:font-style-asian="italic" style:font-weight-asian="bold"/>
    </style:style>
    <style:style style:name="T45" style:family="text">
      <style:text-properties fo:color="#739eca" loext:opacity="100%" style:font-name="Monospace" fo:font-size="10pt" fo:font-style="italic" fo:font-weight="bold" officeooo:rsid="00281f87" fo:background-color="transparent" loext:char-shading-value="0" style:font-size-asian="10pt" style:font-style-asian="italic" style:font-weight-asian="bold"/>
    </style:style>
    <style:style style:name="T46" style:family="text">
      <style:text-properties fo:color="#cccccc" loext:opacity="100%" style:font-name="Monospace" fo:font-size="10pt" style:font-size-asian="10pt"/>
    </style:style>
    <style:style style:name="T47" style:family="text">
      <style:text-properties fo:color="#cccccc" loext:opacity="100%" style:font-name="Monospace" fo:font-size="10pt" style:text-underline-style="solid" style:text-underline-width="auto" style:text-underline-color="font-color" style:font-size-asian="10pt"/>
    </style:style>
    <style:style style:name="T48" style:family="text">
      <style:text-properties fo:color="#cccccc" loext:opacity="100%" style:font-name="Monospace" fo:font-size="10pt" fo:background-color="transparent" loext:char-shading-value="0" style:font-size-asian="10pt"/>
    </style:style>
    <style:style style:name="T49" style:family="text">
      <style:text-properties fo:color="#cccccc" loext:opacity="100%" style:font-name="Monospace" fo:font-size="10pt" fo:font-weight="bold" style:font-size-asian="10pt" style:font-weight-asian="bold"/>
    </style:style>
    <style:style style:name="T50" style:family="text">
      <style:text-properties fo:color="#cccccc" loext:opacity="100%" style:font-name="Monospace" fo:font-size="10pt" fo:font-style="italic" style:font-size-asian="10pt" style:font-style-asian="italic"/>
    </style:style>
    <style:style style:name="T51" style:family="text">
      <style:text-properties fo:color="#cccccc" loext:opacity="100%" style:font-name="Monospace" fo:font-size="10pt" fo:font-style="italic" fo:font-weight="bold" officeooo:rsid="00940fb3" style:font-size-asian="10pt" style:font-style-asian="italic" style:font-weight-asian="bold"/>
    </style:style>
    <style:style style:name="T52" style:family="text">
      <style:text-properties fo:color="#cc9b75" loext:opacity="100%" style:font-name="Monospace" fo:font-size="10pt" style:font-size-asian="10pt"/>
    </style:style>
    <style:style style:name="T53" style:family="text">
      <style:text-properties fo:color="#b788d3" loext:opacity="100%" style:font-name="Monospace" fo:font-size="10pt" style:font-size-asian="10pt"/>
    </style:style>
    <style:style style:name="T54" style:family="text">
      <style:text-properties fo:color="#b788d3" loext:opacity="100%" style:font-name="Monospace" fo:font-size="10pt" fo:font-style="italic" style:font-size-asian="10pt" style:font-style-asian="italic"/>
    </style:style>
    <style:style style:name="T55" style:family="text">
      <style:text-properties fo:color="#b788d3" loext:opacity="100%" style:font-name="Monospace" fo:font-size="10pt" fo:font-style="italic" fo:font-weight="bold" officeooo:rsid="00940fb3" style:font-size-asian="10pt" style:font-style-asian="italic" style:font-weight-asian="bold"/>
    </style:style>
    <style:style style:name="T56" style:family="text">
      <style:text-properties fo:color="#00b8b8" loext:opacity="100%" style:font-name="Monospace" fo:font-size="10pt" style:font-size-asian="10pt"/>
    </style:style>
    <style:style style:name="T57" style:family="text">
      <style:text-properties fo:color="#00b8b8" loext:opacity="100%" style:font-name="Monospace" fo:font-size="10pt" fo:font-style="italic" style:font-size-asian="10pt" style:font-style-asian="italic"/>
    </style:style>
    <style:style style:name="T58" style:family="text">
      <style:text-properties fo:color="#00b8b8" loext:opacity="100%" style:text-outline="false" style:text-line-through-style="none" style:text-line-through-type="none" style:font-name="Monospace" fo:font-size="10pt" fo:font-style="normal" fo:text-shadow="none" style:text-underline-style="none" fo:font-weight="normal" officeooo:rsid="00121558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color="#cac580" loext:opacity="100%" style:font-name="Monospace" fo:font-size="10pt" fo:font-weight="bold" style:font-size-asian="10pt" style:font-weight-asian="bold"/>
    </style:style>
    <style:style style:name="T60" style:family="text">
      <style:text-properties fo:color="#cac580" loext:opacity="100%" style:font-name="Monospace" fo:font-size="10pt" fo:font-style="italic" fo:font-weight="bold" style:font-size-asian="10pt" style:font-style-asian="italic" style:font-weight-asian="bold"/>
    </style:style>
    <style:style style:name="T61" style:family="text">
      <style:text-properties fo:color="#eecc64" loext:opacity="100%" style:font-name="Monospace" fo:font-size="10pt" style:font-size-asian="10pt"/>
    </style:style>
    <style:style style:name="T62" style:family="text">
      <style:text-properties fo:color="#eecc64" loext:opacity="100%" style:font-name="Monospace" fo:font-size="10pt" officeooo:rsid="00281f87" style:font-size-asian="10pt"/>
    </style:style>
    <style:style style:name="T63" style:family="text">
      <style:text-properties fo:color="#eecc64" loext:opacity="100%" style:font-name="Monospace" fo:font-size="10pt" style:text-underline-style="solid" style:text-underline-width="auto" style:text-underline-color="font-color" style:font-size-asian="10pt"/>
    </style:style>
    <style:style style:name="T64" style:family="text">
      <style:text-properties fo:color="#eecc64" loext:opacity="100%" style:font-name="Monospace" fo:font-size="10pt" fo:font-weight="bold" style:font-size-asian="10pt" style:font-weight-asian="bold"/>
    </style:style>
    <style:style style:name="T65" style:family="text">
      <style:text-properties officeooo:rsid="001334de"/>
    </style:style>
    <style:style style:name="T66" style:family="text">
      <style:text-properties officeooo:rsid="0014e86d"/>
    </style:style>
    <style:style style:name="T67" style:family="text">
      <style:text-properties fo:color="#55308d" loext:opacity="100%" fo:font-weight="normal" style:font-weight-asian="normal" style:font-weight-complex="normal"/>
    </style:style>
    <style:style style:name="T68" style:family="text">
      <style:text-properties fo:color="#55308d" loext:opacity="100%" fo:font-weight="normal" officeooo:rsid="000a93e4" style:font-weight-asian="normal" style:font-weight-complex="normal"/>
    </style:style>
    <style:style style:name="T69" style:family="text">
      <style:text-properties fo:color="#55308d" loext:opacity="100%" fo:font-weight="normal" officeooo:rsid="001559ef" style:font-weight-asian="normal" style:font-weight-complex="normal"/>
    </style:style>
    <style:style style:name="T70" style:family="text">
      <style:text-properties fo:color="#55308d" loext:opacity="100%" fo:font-weight="normal" officeooo:rsid="00173fe3" style:font-weight-asian="normal" style:font-weight-complex="normal"/>
    </style:style>
    <style:style style:name="T71" style:family="text">
      <style:text-properties fo:color="#55308d" loext:opacity="100%" fo:font-weight="normal" officeooo:rsid="00175209" style:font-weight-asian="normal" style:font-weight-complex="normal"/>
    </style:style>
    <style:style style:name="T72" style:family="text">
      <style:text-properties fo:color="#55308d" loext:opacity="100%" fo:font-weight="normal" officeooo:rsid="00196eb6" style:font-weight-asian="normal" style:font-weight-complex="normal"/>
    </style:style>
    <style:style style:name="T73" style:family="text">
      <style:text-properties fo:color="#55308d" loext:opacity="100%" fo:font-weight="normal" officeooo:rsid="002152dd" style:font-weight-asian="normal" style:font-weight-complex="normal"/>
    </style:style>
    <style:style style:name="T74" style:family="text">
      <style:text-properties fo:color="#55308d" loext:opacity="100%" fo:font-weight="normal" officeooo:rsid="00231e7b" style:font-weight-asian="normal" style:font-weight-complex="normal"/>
    </style:style>
    <style:style style:name="T75" style:family="text">
      <style:text-properties officeooo:rsid="001559ef"/>
    </style:style>
    <style:style style:name="T76" style:family="text">
      <style:text-properties fo:color="#c0c0c0" loext:opacity="100%" style:font-name="Monospace" fo:font-size="10pt" style:font-size-asian="10pt"/>
    </style:style>
    <style:style style:name="T77" style:family="text">
      <style:text-properties fo:color="#c1aa6c" loext:opacity="100%" style:font-name="Monospace" fo:font-size="10pt" fo:font-weight="bold" style:font-size-asian="10pt" style:font-weight-asian="bold"/>
    </style:style>
    <style:style style:name="T78" style:family="text">
      <style:text-properties officeooo:rsid="00173fe3"/>
    </style:style>
    <style:style style:name="T79" style:family="text">
      <style:text-properties officeooo:rsid="00179a33"/>
    </style:style>
    <style:style style:name="T80" style:family="text">
      <style:text-properties officeooo:rsid="00196eb6"/>
    </style:style>
    <style:style style:name="T81" style:family="text">
      <style:text-properties officeooo:rsid="001b06fd"/>
    </style:style>
    <style:style style:name="T82" style:family="text">
      <style:text-properties officeooo:rsid="0020062f"/>
    </style:style>
    <style:style style:name="T83" style:family="text">
      <style:text-properties officeooo:rsid="0020d74e"/>
    </style:style>
    <style:style style:name="T84" style:family="text">
      <style:text-properties officeooo:rsid="00231e7b"/>
    </style:style>
    <style:style style:name="T85" style:family="text">
      <style:text-properties officeooo:rsid="00264a1a"/>
    </style:style>
    <style:style style:name="T86" style:family="text">
      <style:text-properties officeooo:rsid="00272816"/>
    </style:style>
    <style:style style:name="T87" style:family="text">
      <style:text-properties officeooo:rsid="00273c1f"/>
    </style:style>
    <style:style style:name="T88" style:family="text">
      <style:text-properties officeooo:rsid="00281f87"/>
    </style:style>
    <style:style style:name="T89" style:family="text">
      <style:text-properties officeooo:rsid="002ab855"/>
    </style:style>
    <style:style style:name="T90" style:family="text">
      <style:text-properties officeooo:rsid="002ca8f1"/>
    </style:style>
    <style:style style:name="T91" style:family="text">
      <style:text-properties officeooo:rsid="002d3de0"/>
    </style:style>
    <style:style style:name="T92" style:family="text">
      <style:text-properties officeooo:rsid="0030dc20"/>
    </style:style>
    <style:style style:name="T93" style:family="text">
      <style:text-properties officeooo:rsid="00337122"/>
    </style:style>
    <style:style style:name="T94" style:family="text">
      <style:text-properties officeooo:rsid="00364108"/>
    </style:style>
    <style:style style:name="T95" style:family="text">
      <style:text-properties fo:font-size="20pt" fo:font-weight="bold" style:font-size-asian="17.5pt" style:font-weight-asian="bold" style:font-size-complex="20pt" style:font-weight-complex="bold"/>
    </style:style>
    <style:style style:name="T96" style:family="text">
      <style:text-properties fo:font-size="20pt" fo:font-weight="bold" officeooo:rsid="00517c8b" style:font-size-asian="17.5pt" style:font-weight-asian="bold" style:font-size-complex="20pt" style:font-weight-complex="bold"/>
    </style:style>
    <style:style style:name="T97" style:family="text">
      <style:text-properties fo:font-size="20pt" fo:font-weight="bold" officeooo:rsid="005b1037" style:font-size-asian="17.5pt" style:font-weight-asian="bold" style:font-size-complex="20pt" style:font-weight-complex="bold"/>
    </style:style>
    <style:style style:name="T98" style:family="text">
      <style:text-properties fo:font-size="20pt" fo:font-weight="bold" officeooo:rsid="00711530" style:font-size-asian="17.5pt" style:font-weight-asian="bold" style:font-size-complex="20pt" style:font-weight-complex="bold"/>
    </style:style>
    <style:style style:name="T99" style:family="text">
      <style:text-properties fo:font-size="20pt" fo:font-weight="bold" officeooo:rsid="0071b7d3" style:font-size-asian="17.5pt" style:font-weight-asian="bold" style:font-size-complex="20pt" style:font-weight-complex="bold"/>
    </style:style>
    <style:style style:name="T100" style:family="text">
      <style:text-properties fo:font-size="20pt" fo:font-weight="bold" officeooo:rsid="007361ef" style:font-size-asian="17.5pt" style:font-weight-asian="bold" style:font-size-complex="20pt" style:font-weight-complex="bold"/>
    </style:style>
    <style:style style:name="T101" style:family="text">
      <style:text-properties fo:font-size="20pt" fo:font-weight="bold" officeooo:rsid="0073b532" style:font-size-asian="17.5pt" style:font-weight-asian="bold" style:font-size-complex="20pt" style:font-weight-complex="bold"/>
    </style:style>
    <style:style style:name="T102" style:family="text">
      <style:text-properties fo:font-size="20pt" fo:font-weight="bold" officeooo:rsid="007418da" style:font-size-asian="17.5pt" style:font-weight-asian="bold" style:font-size-complex="20pt" style:font-weight-complex="bold"/>
    </style:style>
    <style:style style:name="T103" style:family="text">
      <style:text-properties fo:font-size="20pt" fo:font-weight="bold" officeooo:rsid="0074f1ca" style:font-size-asian="17.5pt" style:font-weight-asian="bold" style:font-size-complex="20pt" style:font-weight-complex="bold"/>
    </style:style>
    <style:style style:name="T104" style:family="text">
      <style:text-properties fo:font-size="20pt" fo:font-weight="bold" officeooo:rsid="00751a40" style:font-size-asian="17.5pt" style:font-weight-asian="bold" style:font-size-complex="20pt" style:font-weight-complex="bold"/>
    </style:style>
    <style:style style:name="T105" style:family="text">
      <style:text-properties fo:font-size="20pt" fo:font-weight="bold" officeooo:rsid="007656a7" style:font-size-asian="17.5pt" style:font-weight-asian="bold" style:font-size-complex="20pt" style:font-weight-complex="bold"/>
    </style:style>
    <style:style style:name="T106" style:family="text">
      <style:text-properties fo:font-size="20pt" fo:font-weight="bold" officeooo:rsid="0077ebdb" style:font-size-asian="17.5pt" style:font-weight-asian="bold" style:font-size-complex="20pt" style:font-weight-complex="bold"/>
    </style:style>
    <style:style style:name="T107" style:family="text">
      <style:text-properties fo:font-size="20pt" fo:font-weight="bold" officeooo:rsid="007c0250" style:font-size-asian="17.5pt" style:font-weight-asian="bold" style:font-size-complex="20pt" style:font-weight-complex="bold"/>
    </style:style>
    <style:style style:name="T108" style:family="text">
      <style:text-properties fo:font-size="20pt" fo:font-weight="bold" officeooo:rsid="007c0ce8" style:font-size-asian="17.5pt" style:font-weight-asian="bold" style:font-size-complex="20pt" style:font-weight-complex="bold"/>
    </style:style>
    <style:style style:name="T109" style:family="text">
      <style:text-properties fo:font-size="20pt" fo:font-weight="bold" officeooo:rsid="0095571d" style:font-size-asian="17.5pt" style:font-weight-asian="bold" style:font-size-complex="20pt" style:font-weight-complex="bold"/>
    </style:style>
    <style:style style:name="T110" style:family="text">
      <style:text-properties fo:font-size="20pt" fo:font-weight="bold" officeooo:rsid="00955836" style:font-size-asian="17.5pt" style:font-weight-asian="bold" style:font-size-complex="20pt" style:font-weight-complex="bold"/>
    </style:style>
    <style:style style:name="T111" style:family="text">
      <style:text-properties fo:font-size="20pt" fo:font-weight="bold" officeooo:rsid="009589b8" style:font-size-asian="17.5pt" style:font-weight-asian="bold" style:font-size-complex="20pt" style:font-weight-complex="bold"/>
    </style:style>
    <style:style style:name="T112" style:family="text">
      <style:text-properties officeooo:rsid="0037f354"/>
    </style:style>
    <style:style style:name="T113" style:family="text">
      <style:text-properties officeooo:rsid="003be248"/>
    </style:style>
    <style:style style:name="T114" style:family="text">
      <style:text-properties officeooo:rsid="0042cecd"/>
    </style:style>
    <style:style style:name="T115" style:family="text">
      <style:text-properties fo:color="#ffffff" loext:opacity="100%" style:font-name="Times New Roman" fo:language="en" fo:country="US" fo:font-weight="bold" style:font-name-asian="Liberation Serif1" style:font-weight-asian="bold" style:font-name-complex="Times New Roman1" style:font-weight-complex="normal"/>
    </style:style>
    <style:style style:name="T116" style:family="text">
      <style:text-properties fo:color="#ffffff" loext:opacity="100%" style:font-name="Times New Roman" fo:language="en" fo:country="US" fo:font-weight="bold" officeooo:rsid="005f8116" style:font-name-asian="Liberation Serif1" style:font-weight-asian="bold" style:font-name-complex="Times New Roman1" style:font-weight-complex="normal"/>
    </style:style>
    <style:style style:name="T117" style:family="text">
      <style:text-properties fo:color="#ffffff" loext:opacity="100%" style:text-position="0% 100%" fo:language="en" fo:country="US" fo:font-weight="bold" style:font-weight-asian="bold" style:font-weight-complex="bold"/>
    </style:style>
    <style:style style:name="T118" style:family="text">
      <style:text-properties fo:color="#ffffff" loext:opacity="100%" style:text-position="0% 100%" fo:language="en" fo:country="US" fo:font-weight="bold" officeooo:rsid="0052e860" style:font-weight-asian="bold" style:font-weight-complex="bold"/>
    </style:style>
    <style:style style:name="T119" style:family="text">
      <style:text-properties officeooo:rsid="00459c04"/>
    </style:style>
    <style:style style:name="T120" style:family="text">
      <style:text-properties style:font-name="Abyssinica SIL" fo:font-size="10pt" style:text-underline-style="none" fo:font-weight="normal" style:letter-kerning="false" style:font-name-asian="Times New Roman1" style:font-size-asian="10pt" style:font-weight-asian="normal" style:font-name-complex="Abyssinica SIL1" style:font-size-complex="10pt" style:font-weight-complex="normal"/>
    </style:style>
    <style:style style:name="T121" style:family="text">
      <style:text-properties style:font-name="Abyssinica SIL" fo:font-size="10pt" style:text-underline-style="none" fo:font-weight="normal" officeooo:rsid="008720a2" style:letter-kerning="false" style:font-name-asian="Times New Roman1" style:font-size-asian="10pt" style:font-weight-asian="normal" style:font-name-complex="Abyssinica SIL1" style:font-size-complex="10pt" style:font-weight-complex="normal"/>
    </style:style>
    <style:style style:name="T122" style:family="text">
      <style:text-properties style:font-name="Abyssinica SIL" fo:font-size="10pt" style:text-underline-style="none" fo:font-weight="normal" officeooo:rsid="0087ca07" style:letter-kerning="false" style:font-name-asian="Times New Roman1" style:font-size-asian="10pt" style:font-weight-asian="normal" style:font-name-complex="Abyssinica SIL1" style:font-size-complex="10pt" style:font-weight-complex="normal"/>
    </style:style>
    <style:style style:name="T123" style:family="text">
      <style:text-properties style:font-name="Abyssinica SIL" fo:font-size="10pt" style:text-underline-style="none" fo:font-weight="normal" officeooo:rsid="00c8690f" style:letter-kerning="false" style:font-name-asian="Times New Roman1" style:font-size-asian="10pt" style:font-weight-asian="normal" style:font-name-complex="Abyssinica SIL1" style:font-size-complex="10pt" style:font-weight-complex="normal"/>
    </style:style>
    <style:style style:name="T124" style:family="text">
      <style:text-properties style:font-name="Abyssinica SIL" fo:font-size="10pt" style:text-underline-style="none" fo:font-weight="normal" officeooo:rsid="00cc810d" style:letter-kerning="false" style:font-name-asian="Times New Roman1" style:font-size-asian="10pt" style:font-weight-asian="normal" style:font-name-complex="Abyssinica SIL1" style:font-size-complex="10pt" style:font-weight-complex="normal"/>
    </style:style>
    <style:style style:name="T125" style:family="text">
      <style:text-properties style:font-name="Abyssinica SIL" fo:font-size="10pt" fo:language="en" fo:country="US" style:text-underline-style="solid" style:text-underline-width="bold" style:text-underline-color="font-color" fo:font-weight="bold" style:letter-kerning="false" style:font-name-asian="Times New Roman1" style:font-size-asian="10pt" style:font-weight-asian="bold" style:font-name-complex="Abyssinica SIL1" style:font-size-complex="10pt" style:font-weight-complex="bold"/>
    </style:style>
    <style:style style:name="T126" style:family="text">
      <style:text-properties style:font-name="Abyssinica SIL" fo:font-size="10pt" style:text-underline-style="solid" style:text-underline-width="bold" style:text-underline-color="font-color" fo:font-weight="bold" style:letter-kerning="false" style:font-name-asian="Times New Roman1" style:font-size-asian="10pt" style:font-weight-asian="bold" style:font-name-complex="Abyssinica SIL1" style:font-size-complex="10pt" style:font-weight-complex="bold"/>
    </style:style>
    <style:style style:name="T127" style:family="text">
      <style:text-properties fo:color="#000000" loext:opacity="100%" style:font-name="Times New Roman" fo:font-size="10.5pt" fo:language="en" fo:country="US" fo:font-weight="normal" style:font-name-asian="Liberation Serif1" style:font-size-asian="10.5pt" style:font-weight-asian="normal" style:font-name-complex="Times New Roman1" style:font-size-complex="10.5pt" style:font-weight-complex="bold"/>
    </style:style>
    <style:style style:name="T128" style:family="text">
      <style:text-properties fo:color="#000000" loext:opacity="100%" style:font-name="Times New Roman" fo:font-size="10.5pt" fo:language="en" fo:country="US" fo:font-weight="normal" officeooo:rsid="00489e25" style:font-name-asian="Liberation Serif1" style:font-size-asian="10.5pt" style:font-weight-asian="normal" style:font-name-complex="Times New Roman1" style:font-size-complex="10.5pt" style:font-weight-complex="bold"/>
    </style:style>
    <style:style style:name="T129" style:family="text">
      <style:text-properties fo:color="#000000" loext:opacity="100%" style:font-name="Times New Roman" fo:font-size="10.5pt" fo:language="en" fo:country="US" fo:font-weight="normal" officeooo:rsid="004acd38" style:font-name-asian="Liberation Serif1" style:font-size-asian="10.5pt" style:font-weight-asian="normal" style:font-name-complex="Times New Roman1" style:font-size-complex="10.5pt" style:font-weight-complex="bold"/>
    </style:style>
    <style:style style:name="T130" style:family="text">
      <style:text-properties fo:color="#000000" loext:opacity="100%" style:font-name="Times New Roman" fo:font-size="10.5pt" fo:language="en" fo:country="US" fo:font-weight="normal" officeooo:rsid="004be897" style:font-name-asian="Liberation Serif1" style:font-size-asian="10.5pt" style:font-weight-asian="normal" style:font-name-complex="Times New Roman1" style:font-size-complex="10.5pt" style:font-weight-complex="bold"/>
    </style:style>
    <style:style style:name="T131" style:family="text">
      <style:text-properties fo:color="#000000" loext:opacity="100%" style:font-name="Times New Roman" fo:font-size="10.5pt" fo:language="en" fo:country="US" fo:font-weight="normal" officeooo:rsid="0049c1dc" style:font-name-asian="Liberation Serif1" style:font-size-asian="10.5pt" style:font-weight-asian="normal" style:font-name-complex="Times New Roman1" style:font-size-complex="10.5pt" style:font-weight-complex="bold"/>
    </style:style>
    <style:style style:name="T132" style:family="text">
      <style:text-properties fo:color="#000000" loext:opacity="100%" style:font-name="Times New Roman" fo:font-size="10.5pt" fo:language="en" fo:country="US" fo:font-weight="normal" officeooo:rsid="0090dfda" style:font-name-asian="Liberation Serif1" style:font-size-asian="10.5pt" style:font-weight-asian="normal" style:font-name-complex="Times New Roman1" style:font-size-complex="10.5pt" style:font-weight-complex="bold"/>
    </style:style>
    <style:style style:name="T133" style:family="text">
      <style:text-properties fo:color="#000000" loext:opacity="100%" style:font-name="Times New Roman" fo:font-size="10.5pt" fo:language="en" fo:country="US" fo:font-weight="normal" officeooo:rsid="00927313" style:font-name-asian="Liberation Serif1" style:font-size-asian="10.5pt" style:font-weight-asian="normal" style:font-name-complex="Times New Roman1" style:font-size-complex="10.5pt" style:font-weight-complex="bold"/>
    </style:style>
    <style:style style:name="T134" style:family="text">
      <style:text-properties fo:color="#000000" loext:opacity="100%" style:font-name="Times New Roman" fo:font-size="10.5pt" fo:language="en" fo:country="US" fo:font-weight="normal" officeooo:rsid="009277e0" style:font-name-asian="Liberation Serif1" style:font-size-asian="10.5pt" style:font-weight-asian="normal" style:font-name-complex="Times New Roman1" style:font-size-complex="10.5pt" style:font-weight-complex="bold"/>
    </style:style>
    <style:style style:name="T135" style:family="text">
      <style:text-properties fo:color="#000000" loext:opacity="100%" style:font-name="Times New Roman" fo:font-size="10.5pt" fo:language="en" fo:country="US" fo:font-weight="normal" officeooo:rsid="0095571d" style:font-name-asian="Liberation Serif1" style:font-size-asian="10.5pt" style:font-weight-asian="normal" style:font-name-complex="Times New Roman1" style:font-size-complex="10.5pt" style:font-weight-complex="bold"/>
    </style:style>
    <style:style style:name="T136" style:family="text">
      <style:text-properties fo:color="#000000" loext:opacity="100%" style:font-name="Times New Roman" fo:font-size="10.5pt" fo:language="en" fo:country="US" fo:font-weight="normal" officeooo:rsid="0077ebdb" style:font-name-asian="Liberation Serif1" style:font-size-asian="10.5pt" style:font-weight-asian="normal" style:font-name-complex="Times New Roman1" style:font-size-complex="10.5pt" style:font-weight-complex="normal"/>
    </style:style>
    <style:style style:name="T137" style:family="text">
      <style:text-properties fo:color="#000000" loext:opacity="100%" style:font-name="Times New Roman" fo:font-size="10.5pt" fo:language="en" fo:country="US" fo:font-weight="normal" officeooo:rsid="007418da" style:font-name-asian="Liberation Serif1" style:font-size-asian="10.5pt" style:font-weight-asian="normal" style:font-name-complex="Times New Roman1" style:font-size-complex="10.5pt" style:font-weight-complex="normal"/>
    </style:style>
    <style:style style:name="T138" style:family="text">
      <style:text-properties fo:color="#000000" loext:opacity="100%" style:font-name="Times New Roman" fo:language="en" fo:country="US" fo:font-weight="normal" officeooo:rsid="004be897" style:font-name-asian="Liberation Serif1" style:font-weight-asian="normal" style:font-name-complex="Times New Roman1" style:font-weight-complex="bold"/>
    </style:style>
    <style:style style:name="T139" style:family="text">
      <style:text-properties fo:color="#000000" loext:opacity="100%" style:font-name="Times New Roman" fo:language="en" fo:country="US" fo:font-weight="normal" officeooo:rsid="004eb5e7" style:font-name-asian="Liberation Serif1" style:font-weight-asian="normal" style:font-name-complex="Times New Roman1" style:font-weight-complex="bold"/>
    </style:style>
    <style:style style:name="T140" style:family="text">
      <style:text-properties fo:color="#000000" loext:opacity="100%" style:font-name="Times New Roman" fo:language="en" fo:country="US" style:font-name-asian="Calibri" style:font-name-complex="Times New Roman1"/>
    </style:style>
    <style:style style:name="T141" style:family="text">
      <style:text-properties fo:color="#000000" loext:opacity="100%" style:font-name="Times New Roman" fo:language="en" fo:country="US" officeooo:rsid="005f8116" style:font-name-asian="Calibri" style:font-name-complex="Times New Roman1"/>
    </style:style>
    <style:style style:name="T142" style:family="text">
      <style:text-properties fo:color="#000000" loext:opacity="100%" style:font-name="Times New Roman" fo:language="en" fo:country="US" officeooo:rsid="00b9391d" style:font-name-asian="Calibri" style:font-name-complex="Times New Roman1"/>
    </style:style>
    <style:style style:name="T143" style:family="text">
      <style:text-properties fo:color="#000000" loext:opacity="100%" style:font-name="Times New Roman" fo:language="en" fo:country="US" officeooo:rsid="00bee6d8" style:font-name-asian="Calibri" style:font-name-complex="Times New Roman1"/>
    </style:style>
    <style:style style:name="T144" style:family="text">
      <style:text-properties fo:color="#000000" loext:opacity="100%" style:text-position="0% 100%" fo:font-size="10.5pt" fo:language="en" fo:country="US" fo:font-weight="normal" style:font-size-asian="10.5pt" style:font-weight-asian="normal" style:font-size-complex="10.5pt" style:font-weight-complex="normal"/>
    </style:style>
    <style:style style:name="T145" style:family="text">
      <style:text-properties fo:color="#000000" loext:opacity="100%" style:text-position="0% 100%" fo:font-size="10.5pt" fo:language="en" fo:country="US" fo:font-weight="normal" officeooo:rsid="00711530" style:font-size-asian="10.5pt" style:font-weight-asian="normal" style:font-size-complex="10.5pt" style:font-weight-complex="normal"/>
    </style:style>
    <style:style style:name="T146" style:family="text">
      <style:text-properties fo:color="#000000" loext:opacity="100%" style:text-position="0% 100%" fo:font-size="10.5pt" fo:language="en" fo:country="US" fo:font-weight="normal" officeooo:rsid="007361ef" style:font-size-asian="10.5pt" style:font-weight-asian="normal" style:font-size-complex="10.5pt" style:font-weight-complex="normal"/>
    </style:style>
    <style:style style:name="T147" style:family="text">
      <style:text-properties fo:color="#000000" loext:opacity="100%" style:text-position="0% 100%" fo:font-size="10.5pt" fo:language="en" fo:country="US" fo:font-weight="normal" officeooo:rsid="007418da" style:font-size-asian="10.5pt" style:font-weight-asian="normal" style:font-size-complex="10.5pt" style:font-weight-complex="normal"/>
    </style:style>
    <style:style style:name="T148" style:family="text">
      <style:text-properties fo:color="#000000" loext:opacity="100%" style:text-position="0% 100%" fo:font-size="10.5pt" fo:language="en" fo:country="US" fo:font-weight="normal" officeooo:rsid="0074f1ca" style:font-size-asian="10.5pt" style:font-weight-asian="normal" style:font-size-complex="10.5pt" style:font-weight-complex="normal"/>
    </style:style>
    <style:style style:name="T149" style:family="text">
      <style:text-properties fo:color="#000000" loext:opacity="100%" style:text-position="0% 100%" fo:font-size="10.5pt" fo:language="en" fo:country="US" fo:font-weight="normal" officeooo:rsid="0071b7d3" style:font-size-asian="10.5pt" style:font-weight-asian="normal" style:font-size-complex="10.5pt" style:font-weight-complex="normal"/>
    </style:style>
    <style:style style:name="T150" style:family="text">
      <style:text-properties fo:color="#000000" loext:opacity="100%" style:text-position="0% 100%" fo:font-size="10.5pt" fo:language="en" fo:country="US" fo:font-weight="normal" officeooo:rsid="00751a40" style:font-size-asian="10.5pt" style:font-weight-asian="normal" style:font-size-complex="10.5pt" style:font-weight-complex="normal"/>
    </style:style>
    <style:style style:name="T151" style:family="text">
      <style:text-properties fo:color="#000000" loext:opacity="100%" style:text-position="0% 100%" fo:font-size="10.5pt" fo:language="en" fo:country="US" fo:font-weight="normal" officeooo:rsid="0077ebdb" style:font-size-asian="10.5pt" style:font-weight-asian="normal" style:font-size-complex="10.5pt" style:font-weight-complex="normal"/>
    </style:style>
    <style:style style:name="T152" style:family="text">
      <style:text-properties fo:color="#000000" loext:opacity="100%" style:text-position="0% 100%" fo:font-size="10.5pt" fo:language="en" fo:country="US" fo:font-weight="normal" officeooo:rsid="007c0250" style:font-size-asian="10.5pt" style:font-weight-asian="normal" style:font-size-complex="10.5pt" style:font-weight-complex="normal"/>
    </style:style>
    <style:style style:name="T153" style:family="text">
      <style:text-properties fo:color="#000000" loext:opacity="100%" style:text-position="0% 100%" fo:font-size="10.5pt" fo:language="en" fo:country="US" fo:font-weight="normal" officeooo:rsid="007c0ce8" style:font-size-asian="10.5pt" style:font-weight-asian="normal" style:font-size-complex="10.5pt" style:font-weight-complex="normal"/>
    </style:style>
    <style:style style:name="T154" style:family="text">
      <style:text-properties fo:color="#000000" loext:opacity="100%" style:text-position="0% 100%" fo:font-size="10.5pt" fo:language="en" fo:country="US" fo:font-weight="normal" officeooo:rsid="00836bf8" style:font-size-asian="10.5pt" style:font-weight-asian="normal" style:font-size-complex="10.5pt" style:font-weight-complex="normal"/>
    </style:style>
    <style:style style:name="T155" style:family="text">
      <style:text-properties fo:color="#000000" loext:opacity="100%" style:text-position="0% 100%" fo:font-size="10.5pt" fo:language="en" fo:country="US" fo:font-weight="normal" officeooo:rsid="008c66e0" style:font-size-asian="10.5pt" style:font-weight-asian="normal" style:font-size-complex="10.5pt" style:font-weight-complex="normal"/>
    </style:style>
    <style:style style:name="T156" style:family="text">
      <style:text-properties fo:color="#000000" loext:opacity="100%" style:text-position="0% 100%" fo:font-size="10.5pt" fo:language="en" fo:country="US" fo:font-weight="normal" officeooo:rsid="009589b8" style:font-size-asian="10.5pt" style:font-weight-asian="normal" style:font-size-complex="10.5pt" style:font-weight-complex="normal"/>
    </style:style>
    <style:style style:name="T157" style:family="text">
      <style:text-properties fo:color="#000000" loext:opacity="100%" style:text-position="0% 100%" fo:font-size="10.5pt" fo:language="en" fo:country="US" fo:font-weight="normal" officeooo:rsid="0097c482" style:font-size-asian="10.5pt" style:font-weight-asian="normal" style:font-size-complex="10.5pt" style:font-weight-complex="normal"/>
    </style:style>
    <style:style style:name="T158" style:family="text">
      <style:text-properties fo:color="#000000" loext:opacity="100%" style:text-position="0% 100%" fo:font-size="10.5pt" fo:language="en" fo:country="US" fo:font-weight="normal" officeooo:rsid="0098d076" style:font-size-asian="10.5pt" style:font-weight-asian="normal" style:font-size-complex="10.5pt" style:font-weight-complex="normal"/>
    </style:style>
    <style:style style:name="T159" style:family="text">
      <style:text-properties fo:color="#000000" loext:opacity="100%" style:text-position="0% 100%" fo:font-size="10.5pt" fo:language="en" fo:country="US" fo:font-weight="normal" officeooo:rsid="009a9cb9" style:font-size-asian="10.5pt" style:font-weight-asian="normal" style:font-size-complex="10.5pt" style:font-weight-complex="normal"/>
    </style:style>
    <style:style style:name="T160" style:family="text">
      <style:text-properties fo:color="#000000" loext:opacity="100%" style:text-position="0% 100%" fo:font-size="10.5pt" fo:language="en" fo:country="US" fo:font-weight="normal" officeooo:rsid="009e4d50" style:font-size-asian="10.5pt" style:font-weight-asian="normal" style:font-size-complex="10.5pt" style:font-weight-complex="normal"/>
    </style:style>
    <style:style style:name="T161" style:family="text">
      <style:text-properties fo:color="#000000" loext:opacity="100%" style:text-position="0% 100%" fo:font-size="10.5pt" fo:language="en" fo:country="US" fo:font-weight="normal" officeooo:rsid="00698c4b" style:font-size-asian="10.5pt" style:font-weight-asian="normal" style:font-size-complex="10.5pt" style:font-weight-complex="normal"/>
    </style:style>
    <style:style style:name="T162" style:family="text">
      <style:text-properties fo:color="#000000" loext:opacity="100%" style:text-position="0% 100%" fo:font-size="10.5pt" fo:language="en" fo:country="US" fo:font-weight="normal" officeooo:rsid="005f8116" style:font-size-asian="10.5pt" style:font-weight-asian="normal" style:font-size-complex="10.5pt" style:font-weight-complex="normal"/>
    </style:style>
    <style:style style:name="T163" style:family="text">
      <style:text-properties fo:color="#000000" loext:opacity="100%" style:text-position="0% 100%" fo:font-size="10.5pt" fo:language="en" fo:country="US" fo:font-weight="normal" officeooo:rsid="005c5a56" style:font-size-asian="10.5pt" style:font-weight-asian="normal" style:font-size-complex="10.5pt" style:font-weight-complex="normal"/>
    </style:style>
    <style:style style:name="T164" style:family="text">
      <style:text-properties fo:color="#000000" loext:opacity="100%" style:text-position="0% 100%" fo:font-size="10.5pt" fo:language="en" fo:country="US" style:text-underline-style="none" fo:font-weight="normal" officeooo:rsid="005c5a56" style:font-size-asian="10.5pt" style:font-weight-asian="normal" style:font-size-complex="10.5pt" style:font-weight-complex="normal"/>
    </style:style>
    <style:style style:name="T165" style:family="text">
      <style:text-properties fo:color="#000000" loext:opacity="100%" style:text-position="0% 100%" fo:font-size="10.5pt" fo:language="en" fo:country="US" style:text-underline-style="none" fo:font-weight="normal" officeooo:rsid="007361ef" style:font-size-asian="10.5pt" style:font-weight-asian="normal" style:font-size-complex="10.5pt" style:font-weight-complex="normal"/>
    </style:style>
    <style:style style:name="T166" style:family="text">
      <style:text-properties fo:color="#000000" loext:opacity="100%" style:text-position="0% 100%" fo:font-size="10.5pt" fo:language="en" fo:country="US" style:text-underline-style="none" fo:font-weight="normal" officeooo:rsid="008ace98" style:font-size-asian="10.5pt" style:font-weight-asian="normal" style:font-size-complex="10.5pt" style:font-weight-complex="normal"/>
    </style:style>
    <style:style style:name="T167" style:family="text">
      <style:text-properties fo:color="#000000" loext:opacity="100%" style:text-position="0% 100%" fo:font-size="10.5pt" fo:language="en" fo:country="US" style:text-underline-style="none" fo:font-weight="normal" officeooo:rsid="0095571d" style:font-size-asian="10.5pt" style:font-weight-asian="normal" style:font-size-complex="10.5pt" style:font-weight-complex="normal"/>
    </style:style>
    <style:style style:name="T168" style:family="text">
      <style:text-properties fo:color="#000000" loext:opacity="100%" fo:font-size="20pt" fo:font-weight="bold" officeooo:rsid="005c5a56" style:font-size-asian="17.5pt" style:font-weight-asian="bold" style:font-size-complex="20pt" style:font-weight-complex="bold"/>
    </style:style>
    <style:style style:name="T169" style:family="text">
      <style:text-properties fo:color="#000000" loext:opacity="100%" fo:font-size="20pt" fo:font-weight="bold" officeooo:rsid="005f75a0" style:font-size-asian="17.5pt" style:font-weight-asian="bold" style:font-size-complex="20pt" style:font-weight-complex="bold"/>
    </style:style>
    <style:style style:name="T170" style:family="text">
      <style:text-properties fo:color="#000000" loext:opacity="100%" fo:font-size="20pt" fo:font-weight="bold" officeooo:rsid="005f8116" style:font-size-asian="17.5pt" style:font-weight-asian="bold" style:font-size-complex="20pt" style:font-weight-complex="bold"/>
    </style:style>
    <style:style style:name="T171" style:family="text">
      <style:text-properties fo:color="#000000" loext:opacity="100%" fo:font-size="20pt" fo:font-weight="bold" officeooo:rsid="0061643a" style:font-size-asian="17.5pt" style:font-weight-asian="bold" style:font-size-complex="20pt" style:font-weight-complex="bold"/>
    </style:style>
    <style:style style:name="T172" style:family="text">
      <style:text-properties fo:color="#000000" loext:opacity="100%" fo:font-size="20pt" fo:font-weight="bold" officeooo:rsid="006259cc" style:font-size-asian="17.5pt" style:font-weight-asian="bold" style:font-size-complex="20pt" style:font-weight-complex="bold"/>
    </style:style>
    <style:style style:name="T173" style:family="text">
      <style:text-properties fo:color="#000000" loext:opacity="100%" fo:font-size="20pt" fo:font-weight="bold" officeooo:rsid="006775f5" style:font-size-asian="17.5pt" style:font-weight-asian="bold" style:font-size-complex="20pt" style:font-weight-complex="bold"/>
    </style:style>
    <style:style style:name="T174" style:family="text">
      <style:text-properties fo:color="#000000" loext:opacity="100%" fo:font-size="20pt" fo:font-weight="bold" officeooo:rsid="0067efea" style:font-size-asian="17.5pt" style:font-weight-asian="bold" style:font-size-complex="20pt" style:font-weight-complex="bold"/>
    </style:style>
    <style:style style:name="T175" style:family="text">
      <style:text-properties fo:color="#000000" loext:opacity="100%" fo:font-size="20pt" fo:font-weight="bold" officeooo:rsid="00684b18" style:font-size-asian="17.5pt" style:font-weight-asian="bold" style:font-size-complex="20pt" style:font-weight-complex="bold"/>
    </style:style>
    <style:style style:name="T176" style:family="text">
      <style:text-properties fo:color="#000000" loext:opacity="100%" fo:font-size="20pt" fo:font-weight="bold" officeooo:rsid="00698c4b" style:font-size-asian="17.5pt" style:font-weight-asian="bold" style:font-size-complex="20pt" style:font-weight-complex="bold"/>
    </style:style>
    <style:style style:name="T177" style:family="text">
      <style:text-properties fo:color="#000000" loext:opacity="100%" fo:font-size="20pt" fo:font-weight="bold" officeooo:rsid="006aa591" style:font-size-asian="17.5pt" style:font-weight-asian="bold" style:font-size-complex="20pt" style:font-weight-complex="bold"/>
    </style:style>
    <style:style style:name="T178" style:family="text">
      <style:text-properties fo:color="#000000" loext:opacity="100%" fo:font-size="20pt" fo:font-weight="bold" officeooo:rsid="006b528d" style:font-size-asian="17.5pt" style:font-weight-asian="bold" style:font-size-complex="20pt" style:font-weight-complex="bold"/>
    </style:style>
    <style:style style:name="T179" style:family="text">
      <style:text-properties fo:color="#000000" loext:opacity="100%" fo:font-size="20pt" fo:font-weight="bold" officeooo:rsid="00a786a3" style:font-size-asian="17.5pt" style:font-weight-asian="bold" style:font-size-complex="20pt" style:font-weight-complex="bold"/>
    </style:style>
    <style:style style:name="T180" style:family="text">
      <style:text-properties fo:color="#000000" loext:opacity="100%" fo:font-size="20pt" fo:font-weight="bold" officeooo:rsid="00b0dc29" style:font-size-asian="17.5pt" style:font-weight-asian="bold" style:font-size-complex="20pt" style:font-weight-complex="bold"/>
    </style:style>
    <style:style style:name="T181" style:family="text">
      <style:text-properties fo:color="#000000" loext:opacity="100%" fo:font-size="20pt" fo:font-weight="bold" officeooo:rsid="00c397e8" style:font-size-asian="17.5pt" style:font-weight-asian="bold" style:font-size-complex="20pt" style:font-weight-complex="bold"/>
    </style:style>
    <style:style style:name="T182" style:family="text">
      <style:text-properties fo:color="#000000" loext:opacity="100%" fo:font-size="20pt" fo:font-weight="bold" officeooo:rsid="00c4f2b7" style:font-size-asian="17.5pt" style:font-weight-asian="bold" style:font-size-complex="20pt" style:font-weight-complex="bold"/>
    </style:style>
    <style:style style:name="T18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5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0c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eb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e8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34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3b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9" style:family="text">
      <style:text-properties officeooo:rsid="00489e25"/>
    </style:style>
    <style:style style:name="T190" style:family="text">
      <style:text-properties officeooo:rsid="0048c9ab"/>
    </style:style>
    <style:style style:name="T191" style:family="text">
      <style:text-properties officeooo:rsid="0049c1dc"/>
    </style:style>
    <style:style style:name="T192" style:family="text">
      <style:text-properties officeooo:rsid="004d8488"/>
    </style:style>
    <style:style style:name="T193" style:family="text">
      <style:text-properties officeooo:rsid="004eb5e7"/>
    </style:style>
    <style:style style:name="T194" style:family="text">
      <style:text-properties officeooo:rsid="004f26fb"/>
    </style:style>
    <style:style style:name="T195" style:family="text">
      <style:text-properties fo:color="#ff0000" loext:opacity="100%" fo:font-size="20pt" fo:font-weight="bold" officeooo:rsid="00408800" style:font-size-asian="17.5pt" style:font-weight-asian="bold" style:font-size-complex="20pt" style:font-weight-complex="bold"/>
    </style:style>
    <style:style style:name="T196" style:family="text">
      <style:text-properties fo:color="#ff0000" loext:opacity="100%" fo:font-size="20pt" fo:font-weight="bold" officeooo:rsid="00517c8b" style:font-size-asian="17.5pt" style:font-weight-asian="bold" style:font-size-complex="20pt" style:font-weight-complex="bold"/>
    </style:style>
    <style:style style:name="T197" style:family="text">
      <style:text-properties officeooo:rsid="0058815f"/>
    </style:style>
    <style:style style:name="T198" style:family="text">
      <style:text-properties officeooo:rsid="005e8b74"/>
    </style:style>
    <style:style style:name="T199" style:family="text">
      <style:text-properties officeooo:rsid="005f75a0"/>
    </style:style>
    <style:style style:name="T200" style:family="text">
      <style:text-properties officeooo:rsid="005f8116"/>
    </style:style>
    <style:style style:name="T201" style:family="text">
      <style:text-properties officeooo:rsid="0061643a"/>
    </style:style>
    <style:style style:name="T202" style:family="text">
      <style:text-properties officeooo:rsid="006259cc"/>
    </style:style>
    <style:style style:name="T203" style:family="text">
      <style:text-properties officeooo:rsid="006775f5"/>
    </style:style>
    <style:style style:name="T204" style:family="text">
      <style:text-properties officeooo:rsid="0067efea"/>
    </style:style>
    <style:style style:name="T205" style:family="text">
      <style:text-properties officeooo:rsid="00684b18"/>
    </style:style>
    <style:style style:name="T206" style:family="text">
      <style:text-properties officeooo:rsid="00698c4b"/>
    </style:style>
    <style:style style:name="T207" style:family="text">
      <style:text-properties officeooo:rsid="006aa591"/>
    </style:style>
    <style:style style:name="T208" style:family="text">
      <style:text-properties officeooo:rsid="006b528d"/>
    </style:style>
    <style:style style:name="T209" style:family="text">
      <style:text-properties officeooo:rsid="0070a118"/>
    </style:style>
    <style:style style:name="T210" style:family="text">
      <style:text-properties officeooo:rsid="00711530"/>
    </style:style>
    <style:style style:name="T211" style:family="text">
      <style:text-properties officeooo:rsid="0071b7d3"/>
    </style:style>
    <style:style style:name="T212" style:family="text">
      <style:text-properties officeooo:rsid="007361ef"/>
    </style:style>
    <style:style style:name="T213" style:family="text">
      <style:text-properties officeooo:rsid="007418da"/>
    </style:style>
    <style:style style:name="T214" style:family="text">
      <style:text-properties officeooo:rsid="0074f1ca"/>
    </style:style>
    <style:style style:name="T215" style:family="text">
      <style:text-properties officeooo:rsid="00751a40"/>
    </style:style>
    <style:style style:name="T216" style:family="text">
      <style:text-properties officeooo:rsid="0077ebdb"/>
    </style:style>
    <style:style style:name="T217" style:family="text">
      <style:text-properties officeooo:rsid="007c0250"/>
    </style:style>
    <style:style style:name="T218" style:family="text">
      <style:text-properties officeooo:rsid="007c0ce8"/>
    </style:style>
    <style:style style:name="T219" style:family="text">
      <style:text-properties officeooo:rsid="007d26fa"/>
    </style:style>
    <style:style style:name="T220" style:family="text">
      <style:text-properties officeooo:rsid="00899bc3"/>
    </style:style>
    <style:style style:name="T221" style:family="text">
      <style:text-properties officeooo:rsid="0089c2a7"/>
    </style:style>
    <style:style style:name="T222" style:family="text">
      <style:text-properties officeooo:rsid="008ace98"/>
    </style:style>
    <style:style style:name="T223" style:family="text">
      <style:text-properties officeooo:rsid="0090dfda"/>
    </style:style>
    <style:style style:name="T224" style:family="text">
      <style:text-properties style:font-weight-complex="normal"/>
    </style:style>
    <style:style style:name="T225" style:family="text">
      <style:text-properties officeooo:rsid="0074f1ca" style:font-weight-complex="normal"/>
    </style:style>
    <style:style style:name="T226" style:family="text">
      <style:text-properties officeooo:rsid="0077ebdb" style:font-weight-complex="normal"/>
    </style:style>
    <style:style style:name="T227" style:family="text">
      <style:text-properties officeooo:rsid="00927313"/>
    </style:style>
    <style:style style:name="T228" style:family="text">
      <style:text-properties officeooo:rsid="009277e0"/>
    </style:style>
    <style:style style:name="T229" style:family="text">
      <style:text-properties officeooo:rsid="00940fb3"/>
    </style:style>
    <style:style style:name="T230" style:family="text">
      <style:text-properties officeooo:rsid="0095571d"/>
    </style:style>
    <style:style style:name="T231" style:family="text">
      <style:text-properties officeooo:rsid="009589b8"/>
    </style:style>
    <style:style style:name="T232" style:family="text">
      <style:text-properties officeooo:rsid="0095cba9"/>
    </style:style>
    <style:style style:name="T233" style:family="text">
      <style:text-properties officeooo:rsid="0096d868"/>
    </style:style>
    <style:style style:name="T234" style:family="text">
      <style:text-properties officeooo:rsid="0097b1b1"/>
    </style:style>
    <style:style style:name="T235" style:family="text">
      <style:text-properties officeooo:rsid="0097c482"/>
    </style:style>
    <style:style style:name="T236" style:family="text">
      <style:text-properties officeooo:rsid="009c1565"/>
    </style:style>
    <style:style style:name="T237" style:family="text">
      <style:text-properties officeooo:rsid="005c5a56"/>
    </style:style>
    <style:style style:name="T238" style:family="text">
      <style:text-properties fo:color="#0000ff" loext:opacity="100%" style:font-name="Times New Roman" fo:font-size="10.5pt" fo:language="en" fo:country="US" fo:font-weight="normal" style:font-name-asian="Liberation Serif1" style:font-size-asian="10.5pt" style:font-weight-asian="normal" style:font-name-complex="Times New Roman1" style:font-size-complex="10.5pt" style:font-weight-complex="bold"/>
    </style:style>
    <style:style style:name="T239" style:family="text">
      <style:text-properties fo:color="#0000ff" loext:opacity="100%" style:text-position="0% 100%" fo:font-size="10.5pt" fo:language="en" fo:country="US" fo:font-weight="normal" style:font-size-asian="10.5pt" style:font-weight-asian="normal" style:font-size-complex="10.5pt" style:font-weight-complex="normal"/>
    </style:style>
    <style:style style:name="T240" style:family="text">
      <style:text-properties officeooo:rsid="00a786a3"/>
    </style:style>
    <style:style style:name="T241" style:family="text">
      <style:text-properties officeooo:rsid="00b06e79"/>
    </style:style>
    <style:style style:name="T242" style:family="text">
      <style:text-properties officeooo:rsid="00b0dc29"/>
    </style:style>
    <style:style style:name="T243" style:family="text">
      <style:text-properties officeooo:rsid="00b2d7c0"/>
    </style:style>
    <style:style style:name="T244" style:family="text">
      <style:text-properties officeooo:rsid="00b3a677"/>
    </style:style>
    <style:style style:name="T245" style:family="text">
      <style:text-properties officeooo:rsid="00b3f7da"/>
    </style:style>
    <style:style style:name="T246" style:family="text">
      <style:text-properties officeooo:rsid="00b5392e"/>
    </style:style>
    <style:style style:name="T247" style:family="text">
      <style:text-properties officeooo:rsid="00b674c1"/>
    </style:style>
    <style:style style:name="T248" style:family="text">
      <style:text-properties officeooo:rsid="00b8ca51"/>
    </style:style>
    <style:style style:name="T249" style:family="text">
      <style:text-properties officeooo:rsid="00bee6d8"/>
    </style:style>
    <style:style style:name="T250" style:family="text">
      <style:text-properties officeooo:rsid="00bfcf6a"/>
    </style:style>
    <style:style style:name="T251" style:family="text">
      <style:text-properties officeooo:rsid="00c10341"/>
    </style:style>
    <style:style style:name="T252" style:family="text">
      <style:text-properties officeooo:rsid="00c2edef"/>
    </style:style>
    <style:style style:name="T253" style:family="text">
      <style:text-properties officeooo:rsid="00c397e8"/>
    </style:style>
    <style:style style:name="T254" style:family="text">
      <style:text-properties officeooo:rsid="00c4f2b7"/>
    </style:style>
    <style:style style:name="T255" style:family="text">
      <style:text-properties officeooo:rsid="00ca2f9b"/>
    </style:style>
    <style:style style:name="T256" style:family="text">
      <style:text-properties officeooo:rsid="00cb6926"/>
    </style:style>
    <style:style style:name="T257" style:family="text">
      <style:text-properties style:text-underline-style="none" fo:font-weight="normal" style:font-weight-asian="normal" style:font-weight-complex="normal"/>
    </style:style>
    <style:style style:name="T258" style:family="text">
      <style:text-properties officeooo:rsid="00cc711b"/>
    </style:style>
    <style:style style:name="T259" style:family="text">
      <style:text-properties officeooo:rsid="00cc810d"/>
    </style:style>
    <style:style style:name="T260" style:family="text"/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ed App Documentation</text:p>
      <text:p text:style-name="P2"/>
      <text:p text:style-name="P2"/>
      <text:p text:style-name="P3">- SNEHA P</text:p>
      <text:p text:style-name="P3"/>
      <text:p text:style-name="P3"/>
      <text:p text:style-name="P4"/>
      <table:table table:name="Table85" table:style-name="Table85">
        <table:table-column table:style-name="Table85.A"/>
        <table:table-column table:style-name="Table85.B"/>
        <table:table-row table:style-name="Table85.1">
          <table:table-cell table:style-name="Table85.A1" table:number-columns-spanned="2" office:value-type="string">
            <text:p text:style-name="P30">INDEX</text:p>
          </table:table-cell>
          <table:covered-table-cell/>
        </table:table-row>
        <table:table-row table:style-name="Table85.1">
          <table:table-cell table:style-name="Table85.A2" table:number-columns-spanned="2" office:value-type="string">
            <text:p text:style-name="P30">1.DATABASE</text:p>
          </table:table-cell>
          <table:covered-table-cell/>
        </table:table-row>
        <table:table-row>
          <table:table-cell table:style-name="Table85.A3" office:value-type="string">
            <text:p text:style-name="P356"><text:span text:style-name="T17">T</text:span><text:span text:style-name="T16">able 1 – medapp_login</text:span></text:p>
            <text:p text:style-name="P356"><text:span text:style-name="T17">Table </text:span><text:span text:style-name="T20">2</text:span><text:span text:style-name="T17"> - medapp_login_</text:span><text:span text:style-name="T16">history</text:span></text:p>
          </table:table-cell>
          <table:table-cell table:style-name="Table85.B3" office:value-type="string">
            <text:p text:style-name="P32">3</text:p>
          </table:table-cell>
        </table:table-row>
        <table:table-row>
          <table:table-cell table:style-name="Table85.A3" office:value-type="string">
            <text:p text:style-name="P356"><text:span text:style-name="T17">T</text:span><text:span text:style-name="T16">able </text:span><text:span text:style-name="T20">3</text:span><text:span text:style-name="T16"> – medapp_medicine_master</text:span></text:p>
            <text:p text:style-name="P356"><text:span text:style-name="T17">Table </text:span><text:span text:style-name="T20">4</text:span><text:span text:style-name="T17"> - medapp_</text:span><text:span text:style-name="T18">stock</text:span></text:p>
          </table:table-cell>
          <table:table-cell table:style-name="Table85.B3" office:value-type="string">
            <text:p text:style-name="P32">4</text:p>
          </table:table-cell>
        </table:table-row>
        <table:table-row>
          <table:table-cell table:style-name="Table85.A3" office:value-type="string">
            <text:p text:style-name="P356"><text:span text:style-name="T17">T</text:span><text:span text:style-name="T16">able </text:span><text:span text:style-name="T20">5</text:span><text:span text:style-name="T16"> – medapp_</text:span><text:span text:style-name="T19">bill</text:span><text:span text:style-name="T16">_master</text:span></text:p>
            <text:p text:style-name="P356"><text:span text:style-name="T17">Table </text:span><text:span text:style-name="T20">6</text:span><text:span text:style-name="T17"> - medapp_</text:span><text:span text:style-name="T20">bill_details</text:span></text:p>
          </table:table-cell>
          <table:table-cell table:style-name="Table85.B3" office:value-type="string">
            <text:p text:style-name="P32">5</text:p>
          </table:table-cell>
        </table:table-row>
        <table:table-row>
          <table:table-cell table:style-name="Table85.A3" office:value-type="string">
            <text:p text:style-name="P358">Query 1,<text:span text:style-name="T240">2,2.1,3,4</text:span></text:p>
          </table:table-cell>
          <table:table-cell table:style-name="Table85.B3" office:value-type="string">
            <text:p text:style-name="P33">6</text:p>
          </table:table-cell>
        </table:table-row>
        <table:table-row>
          <table:table-cell table:style-name="Table85.A3" office:value-type="string">
            <text:p text:style-name="P358">Query <text:s/><text:span text:style-name="T240">5,6,7,7.1,8,9,10</text:span></text:p>
          </table:table-cell>
          <table:table-cell table:style-name="Table85.B3" office:value-type="string">
            <text:p text:style-name="P33">7</text:p>
          </table:table-cell>
        </table:table-row>
        <table:table-row>
          <table:table-cell table:style-name="Table85.A3" office:value-type="string">
            <text:p text:style-name="P358">Query 1<text:span text:style-name="T240">1,12,13,14,15</text:span></text:p>
          </table:table-cell>
          <table:table-cell table:style-name="Table85.B3" office:value-type="string">
            <text:p text:style-name="P33">8</text:p>
          </table:table-cell>
        </table:table-row>
        <table:table-row>
          <table:table-cell table:style-name="Table85.A3" office:value-type="string">
            <text:p text:style-name="P358">Query 1<text:span text:style-name="T240">6,17,18,19,20</text:span></text:p>
          </table:table-cell>
          <table:table-cell table:style-name="Table85.B3" office:value-type="string">
            <text:p text:style-name="P33">9</text:p>
          </table:table-cell>
        </table:table-row>
        <table:table-row>
          <table:table-cell table:style-name="Table85.A3" office:value-type="string">
            <text:p text:style-name="P358">Query <text:s/>2<text:span text:style-name="T240">1,22,13,24,25,26</text:span></text:p>
          </table:table-cell>
          <table:table-cell table:style-name="Table85.B3" office:value-type="string">
            <text:p text:style-name="P33">10</text:p>
          </table:table-cell>
        </table:table-row>
        <table:table-row table:style-name="Table85.1">
          <table:table-cell table:style-name="Table85.A2" table:number-columns-spanned="2" office:value-type="string">
            <text:p text:style-name="P30">2. GOLANG</text:p>
          </table:table-cell>
          <table:covered-table-cell/>
        </table:table-row>
        <table:table-row>
          <table:table-cell table:style-name="Table85.A3" office:value-type="string">
            <text:p text:style-name="P359">Struct 1-4</text:p>
          </table:table-cell>
          <table:table-cell table:style-name="Table85.B3" office:value-type="string">
            <text:p text:style-name="P29"/>
          </table:table-cell>
        </table:table-row>
        <table:table-row>
          <table:table-cell table:style-name="Table85.A3" office:value-type="string">
            <text:p text:style-name="P359">Struct 5-9</text:p>
          </table:table-cell>
          <table:table-cell table:style-name="Table85.B3" office:value-type="string">
            <text:p text:style-name="P29"/>
          </table:table-cell>
        </table:table-row>
        <table:table-row>
          <table:table-cell table:style-name="Table85.A3" office:value-type="string">
            <text:p text:style-name="P359">Struct <text:s/>10-13</text:p>
          </table:table-cell>
          <table:table-cell table:style-name="Table85.B3" office:value-type="string">
            <text:p text:style-name="P29"/>
          </table:table-cell>
        </table:table-row>
        <table:table-row>
          <table:table-cell table:style-name="Table85.A3" office:value-type="string">
            <text:p text:style-name="P359">Struct 14-18</text:p>
          </table:table-cell>
          <table:table-cell table:style-name="Table85.B3" office:value-type="string">
            <text:p text:style-name="P29"/>
          </table:table-cell>
        </table:table-row>
        <table:table-row>
          <table:table-cell table:style-name="Table85.A16" office:value-type="string">
            <text:p text:style-name="P359">Struct 19-23</text:p>
          </table:table-cell>
          <table:table-cell table:style-name="Table85.B16" office:value-type="string">
            <text:p text:style-name="P29"/>
          </table:table-cell>
        </table:table-row>
        <table:table-row>
          <table:table-cell table:style-name="Table85.A16" office:value-type="string">
            <text:p text:style-name="P359">Struct 24-28</text:p>
          </table:table-cell>
          <table:table-cell table:style-name="Table85.B16" office:value-type="string">
            <text:p text:style-name="P29"/>
          </table:table-cell>
        </table:table-row>
        <table:table-row>
          <table:table-cell table:style-name="Table85.A16" office:value-type="string">
            <text:p text:style-name="P29"/>
          </table:table-cell>
          <table:table-cell table:style-name="Table85.B16" office:value-type="string">
            <text:p text:style-name="P29"/>
          </table:table-cell>
        </table:table-row>
        <table:table-row>
          <table:table-cell table:style-name="Table85.A16" office:value-type="string">
            <text:p text:style-name="P29"/>
          </table:table-cell>
          <table:table-cell table:style-name="Table85.B16" office:value-type="string">
            <text:p text:style-name="P29"/>
          </table:table-cell>
        </table:table-row>
        <table:table-row>
          <table:table-cell table:style-name="Table85.A16" office:value-type="string">
            <text:p text:style-name="P29"/>
          </table:table-cell>
          <table:table-cell table:style-name="Table85.B16" office:value-type="string">
            <text:p text:style-name="P29"/>
          </table:table-cell>
        </table:table-row>
        <table:table-row>
          <table:table-cell table:style-name="Table85.A21" office:value-type="string">
            <text:p text:style-name="P29"/>
          </table:table-cell>
          <table:table-cell table:style-name="Table85.B21" office:value-type="string">
            <text:p text:style-name="P29"/>
          </table:table-cell>
        </table:table-row>
      </table:table>
      <text:p text:style-name="P3"><text:soft-page-break/></text:p>
      <text:p text:style-name="P9"><text:span text:style-name="T2">1. DATABASE</text:span><text:span text:style-name="T17"><text:line-break/><text:line-break/>1.1 Table Definitions</text:span></text:p>
      <text:p text:style-name="P35"/>
      <text:p text:style-name="P12"><text:span text:style-name="T17">T</text:span><text:span text:style-name="T16">able 1 - medapp_login</text:span></text:p>
      <text:p text:style-name="P35"/>
      <table:table table:name="Table1" table:style-name="Table1" table:template-name="Default Style">
        <table:table-column table:style-name="Table1.A" table:number-columns-repeated="5"/>
        <table:table-row table:style-name="Table1.1">
          <table:table-cell table:style-name="Table1.A1" office:value-type="string">
            <text:p text:style-name="P120">Column Name</text:p>
          </table:table-cell>
          <table:table-cell table:style-name="Table1.A1" office:value-type="string">
            <text:p text:style-name="P120">Data Types</text:p>
          </table:table-cell>
          <table:table-cell table:style-name="Table1.A1" office:value-type="string">
            <text:p text:style-name="P120">Constraint</text:p>
          </table:table-cell>
          <table:table-cell table:style-name="Table1.A1" office:value-type="string">
            <text:p text:style-name="P120">Not Null</text:p>
          </table:table-cell>
          <table:table-cell table:style-name="Table1.E1" office:value-type="string">
            <text:p text:style-name="P120">Auto Increment</text:p>
            <text:p text:style-name="P120"/>
          </table:table-cell>
        </table:table-row>
        <table:table-row>
          <table:table-cell table:style-name="Table1.A2" office:value-type="string">
            <text:p text:style-name="P123">login_id</text:p>
          </table:table-cell>
          <table:table-cell table:style-name="Table1.A2" office:value-type="string">
            <text:p text:style-name="P123">int(11)</text:p>
          </table:table-cell>
          <table:table-cell table:style-name="Table1.A2" office:value-type="string">
            <text:p text:style-name="P123">PRIMARY</text:p>
          </table:table-cell>
          <table:table-cell table:style-name="Table1.A2" office:value-type="string">
            <text:p text:style-name="P123">yes</text:p>
          </table:table-cell>
          <table:table-cell table:style-name="Table1.E2" office:value-type="string">
            <text:p text:style-name="P123">yes</text:p>
          </table:table-cell>
        </table:table-row>
        <table:table-row>
          <table:table-cell table:style-name="Table1.A2" office:value-type="string">
            <text:p text:style-name="P123">user_id</text:p>
          </table:table-cell>
          <table:table-cell table:style-name="Table1.A2" office:value-type="string">
            <text:p text:style-name="P123">varchar(30)</text:p>
          </table:table-cell>
          <table:table-cell table:style-name="Table1.A2" office:value-type="string">
            <text:p text:style-name="P117"/>
          </table:table-cell>
          <table:table-cell table:style-name="Table1.A2" office:value-type="string">
            <text:p text:style-name="P123">yes</text:p>
          </table:table-cell>
          <table:table-cell table:style-name="Table1.E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3">password</text:p>
          </table:table-cell>
          <table:table-cell table:style-name="Table1.A2" office:value-type="string">
            <text:p text:style-name="P123">varchar(30)</text:p>
          </table:table-cell>
          <table:table-cell table:style-name="Table1.A2" office:value-type="string">
            <text:p text:style-name="P117"/>
          </table:table-cell>
          <table:table-cell table:style-name="Table1.A2" office:value-type="string">
            <text:p text:style-name="P123">yes</text:p>
          </table:table-cell>
          <table:table-cell table:style-name="Table1.E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3">role</text:p>
          </table:table-cell>
          <table:table-cell table:style-name="Table1.A2" office:value-type="string">
            <text:p text:style-name="P123">varchar(20)</text:p>
          </table:table-cell>
          <table:table-cell table:style-name="Table1.A2" office:value-type="string">
            <text:p text:style-name="P117"/>
          </table:table-cell>
          <table:table-cell table:style-name="Table1.A2" office:value-type="string">
            <text:p text:style-name="P123">yes</text:p>
          </table:table-cell>
          <table:table-cell table:style-name="Table1.E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3">created_by</text:p>
          </table:table-cell>
          <table:table-cell table:style-name="Table1.A2" office:value-type="string">
            <text:p text:style-name="P123">varchar(30)</text:p>
          </table:table-cell>
          <table:table-cell table:style-name="Table1.A2" office:value-type="string">
            <text:p text:style-name="P117"/>
          </table:table-cell>
          <table:table-cell table:style-name="Table1.A2" office:value-type="string">
            <text:p text:style-name="P123">yes</text:p>
          </table:table-cell>
          <table:table-cell table:style-name="Table1.E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3">created_date</text:p>
          </table:table-cell>
          <table:table-cell table:style-name="Table1.A2" office:value-type="string">
            <text:p text:style-name="P123">date</text:p>
          </table:table-cell>
          <table:table-cell table:style-name="Table1.A2" office:value-type="string">
            <text:p text:style-name="P117"/>
          </table:table-cell>
          <table:table-cell table:style-name="Table1.A2" office:value-type="string">
            <text:p text:style-name="P123">yes</text:p>
          </table:table-cell>
          <table:table-cell table:style-name="Table1.E2" office:value-type="string">
            <text:p text:style-name="P117"/>
          </table:table-cell>
        </table:table-row>
        <table:table-row table:style-name="Table1.8">
          <table:table-cell table:style-name="Table1.A2" office:value-type="string">
            <text:p text:style-name="P123">updated_by</text:p>
          </table:table-cell>
          <table:table-cell table:style-name="Table1.A2" office:value-type="string">
            <text:p text:style-name="P123">varchar(30)</text:p>
          </table:table-cell>
          <table:table-cell table:style-name="Table1.A2" office:value-type="string">
            <text:p text:style-name="P117"/>
          </table:table-cell>
          <table:table-cell table:style-name="Table1.A2" office:value-type="string">
            <text:p text:style-name="P123">no</text:p>
          </table:table-cell>
          <table:table-cell table:style-name="Table1.E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3">updated_date</text:p>
          </table:table-cell>
          <table:table-cell table:style-name="Table1.A2" office:value-type="string">
            <text:p text:style-name="P123">date</text:p>
          </table:table-cell>
          <table:table-cell table:style-name="Table1.A2" office:value-type="string">
            <text:p text:style-name="P117"/>
          </table:table-cell>
          <table:table-cell table:style-name="Table1.A2" office:value-type="string">
            <text:p text:style-name="P123">no</text:p>
          </table:table-cell>
          <table:table-cell table:style-name="Table1.E2" office:value-type="string">
            <text:p text:style-name="P117"/>
          </table:table-cell>
        </table:table-row>
      </table:table>
      <text:p text:style-name="P35"/>
      <text:p text:style-name="P12"><text:span text:style-name="T17">Table </text:span><text:span text:style-name="T20">2</text:span><text:span text:style-name="T17"> - medapp_login_</text:span><text:span text:style-name="T16">history</text:span></text:p>
      <text:p text:style-name="P36"/>
      <table:table table:name="Table2" table:style-name="Table2" table:template-name="Default Style">
        <table:table-column table:style-name="Table2.A" table:number-columns-repeated="5"/>
        <table:table-row table:style-name="Table2.1">
          <table:table-cell table:style-name="Table2.A1" office:value-type="string">
            <text:p text:style-name="P121">Column Name</text:p>
          </table:table-cell>
          <table:table-cell table:style-name="Table2.A1" office:value-type="string">
            <text:p text:style-name="P121">Data Types</text:p>
          </table:table-cell>
          <table:table-cell table:style-name="Table2.A1" office:value-type="string">
            <text:p text:style-name="P121">Constraint</text:p>
          </table:table-cell>
          <table:table-cell table:style-name="Table2.A1" office:value-type="string">
            <text:p text:style-name="P121">Not Null</text:p>
          </table:table-cell>
          <table:table-cell table:style-name="Table2.E1" office:value-type="string">
            <text:p text:style-name="P121">Auto Increment</text:p>
            <text:p text:style-name="P121"/>
          </table:table-cell>
        </table:table-row>
        <table:table-row>
          <table:table-cell table:style-name="Table2.A2" office:value-type="string">
            <text:p text:style-name="P124">login_<text:span text:style-name="T34">history_</text:span>id</text:p>
          </table:table-cell>
          <table:table-cell table:style-name="Table2.A2" office:value-type="string">
            <text:p text:style-name="P124">int(11)</text:p>
          </table:table-cell>
          <table:table-cell table:style-name="Table2.A2" office:value-type="string">
            <text:p text:style-name="P124">PRIMARY</text:p>
          </table:table-cell>
          <table:table-cell table:style-name="Table2.A2" office:value-type="string">
            <text:p text:style-name="P124">yes</text:p>
          </table:table-cell>
          <table:table-cell table:style-name="Table2.E2" office:value-type="string">
            <text:p text:style-name="P124">yes</text:p>
          </table:table-cell>
        </table:table-row>
        <table:table-row>
          <table:table-cell table:style-name="Table2.A2" office:value-type="string">
            <text:p text:style-name="P124"><text:span text:style-name="T34">login</text:span>_id</text:p>
          </table:table-cell>
          <table:table-cell table:style-name="Table2.A2" office:value-type="string">
            <text:p text:style-name="P127">int(11)</text:p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24">yes</text:p>
          </table:table-cell>
          <table:table-cell table:style-name="Table2.E2" office:value-type="string">
            <text:p text:style-name="P118"/>
          </table:table-cell>
        </table:table-row>
        <table:table-row>
          <table:table-cell table:style-name="Table2.A2" office:value-type="string">
            <text:p text:style-name="P127">login_date</text:p>
          </table:table-cell>
          <table:table-cell table:style-name="Table2.A2" office:value-type="string">
            <text:p text:style-name="P127">date</text:p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27">no</text:p>
          </table:table-cell>
          <table:table-cell table:style-name="Table2.E2" office:value-type="string">
            <text:p text:style-name="P118"/>
          </table:table-cell>
        </table:table-row>
        <table:table-row>
          <table:table-cell table:style-name="Table2.A2" office:value-type="string">
            <text:p text:style-name="P127">login_time</text:p>
          </table:table-cell>
          <table:table-cell table:style-name="Table2.A2" office:value-type="string">
            <text:p text:style-name="P127">time</text:p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27">no</text:p>
          </table:table-cell>
          <table:table-cell table:style-name="Table2.E2" office:value-type="string">
            <text:p text:style-name="P118"/>
          </table:table-cell>
        </table:table-row>
        <table:table-row>
          <table:table-cell table:style-name="Table2.A2" office:value-type="string">
            <text:p text:style-name="P127">logout_date</text:p>
          </table:table-cell>
          <table:table-cell table:style-name="Table2.A2" office:value-type="string">
            <text:p text:style-name="P127">date</text:p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27">no</text:p>
          </table:table-cell>
          <table:table-cell table:style-name="Table2.E2" office:value-type="string">
            <text:p text:style-name="P118"/>
          </table:table-cell>
        </table:table-row>
        <table:table-row>
          <table:table-cell table:style-name="Table2.A2" office:value-type="string">
            <text:p text:style-name="P127">logout_time</text:p>
          </table:table-cell>
          <table:table-cell table:style-name="Table2.A2" office:value-type="string">
            <text:p text:style-name="P127">time</text:p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27">no</text:p>
          </table:table-cell>
          <table:table-cell table:style-name="Table2.E2" office:value-type="string">
            <text:p text:style-name="P118"/>
          </table:table-cell>
        </table:table-row>
        <table:table-row table:style-name="Table2.8">
          <table:table-cell table:style-name="Table2.A2" office:value-type="string">
            <text:p text:style-name="P124">created_by</text:p>
          </table:table-cell>
          <table:table-cell table:style-name="Table2.A2" office:value-type="string">
            <text:p text:style-name="P124">varchar(30)</text:p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24">yes</text:p>
          </table:table-cell>
          <table:table-cell table:style-name="Table2.E2" office:value-type="string">
            <text:p text:style-name="P118"/>
          </table:table-cell>
        </table:table-row>
        <table:table-row>
          <table:table-cell table:style-name="Table2.A2" office:value-type="string">
            <text:p text:style-name="P124">created_date</text:p>
          </table:table-cell>
          <table:table-cell table:style-name="Table2.A2" office:value-type="string">
            <text:p text:style-name="P124">date</text:p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24">yes</text:p>
          </table:table-cell>
          <table:table-cell table:style-name="Table2.E2" office:value-type="string">
            <text:p text:style-name="P118"/>
          </table:table-cell>
        </table:table-row>
        <table:table-row table:style-name="Table2.10">
          <table:table-cell table:style-name="Table2.A2" office:value-type="string">
            <text:p text:style-name="P124">updated_by</text:p>
          </table:table-cell>
          <table:table-cell table:style-name="Table2.A2" office:value-type="string">
            <text:p text:style-name="P124">varchar(30)</text:p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24">no</text:p>
          </table:table-cell>
          <table:table-cell table:style-name="Table2.E2" office:value-type="string">
            <text:p text:style-name="P118"/>
          </table:table-cell>
        </table:table-row>
        <table:table-row table:style-name="Table2.11">
          <table:table-cell table:style-name="Table2.A2" office:value-type="string">
            <text:p text:style-name="P124">updated_date</text:p>
          </table:table-cell>
          <table:table-cell table:style-name="Table2.A2" office:value-type="string">
            <text:p text:style-name="P124">date</text:p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24">no</text:p>
          </table:table-cell>
          <table:table-cell table:style-name="Table2.E2" office:value-type="string">
            <text:p text:style-name="P118"/>
          </table:table-cell>
        </table:table-row>
      </table:table>
      <text:p text:style-name="P44"><text:soft-page-break/></text:p>
      <text:p text:style-name="P36"/>
      <text:p text:style-name="P12"><text:span text:style-name="T17">T</text:span><text:span text:style-name="T16">able </text:span><text:span text:style-name="T20">3</text:span><text:span text:style-name="T16"> - medapp_medicine_master</text:span></text:p>
      <text:p text:style-name="P36"/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21">Column Name</text:p>
          </table:table-cell>
          <table:table-cell table:style-name="Table3.A1" office:value-type="string">
            <text:p text:style-name="P121">Data Types</text:p>
          </table:table-cell>
          <table:table-cell table:style-name="Table3.A1" office:value-type="string">
            <text:p text:style-name="P121">Constraint</text:p>
          </table:table-cell>
          <table:table-cell table:style-name="Table3.A1" office:value-type="string">
            <text:p text:style-name="P121">Not Null</text:p>
          </table:table-cell>
          <table:table-cell table:style-name="Table3.E1" office:value-type="string">
            <text:p text:style-name="P121">Auto Increment</text:p>
            <text:p text:style-name="P121"/>
          </table:table-cell>
        </table:table-row>
        <table:table-row>
          <table:table-cell table:style-name="Table3.A2" office:value-type="string">
            <text:p text:style-name="P124"><text:span text:style-name="T35">medicine_master</text:span>_id</text:p>
          </table:table-cell>
          <table:table-cell table:style-name="Table3.A2" office:value-type="string">
            <text:p text:style-name="P124">int(11)</text:p>
          </table:table-cell>
          <table:table-cell table:style-name="Table3.A2" office:value-type="string">
            <text:p text:style-name="P124">PRIMARY</text:p>
          </table:table-cell>
          <table:table-cell table:style-name="Table3.A2" office:value-type="string">
            <text:p text:style-name="P124">yes</text:p>
          </table:table-cell>
          <table:table-cell table:style-name="Table3.E2" office:value-type="string">
            <text:p text:style-name="P124">yes</text:p>
          </table:table-cell>
        </table:table-row>
        <table:table-row>
          <table:table-cell table:style-name="Table3.A2" office:value-type="string">
            <text:p text:style-name="P130">medicine_name</text:p>
          </table:table-cell>
          <table:table-cell table:style-name="Table3.A2" office:value-type="string">
            <text:p text:style-name="P124">varchar(<text:span text:style-name="T35">5</text:span>0)</text:p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24">yes</text:p>
          </table:table-cell>
          <table:table-cell table:style-name="Table3.E2" office:value-type="string">
            <text:p text:style-name="P118"/>
          </table:table-cell>
        </table:table-row>
        <table:table-row>
          <table:table-cell table:style-name="Table3.A2" office:value-type="string">
            <text:p text:style-name="P130">brand</text:p>
          </table:table-cell>
          <table:table-cell table:style-name="Table3.A2" office:value-type="string">
            <text:p text:style-name="P124">varchar(<text:span text:style-name="T35">2</text:span>0)</text:p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24">yes</text:p>
          </table:table-cell>
          <table:table-cell table:style-name="Table3.E2" office:value-type="string">
            <text:p text:style-name="P118"/>
          </table:table-cell>
        </table:table-row>
        <table:table-row table:style-name="Table3.5">
          <table:table-cell table:style-name="Table3.A2" office:value-type="string">
            <text:p text:style-name="P124">created_by</text:p>
          </table:table-cell>
          <table:table-cell table:style-name="Table3.A2" office:value-type="string">
            <text:p text:style-name="P124">varchar(30)</text:p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24">yes</text:p>
          </table:table-cell>
          <table:table-cell table:style-name="Table3.E2" office:value-type="string">
            <text:p text:style-name="P118"/>
          </table:table-cell>
        </table:table-row>
        <table:table-row>
          <table:table-cell table:style-name="Table3.A2" office:value-type="string">
            <text:p text:style-name="P124">created_date</text:p>
          </table:table-cell>
          <table:table-cell table:style-name="Table3.A2" office:value-type="string">
            <text:p text:style-name="P124">date</text:p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24">yes</text:p>
          </table:table-cell>
          <table:table-cell table:style-name="Table3.E2" office:value-type="string">
            <text:p text:style-name="P118"/>
          </table:table-cell>
        </table:table-row>
        <table:table-row table:style-name="Table3.7">
          <table:table-cell table:style-name="Table3.A2" office:value-type="string">
            <text:p text:style-name="P124">updated_by</text:p>
          </table:table-cell>
          <table:table-cell table:style-name="Table3.A2" office:value-type="string">
            <text:p text:style-name="P124">varchar(30)</text:p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24">no</text:p>
          </table:table-cell>
          <table:table-cell table:style-name="Table3.E2" office:value-type="string">
            <text:p text:style-name="P118"/>
          </table:table-cell>
        </table:table-row>
        <table:table-row>
          <table:table-cell table:style-name="Table3.A2" office:value-type="string">
            <text:p text:style-name="P124">updated_date</text:p>
          </table:table-cell>
          <table:table-cell table:style-name="Table3.A2" office:value-type="string">
            <text:p text:style-name="P124">date</text:p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24">no</text:p>
          </table:table-cell>
          <table:table-cell table:style-name="Table3.E2" office:value-type="string">
            <text:p text:style-name="P118"/>
          </table:table-cell>
        </table:table-row>
      </table:table>
      <text:p text:style-name="P36"/>
      <text:p text:style-name="P12"><text:span text:style-name="T17">Table </text:span><text:span text:style-name="T20">4</text:span><text:span text:style-name="T17"> - medapp_</text:span><text:span text:style-name="T18">stock</text:span></text:p>
      <text:p text:style-name="P36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21">Column Name</text:p>
          </table:table-cell>
          <table:table-cell table:style-name="Table4.A1" office:value-type="string">
            <text:p text:style-name="P121">Data Types</text:p>
          </table:table-cell>
          <table:table-cell table:style-name="Table4.A1" office:value-type="string">
            <text:p text:style-name="P121">Constraint</text:p>
          </table:table-cell>
          <table:table-cell table:style-name="Table4.A1" office:value-type="string">
            <text:p text:style-name="P121">Not Null</text:p>
          </table:table-cell>
          <table:table-cell table:style-name="Table4.E1" office:value-type="string">
            <text:p text:style-name="P121">Auto Increment</text:p>
            <text:p text:style-name="P121"/>
          </table:table-cell>
        </table:table-row>
        <table:table-row>
          <table:table-cell table:style-name="Table4.A2" office:value-type="string">
            <text:p text:style-name="P124"><text:span text:style-name="T36">stock</text:span><text:span text:style-name="T34">_</text:span>id</text:p>
          </table:table-cell>
          <table:table-cell table:style-name="Table4.A2" office:value-type="string">
            <text:p text:style-name="P124">int(11)</text:p>
          </table:table-cell>
          <table:table-cell table:style-name="Table4.A2" office:value-type="string">
            <text:p text:style-name="P124">PRIMARY</text:p>
          </table:table-cell>
          <table:table-cell table:style-name="Table4.A2" office:value-type="string">
            <text:p text:style-name="P124">yes</text:p>
          </table:table-cell>
          <table:table-cell table:style-name="Table4.E2" office:value-type="string">
            <text:p text:style-name="P124">yes</text:p>
          </table:table-cell>
        </table:table-row>
        <table:table-row>
          <table:table-cell table:style-name="Table4.A2" office:value-type="string">
            <text:p text:style-name="P125"><text:span text:style-name="T35">medicine_master</text:span>_id</text:p>
          </table:table-cell>
          <table:table-cell table:style-name="Table4.A2" office:value-type="string">
            <text:p text:style-name="P127">int(11)</text:p>
          </table:table-cell>
          <table:table-cell table:style-name="Table4.A2" office:value-type="string">
            <text:p text:style-name="P118"/>
          </table:table-cell>
          <table:table-cell table:style-name="Table4.A2" office:value-type="string">
            <text:p text:style-name="P124">yes</text:p>
          </table:table-cell>
          <table:table-cell table:style-name="Table4.E2" office:value-type="string">
            <text:p text:style-name="P118"/>
          </table:table-cell>
        </table:table-row>
        <table:table-row>
          <table:table-cell table:style-name="Table4.A2" office:value-type="string">
            <text:p text:style-name="P131">quantity</text:p>
          </table:table-cell>
          <table:table-cell table:style-name="Table4.A2" office:value-type="string">
            <text:p text:style-name="P128">int(11)</text:p>
          </table:table-cell>
          <table:table-cell table:style-name="Table4.A2" office:value-type="string">
            <text:p text:style-name="P118"/>
          </table:table-cell>
          <table:table-cell table:style-name="Table4.A2" office:value-type="string">
            <text:p text:style-name="P127">no</text:p>
          </table:table-cell>
          <table:table-cell table:style-name="Table4.E2" office:value-type="string">
            <text:p text:style-name="P118"/>
          </table:table-cell>
        </table:table-row>
        <table:table-row>
          <table:table-cell table:style-name="Table4.A2" office:value-type="string">
            <text:p text:style-name="P131">unit_price</text:p>
          </table:table-cell>
          <table:table-cell table:style-name="Table4.A2" office:value-type="string">
            <text:p text:style-name="P128">int(11)</text:p>
          </table:table-cell>
          <table:table-cell table:style-name="Table4.A2" office:value-type="string">
            <text:p text:style-name="P118"/>
          </table:table-cell>
          <table:table-cell table:style-name="Table4.A2" office:value-type="string">
            <text:p text:style-name="P127">no</text:p>
          </table:table-cell>
          <table:table-cell table:style-name="Table4.E2" office:value-type="string">
            <text:p text:style-name="P118"/>
          </table:table-cell>
        </table:table-row>
        <table:table-row table:style-name="Table4.6">
          <table:table-cell table:style-name="Table4.A2" office:value-type="string">
            <text:p text:style-name="P124">created_by</text:p>
          </table:table-cell>
          <table:table-cell table:style-name="Table4.A2" office:value-type="string">
            <text:p text:style-name="P124">varchar(30)</text:p>
          </table:table-cell>
          <table:table-cell table:style-name="Table4.A2" office:value-type="string">
            <text:p text:style-name="P118"/>
          </table:table-cell>
          <table:table-cell table:style-name="Table4.A2" office:value-type="string">
            <text:p text:style-name="P124">yes</text:p>
          </table:table-cell>
          <table:table-cell table:style-name="Table4.E2" office:value-type="string">
            <text:p text:style-name="P118"/>
          </table:table-cell>
        </table:table-row>
        <table:table-row>
          <table:table-cell table:style-name="Table4.A2" office:value-type="string">
            <text:p text:style-name="P124">created_date</text:p>
          </table:table-cell>
          <table:table-cell table:style-name="Table4.A2" office:value-type="string">
            <text:p text:style-name="P124">date</text:p>
          </table:table-cell>
          <table:table-cell table:style-name="Table4.A2" office:value-type="string">
            <text:p text:style-name="P118"/>
          </table:table-cell>
          <table:table-cell table:style-name="Table4.A2" office:value-type="string">
            <text:p text:style-name="P124">yes</text:p>
          </table:table-cell>
          <table:table-cell table:style-name="Table4.E2" office:value-type="string">
            <text:p text:style-name="P118"/>
          </table:table-cell>
        </table:table-row>
        <table:table-row table:style-name="Table4.8">
          <table:table-cell table:style-name="Table4.A2" office:value-type="string">
            <text:p text:style-name="P124">updated_by</text:p>
          </table:table-cell>
          <table:table-cell table:style-name="Table4.A2" office:value-type="string">
            <text:p text:style-name="P124">varchar(30)</text:p>
          </table:table-cell>
          <table:table-cell table:style-name="Table4.A2" office:value-type="string">
            <text:p text:style-name="P118"/>
          </table:table-cell>
          <table:table-cell table:style-name="Table4.A2" office:value-type="string">
            <text:p text:style-name="P124">no</text:p>
          </table:table-cell>
          <table:table-cell table:style-name="Table4.E2" office:value-type="string">
            <text:p text:style-name="P118"/>
          </table:table-cell>
        </table:table-row>
        <table:table-row table:style-name="Table4.9">
          <table:table-cell table:style-name="Table4.A2" office:value-type="string">
            <text:p text:style-name="P124">updated_date</text:p>
          </table:table-cell>
          <table:table-cell table:style-name="Table4.A2" office:value-type="string">
            <text:p text:style-name="P124">date</text:p>
          </table:table-cell>
          <table:table-cell table:style-name="Table4.A2" office:value-type="string">
            <text:p text:style-name="P118"/>
          </table:table-cell>
          <table:table-cell table:style-name="Table4.A2" office:value-type="string">
            <text:p text:style-name="P124">no</text:p>
          </table:table-cell>
          <table:table-cell table:style-name="Table4.E2" office:value-type="string">
            <text:p text:style-name="P118"/>
          </table:table-cell>
        </table:table-row>
      </table:table>
      <text:p text:style-name="P10"><text:line-break/><text:line-break/></text:p>
      <text:p text:style-name="P5"><text:line-break/></text:p>
      <text:p text:style-name="P13"><text:span text:style-name="T17">T</text:span><text:span text:style-name="T16">able </text:span><text:span text:style-name="T20">5</text:span><text:span text:style-name="T16"> - medapp_</text:span><text:span text:style-name="T19">bill</text:span><text:span text:style-name="T16">_master</text:span></text:p>
      <text:p text:style-name="P37"/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22">Column Name</text:p>
          </table:table-cell>
          <table:table-cell table:style-name="Table5.A1" office:value-type="string">
            <text:p text:style-name="P122">Data Types</text:p>
          </table:table-cell>
          <table:table-cell table:style-name="Table5.A1" office:value-type="string">
            <text:p text:style-name="P122">Constraint</text:p>
          </table:table-cell>
          <table:table-cell table:style-name="Table5.A1" office:value-type="string">
            <text:p text:style-name="P122">Not Null</text:p>
          </table:table-cell>
          <table:table-cell table:style-name="Table5.E1" office:value-type="string">
            <text:p text:style-name="P122">Auto Increment</text:p>
            <text:p text:style-name="P122"/>
          </table:table-cell>
        </table:table-row>
        <table:table-row>
          <table:table-cell table:style-name="Table5.A2" office:value-type="string">
            <text:p text:style-name="P126"><text:span text:style-name="T37">bill</text:span><text:span text:style-name="T35">_master</text:span>_id</text:p>
          </table:table-cell>
          <table:table-cell table:style-name="Table5.A2" office:value-type="string">
            <text:p text:style-name="P126">int(11)</text:p>
          </table:table-cell>
          <table:table-cell table:style-name="Table5.A2" office:value-type="string">
            <text:p text:style-name="P126">PRIMARY</text:p>
          </table:table-cell>
          <table:table-cell table:style-name="Table5.A2" office:value-type="string">
            <text:p text:style-name="P126">yes</text:p>
          </table:table-cell>
          <table:table-cell table:style-name="Table5.E2" office:value-type="string">
            <text:p text:style-name="P126">yes</text:p>
          </table:table-cell>
        </table:table-row>
        <table:table-row>
          <table:table-cell table:style-name="Table5.A2" office:value-type="string">
            <text:p text:style-name="P133">bill_no</text:p>
          </table:table-cell>
          <table:table-cell table:style-name="Table5.A2" office:value-type="string">
            <text:p text:style-name="P133">int(11)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26">yes</text:p>
          </table:table-cell>
          <table:table-cell table:style-name="Table5.E2" office:value-type="string">
            <text:p text:style-name="P119"/>
          </table:table-cell>
        </table:table-row>
        <table:table-row>
          <table:table-cell table:style-name="Table5.A2" office:value-type="string">
            <text:p text:style-name="P133">bill_date</text:p>
          </table:table-cell>
          <table:table-cell table:style-name="Table5.A2" office:value-type="string">
            <text:p text:style-name="P133">date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26">yes</text:p>
          </table:table-cell>
          <table:table-cell table:style-name="Table5.E2" office:value-type="string">
            <text:p text:style-name="P119"/>
          </table:table-cell>
        </table:table-row>
        <table:table-row table:style-name="Table5.5">
          <table:table-cell table:style-name="Table5.A2" office:value-type="string">
            <text:p text:style-name="P133">bill_amount</text:p>
          </table:table-cell>
          <table:table-cell table:style-name="Table5.A2" office:value-type="string">
            <text:p text:style-name="P133">float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33">yes</text:p>
          </table:table-cell>
          <table:table-cell table:style-name="Table5.E2" office:value-type="string">
            <text:p text:style-name="P119"/>
          </table:table-cell>
        </table:table-row>
        <table:table-row table:style-name="Table5.6">
          <table:table-cell table:style-name="Table5.A2" office:value-type="string">
            <text:p text:style-name="P133">bill_gst</text:p>
          </table:table-cell>
          <table:table-cell table:style-name="Table5.A2" office:value-type="string">
            <text:p text:style-name="P133">float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33">yes</text:p>
          </table:table-cell>
          <table:table-cell table:style-name="Table5.E2" office:value-type="string">
            <text:p text:style-name="P119"/>
          </table:table-cell>
        </table:table-row>
        <table:table-row table:style-name="Table5.7">
          <table:table-cell table:style-name="Table5.A2" office:value-type="string">
            <text:p text:style-name="P133">net_price</text:p>
          </table:table-cell>
          <table:table-cell table:style-name="Table5.A2" office:value-type="string">
            <text:p text:style-name="P133">flaot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33">yes</text:p>
          </table:table-cell>
          <table:table-cell table:style-name="Table5.E2" office:value-type="string">
            <text:p text:style-name="P119"/>
          </table:table-cell>
        </table:table-row>
        <table:table-row table:style-name="Table5.8">
          <table:table-cell table:style-name="Table5.A2" office:value-type="string">
            <text:p text:style-name="P133">login_id</text:p>
          </table:table-cell>
          <table:table-cell table:style-name="Table5.A2" office:value-type="string">
            <text:p text:style-name="P133">int(11)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33">yes</text:p>
          </table:table-cell>
          <table:table-cell table:style-name="Table5.E2" office:value-type="string">
            <text:p text:style-name="P119"/>
          </table:table-cell>
        </table:table-row>
        <table:table-row table:style-name="Table5.9">
          <table:table-cell table:style-name="Table5.A2" office:value-type="string">
            <text:p text:style-name="P126">created_by</text:p>
          </table:table-cell>
          <table:table-cell table:style-name="Table5.A2" office:value-type="string">
            <text:p text:style-name="P126">varchar(30)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26">yes</text:p>
          </table:table-cell>
          <table:table-cell table:style-name="Table5.E2" office:value-type="string">
            <text:p text:style-name="P119"/>
          </table:table-cell>
        </table:table-row>
        <table:table-row>
          <table:table-cell table:style-name="Table5.A2" office:value-type="string">
            <text:p text:style-name="P126">created_date</text:p>
          </table:table-cell>
          <table:table-cell table:style-name="Table5.A2" office:value-type="string">
            <text:p text:style-name="P126">date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26">yes</text:p>
          </table:table-cell>
          <table:table-cell table:style-name="Table5.E2" office:value-type="string">
            <text:p text:style-name="P119"/>
          </table:table-cell>
        </table:table-row>
        <table:table-row table:style-name="Table5.11">
          <table:table-cell table:style-name="Table5.A2" office:value-type="string">
            <text:p text:style-name="P126">updated_by</text:p>
          </table:table-cell>
          <table:table-cell table:style-name="Table5.A2" office:value-type="string">
            <text:p text:style-name="P126">varchar(30)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26">no</text:p>
          </table:table-cell>
          <table:table-cell table:style-name="Table5.E2" office:value-type="string">
            <text:p text:style-name="P119"/>
          </table:table-cell>
        </table:table-row>
        <table:table-row>
          <table:table-cell table:style-name="Table5.A2" office:value-type="string">
            <text:p text:style-name="P126">updated_date</text:p>
          </table:table-cell>
          <table:table-cell table:style-name="Table5.A2" office:value-type="string">
            <text:p text:style-name="P126">date</text:p>
          </table:table-cell>
          <table:table-cell table:style-name="Table5.A2" office:value-type="string">
            <text:p text:style-name="P119"/>
          </table:table-cell>
          <table:table-cell table:style-name="Table5.A2" office:value-type="string">
            <text:p text:style-name="P126">no</text:p>
          </table:table-cell>
          <table:table-cell table:style-name="Table5.E2" office:value-type="string">
            <text:p text:style-name="P119"/>
          </table:table-cell>
        </table:table-row>
      </table:table>
      <text:p text:style-name="P37"/>
      <text:p text:style-name="P13"><text:span text:style-name="T17">Table </text:span><text:span text:style-name="T20">6</text:span><text:span text:style-name="T17"> - medapp_</text:span><text:span text:style-name="T20">bill_details</text:span></text:p>
      <text:p text:style-name="P37"/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22">Column Name</text:p>
          </table:table-cell>
          <table:table-cell table:style-name="Table6.A1" office:value-type="string">
            <text:p text:style-name="P122">Data Types</text:p>
          </table:table-cell>
          <table:table-cell table:style-name="Table6.A1" office:value-type="string">
            <text:p text:style-name="P122">Constraint</text:p>
          </table:table-cell>
          <table:table-cell table:style-name="Table6.A1" office:value-type="string">
            <text:p text:style-name="P122">Not Null</text:p>
          </table:table-cell>
          <table:table-cell table:style-name="Table6.E1" office:value-type="string">
            <text:p text:style-name="P122">Auto Increment</text:p>
            <text:p text:style-name="P122"/>
          </table:table-cell>
        </table:table-row>
        <table:table-row>
          <table:table-cell table:style-name="Table6.A2" office:value-type="string">
            <text:p text:style-name="P126"><text:span text:style-name="T38">bill_details</text:span><text:span text:style-name="T34">_</text:span>id</text:p>
          </table:table-cell>
          <table:table-cell table:style-name="Table6.A2" office:value-type="string">
            <text:p text:style-name="P126">int(11)</text:p>
          </table:table-cell>
          <table:table-cell table:style-name="Table6.A2" office:value-type="string">
            <text:p text:style-name="P126">PRIMARY</text:p>
          </table:table-cell>
          <table:table-cell table:style-name="Table6.A2" office:value-type="string">
            <text:p text:style-name="P126">yes</text:p>
          </table:table-cell>
          <table:table-cell table:style-name="Table6.E2" office:value-type="string">
            <text:p text:style-name="P126">yes</text:p>
          </table:table-cell>
        </table:table-row>
        <table:table-row>
          <table:table-cell table:style-name="Table6.A2" office:value-type="string">
            <text:p text:style-name="P133">bill_no</text:p>
          </table:table-cell>
          <table:table-cell table:style-name="Table6.A2" office:value-type="string">
            <text:p text:style-name="P129">int(11)</text:p>
          </table:table-cell>
          <table:table-cell table:style-name="Table6.A2" office:value-type="string">
            <text:p text:style-name="P119"/>
          </table:table-cell>
          <table:table-cell table:style-name="Table6.A2" office:value-type="string">
            <text:p text:style-name="P126">yes</text:p>
          </table:table-cell>
          <table:table-cell table:style-name="Table6.E2" office:value-type="string">
            <text:p text:style-name="P119"/>
          </table:table-cell>
        </table:table-row>
        <table:table-row>
          <table:table-cell table:style-name="Table6.A2" office:value-type="string">
            <text:p text:style-name="P133">medicine_master_id</text:p>
          </table:table-cell>
          <table:table-cell table:style-name="Table6.A2" office:value-type="string">
            <text:p text:style-name="P129">int(11)</text:p>
          </table:table-cell>
          <table:table-cell table:style-name="Table6.A2" office:value-type="string">
            <text:p text:style-name="P119"/>
          </table:table-cell>
          <table:table-cell table:style-name="Table6.A2" office:value-type="string">
            <text:p text:style-name="P133">yes</text:p>
          </table:table-cell>
          <table:table-cell table:style-name="Table6.E2" office:value-type="string">
            <text:p text:style-name="P119"/>
          </table:table-cell>
        </table:table-row>
        <table:table-row>
          <table:table-cell table:style-name="Table6.A2" office:value-type="string">
            <text:p text:style-name="P133">quantity</text:p>
          </table:table-cell>
          <table:table-cell table:style-name="Table6.A2" office:value-type="string">
            <text:p text:style-name="P133">int(11)</text:p>
          </table:table-cell>
          <table:table-cell table:style-name="Table6.A2" office:value-type="string">
            <text:p text:style-name="P119"/>
          </table:table-cell>
          <table:table-cell table:style-name="Table6.A2" office:value-type="string">
            <text:p text:style-name="P133">yes</text:p>
          </table:table-cell>
          <table:table-cell table:style-name="Table6.E2" office:value-type="string">
            <text:p text:style-name="P119"/>
          </table:table-cell>
        </table:table-row>
        <table:table-row table:style-name="Table6.6">
          <table:table-cell table:style-name="Table6.A2" office:value-type="string">
            <text:p text:style-name="P132">unit_price</text:p>
          </table:table-cell>
          <table:table-cell table:style-name="Table6.A2" office:value-type="string">
            <text:p text:style-name="P129">int(11)</text:p>
          </table:table-cell>
          <table:table-cell table:style-name="Table6.A2" office:value-type="string">
            <text:p text:style-name="P119"/>
          </table:table-cell>
          <table:table-cell table:style-name="Table6.A2" office:value-type="string">
            <text:p text:style-name="P133">yes</text:p>
          </table:table-cell>
          <table:table-cell table:style-name="Table6.E2" office:value-type="string">
            <text:p text:style-name="P119"/>
          </table:table-cell>
        </table:table-row>
        <table:table-row table:style-name="Table6.7">
          <table:table-cell table:style-name="Table6.A2" office:value-type="string">
            <text:p text:style-name="P133">amount</text:p>
          </table:table-cell>
          <table:table-cell table:style-name="Table6.A2" office:value-type="string">
            <text:p text:style-name="P133">int(11)</text:p>
          </table:table-cell>
          <table:table-cell table:style-name="Table6.A2" office:value-type="string">
            <text:p text:style-name="P119"/>
          </table:table-cell>
          <table:table-cell table:style-name="Table6.A2" office:value-type="string">
            <text:p text:style-name="P133">yes</text:p>
          </table:table-cell>
          <table:table-cell table:style-name="Table6.E2" office:value-type="string">
            <text:p text:style-name="P119"/>
          </table:table-cell>
        </table:table-row>
        <table:table-row table:style-name="Table6.8">
          <table:table-cell table:style-name="Table6.A2" office:value-type="string">
            <text:p text:style-name="P126">created_by</text:p>
          </table:table-cell>
          <table:table-cell table:style-name="Table6.A2" office:value-type="string">
            <text:p text:style-name="P126">varchar(30)</text:p>
          </table:table-cell>
          <table:table-cell table:style-name="Table6.A2" office:value-type="string">
            <text:p text:style-name="P119"/>
          </table:table-cell>
          <table:table-cell table:style-name="Table6.A2" office:value-type="string">
            <text:p text:style-name="P126">yes</text:p>
          </table:table-cell>
          <table:table-cell table:style-name="Table6.E2" office:value-type="string">
            <text:p text:style-name="P119"/>
          </table:table-cell>
        </table:table-row>
        <table:table-row>
          <table:table-cell table:style-name="Table6.A2" office:value-type="string">
            <text:p text:style-name="P126">created_date</text:p>
          </table:table-cell>
          <table:table-cell table:style-name="Table6.A2" office:value-type="string">
            <text:p text:style-name="P126">date</text:p>
          </table:table-cell>
          <table:table-cell table:style-name="Table6.A2" office:value-type="string">
            <text:p text:style-name="P119"/>
          </table:table-cell>
          <table:table-cell table:style-name="Table6.A2" office:value-type="string">
            <text:p text:style-name="P126">yes</text:p>
          </table:table-cell>
          <table:table-cell table:style-name="Table6.E2" office:value-type="string">
            <text:p text:style-name="P119"/>
          </table:table-cell>
        </table:table-row>
        <table:table-row table:style-name="Table6.10">
          <table:table-cell table:style-name="Table6.A2" office:value-type="string">
            <text:p text:style-name="P126">updated_by</text:p>
          </table:table-cell>
          <table:table-cell table:style-name="Table6.A2" office:value-type="string">
            <text:p text:style-name="P126">varchar(30)</text:p>
          </table:table-cell>
          <table:table-cell table:style-name="Table6.A2" office:value-type="string">
            <text:p text:style-name="P119"/>
          </table:table-cell>
          <table:table-cell table:style-name="Table6.A2" office:value-type="string">
            <text:p text:style-name="P126">no</text:p>
          </table:table-cell>
          <table:table-cell table:style-name="Table6.E2" office:value-type="string">
            <text:p text:style-name="P119"/>
          </table:table-cell>
        </table:table-row>
        <table:table-row table:style-name="Table6.11">
          <table:table-cell table:style-name="Table6.A2" office:value-type="string">
            <text:p text:style-name="P126">updated_date</text:p>
          </table:table-cell>
          <table:table-cell table:style-name="Table6.A2" office:value-type="string">
            <text:p text:style-name="P126">date</text:p>
          </table:table-cell>
          <table:table-cell table:style-name="Table6.A2" office:value-type="string">
            <text:p text:style-name="P119"/>
          </table:table-cell>
          <table:table-cell table:style-name="Table6.A2" office:value-type="string">
            <text:p text:style-name="P126">no</text:p>
          </table:table-cell>
          <table:table-cell table:style-name="Table6.E2" office:value-type="string">
            <text:p text:style-name="P119"/>
          </table:table-cell>
        </table:table-row>
      </table:table>
      <text:p text:style-name="P43"/>
      <text:p text:style-name="P6"/>
      <text:p text:style-name="P45">1.2 Database – SQL Queries</text:p>
      <text:p text:style-name="P45"/>
      <text:p text:style-name="P23"><text:span text:style-name="T16">1.2.1 </text:span><text:span text:style-name="T67">Table 1 : medapp_login</text:span></text:p>
      <text:p text:style-name="P14"><text:span text:style-name="T16">1.</text:span><text:span text:style-name="T17"> L</text:span><text:span text:style-name="T16">ogin page</text:span></text:p>
      <text:p text:style-name="P47"><text:s/></text:p>
      <table:table table:name="Table7" table:style-name="Table7" table:template-name="Default Style">
        <table:table-column table:style-name="Table7.A"/>
        <table:table-row table:style-name="Table7.1">
          <table:table-cell table:style-name="Table7.A1" office:value-type="string">
            <text:p text:style-name="P85"><text:bookmark-start text:name="Q1"/>Query 1 <text:bookmark-end text:name="Q1"/><text:span text:style-name="T75">G</text:span><text:span text:style-name="T221">ET</text:span><text:span text:style-name="T66">(selelct)</text:span>: <text:span text:style-name="T65">For Login button </text:span></text:p>
          </table:table-cell>
        </table:table-row>
        <table:table-row table:style-name="Table7.2">
          <table:table-cell table:style-name="Table7.A2" office:value-type="string">
            <text:p text:style-name="P106"><text:span text:style-name="T39">select</text:span><text:span text:style-name="T46"> <text:s/></text:span><text:span text:style-name="T56">password</text:span></text:p>
            <text:p text:style-name="P66"><text:span text:style-name="T39">from</text:span><text:span text:style-name="T46"> </text:span><text:span text:style-name="T52">sneha</text:span><text:span text:style-name="T46">.</text:span><text:span text:style-name="T53">medapp_login</text:span></text:p>
            <text:p text:style-name="P84"><text:span text:style-name="T39">where</text:span><text:span text:style-name="T46"> </text:span><text:span text:style-name="T56">user_id</text:span><text:span text:style-name="T46"> = </text:span><text:span text:style-name="T59">'biller'</text:span><text:span text:style-name="T49">;</text:span></text:p>
          </table:table-cell>
        </table:table-row>
      </table:table>
      <text:p text:style-name="P38"/>
      <table:table table:name="Table45" table:style-name="Table45" table:template-name="Default Style">
        <table:table-column table:style-name="Table45.A"/>
        <table:table-row table:style-name="Table45.1">
          <table:table-cell table:style-name="Table45.A1" office:value-type="string">
            <text:p text:style-name="P82"><text:span text:style-name="T183">Query </text:span><text:span text:style-name="T184">2</text:span><text:span text:style-name="T183"> </text:span><text:span text:style-name="T185">GET</text:span><text:span text:style-name="T186">(</text:span><text:span text:style-name="T185">select</text:span><text:span text:style-name="T186">)</text:span><text:span text:style-name="T183">: </text:span><text:span text:style-name="T187">For </text:span><text:span text:style-name="T185">che</text:span><text:span text:style-name="T188">cking <text:s/>existing userid</text:span></text:p>
          </table:table-cell>
        </table:table-row>
        <table:table-row table:style-name="Table45.2">
          <table:table-cell table:style-name="Table45.A2" office:value-type="string">
            <text:p text:style-name="P81"><text:span text:style-name="T42">select</text:span><text:span text:style-name="T46"> </text:span><text:span text:style-name="T54">ml</text:span><text:span text:style-name="T46">.</text:span><text:span text:style-name="T56">password</text:span><text:span text:style-name="T46"> </text:span></text:p>
            <text:p text:style-name="P81"><text:span text:style-name="T39">from</text:span><text:span text:style-name="T46"> </text:span><text:span text:style-name="T52">sneha</text:span><text:span text:style-name="T46">.</text:span><text:span text:style-name="T53">medapp_login</text:span><text:span text:style-name="T46"> </text:span><text:span text:style-name="T54">ml</text:span><text:span text:style-name="T46"> </text:span></text:p>
            <text:p text:style-name="P81"><text:span text:style-name="T42">where</text:span><text:span text:style-name="T50"> </text:span><text:span text:style-name="T54">ml</text:span><text:span text:style-name="T50">.</text:span><text:span text:style-name="T57">user_id</text:span><text:span text:style-name="T50"> = </text:span><text:span text:style-name="T60">'adduser23'</text:span></text:p>
          </table:table-cell>
        </table:table-row>
      </table:table>
      <text:p text:style-name="P40"/>
      <table:table table:name="Table86" table:style-name="Table86" table:template-name="Default Style">
        <table:table-column table:style-name="Table86.A"/>
        <table:table-row table:style-name="Table86.1">
          <table:table-cell table:style-name="Table86.A1" office:value-type="string">
            <text:p text:style-name="P112">Query <text:span text:style-name="T218">2.</text:span><text:span text:style-name="T229">1</text:span> <text:span text:style-name="T216">GET</text:span><text:span text:style-name="T66">(</text:span><text:span text:style-name="T216">select</text:span><text:span text:style-name="T66">)</text:span>: <text:span text:style-name="T229">To get role</text:span></text:p>
          </table:table-cell>
        </table:table-row>
        <table:table-row table:style-name="Table86.2">
          <table:table-cell table:style-name="Table86.A2" office:value-type="string">
            <text:p text:style-name="P83"><text:span text:style-name="T42">Select </text:span><text:span text:style-name="T43">Distint(</text:span><text:span text:style-name="T55">ml</text:span><text:span text:style-name="T51">.</text:span><text:span text:style-name="T58">role</text:span><text:span text:style-name="T43">)</text:span><text:span text:style-name="T46"> </text:span></text:p>
            <text:p text:style-name="P83"><text:span text:style-name="T39">from</text:span><text:span text:style-name="T46"> </text:span><text:span text:style-name="T52">sneha</text:span><text:span text:style-name="T46">.</text:span><text:span text:style-name="T53">medapp_login</text:span><text:span text:style-name="T46"> </text:span><text:span text:style-name="T54">ml</text:span><text:span text:style-name="T46"> </text:span></text:p>
          </table:table-cell>
        </table:table-row>
      </table:table>
      <text:p text:style-name="P57"/>
      <text:p text:style-name="P22"><text:span text:style-name="T16">2.AddUser </text:span><text:span text:style-name="T21">Page</text:span></text:p>
      <text:p text:style-name="P47"><text:s/></text:p>
      <table:table table:name="Table8" table:style-name="Table8" table:template-name="Default Style">
        <table:table-column table:style-name="Table8.A"/>
        <table:table-row table:style-name="Table8.1">
          <table:table-cell table:style-name="Table8.A1" office:value-type="string">
            <text:p text:style-name="P87">Query <text:span text:style-name="T218">3</text:span> <text:span text:style-name="T75">P</text:span><text:span text:style-name="T221">OST</text:span><text:span text:style-name="T66">(insert)</text:span>: <text:span text:style-name="T65">For Add button </text:span></text:p>
          </table:table-cell>
        </table:table-row>
        <table:table-row table:style-name="Table8.2">
          <table:table-cell table:style-name="Table8.A2" office:value-type="string">
            <text:p text:style-name="P86"><text:span text:style-name="T39">insert</text:span><text:span text:style-name="T46"> </text:span><text:span text:style-name="T39">into</text:span><text:span text:style-name="T46"> </text:span><text:span text:style-name="T52">sneha</text:span><text:span text:style-name="T46">.</text:span><text:span text:style-name="T53">medapp_login</text:span><text:span text:style-name="T46"> (</text:span><text:span text:style-name="T56">user_id</text:span><text:span text:style-name="T46">,</text:span><text:span text:style-name="T56">password</text:span><text:span text:style-name="T46">,</text:span><text:span text:style-name="T39">role</text:span><text:span text:style-name="T46">,</text:span><text:span text:style-name="T56">created_by</text:span><text:span text:style-name="T46">,</text:span><text:span text:style-name="T56">created_date</text:span><text:span text:style-name="T46">) </text:span></text:p>
            <text:p text:style-name="P86"><text:span text:style-name="T39">values</text:span><text:span text:style-name="T46">(</text:span><text:span text:style-name="T59">'bill123'</text:span><text:span text:style-name="T46">,</text:span><text:span text:style-name="T59">'bi1200'</text:span><text:span text:style-name="T46">,</text:span><text:span text:style-name="T59">'Biller'</text:span><text:span text:style-name="T46">,</text:span><text:span text:style-name="T59">'sneha'</text:span><text:span text:style-name="T46">,</text:span><text:span text:style-name="T59">'2024-06-10'</text:span><text:span text:style-name="T46">)</text:span><text:span text:style-name="T61">;</text:span></text:p>
          </table:table-cell>
        </table:table-row>
      </table:table>
      <text:p text:style-name="P41"/>
      <text:p text:style-name="P24"><text:span text:style-name="T17">1.2.</text:span><text:span text:style-name="T22">2</text:span><text:span text:style-name="T17"> </text:span><text:span text:style-name="T68">Table </text:span><text:span text:style-name="T70">2</text:span><text:span text:style-name="T68"> : medapp_login_</text:span><text:span text:style-name="T69">history</text:span></text:p>
      <text:p text:style-name="P15"><text:span text:style-name="T16">1.</text:span><text:span text:style-name="T17"> L</text:span><text:span text:style-name="T16">ogin page</text:span></text:p>
      <text:p text:style-name="P48"><text:s/></text:p>
      <table:table table:name="Table9" table:style-name="Table9" table:template-name="Default Style">
        <table:table-column table:style-name="Table9.A"/>
        <table:table-row table:style-name="Table9.1">
          <table:table-cell table:style-name="Table9.A1" office:value-type="string">
            <text:p text:style-name="P90">Query <text:span text:style-name="T219">4</text:span> <text:span text:style-name="T75">P</text:span><text:span text:style-name="T221">OST</text:span><text:span text:style-name="T66">(</text:span><text:span text:style-name="T75">insert</text:span><text:span text:style-name="T66">)</text:span>: <text:span text:style-name="T65">For Login button </text:span></text:p>
          </table:table-cell>
        </table:table-row>
        <table:table-row table:style-name="Table9.2">
          <table:table-cell table:style-name="Table9.A2" office:value-type="string">
            <text:p text:style-name="P114"><text:span text:style-name="T39">insert</text:span><text:span text:style-name="T46"> </text:span><text:span text:style-name="T39">into</text:span><text:span text:style-name="T46"> </text:span><text:span text:style-name="T52">sneha</text:span><text:span text:style-name="T46">.</text:span><text:span text:style-name="T53">medapp_login_history</text:span><text:span text:style-name="T46"> <text:s/>(</text:span><text:span text:style-name="T56">login_id</text:span><text:span text:style-name="T46">,</text:span><text:span text:style-name="T56">login_date</text:span><text:span text:style-name="T46">,</text:span><text:span text:style-name="T56">login_time</text:span><text:span text:style-name="T46">,</text:span><text:span text:style-name="T56">created_by</text:span><text:span text:style-name="T46">,</text:span><text:span text:style-name="T56">created_date</text:span><text:span text:style-name="T46">) </text:span></text:p>
            <text:p text:style-name="P114"><text:span text:style-name="T39">values</text:span><text:span text:style-name="T46">(</text:span><text:span text:style-name="T76">21</text:span><text:span text:style-name="T46">,</text:span><text:span text:style-name="T77">CURDATE</text:span><text:span text:style-name="T46">(),</text:span><text:span text:style-name="T77">CURTIME</text:span><text:span text:style-name="T46">(),</text:span><text:span text:style-name="T59">'sneha'</text:span><text:span text:style-name="T46">,</text:span><text:span text:style-name="T59">'2024-06-10'</text:span><text:span text:style-name="T47">)</text:span><text:span text:style-name="T63">;</text:span></text:p>
          </table:table-cell>
        </table:table-row>
      </table:table>
      <text:p text:style-name="P16"><text:span text:style-name="T25">2</text:span><text:span text:style-name="T16">.</text:span><text:span text:style-name="T17"> </text:span><text:span text:style-name="T25">Nav Bar</text:span></text:p>
      <text:p text:style-name="P49"><text:soft-page-break/></text:p>
      <table:table table:name="Table10" table:style-name="Table10" table:template-name="Default Style">
        <table:table-column table:style-name="Table10.A"/>
        <table:table-row table:style-name="Table10.1">
          <table:table-cell table:style-name="Table10.A1" office:value-type="string">
            <text:p text:style-name="P91">Query <text:span text:style-name="T219">5</text:span> <text:span text:style-name="T75">P</text:span><text:span text:style-name="T221">OST</text:span><text:span text:style-name="T66">(</text:span><text:span text:style-name="T75">insert</text:span><text:span text:style-name="T66">)</text:span>: <text:span text:style-name="T65">For Login </text:span><text:span text:style-name="T78">History</text:span><text:span text:style-name="T65"> button </text:span></text:p>
          </table:table-cell>
        </table:table-row>
        <table:table-row table:style-name="Table10.2">
          <table:table-cell table:style-name="Table10.A2" office:value-type="string">
            <text:p text:style-name="P115"><text:span text:style-name="T40">select</text:span><text:span text:style-name="T46"> *</text:span></text:p>
            <text:p text:style-name="P115"><text:span text:style-name="T39">from</text:span><text:span text:style-name="T46"> </text:span><text:span text:style-name="T52">sneha</text:span><text:span text:style-name="T46">.</text:span><text:span text:style-name="T53">medapp_login_history</text:span><text:span text:style-name="T46"> </text:span><text:span text:style-name="T54">mlh</text:span><text:span text:style-name="T46"> </text:span><text:span text:style-name="T61">;</text:span></text:p>
          </table:table-cell>
        </table:table-row>
      </table:table>
      <text:p text:style-name="P31"/>
      <text:p text:style-name="P25"><text:span text:style-name="T16">1.2.</text:span><text:span text:style-name="T22">3</text:span><text:span text:style-name="T16"> </text:span><text:span text:style-name="T67">Table </text:span><text:span text:style-name="T72">3</text:span><text:span text:style-name="T67"> : medapp_</text:span><text:span text:style-name="T71">medicine_master</text:span></text:p>
      <text:p text:style-name="P16"><text:span text:style-name="T16">1.</text:span><text:span text:style-name="T17"> </text:span><text:span text:style-name="T23">Nav Bar</text:span></text:p>
      <table:table table:name="Table11" table:style-name="Table11" table:template-name="Default Style">
        <table:table-column table:style-name="Table11.A"/>
        <table:table-row table:style-name="Table11.1">
          <table:table-cell table:style-name="Table11.A1" office:value-type="string">
            <text:p text:style-name="P89">Query <text:span text:style-name="T219">6</text:span> <text:span text:style-name="T75">G</text:span><text:span text:style-name="T221">ET</text:span><text:span text:style-name="T66">(selelct)</text:span>: <text:span text:style-name="T65">For </text:span><text:span text:style-name="T79">Stock View</text:span><text:span text:style-name="T65"> button </text:span></text:p>
          </table:table-cell>
        </table:table-row>
        <table:table-row table:style-name="Table11.2">
          <table:table-cell table:style-name="Table11.A2" office:value-type="string">
            <text:p text:style-name="P88"><text:span text:style-name="T39">select</text:span><text:span text:style-name="T46"> </text:span><text:span text:style-name="T54">mmm</text:span><text:span text:style-name="T46">.</text:span><text:span text:style-name="T56">medicine_name</text:span><text:span text:style-name="T46">,</text:span><text:span text:style-name="T54">mmm</text:span><text:span text:style-name="T46">.</text:span><text:span text:style-name="T56">brand</text:span><text:span text:style-name="T46">,</text:span><text:span text:style-name="T54">ms</text:span><text:span text:style-name="T46">.</text:span><text:span text:style-name="T56">quantity</text:span><text:span text:style-name="T46">,</text:span><text:span text:style-name="T54">ms</text:span><text:span text:style-name="T46">.</text:span><text:span text:style-name="T56">unit_price</text:span><text:span text:style-name="T46"> </text:span></text:p>
            <text:p text:style-name="P67"><text:span text:style-name="T39">from</text:span><text:span text:style-name="T46"> </text:span><text:span text:style-name="T52">sneha</text:span><text:span text:style-name="T46">.</text:span><text:span text:style-name="T53">medapp_medicine_master</text:span><text:span text:style-name="T46"> </text:span><text:span text:style-name="T54">mmm</text:span><text:span text:style-name="T46"> </text:span></text:p>
            <text:p text:style-name="P67"><text:span text:style-name="T39">join</text:span><text:span text:style-name="T46"> </text:span><text:span text:style-name="T52">sneha</text:span><text:span text:style-name="T46">.</text:span><text:span text:style-name="T53">medapp_stock</text:span><text:span text:style-name="T46"> </text:span><text:span text:style-name="T54">ms</text:span><text:span text:style-name="T46"> </text:span></text:p>
            <text:p text:style-name="P88"><text:span text:style-name="T39">where</text:span><text:span text:style-name="T46"> </text:span><text:span text:style-name="T54">mmm</text:span><text:span text:style-name="T46">.</text:span><text:span text:style-name="T56">medicine_master_id</text:span><text:span text:style-name="T46"> = </text:span><text:span text:style-name="T54">ms</text:span><text:span text:style-name="T46">.</text:span><text:span text:style-name="T56">medicine_master_id</text:span><text:span text:style-name="T61">;</text:span></text:p>
          </table:table-cell>
        </table:table-row>
      </table:table>
      <text:p text:style-name="P11"/>
      <text:p text:style-name="P16"><text:span text:style-name="T16">2. </text:span><text:span text:style-name="T23">Stock Entry Page</text:span></text:p>
      <table:table table:name="Table12" table:style-name="Table12" table:template-name="Default Style">
        <table:table-column table:style-name="Table12.A"/>
        <table:table-row table:style-name="Table12.1">
          <table:table-cell table:style-name="Table12.A1" office:value-type="string">
            <text:p text:style-name="P111">Query <text:span text:style-name="T235">7</text:span><text:span text:style-name="T65"> </text:span><text:span text:style-name="T217">G</text:span><text:span text:style-name="T220">ET</text:span><text:span text:style-name="T66">(</text:span><text:span text:style-name="T217">select</text:span><text:span text:style-name="T66">) : </text:span><text:span text:style-name="T235">to Check medicine alredy present or not </text:span></text:p>
          </table:table-cell>
        </table:table-row>
        <table:table-row table:style-name="Table12.2">
          <table:table-cell table:style-name="Table12.A2" office:value-type="string">
            <text:p text:style-name="P66"><text:span text:style-name="T39">select</text:span><text:span text:style-name="T46"> *</text:span></text:p>
            <text:p text:style-name="P66"><text:span text:style-name="T39">from</text:span><text:span text:style-name="T46"> </text:span><text:span text:style-name="T52">sneha</text:span><text:span text:style-name="T46">.</text:span><text:span text:style-name="T53">medapp_medicine_master</text:span><text:span text:style-name="T46"> </text:span><text:span text:style-name="T54">mmm</text:span><text:span text:style-name="T46"> </text:span></text:p>
            <text:p text:style-name="P66"><text:span text:style-name="T39">where</text:span><text:span text:style-name="T46"> </text:span><text:span text:style-name="T54">mmm</text:span><text:span text:style-name="T46">.</text:span><text:span text:style-name="T56">medicine_name</text:span><text:span text:style-name="T46"> = </text:span><text:span text:style-name="T59">'para'</text:span><text:span text:style-name="T46"> </text:span><text:span text:style-name="T39">and</text:span><text:span text:style-name="T46"> </text:span><text:span text:style-name="T54">mmm</text:span><text:span text:style-name="T46">.</text:span><text:span text:style-name="T56">brand</text:span><text:span text:style-name="T46">=</text:span><text:span text:style-name="T59">'bora'</text:span></text:p>
            <text:p text:style-name="P509">(Check above query first the add if not present already)</text:p>
          </table:table-cell>
        </table:table-row>
      </table:table>
      <text:p text:style-name="P58"><text:s text:c="2"/></text:p>
      <table:table table:name="Table7.1" table:style-name="Table7.1" table:template-name="Default Style">
        <table:table-column table:style-name="Table7.1.A"/>
        <table:table-row table:style-name="Table7.1.1">
          <table:table-cell table:style-name="Table7.1.A1" office:value-type="string">
            <text:p text:style-name="P111">Query <text:span text:style-name="T235">7.1</text:span> <text:span text:style-name="T75">P</text:span><text:span text:style-name="T220">OST</text:span><text:span text:style-name="T66">(insert)</text:span>: <text:span text:style-name="T65">For Add button</text:span></text:p>
          </table:table-cell>
        </table:table-row>
        <table:table-row table:style-name="Table7.1.1">
          <table:table-cell table:style-name="Table7.1.A2" office:value-type="string">
            <text:p text:style-name="P110"><text:span text:style-name="T39">insert</text:span><text:span text:style-name="T46"> </text:span><text:span text:style-name="T39">into</text:span><text:span text:style-name="T46"> </text:span><text:span text:style-name="T52">sneha</text:span><text:span text:style-name="T46">.</text:span><text:span text:style-name="T53">medapp_medicine_master</text:span><text:span text:style-name="T46"> <text:s/>(</text:span><text:span text:style-name="T56">medicine_name</text:span><text:span text:style-name="T46">,</text:span><text:span text:style-name="T56">brand</text:span><text:span text:style-name="T46">,</text:span><text:span text:style-name="T56">created_by</text:span><text:span text:style-name="T46">,</text:span><text:span text:style-name="T56">created_date</text:span><text:span text:style-name="T46">) </text:span></text:p>
            <text:p text:style-name="P110"><text:span text:style-name="T39">values</text:span><text:span text:style-name="T49">(</text:span><text:span text:style-name="T59">'para'</text:span><text:span text:style-name="T49">,</text:span><text:span text:style-name="T59">'bora'</text:span><text:span text:style-name="T49">,</text:span><text:span text:style-name="T59">'sneha'</text:span><text:span text:style-name="T49">,</text:span><text:span text:style-name="T59">'2024-06-10'</text:span><text:span text:style-name="T49">)</text:span><text:span text:style-name="T64">;</text:span></text:p>
          </table:table-cell>
        </table:table-row>
      </table:table>
      <text:p text:style-name="P59"/>
      <table:table table:name="Table46" table:style-name="Table46" table:template-name="Default Style">
        <table:table-column table:style-name="Table46.A"/>
        <table:table-row table:style-name="Table46.1">
          <table:table-cell table:style-name="Table46.A1" office:value-type="string">
            <text:p text:style-name="P108">Query <text:span text:style-name="T219">8</text:span> <text:span text:style-name="T217">G</text:span><text:span text:style-name="T220">ET</text:span><text:span text:style-name="T66">(</text:span><text:span text:style-name="T217">select</text:span><text:span text:style-name="T66">)</text:span>: <text:span text:style-name="T217">To get medicine master id </text:span></text:p>
          </table:table-cell>
        </table:table-row>
        <table:table-row table:style-name="Table46.2">
          <table:table-cell table:style-name="Table46.A2" office:value-type="string">
            <text:p text:style-name="P107"><text:span text:style-name="T39">select</text:span><text:span text:style-name="T46"> </text:span><text:span text:style-name="T54">mmm</text:span><text:span text:style-name="T46">.</text:span><text:span text:style-name="T56">medicine_master_id</text:span><text:span text:style-name="T46"> </text:span></text:p>
            <text:p text:style-name="P66"><text:span text:style-name="T39">from</text:span><text:span text:style-name="T46"> </text:span><text:span text:style-name="T52">sneha</text:span><text:span text:style-name="T46">.</text:span><text:span text:style-name="T53">medapp_medicine_master</text:span><text:span text:style-name="T46"> </text:span><text:span text:style-name="T54">mmm</text:span><text:span text:style-name="T46"> </text:span></text:p>
            <text:p text:style-name="P107"><text:span text:style-name="T39">where</text:span><text:span text:style-name="T46"> </text:span><text:span text:style-name="T54">mmm</text:span><text:span text:style-name="T46">.</text:span><text:span text:style-name="T56">medicine_name</text:span><text:span text:style-name="T46"> = </text:span><text:span text:style-name="T77">"para"</text:span></text:p>
          </table:table-cell>
        </table:table-row>
      </table:table>
      <text:p text:style-name="P56"/>
      <table:table table:name="Table47" table:style-name="Table47" table:template-name="Default Style">
        <table:table-column table:style-name="Table47.A"/>
        <table:table-row table:style-name="Table47.1">
          <table:table-cell table:style-name="Table47.A1" office:value-type="string">
            <text:p text:style-name="P108">Query <text:span text:style-name="T219">9</text:span> <text:span text:style-name="T75">P</text:span><text:span text:style-name="T220">OST</text:span><text:span text:style-name="T66">(insert)</text:span>: <text:span text:style-name="T217">To insert medicine master id get from above query ,( quantity , unit price ) intitial value 0</text:span></text:p>
          </table:table-cell>
        </table:table-row>
        <table:table-row table:style-name="Table47.2">
          <table:table-cell table:style-name="Table47.A2" office:value-type="string">
            <text:p text:style-name="P505"><text:span text:style-name="T39">insert</text:span><text:span text:style-name="T46"> <text:s/></text:span><text:span text:style-name="T39">into</text:span><text:span text:style-name="T46"> </text:span><text:span text:style-name="T52">sneha</text:span><text:span text:style-name="T46">.</text:span><text:span text:style-name="T53">medapp_stock</text:span><text:span text:style-name="T46"> (</text:span><text:span text:style-name="T56">medicine_master_id</text:span><text:span text:style-name="T46">,</text:span><text:span text:style-name="T56">quantity</text:span><text:span text:style-name="T46">,</text:span><text:span text:style-name="T56">unit_price</text:span><text:span text:style-name="T46">) </text:span><text:span text:style-name="T39">values</text:span><text:span text:style-name="T46">(</text:span><text:span text:style-name="T76">43</text:span><text:span text:style-name="T46">,</text:span><text:span text:style-name="T76">0</text:span><text:span text:style-name="T46">,</text:span><text:span text:style-name="T76">0</text:span><text:span text:style-name="T46">)</text:span></text:p>
          </table:table-cell>
        </table:table-row>
      </table:table>
      <text:p text:style-name="P56"/>
      <table:table table:name="Table25" table:style-name="Table25" table:template-name="Default Style">
        <table:table-column table:style-name="Table25.A"/>
        <table:table-row table:style-name="Table25.1">
          <table:table-cell table:style-name="Table25.A1" office:value-type="string">
            <text:p text:style-name="P103">Query <text:span text:style-name="T219">10</text:span> <text:span text:style-name="T93">G</text:span><text:span text:style-name="T220">ET</text:span><text:span text:style-name="T66">(</text:span><text:span text:style-name="T93">select</text:span><text:span text:style-name="T66">)</text:span>: <text:span text:style-name="T65">For </text:span><text:span text:style-name="T93">Medicine Name Dropdown</text:span></text:p>
          </table:table-cell>
        </table:table-row>
        <table:table-row table:style-name="Table25.2">
          <table:table-cell table:style-name="Table25.A2" office:value-type="string">
            <text:p text:style-name="P102"><text:span text:style-name="T39">select</text:span><text:span text:style-name="T46"> </text:span><text:span text:style-name="T54">mmm</text:span><text:span text:style-name="T46">.</text:span><text:span text:style-name="T56">medicine_name</text:span><text:span text:style-name="T46">,</text:span><text:span text:style-name="T54">mmm</text:span><text:span text:style-name="T46">.</text:span><text:span text:style-name="T56">brand</text:span><text:span text:style-name="T46"> </text:span></text:p>
            <text:p text:style-name="P66"><text:span text:style-name="T39">from</text:span><text:span text:style-name="T46"> </text:span><text:span text:style-name="T52">sneha</text:span><text:span text:style-name="T46">.</text:span><text:span text:style-name="T53">medapp_medicine_master</text:span><text:span text:style-name="T46"> </text:span><text:span text:style-name="T54">mmm</text:span><text:span text:style-name="T46"> </text:span></text:p>
            <text:p text:style-name="P66"><text:span text:style-name="T39">join</text:span><text:span text:style-name="T46"> </text:span><text:span text:style-name="T52">sneha</text:span><text:span text:style-name="T46">.</text:span><text:span text:style-name="T53">medapp_stock</text:span><text:span text:style-name="T46"> </text:span><text:span text:style-name="T54">ms</text:span><text:span text:style-name="T46"> </text:span></text:p>
            <text:p text:style-name="P66"><text:soft-page-break/><text:span text:style-name="T39">on</text:span><text:span text:style-name="T46"> </text:span><text:span text:style-name="T54">mmm</text:span><text:span text:style-name="T46">.</text:span><text:span text:style-name="T56">medicine_master_id</text:span><text:span text:style-name="T46"> =</text:span><text:span text:style-name="T54">ms</text:span><text:span text:style-name="T46">.</text:span><text:span text:style-name="T56">medicine_master_id</text:span><text:span text:style-name="T46"> </text:span></text:p>
            <text:p text:style-name="P102"><text:span text:style-name="T39">where</text:span><text:span text:style-name="T46"> </text:span><text:span text:style-name="T54">mmm</text:span><text:span text:style-name="T46">.</text:span><text:span text:style-name="T56">medicine_name</text:span><text:span text:style-name="T46"> = </text:span><text:span text:style-name="T59">'p'</text:span><text:span text:style-name="T46"> <text:s/></text:span></text:p>
          </table:table-cell>
        </table:table-row>
      </table:table>
      <text:p text:style-name="P52"/>
      <table:table table:name="Table23" table:style-name="Table23" table:template-name="Default Style">
        <table:table-column table:style-name="Table23.A"/>
        <table:table-row table:style-name="Table23.1">
          <table:table-cell table:style-name="Table23.A1" office:value-type="string">
            <text:p text:style-name="P99">Query <text:span text:style-name="T219">11</text:span> <text:span text:style-name="T92">G</text:span><text:span text:style-name="T220">ET</text:span><text:span text:style-name="T66">(</text:span><text:span text:style-name="T89">select</text:span><text:span text:style-name="T66">)</text:span>: <text:span text:style-name="T65">For </text:span><text:span text:style-name="T89">Medicine name List</text:span></text:p>
          </table:table-cell>
        </table:table-row>
        <table:table-row table:style-name="Table23.2">
          <table:table-cell table:style-name="Table23.A2" office:value-type="string">
            <text:p text:style-name="P98"><text:span text:style-name="T39">select</text:span><text:span text:style-name="T46"> </text:span><text:span text:style-name="T54">mmm</text:span><text:span text:style-name="T46">.</text:span><text:span text:style-name="T56">medicine_name</text:span><text:span text:style-name="T46"> </text:span></text:p>
            <text:p text:style-name="P98"><text:span text:style-name="T39">from</text:span><text:span text:style-name="T46"> </text:span><text:span text:style-name="T52">sneha</text:span><text:span text:style-name="T46">.</text:span><text:span text:style-name="T53">medapp_medicine_master</text:span><text:span text:style-name="T46"> </text:span><text:span text:style-name="T54">mmm</text:span><text:span text:style-name="T46"> </text:span></text:p>
          </table:table-cell>
        </table:table-row>
      </table:table>
      <text:p text:style-name="P7"/>
      <text:p text:style-name="P21"><text:span text:style-name="T32">3</text:span><text:span text:style-name="T16">. </text:span><text:span text:style-name="T32">Bill</text:span><text:span text:style-name="T23"> Entr</text:span><text:span text:style-name="T32">y</text:span></text:p>
      <text:p text:style-name="P64"/>
      <table:table table:name="Table24" table:style-name="Table24" table:template-name="Default Style">
        <table:table-column table:style-name="Table24.A"/>
        <table:table-row table:style-name="Table24.1">
          <table:table-cell table:style-name="Table24.A1" office:value-type="string">
            <text:p text:style-name="P101">Query <text:span text:style-name="T219">12</text:span> <text:span text:style-name="T220">GET</text:span><text:span text:style-name="T66">(</text:span><text:span text:style-name="T89">select</text:span><text:span text:style-name="T66">)</text:span>: <text:span text:style-name="T65">For </text:span><text:span text:style-name="T89">Medicine name List</text:span></text:p>
          </table:table-cell>
        </table:table-row>
        <table:table-row table:style-name="Table24.2">
          <table:table-cell table:style-name="Table24.A2" office:value-type="string">
            <text:p text:style-name="P100"><text:span text:style-name="T39">select</text:span><text:span text:style-name="T46"> </text:span><text:span text:style-name="T54">mmm</text:span><text:span text:style-name="T46">.</text:span><text:span text:style-name="T56">medicine_name</text:span><text:span text:style-name="T46"> </text:span></text:p>
            <text:p text:style-name="P100"><text:span text:style-name="T39">from</text:span><text:span text:style-name="T46"> </text:span><text:span text:style-name="T52">sneha</text:span><text:span text:style-name="T46">.</text:span><text:span text:style-name="T53">medapp_medicine_master</text:span><text:span text:style-name="T46"> </text:span><text:span text:style-name="T54">mmm</text:span><text:span text:style-name="T46"> </text:span></text:p>
          </table:table-cell>
        </table:table-row>
      </table:table>
      <text:p text:style-name="P64"/>
      <text:p text:style-name="P25"><text:span text:style-name="T17">1.2.</text:span><text:span text:style-name="T26">4</text:span><text:span text:style-name="T17"> </text:span><text:span text:style-name="T68">Table </text:span><text:span text:style-name="T72">4</text:span><text:span text:style-name="T68"> : medapp_</text:span><text:span text:style-name="T72">Stock</text:span></text:p>
      <text:p text:style-name="P16"><text:span text:style-name="T16">1.</text:span><text:span text:style-name="T17"> </text:span><text:span text:style-name="T24">Stock </text:span><text:span text:style-name="T25">Entry Page</text:span></text:p>
      <text:p text:style-name="P49"/>
      <table:table table:name="Table13" table:style-name="Table13" table:template-name="Default Style">
        <table:table-column table:style-name="Table13.A"/>
        <table:table-row table:style-name="Table13.1">
          <table:table-cell table:style-name="Table13.A1" office:value-type="string">
            <text:p text:style-name="P89">Query <text:span text:style-name="T113">1</text:span><text:span text:style-name="T219">3</text:span> <text:span text:style-name="T75">P</text:span><text:span text:style-name="T91">UT</text:span><text:span text:style-name="T66">(</text:span><text:span text:style-name="T81">update</text:span><text:span text:style-name="T66">)</text:span>: <text:span text:style-name="T65">For </text:span><text:span text:style-name="T80">update </text:span><text:span text:style-name="T65">button </text:span></text:p>
          </table:table-cell>
        </table:table-row>
        <table:table-row table:style-name="Table13.2">
          <table:table-cell table:style-name="Table13.A2" office:value-type="string">
            <text:p text:style-name="P116"><text:span text:style-name="T39">UPDATE</text:span><text:span text:style-name="T46"> </text:span><text:span text:style-name="T52">sneha</text:span><text:span text:style-name="T46">.</text:span><text:span text:style-name="T53">medapp_stock</text:span><text:span text:style-name="T46"> </text:span><text:span text:style-name="T54">ms</text:span></text:p>
            <text:p text:style-name="P67"><text:span text:style-name="T39">JOIN</text:span><text:span text:style-name="T46"> </text:span><text:span text:style-name="T52">sneha</text:span><text:span text:style-name="T46">.</text:span><text:span text:style-name="T53">medapp_medicine_master</text:span><text:span text:style-name="T46"> </text:span><text:span text:style-name="T54">mmm</text:span><text:span text:style-name="T46"> </text:span></text:p>
            <text:p text:style-name="P67"><text:span text:style-name="T39">ON</text:span><text:span text:style-name="T46"> </text:span><text:span text:style-name="T54">ms</text:span><text:span text:style-name="T46">.</text:span><text:span text:style-name="T56">medicine_master_id</text:span><text:span text:style-name="T46"> = </text:span><text:span text:style-name="T54">mmm</text:span><text:span text:style-name="T46">.</text:span><text:span text:style-name="T56">medicine_master_id</text:span></text:p>
            <text:p text:style-name="P67"><text:span text:style-name="T77">SET</text:span><text:span text:style-name="T46"> </text:span><text:span text:style-name="T54">ms</text:span><text:span text:style-name="T46">.</text:span><text:span text:style-name="T56">quantity</text:span><text:span text:style-name="T46"> = </text:span><text:span text:style-name="T54">ms</text:span><text:span text:style-name="T46">.</text:span><text:span text:style-name="T56">quantity</text:span><text:span text:style-name="T46"> + </text:span><text:span text:style-name="T76">10</text:span></text:p>
            <text:p text:style-name="P67"><text:span text:style-name="T39">WHERE</text:span><text:span text:style-name="T46"> </text:span><text:span text:style-name="T54">ms</text:span><text:span text:style-name="T46">.</text:span><text:span text:style-name="T56">stock_id</text:span><text:span text:style-name="T46">=</text:span><text:span text:style-name="T76">1</text:span><text:span text:style-name="T61">;</text:span></text:p>
          </table:table-cell>
        </table:table-row>
      </table:table>
      <text:p text:style-name="P8"/>
      <table:table table:name="Table44" table:style-name="Table44" table:template-name="Default Style">
        <table:table-column table:style-name="Table44.A"/>
        <table:table-row table:style-name="Table44.1">
          <table:table-cell table:style-name="Table44.A1" office:value-type="string">
            <text:p text:style-name="P109">Query <text:span text:style-name="T113">1</text:span><text:span text:style-name="T219">4</text:span> <text:span text:style-name="T216">GET</text:span><text:span text:style-name="T66">(</text:span><text:span text:style-name="T216">select</text:span><text:span text:style-name="T66">)</text:span>: <text:span text:style-name="T65">For </text:span><text:span text:style-name="T216">checking available quantity</text:span><text:span text:style-name="T65"> </text:span></text:p>
          </table:table-cell>
        </table:table-row>
        <table:table-row table:style-name="Table44.2">
          <table:table-cell table:style-name="Table44.A2" office:value-type="string">
            <text:p text:style-name="P81"><text:span text:style-name="T42">select</text:span><text:span text:style-name="T46"> </text:span><text:span text:style-name="T54">ms</text:span><text:span text:style-name="T46">.</text:span><text:span text:style-name="T56">quantity</text:span><text:span text:style-name="T46"> </text:span></text:p>
            <text:p text:style-name="P66"><text:span text:style-name="T39">from</text:span><text:span text:style-name="T46"> </text:span><text:span text:style-name="T52">sneha</text:span><text:span text:style-name="T46">.</text:span><text:span text:style-name="T53">medapp_stock</text:span><text:span text:style-name="T46"> </text:span><text:span text:style-name="T54">ms</text:span><text:span text:style-name="T46"> </text:span></text:p>
            <text:p text:style-name="P66"><text:span text:style-name="T39">join</text:span><text:span text:style-name="T46"> </text:span><text:span text:style-name="T52">sneha</text:span><text:span text:style-name="T46">.</text:span><text:span text:style-name="T53">medapp_medicine_master</text:span><text:span text:style-name="T46"> </text:span><text:span text:style-name="T54">mmm</text:span><text:span text:style-name="T46"> </text:span></text:p>
            <text:p text:style-name="P66"><text:span text:style-name="T39">on</text:span><text:span text:style-name="T46"> </text:span><text:span text:style-name="T54">mmm</text:span><text:span text:style-name="T46">.</text:span><text:span text:style-name="T56">medicine_master_id</text:span><text:span text:style-name="T46"> = </text:span><text:span text:style-name="T54">ms</text:span><text:span text:style-name="T46">.</text:span><text:span text:style-name="T56">medicine_master_id</text:span><text:span text:style-name="T46"> </text:span></text:p>
            <text:p text:style-name="P81"><text:span text:style-name="T39">where</text:span><text:span text:style-name="T46"> </text:span><text:span text:style-name="T54">mmm</text:span><text:span text:style-name="T46">.</text:span><text:span text:style-name="T56">medicine_name</text:span><text:span text:style-name="T46"> =</text:span><text:span text:style-name="T59">'Acetaminophen'</text:span><text:span text:style-name="T46"> </text:span></text:p>
          </table:table-cell>
        </table:table-row>
      </table:table>
      <text:p text:style-name="P65"/>
      <text:p text:style-name="P28"><text:span text:style-name="T16">2. </text:span><text:span text:style-name="T26">Bill Entry Page</text:span></text:p>
      <text:p text:style-name="P50"><text:s/></text:p>
      <table:table table:name="Table14" table:style-name="Table14" table:template-name="Default Style">
        <table:table-column table:style-name="Table14.A"/>
        <table:table-row table:style-name="Table14.1">
          <table:table-cell table:style-name="Table14.A1" office:value-type="string">
            <text:p text:style-name="P92">Query <text:span text:style-name="T90">1</text:span><text:span text:style-name="T219">5</text:span> <text:span text:style-name="T75">P</text:span><text:span text:style-name="T91">UT</text:span><text:span text:style-name="T66">(</text:span><text:span text:style-name="T81">update</text:span><text:span text:style-name="T66">)</text:span>: <text:span text:style-name="T65">For </text:span><text:span text:style-name="T82">Save</text:span><text:span text:style-name="T80"> </text:span><text:span text:style-name="T65">button </text:span></text:p>
          </table:table-cell>
        </table:table-row>
        <table:table-row table:style-name="Table14.2">
          <table:table-cell table:style-name="Table14.A2" office:value-type="string">
            <text:p text:style-name="P68"><text:span text:style-name="T42">UPDATE</text:span><text:span text:style-name="T46"> </text:span><text:span text:style-name="T52">sneha</text:span><text:span text:style-name="T46">.</text:span><text:span text:style-name="T53">medapp_stock</text:span><text:span text:style-name="T46"> </text:span><text:span text:style-name="T54">ms</text:span></text:p>
            <text:p text:style-name="P66"><text:span text:style-name="T39">JOIN</text:span><text:span text:style-name="T46"> </text:span><text:span text:style-name="T52">sneha</text:span><text:span text:style-name="T46">.</text:span><text:span text:style-name="T53">medapp_medicine_master</text:span><text:span text:style-name="T46"> </text:span><text:span text:style-name="T54">mmm</text:span><text:span text:style-name="T46"> </text:span><text:span text:style-name="T39">ON</text:span><text:span text:style-name="T46"> </text:span><text:span text:style-name="T54">ms</text:span><text:span text:style-name="T46">.</text:span><text:span text:style-name="T56">medicine_master_id</text:span><text:span text:style-name="T46"> = </text:span><text:span text:style-name="T54">mmm</text:span><text:span text:style-name="T46">.</text:span><text:span text:style-name="T56">medicine_master_id</text:span></text:p>
            <text:p text:style-name="P66"><text:span text:style-name="T77">SET</text:span><text:span text:style-name="T46"> </text:span><text:span text:style-name="T54">ms</text:span><text:span text:style-name="T46">.</text:span><text:span text:style-name="T56">quantity</text:span><text:span text:style-name="T46"> = </text:span><text:span text:style-name="T54">ms</text:span><text:span text:style-name="T46">.</text:span><text:span text:style-name="T56">quantity</text:span><text:span text:style-name="T46"> - </text:span><text:span text:style-name="T76">1</text:span></text:p>
            <text:p text:style-name="P68"><text:span text:style-name="T39">WHERE</text:span><text:span text:style-name="T46"> </text:span><text:span text:style-name="T54">mmm</text:span><text:span text:style-name="T46">.</text:span><text:span text:style-name="T56">medicine_name</text:span><text:span text:style-name="T46"> = </text:span><text:span text:style-name="T59">'Loratadine'</text:span><text:span text:style-name="T61">;</text:span></text:p>
          </table:table-cell>
        </table:table-row>
      </table:table>
      <text:p text:style-name="P60"><text:soft-page-break/></text:p>
      <table:table table:name="Table89" table:style-name="Table89" table:template-name="Default Style">
        <table:table-column table:style-name="Table89.A"/>
        <table:table-row table:style-name="Table89.1">
          <table:table-cell table:style-name="Table89.A1" office:value-type="string">
            <text:p text:style-name="P93">Query <text:span text:style-name="T90">1</text:span><text:span text:style-name="T219">6</text:span> <text:span text:style-name="T83">G</text:span><text:span text:style-name="T221">ET</text:span><text:span text:style-name="T66">(</text:span><text:span text:style-name="T83">select</text:span><text:span text:style-name="T66">)</text:span>: <text:span text:style-name="T65">For </text:span><text:span text:style-name="T83">Add</text:span><text:span text:style-name="T80"> </text:span><text:span text:style-name="T65">button </text:span></text:p>
          </table:table-cell>
        </table:table-row>
        <table:table-row table:style-name="Table89.2">
          <table:table-cell table:style-name="Table89.A2" office:value-type="string">
            <text:p text:style-name="P69"><text:span text:style-name="T39">SELECT</text:span><text:span text:style-name="T46"> </text:span><text:span text:style-name="T54">mmm</text:span><text:span text:style-name="T46">.</text:span><text:span text:style-name="T56">medicine_name</text:span><text:span text:style-name="T46">, </text:span><text:span text:style-name="T54">mmm</text:span><text:span text:style-name="T46">.</text:span><text:span text:style-name="T56">brand</text:span><text:span text:style-name="T46">, </text:span><text:span text:style-name="T54">ms</text:span><text:span text:style-name="T46">.</text:span><text:span text:style-name="T56">quantity</text:span><text:span text:style-name="T46">, </text:span><text:span text:style-name="T54">ms</text:span><text:span text:style-name="T46">.</text:span><text:span text:style-name="T56">unit_price</text:span><text:span text:style-name="T46"> </text:span></text:p>
            <text:p text:style-name="P66"><text:span text:style-name="T39">FROM</text:span><text:span text:style-name="T46"> </text:span><text:span text:style-name="T52">sneha</text:span><text:span text:style-name="T46">.</text:span><text:span text:style-name="T53">medapp_medicine_master</text:span><text:span text:style-name="T46"> </text:span><text:span text:style-name="T54">mmm</text:span><text:span text:style-name="T46"> </text:span></text:p>
            <text:p text:style-name="P66"><text:span text:style-name="T39">JOIN</text:span><text:span text:style-name="T46"> </text:span><text:span text:style-name="T52">sneha</text:span><text:span text:style-name="T46">.</text:span><text:span text:style-name="T53">medapp_stock</text:span><text:span text:style-name="T46"> </text:span><text:span text:style-name="T54">ms</text:span><text:span text:style-name="T46"> </text:span></text:p>
            <text:p text:style-name="P66"><text:span text:style-name="T39">ON</text:span><text:span text:style-name="T46"> </text:span><text:span text:style-name="T54">mmm</text:span><text:span text:style-name="T46">.</text:span><text:span text:style-name="T56">medicine_master_id</text:span><text:span text:style-name="T46"> = </text:span><text:span text:style-name="T54">ms</text:span><text:span text:style-name="T46">.</text:span><text:span text:style-name="T56">medicine_master_id</text:span><text:span text:style-name="T46"> </text:span></text:p>
            <text:p text:style-name="P69"><text:span text:style-name="T39">WHERE</text:span><text:span text:style-name="T46"> </text:span><text:span text:style-name="T54">mmm</text:span><text:span text:style-name="T46">.</text:span><text:span text:style-name="T56">medicine_name</text:span><text:span text:style-name="T46"> = </text:span><text:span text:style-name="T59">'Loratadine'</text:span><text:span text:style-name="T61">;</text:span></text:p>
          </table:table-cell>
        </table:table-row>
      </table:table>
      <text:p text:style-name="P42"/>
      <text:p text:style-name="P26"><text:span text:style-name="T17">1.2.</text:span><text:span text:style-name="T27">5</text:span><text:span text:style-name="T17"> </text:span><text:span text:style-name="T68">Table </text:span><text:span text:style-name="T73">5</text:span><text:span text:style-name="T68"> : medapp_</text:span><text:span text:style-name="T73">Bill_Master</text:span></text:p>
      <text:p text:style-name="P17"><text:span text:style-name="T16">1.</text:span><text:span text:style-name="T17"> </text:span><text:span text:style-name="T28">Bill Entry</text:span></text:p>
      <text:p text:style-name="P55"/>
      <table:table table:name="Table26" table:style-name="Table26" table:template-name="Default Style">
        <table:table-column table:style-name="Table26.A"/>
        <table:table-row table:style-name="Table26.1">
          <table:table-cell table:style-name="Table26.A1" office:value-type="string">
            <text:p text:style-name="P105">Query <text:span text:style-name="T113">1</text:span><text:span text:style-name="T219">7</text:span> <text:span text:style-name="T93">G</text:span><text:span text:style-name="T221">ET</text:span><text:span text:style-name="T66">(</text:span><text:span text:style-name="T93">select</text:span><text:span text:style-name="T66">)</text:span>: <text:span text:style-name="T65">For </text:span><text:span text:style-name="T93">Medicine Name Dropdown</text:span></text:p>
          </table:table-cell>
        </table:table-row>
        <table:table-row table:style-name="Table26.2">
          <table:table-cell table:style-name="Table26.A2" office:value-type="string">
            <text:p text:style-name="P104"><text:span text:style-name="T39">select</text:span><text:span text:style-name="T46"> </text:span><text:span text:style-name="T54">mmm</text:span><text:span text:style-name="T46">.</text:span><text:span text:style-name="T56">medicine_name</text:span><text:span text:style-name="T46">,</text:span><text:span text:style-name="T54">mmm</text:span><text:span text:style-name="T46">.</text:span><text:span text:style-name="T56">brand</text:span><text:span text:style-name="T46"> </text:span></text:p>
            <text:p text:style-name="P74"><text:span text:style-name="T39">from</text:span><text:span text:style-name="T46"> </text:span><text:span text:style-name="T52">sneha</text:span><text:span text:style-name="T46">.</text:span><text:span text:style-name="T53">medapp_medicine_master</text:span><text:span text:style-name="T46"> </text:span><text:span text:style-name="T54">mmm</text:span><text:span text:style-name="T46"> </text:span></text:p>
            <text:p text:style-name="P74"><text:span text:style-name="T39">join</text:span><text:span text:style-name="T46"> </text:span><text:span text:style-name="T52">sneha</text:span><text:span text:style-name="T46">.</text:span><text:span text:style-name="T53">medapp_stock</text:span><text:span text:style-name="T46"> </text:span><text:span text:style-name="T54">ms</text:span><text:span text:style-name="T46"> </text:span></text:p>
            <text:p text:style-name="P74"><text:span text:style-name="T39">on</text:span><text:span text:style-name="T46"> </text:span><text:span text:style-name="T54">mmm</text:span><text:span text:style-name="T46">.</text:span><text:span text:style-name="T56">medicine_master_id</text:span><text:span text:style-name="T46"> =</text:span><text:span text:style-name="T54">ms</text:span><text:span text:style-name="T46">.</text:span><text:span text:style-name="T56">medicine_master_id</text:span><text:span text:style-name="T46"> </text:span></text:p>
            <text:p text:style-name="P104"><text:span text:style-name="T39">where</text:span><text:span text:style-name="T46"> </text:span><text:span text:style-name="T54">mmm</text:span><text:span text:style-name="T46">.</text:span><text:span text:style-name="T56">medicine_name</text:span><text:span text:style-name="T46"> = </text:span><text:span text:style-name="T59">'p'</text:span><text:span text:style-name="T46"> <text:s/></text:span><text:span text:style-name="T59">'</text:span><text:span text:style-name="T46"> </text:span></text:p>
          </table:table-cell>
        </table:table-row>
      </table:table>
      <text:p text:style-name="P54"><text:s text:c="2"/></text:p>
      <table:table table:name="Table27" table:style-name="Table27" table:template-name="Default Style">
        <table:table-column table:style-name="Table27.A"/>
        <table:table-row table:style-name="Table27.1">
          <table:table-cell table:style-name="Table27.A1" office:value-type="string">
            <text:p text:style-name="P105">Query <text:span text:style-name="T86">1</text:span><text:span text:style-name="T219">8</text:span> <text:span text:style-name="T84">G</text:span><text:span text:style-name="T221">ET</text:span><text:span text:style-name="T66">(</text:span><text:span text:style-name="T85">select</text:span><text:span text:style-name="T66">)</text:span>: <text:span text:style-name="T65">For </text:span><text:span text:style-name="T112">quantity check</text:span></text:p>
          </table:table-cell>
        </table:table-row>
        <table:table-row table:style-name="Table27.2">
          <table:table-cell table:style-name="Table27.A2" office:value-type="string">
            <text:p text:style-name="P104"><text:span text:style-name="T39">select</text:span><text:span text:style-name="T46"> </text:span><text:span text:style-name="T54">mmm</text:span><text:span text:style-name="T46">.</text:span><text:span text:style-name="T56">medicine_name</text:span><text:span text:style-name="T46">,</text:span><text:span text:style-name="T54">ms</text:span><text:span text:style-name="T46">.</text:span><text:span text:style-name="T56">quantity</text:span><text:span text:style-name="T46"> </text:span></text:p>
            <text:p text:style-name="P74"><text:span text:style-name="T39">from</text:span><text:span text:style-name="T46"> </text:span><text:span text:style-name="T52">sneha</text:span><text:span text:style-name="T46">.</text:span><text:span text:style-name="T53">medapp_medicine_master</text:span><text:span text:style-name="T46"> </text:span><text:span text:style-name="T54">mmm</text:span><text:span text:style-name="T46"> </text:span></text:p>
            <text:p text:style-name="P74"><text:span text:style-name="T39">join</text:span><text:span text:style-name="T46"> </text:span><text:span text:style-name="T52">sneha</text:span><text:span text:style-name="T46">.</text:span><text:span text:style-name="T53">medapp_stock</text:span><text:span text:style-name="T46"> </text:span><text:span text:style-name="T54">ms</text:span><text:span text:style-name="T46"> </text:span></text:p>
            <text:p text:style-name="P74"><text:span text:style-name="T39">on</text:span><text:span text:style-name="T46"> </text:span><text:span text:style-name="T54">mmm</text:span><text:span text:style-name="T46">.</text:span><text:span text:style-name="T56">medicine_master_id</text:span><text:span text:style-name="T46"> = </text:span><text:span text:style-name="T54">ms</text:span><text:span text:style-name="T46">.</text:span><text:span text:style-name="T56">medicine_master_id</text:span><text:span text:style-name="T46"> </text:span></text:p>
            <text:p text:style-name="P134"><text:span text:style-name="T39">where</text:span><text:span text:style-name="T46"> </text:span><text:span text:style-name="T54">mmm</text:span><text:span text:style-name="T46">.</text:span><text:span text:style-name="T56">medicine_name</text:span><text:span text:style-name="T46"> = </text:span><text:span text:style-name="T59">'Acetaminophen’</text:span></text:p>
          </table:table-cell>
        </table:table-row>
      </table:table>
      <text:p text:style-name="P63"/>
      <table:table table:name="Table28" table:style-name="Table28" table:template-name="Default Style">
        <table:table-column table:style-name="Table28.A"/>
        <table:table-row table:style-name="Table28.1">
          <table:table-cell table:style-name="Table28.A1" office:value-type="string">
            <text:p text:style-name="P113">Query <text:span text:style-name="T90">1</text:span><text:span text:style-name="T219">9</text:span> <text:span text:style-name="T83">G</text:span><text:span text:style-name="T221">ET</text:span><text:span text:style-name="T66">(</text:span><text:span text:style-name="T83">select</text:span><text:span text:style-name="T66">)</text:span>: <text:span text:style-name="T65">For </text:span><text:span text:style-name="T83">Add</text:span><text:span text:style-name="T80"> </text:span><text:span text:style-name="T65">button </text:span></text:p>
          </table:table-cell>
        </table:table-row>
        <table:table-row table:style-name="Table28.2">
          <table:table-cell table:style-name="Table28.A2" office:value-type="string">
            <text:p text:style-name="P75"><text:span text:style-name="T39">SELECT</text:span><text:span text:style-name="T46"> </text:span><text:span text:style-name="T54">mmm</text:span><text:span text:style-name="T46">.</text:span><text:span text:style-name="T56">medicine_name</text:span><text:span text:style-name="T46">, </text:span><text:span text:style-name="T54">mmm</text:span><text:span text:style-name="T46">.</text:span><text:span text:style-name="T56">brand</text:span><text:span text:style-name="T46">,</text:span><text:span text:style-name="T54">ms</text:span><text:span text:style-name="T46">.</text:span><text:span text:style-name="T56">unit_price</text:span><text:span text:style-name="T46"> </text:span></text:p>
            <text:p text:style-name="P75"><text:span text:style-name="T39">FROM</text:span><text:span text:style-name="T46"> </text:span><text:span text:style-name="T52">sneha</text:span><text:span text:style-name="T46">.</text:span><text:span text:style-name="T53">medapp_medicine_master</text:span><text:span text:style-name="T46"> </text:span><text:span text:style-name="T54">mmm</text:span><text:span text:style-name="T46"> </text:span></text:p>
            <text:p text:style-name="P75"><text:span text:style-name="T39">JOIN</text:span><text:span text:style-name="T46"> </text:span><text:span text:style-name="T52">sneha</text:span><text:span text:style-name="T46">.</text:span><text:span text:style-name="T53">medapp_stock</text:span><text:span text:style-name="T46"> </text:span><text:span text:style-name="T54">ms</text:span><text:span text:style-name="T46"> </text:span></text:p>
            <text:p text:style-name="P75"><text:span text:style-name="T39">ON</text:span><text:span text:style-name="T46"> </text:span><text:span text:style-name="T54">mmm</text:span><text:span text:style-name="T46">.</text:span><text:span text:style-name="T56">medicine_master_id</text:span><text:span text:style-name="T46"> = </text:span><text:span text:style-name="T54">ms</text:span><text:span text:style-name="T46">.</text:span><text:span text:style-name="T56">medicine_master_id</text:span><text:span text:style-name="T46"> </text:span></text:p>
            <text:p text:style-name="P75"><text:span text:style-name="T39">WHERE</text:span><text:span text:style-name="T46"> </text:span><text:span text:style-name="T54">mmm</text:span><text:span text:style-name="T46">.</text:span><text:span text:style-name="T56">medicine_name</text:span><text:span text:style-name="T46"> = </text:span><text:span text:style-name="T59">'Loratadine'</text:span><text:span text:style-name="T61">;</text:span></text:p>
          </table:table-cell>
        </table:table-row>
      </table:table>
      <text:p text:style-name="P225"/>
      <table:table table:name="Table16" table:style-name="Table16" table:template-name="Default Style">
        <table:table-column table:style-name="Table16.A"/>
        <table:table-row table:style-name="Table16.1">
          <table:table-cell table:style-name="Table16.A1" office:value-type="string">
            <text:p text:style-name="P105">Query <text:span text:style-name="T219">20</text:span> <text:span text:style-name="T85">P</text:span><text:span text:style-name="T221">OST</text:span><text:span text:style-name="T66">(</text:span><text:span text:style-name="T84">insert</text:span><text:span text:style-name="T66">)</text:span>: <text:span text:style-name="T65">For </text:span><text:span text:style-name="T84">Save</text:span><text:span text:style-name="T80"> </text:span><text:span text:style-name="T65">button </text:span></text:p>
          </table:table-cell>
        </table:table-row>
        <table:table-row table:style-name="Table16.2">
          <table:table-cell table:style-name="Table16.A2" office:value-type="string">
            <text:p text:style-name="P74"><text:span text:style-name="T42">insert</text:span><text:span text:style-name="T46"> </text:span><text:span text:style-name="T39">into</text:span><text:span text:style-name="T46"> </text:span><text:span text:style-name="T52">sneha</text:span><text:span text:style-name="T46">.</text:span><text:span text:style-name="T53">medapp_bill_master</text:span><text:span text:style-name="T46"> (</text:span><text:span text:style-name="T56">bill_no</text:span><text:span text:style-name="T46"> ,</text:span><text:span text:style-name="T56">bill_date</text:span><text:span text:style-name="T46"> ,</text:span><text:span text:style-name="T56">bill_amount</text:span><text:span text:style-name="T46"> ,</text:span><text:span text:style-name="T56">bill_gst</text:span><text:span text:style-name="T46">,</text:span><text:span text:style-name="T56">net_price</text:span><text:span text:style-name="T46">,</text:span><text:span text:style-name="T56">login_id</text:span><text:span text:style-name="T46">,</text:span><text:span text:style-name="T56">created_by</text:span><text:span text:style-name="T46">,</text:span><text:span text:style-name="T56">created_date</text:span><text:span text:style-name="T46">) </text:span></text:p>
            <text:p text:style-name="P74"><text:span text:style-name="T39">values</text:span><text:span text:style-name="T46">(</text:span><text:span text:style-name="T59">'',...</text:span><text:span text:style-name="T46">)</text:span><text:span text:style-name="T61">;</text:span></text:p>
          </table:table-cell>
        </table:table-row>
      </table:table>
      <text:p text:style-name="P224"/>
      <text:p text:style-name="P18"><text:span text:style-name="T29">2</text:span><text:span text:style-name="T16">.</text:span><text:span text:style-name="T17"> </text:span><text:span text:style-name="T29">Nav Bar – </text:span><text:span text:style-name="T33">Sales ReportaddMedicineMaster</text:span></text:p>
      <text:p text:style-name="P53"><text:s/></text:p>
      <table:table table:name="Table18" table:style-name="Table18" table:template-name="Default Style">
        <table:table-column table:style-name="Table18.A"/>
        <text:soft-page-break/>
        <table:table-row table:style-name="Table18.1">
          <table:table-cell table:style-name="Table18.A1" office:value-type="string">
            <text:p text:style-name="P94">Query <text:span text:style-name="T219">21</text:span> <text:span text:style-name="T84">G</text:span><text:span text:style-name="T221">ET</text:span><text:span text:style-name="T66">(</text:span><text:span text:style-name="T85">select</text:span><text:span text:style-name="T66">)</text:span>: <text:span text:style-name="T65">For </text:span><text:span text:style-name="T85">S</text:span><text:span text:style-name="T94">earch</text:span><text:span text:style-name="T80"> </text:span><text:span text:style-name="T65">button </text:span></text:p>
          </table:table-cell>
        </table:table-row>
        <table:table-row table:style-name="Table18.2">
          <table:table-cell table:style-name="Table18.A2" office:value-type="string">
            <text:p text:style-name="P70"><text:span text:style-name="T39">select</text:span><text:span text:style-name="T46"> </text:span><text:span text:style-name="T54">mbm</text:span><text:span text:style-name="T46">.</text:span><text:span text:style-name="T56">bill_no</text:span><text:span text:style-name="T46">,</text:span><text:span text:style-name="T54">mbm</text:span><text:span text:style-name="T46">.</text:span><text:span text:style-name="T56">bill_date</text:span><text:span text:style-name="T46">,</text:span><text:span text:style-name="T54">mmm</text:span><text:span text:style-name="T46">.</text:span><text:span text:style-name="T56">medicine_name</text:span><text:span text:style-name="T46"> ,</text:span><text:span text:style-name="T54">mbd</text:span><text:span text:style-name="T46">.</text:span><text:span text:style-name="T56">quantity</text:span><text:span text:style-name="T46"> ,</text:span><text:span text:style-name="T54">mbd</text:span><text:span text:style-name="T46">.</text:span><text:span text:style-name="T56">amount</text:span><text:span text:style-name="T46"> </text:span></text:p>
            <text:p text:style-name="P66"><text:span text:style-name="T39">from</text:span><text:span text:style-name="T46"> </text:span><text:span text:style-name="T52">sneha</text:span><text:span text:style-name="T46">.</text:span><text:span text:style-name="T53">medapp_bill_details</text:span><text:span text:style-name="T46"> </text:span><text:span text:style-name="T54">mbd</text:span><text:span text:style-name="T46"> </text:span></text:p>
            <text:p text:style-name="P66"><text:span text:style-name="T39">join</text:span><text:span text:style-name="T46"> </text:span><text:span text:style-name="T52">sneha</text:span><text:span text:style-name="T46">.</text:span><text:span text:style-name="T53">medapp_bill_master</text:span><text:span text:style-name="T46"> </text:span><text:span text:style-name="T54">mbm</text:span><text:span text:style-name="T46"> </text:span></text:p>
            <text:p text:style-name="P66"><text:span text:style-name="T39">join</text:span><text:span text:style-name="T46"> </text:span><text:span text:style-name="T52">sneha</text:span><text:span text:style-name="T46">.</text:span><text:span text:style-name="T53">medapp_medicine_master</text:span><text:span text:style-name="T46"> </text:span><text:span text:style-name="T54">mmm</text:span><text:span text:style-name="T46"> </text:span></text:p>
            <text:p text:style-name="P70"><text:span text:style-name="T39">on</text:span><text:span text:style-name="T46"> </text:span><text:span text:style-name="T54">mbd</text:span><text:span text:style-name="T46">.</text:span><text:span text:style-name="T56">bill_no</text:span><text:span text:style-name="T46"> = </text:span><text:span text:style-name="T54">mbm</text:span><text:span text:style-name="T46">.</text:span><text:span text:style-name="T56">bill_no</text:span><text:span text:style-name="T46"> </text:span><text:span text:style-name="T39">and</text:span><text:span text:style-name="T46"> </text:span><text:span text:style-name="T54">mbd</text:span><text:span text:style-name="T46">.</text:span><text:span text:style-name="T56">medicine_master_id</text:span><text:span text:style-name="T46"> =</text:span><text:span text:style-name="T54">mmm</text:span><text:span text:style-name="T46">.</text:span><text:span text:style-name="T56">medicine_master_id</text:span><text:span text:style-name="T46"> </text:span></text:p>
            <text:p text:style-name="P271"><text:span text:style-name="T39">where</text:span><text:span text:style-name="T46"> </text:span><text:span text:style-name="T54">mbm</text:span><text:span text:style-name="T46">.</text:span><text:span text:style-name="T56">bill_date</text:span><text:span text:style-name="T46"> </text:span><text:span text:style-name="T39">between</text:span><text:span text:style-name="T46"> </text:span><text:span text:style-name="T59">'2024-04-21'</text:span><text:span text:style-name="T46"> </text:span><text:span text:style-name="T39">and</text:span><text:span text:style-name="T46"> </text:span><text:span text:style-name="T59">'2024-05-30'</text:span><text:span text:style-name="T61">;</text:span></text:p>
          </table:table-cell>
        </table:table-row>
      </table:table>
      <text:p text:style-name="P227"/>
      <text:p text:style-name="P19"><text:span text:style-name="T31">3</text:span><text:span text:style-name="T16">. </text:span><text:span text:style-name="T30">DashBoard - Manager</text:span></text:p>
      <text:p text:style-name="P61"/>
      <table:table table:name="Table19" table:style-name="Table19" table:template-name="Default Style">
        <table:table-column table:style-name="Table19.A"/>
        <table:table-row table:style-name="Table19.1">
          <table:table-cell table:style-name="Table19.A1" office:value-type="string">
            <text:p text:style-name="P95">Query <text:span text:style-name="T219">22</text:span> <text:span text:style-name="T84">G</text:span><text:span text:style-name="T221">ET</text:span><text:span text:style-name="T66">(</text:span><text:span text:style-name="T85">select</text:span><text:span text:style-name="T66">)</text:span>: <text:span text:style-name="T86">Total Sales </text:span></text:p>
          </table:table-cell>
        </table:table-row>
        <table:table-row table:style-name="Table19.2">
          <table:table-cell table:style-name="Table19.A2" office:value-type="string">
            <text:p text:style-name="P71"><text:span text:style-name="T44">select</text:span><text:span text:style-name="T48"> </text:span><text:span text:style-name="T77">sum</text:span><text:span text:style-name="T46">(</text:span><text:span text:style-name="T56">net_price</text:span><text:span text:style-name="T46">) </text:span><text:span text:style-name="T57">total_sales</text:span></text:p>
            <text:p text:style-name="P66"><text:span text:style-name="T39">from</text:span><text:span text:style-name="T46"> </text:span><text:span text:style-name="T52">sneha</text:span><text:span text:style-name="T46">.</text:span><text:span text:style-name="T53">medapp_bill_master</text:span><text:span text:style-name="T46"> </text:span><text:span text:style-name="T54">mbm</text:span><text:span text:style-name="T46"> </text:span></text:p>
            <text:p text:style-name="P71"><text:span text:style-name="T39">where</text:span><text:span text:style-name="T46"> </text:span><text:span text:style-name="T56">bill_date</text:span><text:span text:style-name="T46"> = </text:span><text:span text:style-name="T77">curdate</text:span><text:span text:style-name="T46">() </text:span><text:span text:style-name="T61">;</text:span></text:p>
          </table:table-cell>
        </table:table-row>
      </table:table>
      <text:p text:style-name="P51">addMedicineMaster</text:p>
      <table:table table:name="Table20" table:style-name="Table20" table:template-name="Default Style">
        <table:table-column table:style-name="Table20.A"/>
        <table:table-row table:style-name="Table20.1">
          <table:table-cell table:style-name="Table20.A1" office:value-type="string">
            <text:p text:style-name="P96">Query <text:span text:style-name="T219">23</text:span> <text:span text:style-name="T84">G</text:span><text:span text:style-name="T221">ET</text:span><text:span text:style-name="T66">(</text:span><text:span text:style-name="T85">select</text:span><text:span text:style-name="T66">)</text:span>: <text:span text:style-name="T87">Current Inventry Value</text:span></text:p>
          </table:table-cell>
        </table:table-row>
        <table:table-row table:style-name="Table20.2">
          <table:table-cell table:style-name="Table20.A2" office:value-type="string">
            <text:p text:style-name="P72"><text:span text:style-name="T39">select</text:span><text:span text:style-name="T46"> </text:span><text:span text:style-name="T77">sum</text:span><text:span text:style-name="T46">(</text:span><text:span text:style-name="T54">ms</text:span><text:span text:style-name="T46">.</text:span><text:span text:style-name="T56">quantity</text:span><text:span text:style-name="T46">*</text:span><text:span text:style-name="T54">ms</text:span><text:span text:style-name="T46">.</text:span><text:span text:style-name="T56">unit_price</text:span><text:span text:style-name="T46"> ) </text:span><text:span text:style-name="T57">current_Inventry_Value</text:span></text:p>
            <text:p text:style-name="P72"><text:span text:style-name="T39">from</text:span><text:span text:style-name="T46"> </text:span><text:span text:style-name="T52">sneha</text:span><text:span text:style-name="T46">.</text:span><text:span text:style-name="T53">medapp_stock</text:span><text:span text:style-name="T46"> </text:span><text:span text:style-name="T54">ms</text:span><text:span text:style-name="T46"> </text:span></text:p>
          </table:table-cell>
        </table:table-row>
      </table:table>
      <text:p text:style-name="P226"/>
      <text:p text:style-name="P20"><text:span text:style-name="T31">4</text:span><text:span text:style-name="T16">. </text:span><text:span text:style-name="T30">DashBoard - </text:span><text:span text:style-name="T31">Biller</text:span></text:p>
      <table:table table:name="Table17" table:style-name="Table17" table:template-name="Default Style">
        <table:table-column table:style-name="Table17.A"/>
        <table:table-row table:style-name="Table17.1">
          <table:table-cell table:style-name="Table17.A1" office:value-type="string">
            <text:p text:style-name="P97">Query <text:span text:style-name="T113">2</text:span><text:span text:style-name="T219">4</text:span> <text:span text:style-name="T84">G</text:span><text:span text:style-name="T221">ET</text:span><text:span text:style-name="T66">(</text:span><text:span text:style-name="T85">select</text:span><text:span text:style-name="T66">)</text:span>:<text:span text:style-name="T87">Your</text:span> <text:span text:style-name="T86">Total Sales </text:span></text:p>
          </table:table-cell>
        </table:table-row>
        <table:table-row table:style-name="Table17.2">
          <table:table-cell table:style-name="Table17.A2" office:value-type="string">
            <text:p text:style-name="P73"><text:span text:style-name="T44">select</text:span><text:span text:style-name="T48"> </text:span><text:span text:style-name="T77">sum</text:span><text:span text:style-name="T46">(</text:span><text:span text:style-name="T56">net_price</text:span><text:span text:style-name="T46">) </text:span><text:span text:style-name="T57">total_sales</text:span></text:p>
            <text:p text:style-name="P73"><text:span text:style-name="T39">from</text:span><text:span text:style-name="T46"> </text:span><text:span text:style-name="T52">sneha</text:span><text:span text:style-name="T46">.</text:span><text:span text:style-name="T53">medapp_bill_master</text:span><text:span text:style-name="T46"> </text:span><text:span text:style-name="T54">mbm</text:span><text:span text:style-name="T46"> </text:span></text:p>
            <text:p text:style-name="P73"><text:span text:style-name="T39">where</text:span><text:span text:style-name="T46"> </text:span><text:span text:style-name="T56">bill_date</text:span><text:span text:style-name="T46"> = </text:span><text:span text:style-name="T77">curdate</text:span><text:span text:style-name="T46">() </text:span><text:span text:style-name="T61">;</text:span></text:p>
          </table:table-cell>
        </table:table-row>
      </table:table>
      <text:p text:style-name="P62"><text:s/></text:p>
      <table:table table:name="Table21" table:style-name="Table21" table:template-name="Default Style">
        <table:table-column table:style-name="Table21.A"/>
        <table:table-row table:style-name="Table21.1">
          <table:table-cell table:style-name="Table21.A1" office:value-type="string">
            <text:p text:style-name="P97">Query <text:span text:style-name="T113">2</text:span><text:span text:style-name="T219">5</text:span> <text:span text:style-name="T84">G</text:span><text:span text:style-name="T221">ET</text:span><text:span text:style-name="T66">(</text:span><text:span text:style-name="T85">select</text:span><text:span text:style-name="T66">)</text:span>: <text:span text:style-name="T88">Percentage</text:span></text:p>
          </table:table-cell>
        </table:table-row>
        <table:table-row table:style-name="Table21.2">
          <table:table-cell table:style-name="Table21.A2" office:value-type="string">
            <text:p text:style-name="P73"><text:span text:style-name="T45">(</text:span><text:span text:style-name="T44">select</text:span><text:span text:style-name="T48"> </text:span><text:span text:style-name="T77">sum</text:span><text:span text:style-name="T46">(</text:span><text:span text:style-name="T56">net_price</text:span><text:span text:style-name="T46">) </text:span><text:span text:style-name="T57">total_sales</text:span></text:p>
            <text:p text:style-name="P73"><text:span text:style-name="T39">from</text:span><text:span text:style-name="T46"> </text:span><text:span text:style-name="T52">sneha</text:span><text:span text:style-name="T46">.</text:span><text:span text:style-name="T53">medapp_bill_master</text:span><text:span text:style-name="T46"> </text:span><text:span text:style-name="T54">mbm</text:span><text:span text:style-name="T46"> </text:span></text:p>
            <text:p text:style-name="P73"><text:span text:style-name="T39">where</text:span><text:span text:style-name="T46"> </text:span><text:span text:style-name="T56">bill_date</text:span><text:span text:style-name="T46"> = </text:span><text:span text:style-name="T77">curdate</text:span><text:span text:style-name="T46">()</text:span><text:span text:style-name="T61">; </text:span><text:span text:style-name="T45">)</text:span><text:span text:style-name="T62"> -</text:span><text:span text:style-name="T45">-</text:span></text:p>
            <text:p text:style-name="P73"><text:span text:style-name="T41">(</text:span><text:span text:style-name="T39">select</text:span><text:span text:style-name="T46"> </text:span><text:span text:style-name="T77">sum</text:span><text:span text:style-name="T46">(</text:span><text:span text:style-name="T56">net_price</text:span><text:span text:style-name="T46">) </text:span><text:span text:style-name="T57">total_sales</text:span></text:p>
            <text:p text:style-name="P73"><text:span text:style-name="T39">from</text:span><text:span text:style-name="T46"> </text:span><text:span text:style-name="T52">sneha</text:span><text:span text:style-name="T46">.</text:span><text:span text:style-name="T53">medapp_bill_master</text:span><text:span text:style-name="T46"> </text:span><text:span text:style-name="T54">mbm</text:span></text:p>
            <text:p text:style-name="P73"><text:span text:style-name="T39">where</text:span><text:span text:style-name="T46"> </text:span><text:span text:style-name="T56">bill_date</text:span><text:span text:style-name="T46"> = </text:span><text:span text:style-name="T77">curdate</text:span><text:span text:style-name="T46">()-</text:span><text:span text:style-name="T76">1</text:span><text:span text:style-name="T46"> </text:span><text:span text:style-name="T61">;</text:span><text:span text:style-name="T45">)</text:span></text:p>
          </table:table-cell>
        </table:table-row>
      </table:table>
      <text:p text:style-name="P39"/>
      <text:p text:style-name="P27"><text:span text:style-name="T17">1.2.</text:span><text:span text:style-name="T27">5</text:span><text:span text:style-name="T17"> </text:span><text:span text:style-name="T68">Table </text:span><text:span text:style-name="T74">6</text:span><text:span text:style-name="T68"> : medapp_</text:span><text:span text:style-name="T74">Bill_Details</text:span></text:p>
      <text:p text:style-name="P20"><text:span text:style-name="T16">1.</text:span><text:span text:style-name="T17"> </text:span><text:span text:style-name="T28">Bill Entry</text:span></text:p>
      <table:table table:name="Table22" table:style-name="Table22" table:template-name="Default Style">
        <table:table-column table:style-name="Table22.A"/>
        <table:table-row table:style-name="Table22.1">
          <table:table-cell table:style-name="Table22.A1" office:value-type="string">
            <text:p text:style-name="P97">Query <text:span text:style-name="T113">2</text:span><text:span text:style-name="T219">6</text:span> <text:span text:style-name="T85">P</text:span><text:span text:style-name="T221">OST</text:span><text:span text:style-name="T66">(</text:span><text:span text:style-name="T84">insert</text:span><text:span text:style-name="T66">)</text:span>: <text:span text:style-name="T65">For </text:span><text:span text:style-name="T84">Save</text:span><text:span text:style-name="T80"> </text:span><text:span text:style-name="T65">button </text:span></text:p>
          </table:table-cell>
        </table:table-row>
        <table:table-row table:style-name="Table22.2">
          <table:table-cell table:style-name="Table22.A2" office:value-type="string">
            <text:p text:style-name="P73"><text:span text:style-name="T39">insert</text:span><text:span text:style-name="T46"> </text:span><text:span text:style-name="T39">into</text:span><text:span text:style-name="T46"> </text:span><text:span text:style-name="T52">sneha</text:span><text:span text:style-name="T46">.</text:span><text:span text:style-name="T53">medapp_bill_details</text:span><text:span text:style-name="T46"> <text:s/>(</text:span><text:span text:style-name="T56">bill_no</text:span><text:span text:style-name="T46"> ,</text:span><text:span text:style-name="T56">medicine_master_id</text:span><text:span text:style-name="T46"> ,</text:span><text:span text:style-name="T56">quantity</text:span><text:span text:style-name="T46"> ,</text:span><text:span text:style-name="T56">amount</text:span><text:span text:style-name="T46"> ,</text:span><text:span text:style-name="T56">created_by</text:span><text:span text:style-name="T46">,</text:span><text:span text:style-name="T56">created_date</text:span><text:span text:style-name="T46">) </text:span></text:p>
            <text:p text:style-name="P73"><text:span text:style-name="T39">values</text:span><text:span text:style-name="T46">(</text:span><text:span text:style-name="T59">''</text:span><text:span text:style-name="T46">)</text:span><text:span text:style-name="T61">;</text:span></text:p>
          </table:table-cell>
        </table:table-row>
      </table:table>
      <text:p text:style-name="P46"><text:soft-page-break/></text:p>
      <text:p text:style-name="P228"><text:span text:style-name="T3">2</text:span><text:span text:style-name="T2">. </text:span><text:span text:style-name="T3">BACKEND GOLANG </text:span><text:span text:style-name="T9">PROGRAM SPECIFICATION</text:span></text:p>
      <text:p text:style-name="P229"/>
      <text:p text:style-name="P230"><text:span text:style-name="T1">2.1 Struct <text:s/></text:span><text:span text:style-name="T9">Definitions</text:span></text:p>
      <text:p text:style-name="P231"/>
      <text:p text:style-name="P145">2.1.1 <text:span text:style-name="T249">MasterR</text:span>esponse_struct</text:p>
      <text:p text:style-name="P248"/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392">Struct Name</text:p>
          </table:table-cell>
          <table:table-cell table:style-name="Table48.B1" office:value-type="string">
            <text:p text:style-name="P407">masterResp</text:p>
          </table:table-cell>
          <table:table-cell table:style-name="Table48.A1" table:number-rows-spanned="2" office:value-type="string">
            <text:p text:style-name="P286">Json</text:p>
          </table:table-cell>
        </table:table-row>
        <table:table-row table:style-name="Table48.1">
          <table:table-cell table:style-name="Table48.A1" office:value-type="string">
            <text:p text:style-name="P392">Attribute</text:p>
          </table:table-cell>
          <table:table-cell table:style-name="Table48.B1" office:value-type="string">
            <text:p text:style-name="P392">Data Type</text:p>
          </table:table-cell>
          <table:covered-table-cell table:style-name="Table48.A1"/>
        </table:table-row>
        <table:table-row table:style-name="Table48.3">
          <table:table-cell table:style-name="Table48.A3" office:value-type="string">
            <text:p text:style-name="P183">ErrMsg</text:p>
          </table:table-cell>
          <table:table-cell table:style-name="Table48.B3" office:value-type="string">
            <text:p text:style-name="P183">string</text:p>
          </table:table-cell>
          <table:table-cell table:style-name="Table48.A3" office:value-type="string">
            <text:p text:style-name="P286">`json:’<text:span text:style-name="T198">errMsg</text:span>”`</text:p>
          </table:table-cell>
        </table:table-row>
        <table:table-row table:style-name="Table48.3">
          <table:table-cell table:style-name="Table48.A3" office:value-type="string">
            <text:p text:style-name="P500">Status</text:p>
          </table:table-cell>
          <table:table-cell table:style-name="Table48.B3" office:value-type="string">
            <text:p text:style-name="P501">string</text:p>
          </table:table-cell>
          <table:table-cell table:style-name="Table48.A3" office:value-type="string">
            <text:p text:style-name="P286">`json:”<text:span text:style-name="T198">status</text:span>”`</text:p>
          </table:table-cell>
        </table:table-row>
      </table:table>
      <text:p text:style-name="P248"/>
      <text:p text:style-name="P140"><text:span text:style-name="T1">2.1.</text:span><text:span text:style-name="T10">2</text:span><text:span text:style-name="T1"> loginReq_struct</text:span></text:p>
      <text:p text:style-name="P248"/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392">Struct Name</text:p>
          </table:table-cell>
          <table:table-cell table:style-name="Table49.B1" office:value-type="string">
            <text:p text:style-name="P408">loginReq</text:p>
          </table:table-cell>
          <table:table-cell table:style-name="Table49.A1" table:number-rows-spanned="2" office:value-type="string">
            <text:p text:style-name="P303">Json</text:p>
          </table:table-cell>
        </table:table-row>
        <table:table-row table:style-name="Table49.1">
          <table:table-cell table:style-name="Table49.A1" office:value-type="string">
            <text:p text:style-name="P392">Attribute</text:p>
          </table:table-cell>
          <table:table-cell table:style-name="Table49.B1" office:value-type="string">
            <text:p text:style-name="P392">Data Type</text:p>
          </table:table-cell>
          <table:covered-table-cell table:style-name="Table49.A1"/>
        </table:table-row>
        <table:table-row table:style-name="Table49.3">
          <table:table-cell table:style-name="Table49.A3" office:value-type="string">
            <text:p text:style-name="P184">UserId</text:p>
          </table:table-cell>
          <table:table-cell table:style-name="Table49.B3" office:value-type="string">
            <text:p text:style-name="P184">string</text:p>
          </table:table-cell>
          <table:table-cell table:style-name="Table49.A3" office:value-type="string">
            <text:p text:style-name="P286">`json:”<text:span text:style-name="T198">userId</text:span>”`</text:p>
          </table:table-cell>
        </table:table-row>
        <table:table-row table:style-name="Table49.3">
          <table:table-cell table:style-name="Table49.A3" office:value-type="string">
            <text:p text:style-name="P502">Password</text:p>
          </table:table-cell>
          <table:table-cell table:style-name="Table49.B3" office:value-type="string">
            <text:p text:style-name="P501">string</text:p>
          </table:table-cell>
          <table:table-cell table:style-name="Table49.A3" office:value-type="string">
            <text:p text:style-name="P286">`json:”<text:span text:style-name="T198">password</text:span>”`</text:p>
          </table:table-cell>
        </table:table-row>
      </table:table>
      <text:p text:style-name="P248"/>
      <text:p text:style-name="P141"><text:span text:style-name="T1">2.1.</text:span><text:span text:style-name="T10">3</text:span><text:span text:style-name="T1"> loginRe</text:span><text:span text:style-name="T10">sp</text:span><text:span text:style-name="T1">_struct</text:span></text:p>
      <text:p text:style-name="P249"/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393">Struct Name</text:p>
          </table:table-cell>
          <table:table-cell table:style-name="Table50.B1" office:value-type="string">
            <text:p text:style-name="P285"><text:span text:style-name="T115">loginRe</text:span><text:span text:style-name="T116">sp</text:span></text:p>
          </table:table-cell>
          <table:table-cell table:style-name="Table50.A1" table:number-rows-spanned="2" office:value-type="string">
            <text:p text:style-name="P303">Json</text:p>
          </table:table-cell>
        </table:table-row>
        <table:table-row table:style-name="Table50.1">
          <table:table-cell table:style-name="Table50.A1" office:value-type="string">
            <text:p text:style-name="P393">Attribute</text:p>
          </table:table-cell>
          <table:table-cell table:style-name="Table50.B1" office:value-type="string">
            <text:p text:style-name="P393">Data Type</text:p>
          </table:table-cell>
          <table:covered-table-cell table:style-name="Table50.A1"/>
        </table:table-row>
        <table:table-row table:style-name="Table50.3">
          <table:table-cell table:style-name="Table50.A3" office:value-type="string">
            <text:p text:style-name="P195">Role</text:p>
          </table:table-cell>
          <table:table-cell table:style-name="Table50.B3" office:value-type="string">
            <text:p text:style-name="P185">string</text:p>
          </table:table-cell>
          <table:table-cell table:style-name="Table50.A3" office:value-type="string">
            <text:p text:style-name="P286">`json:”<text:span text:style-name="T198">role</text:span>”`</text:p>
          </table:table-cell>
        </table:table-row>
        <table:table-row table:style-name="Table50.3">
          <table:table-cell table:style-name="Table50.A4" office:value-type="string">
            <text:p text:style-name="P215">LoginHistoryId</text:p>
          </table:table-cell>
          <table:table-cell table:style-name="Table50.B4" office:value-type="string">
            <text:p text:style-name="P215">int</text:p>
          </table:table-cell>
          <table:table-cell table:style-name="Table50.A4" office:value-type="string">
            <text:p text:style-name="P299">`json:”<text:span text:style-name="T249">l</text:span><text:span text:style-name="T143">oginHistoryId</text:span>”`</text:p>
          </table:table-cell>
        </table:table-row>
        <table:table-row table:style-name="Table50.5">
          <table:table-cell table:style-name="Table50.A3" office:value-type="string">
            <text:p text:style-name="P503">MResp</text:p>
          </table:table-cell>
          <table:table-cell table:style-name="Table50.B3" office:value-type="string">
            <text:p text:style-name="P503">[]masterResp</text:p>
          </table:table-cell>
          <table:table-cell table:style-name="Table50.A3" office:value-type="string">
            <text:p text:style-name="P286">`json:”<text:span text:style-name="T198">mResp</text:span>”`</text:p>
          </table:table-cell>
        </table:table-row>
      </table:table>
      <text:p text:style-name="P235"><text:span text:style-name="T1"><text:line-break/></text:span><text:span text:style-name="T168">2.1.</text:span><text:span text:style-name="T169">4 managerDashboard_struct</text:span></text:p>
      <text:p text:style-name="P250"/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394">Struct Name</text:p>
          </table:table-cell>
          <table:table-cell table:style-name="Table51.B1" office:value-type="string">
            <text:p text:style-name="P411"><text:span text:style-name="T249">Manager</text:span>Dashboard</text:p>
          </table:table-cell>
          <table:table-cell table:style-name="Table51.A1" table:number-rows-spanned="2" office:value-type="string">
            <text:p text:style-name="P304">Json</text:p>
          </table:table-cell>
        </table:table-row>
        <table:table-row table:style-name="Table51.1">
          <table:table-cell table:style-name="Table51.A1" office:value-type="string">
            <text:p text:style-name="P394">Attribute</text:p>
          </table:table-cell>
          <table:table-cell table:style-name="Table51.B1" office:value-type="string">
            <text:p text:style-name="P394">Data Type</text:p>
          </table:table-cell>
          <table:covered-table-cell table:style-name="Table51.A1"/>
        </table:table-row>
        <table:table-row table:style-name="Table51.3">
          <table:table-cell table:style-name="Table51.A3" office:value-type="string">
            <text:p text:style-name="P196">TotalSales</text:p>
          </table:table-cell>
          <table:table-cell table:style-name="Table51.B3" office:value-type="string">
            <text:p text:style-name="P186">string</text:p>
          </table:table-cell>
          <table:table-cell table:style-name="Table51.A3" office:value-type="string">
            <text:p text:style-name="P287">`json:”<text:span text:style-name="T199">totalSales</text:span>”`</text:p>
          </table:table-cell>
        </table:table-row>
        <table:table-row table:style-name="Table51.4">
          <table:table-cell table:style-name="Table51.A3" office:value-type="string">
            <text:p text:style-name="P504">CurInventry</text:p>
          </table:table-cell>
          <table:table-cell table:style-name="Table51.B3" office:value-type="string">
            <text:p text:style-name="P504">string</text:p>
          </table:table-cell>
          <table:table-cell table:style-name="Table51.A3" office:value-type="string">
            <text:p text:style-name="P287">`json:”<text:span text:style-name="T199">curInventry</text:span>”`</text:p>
          </table:table-cell>
        </table:table-row>
      </table:table>
      <text:p text:style-name="P510"/>
      <text:p text:style-name="P245"><text:soft-page-break/><text:span text:style-name="T168">2.1.</text:span><text:span text:style-name="T169">4 managerDashboardResp_struct</text:span></text:p>
      <text:p text:style-name="P268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04">Struct Name</text:p>
          </table:table-cell>
          <table:table-cell table:style-name="Table15.B1" office:value-type="string">
            <text:p text:style-name="P417"><text:span text:style-name="T249">Manager</text:span>DashboardResp<text:span text:style-name="T249">onse</text:span></text:p>
          </table:table-cell>
          <table:table-cell table:style-name="Table15.A1" table:number-rows-spanned="2" office:value-type="string">
            <text:p text:style-name="P314">Json</text:p>
          </table:table-cell>
        </table:table-row>
        <table:table-row table:style-name="Table15.1">
          <table:table-cell table:style-name="Table15.A1" office:value-type="string">
            <text:p text:style-name="P404">Attribute</text:p>
          </table:table-cell>
          <table:table-cell table:style-name="Table15.B1" office:value-type="string">
            <text:p text:style-name="P404">Data Type</text:p>
          </table:table-cell>
          <table:covered-table-cell table:style-name="Table15.A1"/>
        </table:table-row>
        <table:table-row table:style-name="Table15.3">
          <table:table-cell table:style-name="Table15.A3" office:value-type="string">
            <text:p text:style-name="P215">Arr</text:p>
          </table:table-cell>
          <table:table-cell table:style-name="Table15.B3" office:value-type="string">
            <text:p text:style-name="P215">ManagerDashboard</text:p>
          </table:table-cell>
          <table:table-cell table:style-name="Table15.A3" office:value-type="string">
            <text:p text:style-name="P299">`json:”<text:span text:style-name="T249">arr</text:span>”`</text:p>
          </table:table-cell>
        </table:table-row>
        <table:table-row table:style-name="Table15.4">
          <table:table-cell table:style-name="Table15.A4" office:value-type="string">
            <text:p text:style-name="P324">MResp</text:p>
          </table:table-cell>
          <table:table-cell table:style-name="Table15.B4" office:value-type="string">
            <text:p text:style-name="P324">[]masterResp</text:p>
          </table:table-cell>
          <table:table-cell table:style-name="Table15.A4" office:value-type="string">
            <text:p text:style-name="P299">`json:”<text:span text:style-name="T198">mResp</text:span>”`</text:p>
          </table:table-cell>
        </table:table-row>
      </table:table>
      <text:p text:style-name="P223"/>
      <text:p text:style-name="P142"><text:span text:style-name="T1">2.1.</text:span><text:span text:style-name="T11">5</text:span><text:span text:style-name="T1"> </text:span><text:span text:style-name="T11">addStock</text:span><text:span text:style-name="T1">Re</text:span><text:span text:style-name="T11">q</text:span><text:span text:style-name="T1">_struct</text:span></text:p>
      <text:p text:style-name="P250"/>
      <table:table table:name="Table53" table:style-name="Table53">
        <table:table-column table:style-name="Table53.A"/>
        <table:table-column table:style-name="Table53.B"/>
        <table:table-column table:style-name="Table53.C"/>
        <table:table-row table:style-name="Table53.1">
          <table:table-cell table:style-name="Table53.A1" office:value-type="string">
            <text:p text:style-name="P394">Struct Name</text:p>
          </table:table-cell>
          <table:table-cell table:style-name="Table53.B1" office:value-type="string">
            <text:p text:style-name="P411">addStockReq</text:p>
          </table:table-cell>
          <table:table-cell table:style-name="Table53.A1" table:number-rows-spanned="2" office:value-type="string">
            <text:p text:style-name="P304">Json</text:p>
          </table:table-cell>
        </table:table-row>
        <table:table-row table:style-name="Table53.1">
          <table:table-cell table:style-name="Table53.A1" office:value-type="string">
            <text:p text:style-name="P394">Attribute</text:p>
          </table:table-cell>
          <table:table-cell table:style-name="Table53.B1" office:value-type="string">
            <text:p text:style-name="P394">Data Type</text:p>
          </table:table-cell>
          <table:covered-table-cell table:style-name="Table53.A1"/>
        </table:table-row>
        <table:table-row table:style-name="Table53.3">
          <table:table-cell table:style-name="Table53.A3" office:value-type="string">
            <text:p text:style-name="P196">MedicineName</text:p>
          </table:table-cell>
          <table:table-cell table:style-name="Table53.B3" office:value-type="string">
            <text:p text:style-name="P186">string</text:p>
          </table:table-cell>
          <table:table-cell table:style-name="Table53.A3" office:value-type="string">
            <text:p text:style-name="P287">`json:”<text:span text:style-name="T199">medicineName</text:span>”`</text:p>
          </table:table-cell>
        </table:table-row>
        <table:table-row table:style-name="Table53.4">
          <table:table-cell table:style-name="Table53.A3" office:value-type="string">
            <text:p text:style-name="P504">Brand</text:p>
          </table:table-cell>
          <table:table-cell table:style-name="Table53.B3" office:value-type="string">
            <text:p text:style-name="P504">string</text:p>
          </table:table-cell>
          <table:table-cell table:style-name="Table53.A3" office:value-type="string">
            <text:p text:style-name="P287">`json:”<text:span text:style-name="T199">brand</text:span>”`</text:p>
          </table:table-cell>
        </table:table-row>
      </table:table>
      <text:p text:style-name="P251"/>
      <text:p text:style-name="P235"><text:span text:style-name="T168">2.1.</text:span><text:span text:style-name="T179">6</text:span><text:span text:style-name="T169"> addStock</text:span><text:span text:style-name="T168">Re</text:span><text:span text:style-name="T169">sp</text:span><text:span text:style-name="T168">_struct</text:span></text:p>
      <text:p text:style-name="P250"/>
      <table:table table:name="Table54" table:style-name="Table54">
        <table:table-column table:style-name="Table54.A"/>
        <table:table-column table:style-name="Table54.B"/>
        <table:table-column table:style-name="Table54.C"/>
        <table:table-row table:style-name="Table54.1">
          <table:table-cell table:style-name="Table54.A1" office:value-type="string">
            <text:p text:style-name="P394">Struct Name</text:p>
          </table:table-cell>
          <table:table-cell table:style-name="Table54.B1" office:value-type="string">
            <text:p text:style-name="P411">addStockResp</text:p>
          </table:table-cell>
          <table:table-cell table:style-name="Table54.A1" table:number-rows-spanned="2" office:value-type="string">
            <text:p text:style-name="P304">Json</text:p>
          </table:table-cell>
        </table:table-row>
        <table:table-row table:style-name="Table54.1">
          <table:table-cell table:style-name="Table54.A1" office:value-type="string">
            <text:p text:style-name="P394">Attribute</text:p>
          </table:table-cell>
          <table:table-cell table:style-name="Table54.B1" office:value-type="string">
            <text:p text:style-name="P394">Data Type</text:p>
          </table:table-cell>
          <table:covered-table-cell table:style-name="Table54.A1"/>
        </table:table-row>
        <table:table-row table:style-name="Table54.3">
          <table:table-cell table:style-name="Table54.A3" office:value-type="string">
            <text:p text:style-name="P196">Msg</text:p>
          </table:table-cell>
          <table:table-cell table:style-name="Table54.B3" office:value-type="string">
            <text:p text:style-name="P186">string</text:p>
          </table:table-cell>
          <table:table-cell table:style-name="Table54.A3" office:value-type="string">
            <text:p text:style-name="P287">`json:”<text:span text:style-name="T199">msg</text:span>”`</text:p>
          </table:table-cell>
        </table:table-row>
        <table:table-row table:style-name="Table54.4">
          <table:table-cell table:style-name="Table54.A4" office:value-type="string">
            <text:p text:style-name="P317">MResp</text:p>
          </table:table-cell>
          <table:table-cell table:style-name="Table54.B4" office:value-type="string">
            <text:p text:style-name="P317">masterResp</text:p>
          </table:table-cell>
          <table:table-cell table:style-name="Table54.A4" office:value-type="string">
            <text:p text:style-name="P287">`json:”<text:span text:style-name="T198">mResp</text:span>”`</text:p>
          </table:table-cell>
        </table:table-row>
      </table:table>
      <text:p text:style-name="P251"/>
      <text:p text:style-name="P236"><text:span text:style-name="T168">2.1.</text:span><text:span text:style-name="T179">7</text:span><text:span text:style-name="T169"> </text:span><text:span text:style-name="T170">medicineNameArr</text:span><text:span text:style-name="T168">_struct</text:span></text:p>
      <text:p text:style-name="P259"/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395">Struct Name</text:p>
          </table:table-cell>
          <table:table-cell table:style-name="Table56.B1" office:value-type="string">
            <text:p text:style-name="P411">medNameArr</text:p>
          </table:table-cell>
          <table:table-cell table:style-name="Table56.A1" table:number-rows-spanned="2" office:value-type="string">
            <text:p text:style-name="P305">Json</text:p>
          </table:table-cell>
        </table:table-row>
        <table:table-row table:style-name="Table56.1">
          <table:table-cell table:style-name="Table56.A1" office:value-type="string">
            <text:p text:style-name="P395">Attribute</text:p>
          </table:table-cell>
          <table:table-cell table:style-name="Table56.B1" office:value-type="string">
            <text:p text:style-name="P395">Data Type</text:p>
          </table:table-cell>
          <table:covered-table-cell table:style-name="Table56.A1"/>
        </table:table-row>
        <table:table-row table:style-name="Table56.3">
          <table:table-cell table:style-name="Table56.A3" office:value-type="string">
            <text:p text:style-name="P200">MedName</text:p>
          </table:table-cell>
          <table:table-cell table:style-name="Table56.B3" office:value-type="string">
            <text:p text:style-name="P187">string</text:p>
          </table:table-cell>
          <table:table-cell table:style-name="Table56.A3" office:value-type="string">
            <text:p text:style-name="P288">`json:”<text:span text:style-name="T200">medName</text:span>”`</text:p>
          </table:table-cell>
        </table:table-row>
      </table:table>
      <text:p text:style-name="P252"/>
      <text:p text:style-name="P236"><text:span text:style-name="T168">2.1.</text:span><text:span text:style-name="T179">8</text:span><text:span text:style-name="T169"> </text:span><text:span text:style-name="T170">medicineName</text:span><text:span text:style-name="T168">Re</text:span><text:span text:style-name="T169">sp</text:span><text:span text:style-name="T168">_struct</text:span></text:p>
      <text:p text:style-name="P259"/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395">Struct Name</text:p>
          </table:table-cell>
          <table:table-cell table:style-name="Table55.B1" office:value-type="string">
            <text:p text:style-name="P420">medNameResp</text:p>
          </table:table-cell>
          <table:table-cell table:style-name="Table55.A1" table:number-rows-spanned="2" office:value-type="string">
            <text:p text:style-name="P305">Json</text:p>
          </table:table-cell>
        </table:table-row>
        <table:table-row table:style-name="Table55.1">
          <table:table-cell table:style-name="Table55.A1" office:value-type="string">
            <text:p text:style-name="P395">Attribute</text:p>
          </table:table-cell>
          <table:table-cell table:style-name="Table55.B1" office:value-type="string">
            <text:p text:style-name="P395">Data Type</text:p>
          </table:table-cell>
          <table:covered-table-cell table:style-name="Table55.A1"/>
        </table:table-row>
        <table:table-row table:style-name="Table55.3">
          <table:table-cell table:style-name="Table55.A3" office:value-type="string">
            <text:p text:style-name="P200">MedArr</text:p>
          </table:table-cell>
          <table:table-cell table:style-name="Table55.B3" office:value-type="string">
            <text:p text:style-name="P200">[]medNameArr</text:p>
          </table:table-cell>
          <table:table-cell table:style-name="Table55.A3" office:value-type="string">
            <text:p text:style-name="P288">`json:”<text:span text:style-name="T199">m</text:span><text:span text:style-name="T200">edArr</text:span>”`</text:p>
          </table:table-cell>
        </table:table-row>
        <table:table-row table:style-name="Table55.4">
          <table:table-cell table:style-name="Table55.A4" office:value-type="string">
            <text:p text:style-name="P318">MResp</text:p>
          </table:table-cell>
          <table:table-cell table:style-name="Table55.B4" office:value-type="string">
            <text:p text:style-name="P318">masterResp</text:p>
          </table:table-cell>
          <table:table-cell table:style-name="Table55.A4" office:value-type="string">
            <text:p text:style-name="P288">`json:”<text:span text:style-name="T198">mResp</text:span>”`</text:p>
          </table:table-cell>
        </table:table-row>
      </table:table>
      <text:p text:style-name="P252"/>
      <text:p text:style-name="P236"><text:span text:style-name="T168">2.1.</text:span><text:span text:style-name="T179">9</text:span><text:span text:style-name="T169"> </text:span><text:span text:style-name="T180">Medicine</text:span><text:span text:style-name="T170">DetailsReq</text:span><text:span text:style-name="T168">_struct</text:span></text:p>
      <text:p text:style-name="P259"/>
      <table:table table:name="Table57" table:style-name="Table57">
        <table:table-column table:style-name="Table57.A"/>
        <table:table-column table:style-name="Table57.B"/>
        <table:table-column table:style-name="Table57.C"/>
        <table:table-row table:style-name="Table57.1">
          <table:table-cell table:style-name="Table57.A1" office:value-type="string">
            <text:p text:style-name="P395">Struct Name</text:p>
          </table:table-cell>
          <table:table-cell table:style-name="Table57.B1" office:value-type="string">
            <text:p text:style-name="P409"><text:span text:style-name="T242">medicine</text:span><text:span text:style-name="T204">Details</text:span>Req</text:p>
          </table:table-cell>
          <table:table-cell table:style-name="Table57.A1" table:number-rows-spanned="2" office:value-type="string">
            <text:p text:style-name="P305">Json</text:p>
          </table:table-cell>
        </table:table-row>
        <table:table-row table:style-name="Table57.1">
          <table:table-cell table:style-name="Table57.A1" office:value-type="string">
            <text:p text:style-name="P395">Attribute</text:p>
          </table:table-cell>
          <table:table-cell table:style-name="Table57.B1" office:value-type="string">
            <text:p text:style-name="P395">Data Type</text:p>
          </table:table-cell>
          <table:covered-table-cell table:style-name="Table57.A1"/>
        </table:table-row>
        <table:table-row table:style-name="Table57.3">
          <table:table-cell table:style-name="Table57.A3" office:value-type="string">
            <text:p text:style-name="P318"><text:span text:style-name="T140">M</text:span><text:span text:style-name="T141">edName</text:span></text:p>
          </table:table-cell>
          <table:table-cell table:style-name="Table57.B3" office:value-type="string">
            <text:p text:style-name="P187">string</text:p>
          </table:table-cell>
          <table:table-cell table:style-name="Table57.A3" office:value-type="string">
            <text:p text:style-name="P288">`json:”<text:span text:style-name="T199">m</text:span><text:span text:style-name="T200">edname</text:span>”`</text:p>
          </table:table-cell>
        </table:table-row>
      </table:table>
      <text:p text:style-name="P252"/>
      <text:p text:style-name="P237"><text:span text:style-name="T168">2.1.</text:span><text:span text:style-name="T171">1</text:span><text:span text:style-name="T179">0</text:span><text:span text:style-name="T169"> </text:span><text:span text:style-name="T180">Medicine</text:span><text:span text:style-name="T170">DetailsRe</text:span><text:span text:style-name="T171">sp</text:span><text:span text:style-name="T168">_struct</text:span></text:p>
      <text:p text:style-name="P260"/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396">Struct Name</text:p>
          </table:table-cell>
          <table:table-cell table:style-name="Table59.B1" office:value-type="string">
            <text:p text:style-name="P420"><text:span text:style-name="T243">medicine</text:span>DetailsResp</text:p>
          </table:table-cell>
          <table:table-cell table:style-name="Table59.A1" table:number-rows-spanned="2" office:value-type="string">
            <text:p text:style-name="P306">Json</text:p>
          </table:table-cell>
        </table:table-row>
        <table:table-row table:style-name="Table59.1">
          <table:table-cell table:style-name="Table59.A1" office:value-type="string">
            <text:p text:style-name="P396">Attribute</text:p>
          </table:table-cell>
          <table:table-cell table:style-name="Table59.B1" office:value-type="string">
            <text:p text:style-name="P396">Data Type</text:p>
          </table:table-cell>
          <table:covered-table-cell table:style-name="Table59.A1"/>
        </table:table-row>
        <table:table-row table:style-name="Table59.3">
          <table:table-cell table:style-name="Table59.A3" office:value-type="string">
            <text:p text:style-name="P216">MedicineName</text:p>
          </table:table-cell>
          <table:table-cell table:style-name="Table59.B3" office:value-type="string">
            <text:p text:style-name="P216">string</text:p>
          </table:table-cell>
          <table:table-cell table:style-name="Table59.A3" office:value-type="string">
            <text:p text:style-name="P289">`json:”<text:span text:style-name="T250">medicineName</text:span>”`</text:p>
          </table:table-cell>
        </table:table-row>
        <table:table-row table:style-name="Table59.3">
          <table:table-cell table:style-name="Table59.A4" office:value-type="string">
            <text:p text:style-name="P202">Brand</text:p>
          </table:table-cell>
          <table:table-cell table:style-name="Table59.B4" office:value-type="string">
            <text:p text:style-name="P188">string</text:p>
          </table:table-cell>
          <table:table-cell table:style-name="Table59.A4" office:value-type="string">
            <text:p text:style-name="P289">`json:”<text:span text:style-name="T201">Brand</text:span>”`</text:p>
          </table:table-cell>
        </table:table-row>
        <table:table-row table:style-name="Table59.3">
          <table:table-cell table:style-name="Table59.A4" office:value-type="string">
            <text:p text:style-name="P326">UnitPrice</text:p>
          </table:table-cell>
          <table:table-cell table:style-name="Table59.B4" office:value-type="string">
            <text:p text:style-name="P361">int</text:p>
          </table:table-cell>
          <table:table-cell table:style-name="Table59.A4" office:value-type="string">
            <text:p text:style-name="P289">`json:”<text:span text:style-name="T201">unitPrice</text:span>”`</text:p>
          </table:table-cell>
        </table:table-row>
        <table:table-row table:style-name="Table59.3">
          <table:table-cell table:style-name="Table59.A4" office:value-type="string">
            <text:p text:style-name="P361">Quantity</text:p>
          </table:table-cell>
          <table:table-cell table:style-name="Table59.B4" office:value-type="string">
            <text:p text:style-name="P361">int</text:p>
          </table:table-cell>
          <table:table-cell table:style-name="Table59.A4" office:value-type="string">
            <text:p text:style-name="P289">`json:”<text:span text:style-name="T251">quantity</text:span>”`</text:p>
          </table:table-cell>
        </table:table-row>
        <table:table-row table:style-name="Table59.7">
          <table:table-cell table:style-name="Table59.A4" office:value-type="string">
            <text:p text:style-name="P319">MResp</text:p>
          </table:table-cell>
          <table:table-cell table:style-name="Table59.B4" office:value-type="string">
            <text:p text:style-name="P319">[]masterResp</text:p>
          </table:table-cell>
          <table:table-cell table:style-name="Table59.A4" office:value-type="string">
            <text:p text:style-name="P289">`json:”<text:span text:style-name="T198">mResp</text:span>”`</text:p>
          </table:table-cell>
        </table:table-row>
      </table:table>
      <text:p text:style-name="P253"/>
      <text:p text:style-name="P237"><text:span text:style-name="T168">2.1.</text:span><text:span text:style-name="T170">1</text:span><text:span text:style-name="T179">1</text:span><text:span text:style-name="T169"> </text:span><text:span text:style-name="T171">updateStock</text:span><text:span text:style-name="T170">DetailsReq</text:span><text:span text:style-name="T168">_struct</text:span></text:p>
      <text:p text:style-name="P260"/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396">Struct Name</text:p>
          </table:table-cell>
          <table:table-cell table:style-name="Table60.B1" office:value-type="string">
            <text:p text:style-name="P420">updateStockReq</text:p>
          </table:table-cell>
          <table:table-cell table:style-name="Table60.A1" table:number-rows-spanned="2" office:value-type="string">
            <text:p text:style-name="P306">Json</text:p>
          </table:table-cell>
        </table:table-row>
        <table:table-row table:style-name="Table60.1">
          <table:table-cell table:style-name="Table60.A1" office:value-type="string">
            <text:p text:style-name="P396">Attribute</text:p>
          </table:table-cell>
          <table:table-cell table:style-name="Table60.B1" office:value-type="string">
            <text:p text:style-name="P396">Data Type</text:p>
          </table:table-cell>
          <table:covered-table-cell table:style-name="Table60.A1"/>
        </table:table-row>
        <table:table-row table:style-name="Table60.3">
          <table:table-cell table:style-name="Table60.A3" office:value-type="string">
            <text:p text:style-name="P213">MedicineName</text:p>
          </table:table-cell>
          <table:table-cell table:style-name="Table60.B3" office:value-type="string">
            <text:p text:style-name="P213">string</text:p>
          </table:table-cell>
          <table:table-cell table:style-name="Table60.A3" office:value-type="string">
            <text:p text:style-name="P297">`json:”<text:span text:style-name="T244">medicineName</text:span>”`</text:p>
          </table:table-cell>
        </table:table-row>
        <table:table-row table:style-name="Table60.3">
          <table:table-cell table:style-name="Table60.A4" office:value-type="string">
            <text:p text:style-name="P202">Quantity</text:p>
          </table:table-cell>
          <table:table-cell table:style-name="Table60.B4" office:value-type="string">
            <text:p text:style-name="P217">int</text:p>
          </table:table-cell>
          <table:table-cell table:style-name="Table60.A4" office:value-type="string">
            <text:p text:style-name="P289">`json:”<text:span text:style-name="T201">quantity</text:span>”`</text:p>
          </table:table-cell>
        </table:table-row>
        <table:table-row table:style-name="Table60.3">
          <table:table-cell table:style-name="Table60.A4" office:value-type="string">
            <text:p text:style-name="P326">UnitPrice</text:p>
          </table:table-cell>
          <table:table-cell table:style-name="Table60.B4" office:value-type="string">
            <text:p text:style-name="P362">int</text:p>
          </table:table-cell>
          <table:table-cell table:style-name="Table60.A4" office:value-type="string">
            <text:p text:style-name="P289">`json:”<text:span text:style-name="T201">unitPrice</text:span>”`</text:p>
          </table:table-cell>
        </table:table-row>
        <table:table-row table:style-name="Table60.3">
          <table:table-cell table:style-name="Table60.A4" office:value-type="string">
            <text:p text:style-name="P362">Brand</text:p>
          </table:table-cell>
          <table:table-cell table:style-name="Table60.B4" office:value-type="string">
            <text:p text:style-name="P362">string</text:p>
          </table:table-cell>
          <table:table-cell table:style-name="Table60.A4" office:value-type="string">
            <text:p text:style-name="P289">`json:”<text:span text:style-name="T201">Brand</text:span>”`</text:p>
          </table:table-cell>
        </table:table-row>
      </table:table>
      <text:p text:style-name="P237"><text:span text:style-name="T1"><text:line-break/></text:span><text:span text:style-name="T168">2.1.</text:span><text:span text:style-name="T171">1</text:span><text:span text:style-name="T179">2</text:span><text:span text:style-name="T169"> </text:span><text:span text:style-name="T171">updateStock</text:span><text:span text:style-name="T170">DetailsRe</text:span><text:span text:style-name="T171">sp</text:span><text:span text:style-name="T168">_struct</text:span></text:p>
      <text:p text:style-name="P260"/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396">Struct Name</text:p>
          </table:table-cell>
          <table:table-cell table:style-name="Table61.B1" office:value-type="string">
            <text:p text:style-name="P412"><text:span text:style-name="T204">update</text:span>StockResp</text:p>
          </table:table-cell>
          <table:table-cell table:style-name="Table61.A1" table:number-rows-spanned="2" office:value-type="string">
            <text:p text:style-name="P306">Json</text:p>
          </table:table-cell>
        </table:table-row>
        <table:table-row table:style-name="Table61.1">
          <table:table-cell table:style-name="Table61.A1" office:value-type="string">
            <text:p text:style-name="P396">Attribute</text:p>
          </table:table-cell>
          <table:table-cell table:style-name="Table61.B1" office:value-type="string">
            <text:p text:style-name="P396">Data Type</text:p>
          </table:table-cell>
          <table:covered-table-cell table:style-name="Table61.A1"/>
        </table:table-row>
        <table:table-row table:style-name="Table61.3">
          <table:table-cell table:style-name="Table61.A3" office:value-type="string">
            <text:p text:style-name="P197">Msg</text:p>
          </table:table-cell>
          <table:table-cell table:style-name="Table61.B3" office:value-type="string">
            <text:p text:style-name="P188">string</text:p>
          </table:table-cell>
          <table:table-cell table:style-name="Table61.A3" office:value-type="string">
            <text:p text:style-name="P289">`json:”<text:span text:style-name="T199">msg</text:span>”`</text:p>
          </table:table-cell>
        </table:table-row>
        <table:table-row table:style-name="Table61.4">
          <table:table-cell table:style-name="Table61.A4" office:value-type="string">
            <text:p text:style-name="P319">MResp</text:p>
          </table:table-cell>
          <table:table-cell table:style-name="Table61.B4" office:value-type="string">
            <text:p text:style-name="P319">masterResp</text:p>
          </table:table-cell>
          <table:table-cell table:style-name="Table61.A4" office:value-type="string">
            <text:p text:style-name="P289">`json:”<text:span text:style-name="T198">mResp</text:span>”`</text:p>
          </table:table-cell>
        </table:table-row>
      </table:table>
      <text:p text:style-name="P238"><text:span text:style-name="T1"><text:line-break/></text:span><text:span text:style-name="T168">2.1.</text:span><text:span text:style-name="T171">1</text:span><text:span text:style-name="T179">3</text:span><text:span text:style-name="T169"> </text:span><text:span text:style-name="T172">s</text:span><text:span text:style-name="T171">tock</text:span><text:span text:style-name="T172">View</text:span><text:span text:style-name="T170">DetailsRe</text:span><text:span text:style-name="T171">sp</text:span><text:span text:style-name="T168">_struct</text:span></text:p>
      <text:p text:style-name="P261"/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397">Struct Name</text:p>
          </table:table-cell>
          <table:table-cell table:style-name="Table62.B1" office:value-type="string">
            <text:p text:style-name="P413"><text:span text:style-name="T205">s</text:span>tock<text:span text:style-name="T205">View</text:span>Resp</text:p>
          </table:table-cell>
          <table:table-cell table:style-name="Table62.A1" table:number-rows-spanned="2" office:value-type="string">
            <text:p text:style-name="P307">Json</text:p>
          </table:table-cell>
        </table:table-row>
        <table:table-row table:style-name="Table62.1">
          <table:table-cell table:style-name="Table62.A1" office:value-type="string">
            <text:p text:style-name="P397">Attribute</text:p>
          </table:table-cell>
          <table:table-cell table:style-name="Table62.B1" office:value-type="string">
            <text:p text:style-name="P397">Data Type</text:p>
          </table:table-cell>
          <table:covered-table-cell table:style-name="Table62.A1"/>
        </table:table-row>
        <table:table-row table:style-name="Table62.3">
          <table:table-cell table:style-name="Table62.A3" office:value-type="string">
            <text:p text:style-name="P204">Med<text:span text:style-name="T245">icine</text:span>Name</text:p>
          </table:table-cell>
          <table:table-cell table:style-name="Table62.B3" office:value-type="string">
            <text:p text:style-name="P189">string</text:p>
          </table:table-cell>
          <table:table-cell table:style-name="Table62.A3" office:value-type="string">
            <text:p text:style-name="P290">`json:”<text:span text:style-name="T199">m</text:span><text:span text:style-name="T202">edName</text:span>”`</text:p>
          </table:table-cell>
        </table:table-row>
        <table:table-row table:style-name="Table62.3">
          <table:table-cell table:style-name="Table62.A4" office:value-type="string">
            <text:p text:style-name="P329">Brand</text:p>
          </table:table-cell>
          <table:table-cell table:style-name="Table62.B4" office:value-type="string">
            <text:p text:style-name="P329">string</text:p>
          </table:table-cell>
          <table:table-cell table:style-name="Table62.A4" office:value-type="string">
            <text:p text:style-name="P290">`json:”<text:span text:style-name="T202">brand</text:span>”`</text:p>
          </table:table-cell>
        </table:table-row>
        <table:table-row table:style-name="Table62.3">
          <table:table-cell table:style-name="Table62.A4" office:value-type="string">
            <text:p text:style-name="P329">Quantity</text:p>
          </table:table-cell>
          <table:table-cell table:style-name="Table62.B4" office:value-type="string">
            <text:p text:style-name="P329">string</text:p>
          </table:table-cell>
          <table:table-cell table:style-name="Table62.A4" office:value-type="string">
            <text:p text:style-name="P290">`json:”<text:span text:style-name="T202">quantity</text:span>”`</text:p>
          </table:table-cell>
        </table:table-row>
        <table:table-row table:style-name="Table62.3">
          <table:table-cell table:style-name="Table62.A4" office:value-type="string">
            <text:p text:style-name="P329">UnitPrice</text:p>
          </table:table-cell>
          <table:table-cell table:style-name="Table62.B4" office:value-type="string">
            <text:p text:style-name="P329">string</text:p>
          </table:table-cell>
          <table:table-cell table:style-name="Table62.A4" office:value-type="string">
            <text:p text:style-name="P290">`json:”<text:span text:style-name="T202">unitPrice</text:span>”`</text:p>
          </table:table-cell>
        </table:table-row>
        <table:table-row table:style-name="Table62.7">
          <table:table-cell table:style-name="Table62.A4" office:value-type="string">
            <text:p text:style-name="P320">MResp</text:p>
          </table:table-cell>
          <table:table-cell table:style-name="Table62.B4" office:value-type="string">
            <text:p text:style-name="P320">[]masterResp</text:p>
          </table:table-cell>
          <table:table-cell table:style-name="Table62.A4" office:value-type="string">
            <text:p text:style-name="P290">`json:”<text:span text:style-name="T198">mResp</text:span>”`</text:p>
          </table:table-cell>
        </table:table-row>
      </table:table>
      <text:p text:style-name="P143"><text:soft-page-break/></text:p>
      <text:p text:style-name="P239"><text:span text:style-name="T168">2.1.</text:span><text:span text:style-name="T171">1</text:span><text:span text:style-name="T179">4</text:span><text:span text:style-name="T169"> </text:span><text:span text:style-name="T172">s</text:span><text:span text:style-name="T173">alesReport</text:span><text:span text:style-name="T170">DetailsR</text:span><text:span text:style-name="T173">eq</text:span><text:span text:style-name="T168">_struct</text:span></text:p>
      <text:p text:style-name="P262"/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398">Struct Name</text:p>
          </table:table-cell>
          <table:table-cell table:style-name="Table64.B1" office:value-type="string">
            <text:p text:style-name="P414"><text:span text:style-name="T205">salesReport</text:span>Re<text:span text:style-name="T205">q</text:span></text:p>
          </table:table-cell>
          <table:table-cell table:style-name="Table64.A1" table:number-rows-spanned="2" office:value-type="string">
            <text:p text:style-name="P308">Json</text:p>
          </table:table-cell>
        </table:table-row>
        <table:table-row table:style-name="Table64.1">
          <table:table-cell table:style-name="Table64.A1" office:value-type="string">
            <text:p text:style-name="P398">Attribute</text:p>
          </table:table-cell>
          <table:table-cell table:style-name="Table64.B1" office:value-type="string">
            <text:p text:style-name="P398">Data Type</text:p>
          </table:table-cell>
          <table:covered-table-cell table:style-name="Table64.A1"/>
        </table:table-row>
        <table:table-row table:style-name="Table64.3">
          <table:table-cell table:style-name="Table64.A3" office:value-type="string">
            <text:p text:style-name="P205">FromDate</text:p>
          </table:table-cell>
          <table:table-cell table:style-name="Table64.B3" office:value-type="string">
            <text:p text:style-name="P190">string</text:p>
          </table:table-cell>
          <table:table-cell table:style-name="Table64.A3" office:value-type="string">
            <text:p text:style-name="P291">`json:”<text:span text:style-name="T203">fromDate</text:span>”`</text:p>
          </table:table-cell>
        </table:table-row>
        <table:table-row table:style-name="Table64.3">
          <table:table-cell table:style-name="Table64.A4" office:value-type="string">
            <text:p text:style-name="P353">ToDate</text:p>
          </table:table-cell>
          <table:table-cell table:style-name="Table64.B4" office:value-type="string">
            <text:p text:style-name="P330">string</text:p>
          </table:table-cell>
          <table:table-cell table:style-name="Table64.A4" office:value-type="string">
            <text:p text:style-name="P291">`json:”<text:span text:style-name="T203">toDate</text:span>”`</text:p>
          </table:table-cell>
        </table:table-row>
      </table:table>
      <text:p text:style-name="P143"><text:s/></text:p>
      <text:p text:style-name="P239"><text:span text:style-name="T168">2.1.</text:span><text:span text:style-name="T171">1</text:span><text:span text:style-name="T179">5</text:span><text:span text:style-name="T169"> </text:span><text:span text:style-name="T172">s</text:span><text:span text:style-name="T173">alesReport</text:span><text:span text:style-name="T170">Detail</text:span><text:span text:style-name="T174">s</text:span><text:span text:style-name="T168">_struct</text:span></text:p>
      <text:p text:style-name="P262"/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398">Struct Name</text:p>
          </table:table-cell>
          <table:table-cell table:style-name="Table63.B1" office:value-type="string">
            <text:p text:style-name="P420">salesReport</text:p>
          </table:table-cell>
          <table:table-cell table:style-name="Table63.A1" table:number-rows-spanned="2" office:value-type="string">
            <text:p text:style-name="P308">Json</text:p>
          </table:table-cell>
        </table:table-row>
        <table:table-row table:style-name="Table63.1">
          <table:table-cell table:style-name="Table63.A1" office:value-type="string">
            <text:p text:style-name="P398">Attribute</text:p>
          </table:table-cell>
          <table:table-cell table:style-name="Table63.B1" office:value-type="string">
            <text:p text:style-name="P398">Data Type</text:p>
          </table:table-cell>
          <table:covered-table-cell table:style-name="Table63.A1"/>
        </table:table-row>
        <table:table-row table:style-name="Table63.3">
          <table:table-cell table:style-name="Table63.A3" office:value-type="string">
            <text:p text:style-name="P206">BillNo</text:p>
          </table:table-cell>
          <table:table-cell table:style-name="Table63.B3" office:value-type="string">
            <text:p text:style-name="P190">string</text:p>
          </table:table-cell>
          <table:table-cell table:style-name="Table63.A3" office:value-type="string">
            <text:p text:style-name="P291">`json:”<text:span text:style-name="T204">billNo</text:span>”`</text:p>
          </table:table-cell>
        </table:table-row>
        <table:table-row table:style-name="Table63.3">
          <table:table-cell table:style-name="Table63.A4" office:value-type="string">
            <text:p text:style-name="P330">B<text:span text:style-name="T204">illDate</text:span></text:p>
          </table:table-cell>
          <table:table-cell table:style-name="Table63.B4" office:value-type="string">
            <text:p text:style-name="P330">string</text:p>
          </table:table-cell>
          <table:table-cell table:style-name="Table63.A4" office:value-type="string">
            <text:p text:style-name="P291">`json:”<text:span text:style-name="T202">b</text:span><text:span text:style-name="T204">illDate</text:span>”`</text:p>
          </table:table-cell>
        </table:table-row>
        <table:table-row table:style-name="Table63.3">
          <table:table-cell table:style-name="Table63.A4" office:value-type="string">
            <text:p text:style-name="P354">MedicineName</text:p>
          </table:table-cell>
          <table:table-cell table:style-name="Table63.B4" office:value-type="string">
            <text:p text:style-name="P330">string</text:p>
          </table:table-cell>
          <table:table-cell table:style-name="Table63.A4" office:value-type="string">
            <text:p text:style-name="P291">`json:”<text:span text:style-name="T204">medicineName</text:span>”`</text:p>
          </table:table-cell>
        </table:table-row>
        <table:table-row table:style-name="Table63.3">
          <table:table-cell table:style-name="Table63.A4" office:value-type="string">
            <text:p text:style-name="P354">Quantity</text:p>
          </table:table-cell>
          <table:table-cell table:style-name="Table63.B4" office:value-type="string">
            <text:p text:style-name="P330">string</text:p>
          </table:table-cell>
          <table:table-cell table:style-name="Table63.A4" office:value-type="string">
            <text:p text:style-name="P291">`json:”<text:span text:style-name="T204">quantity</text:span>”`</text:p>
          </table:table-cell>
        </table:table-row>
        <table:table-row table:style-name="Table63.3">
          <table:table-cell table:style-name="Table63.A4" office:value-type="string">
            <text:p text:style-name="P354">Amount</text:p>
          </table:table-cell>
          <table:table-cell table:style-name="Table63.B4" office:value-type="string">
            <text:p text:style-name="P354">string</text:p>
          </table:table-cell>
          <table:table-cell table:style-name="Table63.A4" office:value-type="string">
            <text:p text:style-name="P291">`json:”<text:span text:style-name="T204">amount</text:span>”`</text:p>
          </table:table-cell>
        </table:table-row>
      </table:table>
      <text:p text:style-name="P144"/>
      <text:p text:style-name="P240"><text:span text:style-name="T168">2.1.</text:span><text:span text:style-name="T171">1</text:span><text:span text:style-name="T179">6</text:span><text:span text:style-name="T169"> </text:span><text:span text:style-name="T172">s</text:span><text:span text:style-name="T173">alesReport</text:span><text:span text:style-name="T170">DetailsRe</text:span><text:span text:style-name="T171">sp</text:span><text:span text:style-name="T168">_struct</text:span></text:p>
      <text:p text:style-name="P263"/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399">Struct Name</text:p>
          </table:table-cell>
          <table:table-cell table:style-name="Table65.B1" office:value-type="string">
            <text:p text:style-name="P415"><text:span text:style-name="T204">salesReport</text:span>Resp</text:p>
          </table:table-cell>
          <table:table-cell table:style-name="Table65.A1" table:number-rows-spanned="2" office:value-type="string">
            <text:p text:style-name="P309">Json</text:p>
          </table:table-cell>
        </table:table-row>
        <table:table-row table:style-name="Table65.1">
          <table:table-cell table:style-name="Table65.A1" office:value-type="string">
            <text:p text:style-name="P399">Attribute</text:p>
          </table:table-cell>
          <table:table-cell table:style-name="Table65.B1" office:value-type="string">
            <text:p text:style-name="P399">Data Type</text:p>
          </table:table-cell>
          <table:covered-table-cell table:style-name="Table65.A1"/>
        </table:table-row>
        <table:table-row table:style-name="Table65.3">
          <table:table-cell table:style-name="Table65.A3" office:value-type="string">
            <text:p text:style-name="P354">SalesReport</text:p>
          </table:table-cell>
          <table:table-cell table:style-name="Table65.B3" office:value-type="string">
            <text:p text:style-name="P354">[]salesReport</text:p>
          </table:table-cell>
          <table:table-cell table:style-name="Table65.A3" office:value-type="string">
            <text:p text:style-name="P292">`json:”<text:span text:style-name="T204">salesReport</text:span>”`</text:p>
          </table:table-cell>
        </table:table-row>
        <table:table-row table:style-name="Table65.4">
          <table:table-cell table:style-name="Table65.A4" office:value-type="string">
            <text:p text:style-name="P354">MResp</text:p>
          </table:table-cell>
          <table:table-cell table:style-name="Table65.B4" office:value-type="string">
            <text:p text:style-name="P321">masterResp</text:p>
          </table:table-cell>
          <table:table-cell table:style-name="Table65.A4" office:value-type="string">
            <text:p text:style-name="P292">`json:”<text:span text:style-name="T198">mResp</text:span>”`</text:p>
          </table:table-cell>
        </table:table-row>
      </table:table>
      <text:p text:style-name="P144"/>
      <text:p text:style-name="P241"><text:span text:style-name="T168">2.1.</text:span><text:span text:style-name="T175">1</text:span><text:span text:style-name="T179">7 </text:span><text:span text:style-name="T181">Biller</text:span><text:span text:style-name="T169">Dashboard_struct</text:span></text:p>
      <text:p text:style-name="P264"/>
      <table:table table:name="Table66" table:style-name="Table66">
        <table:table-column table:style-name="Table66.A"/>
        <table:table-column table:style-name="Table66.B"/>
        <table:table-column table:style-name="Table66.C"/>
        <table:table-row table:style-name="Table66.1">
          <table:table-cell table:style-name="Table66.A1" office:value-type="string">
            <text:p text:style-name="P400">Struct Name</text:p>
          </table:table-cell>
          <table:table-cell table:style-name="Table66.B1" office:value-type="string">
            <text:p text:style-name="P416"><text:span text:style-name="T252">Manager</text:span>Dashboard</text:p>
          </table:table-cell>
          <table:table-cell table:style-name="Table66.A1" table:number-rows-spanned="2" office:value-type="string">
            <text:p text:style-name="P310">Json</text:p>
          </table:table-cell>
        </table:table-row>
        <table:table-row table:style-name="Table66.1">
          <table:table-cell table:style-name="Table66.A1" office:value-type="string">
            <text:p text:style-name="P400">Attribute</text:p>
          </table:table-cell>
          <table:table-cell table:style-name="Table66.B1" office:value-type="string">
            <text:p text:style-name="P400">Data Type</text:p>
          </table:table-cell>
          <table:covered-table-cell table:style-name="Table66.A1"/>
        </table:table-row>
        <table:table-row table:style-name="Table66.3">
          <table:table-cell table:style-name="Table66.A3" office:value-type="string">
            <text:p text:style-name="P198"><text:span text:style-name="T253">CurrentDay</text:span>Sales</text:p>
          </table:table-cell>
          <table:table-cell table:style-name="Table66.B3" office:value-type="string">
            <text:p text:style-name="P218">float</text:p>
          </table:table-cell>
          <table:table-cell table:style-name="Table66.A3" office:value-type="string">
            <text:p text:style-name="P293">`json:”<text:span text:style-name="T253">curS</text:span><text:span text:style-name="T199">ales</text:span>”`</text:p>
          </table:table-cell>
        </table:table-row>
        <table:table-row table:style-name="Table66.4">
          <table:table-cell table:style-name="Table66.A4" office:value-type="string">
            <text:p text:style-name="P199"><text:span text:style-name="T253">PreviousDay</text:span>Sales</text:p>
          </table:table-cell>
          <table:table-cell table:style-name="Table66.B4" office:value-type="string">
            <text:p text:style-name="P363">float</text:p>
          </table:table-cell>
          <table:table-cell table:style-name="Table66.A4" office:value-type="string">
            <text:p text:style-name="P293">`json:”<text:span text:style-name="T253">priSales</text:span>”`</text:p>
          </table:table-cell>
        </table:table-row>
      </table:table>
      <text:p text:style-name="P247"><text:span text:style-name="T168">2.1.</text:span><text:span text:style-name="T175">1</text:span><text:span text:style-name="T179">7 </text:span><text:span text:style-name="T181">Biller</text:span><text:span text:style-name="T169">Dashboard</text:span><text:span text:style-name="T181">Req</text:span><text:span text:style-name="T169">_struct</text:span></text:p>
      <text:p text:style-name="P270"/>
      <table:table table:name="Table90" table:style-name="Table90">
        <table:table-column table:style-name="Table90.A"/>
        <table:table-column table:style-name="Table90.B"/>
        <table:table-column table:style-name="Table90.C"/>
        <table:table-row table:style-name="Table90.1">
          <table:table-cell table:style-name="Table90.A1" office:value-type="string">
            <text:p text:style-name="P406">Struct Name</text:p>
          </table:table-cell>
          <table:table-cell table:style-name="Table90.B1" office:value-type="string">
            <text:p text:style-name="P419"><text:span text:style-name="T253">Biller</text:span>Dashboard<text:span text:style-name="T253">Req</text:span></text:p>
          </table:table-cell>
          <table:table-cell table:style-name="Table90.A1" table:number-rows-spanned="2" office:value-type="string">
            <text:p text:style-name="P316">Json</text:p>
          </table:table-cell>
        </table:table-row>
        <table:table-row table:style-name="Table90.1">
          <table:table-cell table:style-name="Table90.A1" office:value-type="string">
            <text:p text:style-name="P406">Attribute</text:p>
          </table:table-cell>
          <table:table-cell table:style-name="Table90.B1" office:value-type="string">
            <text:p text:style-name="P406">Data Type</text:p>
          </table:table-cell>
          <table:covered-table-cell table:style-name="Table90.A1"/>
        </table:table-row>
        <table:table-row table:style-name="Table90.3">
          <table:table-cell table:style-name="Table90.A3" office:value-type="string">
            <text:p text:style-name="P219">UserId</text:p>
          </table:table-cell>
          <table:table-cell table:style-name="Table90.B3" office:value-type="string">
            <text:p text:style-name="P364">int</text:p>
          </table:table-cell>
          <table:table-cell table:style-name="Table90.A3" office:value-type="string">
            <text:p text:style-name="P301">`json:”<text:span text:style-name="T253">userId</text:span>”`</text:p>
          </table:table-cell>
        </table:table-row>
      </table:table>
      <text:p text:style-name="P511"><text:soft-page-break/></text:p>
      <text:p text:style-name="P246"><text:span text:style-name="T168">2.1.</text:span><text:span text:style-name="T175">1</text:span><text:span text:style-name="T179">7</text:span><text:span text:style-name="T169"> managerDashboardResp_struct</text:span></text:p>
      <text:p text:style-name="P269"/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405">Struct Name</text:p>
          </table:table-cell>
          <table:table-cell table:style-name="Table40.B1" office:value-type="string">
            <text:p text:style-name="P418"><text:span text:style-name="T205">B</text:span>DashboardResp</text:p>
          </table:table-cell>
          <table:table-cell table:style-name="Table40.A1" table:number-rows-spanned="2" office:value-type="string">
            <text:p text:style-name="P315">Json</text:p>
          </table:table-cell>
        </table:table-row>
        <table:table-row table:style-name="Table40.1">
          <table:table-cell table:style-name="Table40.A1" office:value-type="string">
            <text:p text:style-name="P405">Attribute</text:p>
          </table:table-cell>
          <table:table-cell table:style-name="Table40.B1" office:value-type="string">
            <text:p text:style-name="P405">Data Type</text:p>
          </table:table-cell>
          <table:covered-table-cell table:style-name="Table40.A1"/>
        </table:table-row>
        <table:table-row table:style-name="Table40.3">
          <table:table-cell table:style-name="Table40.A3" office:value-type="string">
            <text:p text:style-name="P218">Arr</text:p>
          </table:table-cell>
          <table:table-cell table:style-name="Table40.B3" office:value-type="string">
            <text:p text:style-name="P221"><text:span text:style-name="T253">Biller</text:span>Dashboard</text:p>
          </table:table-cell>
          <table:table-cell table:style-name="Table40.A3" office:value-type="string">
            <text:p text:style-name="P300">`json:”<text:span text:style-name="T252">arr</text:span>”`</text:p>
          </table:table-cell>
        </table:table-row>
        <table:table-row table:style-name="Table40.4">
          <table:table-cell table:style-name="Table40.A4" office:value-type="string">
            <text:p text:style-name="P325">MResp</text:p>
          </table:table-cell>
          <table:table-cell table:style-name="Table40.B4" office:value-type="string">
            <text:p text:style-name="P325">[]masterResp<text:span text:style-name="T252">fds</text:span></text:p>
          </table:table-cell>
          <table:table-cell table:style-name="Table40.A4" office:value-type="string">
            <text:p text:style-name="P300">`json:”<text:span text:style-name="T198">mResp</text:span>”`</text:p>
          </table:table-cell>
        </table:table-row>
      </table:table>
      <text:p text:style-name="P258"/>
      <text:p text:style-name="P512"/>
      <text:p text:style-name="P241"><text:span text:style-name="T168">2.1.</text:span><text:span text:style-name="T179">19</text:span><text:span text:style-name="T169"> </text:span><text:span text:style-name="T170">medicine</text:span><text:span text:style-name="T182">Details</text:span><text:span text:style-name="T168">_struct</text:span></text:p>
      <text:p text:style-name="P264"/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400">Struct Name</text:p>
          </table:table-cell>
          <table:table-cell table:style-name="Table68.B1" office:value-type="string">
            <text:p text:style-name="P416">m<text:span text:style-name="T206">NameQuantityResp</text:span></text:p>
          </table:table-cell>
          <table:table-cell table:style-name="Table68.A1" table:number-rows-spanned="2" office:value-type="string">
            <text:p text:style-name="P310">Json</text:p>
          </table:table-cell>
        </table:table-row>
        <table:table-row table:style-name="Table68.1">
          <table:table-cell table:style-name="Table68.A1" office:value-type="string">
            <text:p text:style-name="P400">Attribute</text:p>
          </table:table-cell>
          <table:table-cell table:style-name="Table68.B1" office:value-type="string">
            <text:p text:style-name="P400">Data Type</text:p>
          </table:table-cell>
          <table:covered-table-cell table:style-name="Table68.A1"/>
        </table:table-row>
        <table:table-row table:style-name="Table68.3">
          <table:table-cell table:style-name="Table68.A3" office:value-type="string">
            <text:p text:style-name="P201">MedName</text:p>
          </table:table-cell>
          <table:table-cell table:style-name="Table68.B3" office:value-type="string">
            <text:p text:style-name="P191">string</text:p>
          </table:table-cell>
          <table:table-cell table:style-name="Table68.A3" office:value-type="string">
            <text:p text:style-name="P293">`json:”<text:span text:style-name="T200">medName</text:span>”`</text:p>
          </table:table-cell>
        </table:table-row>
        <table:table-row table:style-name="Table68.3">
          <table:table-cell table:style-name="Table68.A4" office:value-type="string">
            <text:p text:style-name="P207">Quantity</text:p>
          </table:table-cell>
          <table:table-cell table:style-name="Table68.B4" office:value-type="string">
            <text:p text:style-name="P207">string</text:p>
          </table:table-cell>
          <table:table-cell table:style-name="Table68.A4" office:value-type="string">
            <text:p text:style-name="P293">`json:”<text:span text:style-name="T205">quantity</text:span>”`</text:p>
          </table:table-cell>
        </table:table-row>
        <table:table-row table:style-name="Table68.3">
          <table:table-cell table:style-name="Table68.A4" office:value-type="string">
            <text:p text:style-name="P220">Brand</text:p>
          </table:table-cell>
          <table:table-cell table:style-name="Table68.B4" office:value-type="string">
            <text:p text:style-name="P365">string</text:p>
          </table:table-cell>
          <table:table-cell table:style-name="Table68.A4" office:value-type="string">
            <text:p text:style-name="P294">`json:”<text:span text:style-name="T254">brand</text:span>”`</text:p>
          </table:table-cell>
        </table:table-row>
        <table:table-row table:style-name="Table68.3">
          <table:table-cell table:style-name="Table68.A4" office:value-type="string">
            <text:p text:style-name="P220">UnitPrice</text:p>
          </table:table-cell>
          <table:table-cell table:style-name="Table68.B4" office:value-type="string">
            <text:p text:style-name="P365">int</text:p>
          </table:table-cell>
          <table:table-cell table:style-name="Table68.A4" office:value-type="string">
            <text:p text:style-name="P302">`json:”<text:span text:style-name="T254">unitPrice</text:span>”`</text:p>
          </table:table-cell>
        </table:table-row>
      </table:table>
      <text:p text:style-name="P254"/>
      <text:p text:style-name="P254"/>
      <text:p text:style-name="P242"><text:span text:style-name="T168">2.1.</text:span><text:span text:style-name="T176">2</text:span><text:span text:style-name="T179">0</text:span><text:span text:style-name="T169"> </text:span><text:span text:style-name="T176">bill</text:span><text:span text:style-name="T170">EntryDetailsReq</text:span><text:span text:style-name="T168">_struct</text:span></text:p>
      <text:p text:style-name="P265"/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401">Struct Name</text:p>
          </table:table-cell>
          <table:table-cell table:style-name="Table70.B1" office:value-type="string">
            <text:p text:style-name="P410"><text:span text:style-name="T208">bill</text:span><text:span text:style-name="T204">Details</text:span>Req</text:p>
          </table:table-cell>
          <table:table-cell table:style-name="Table70.A1" table:number-rows-spanned="2" office:value-type="string">
            <text:p text:style-name="P311">Json</text:p>
          </table:table-cell>
        </table:table-row>
        <table:table-row table:style-name="Table70.1">
          <table:table-cell table:style-name="Table70.A1" office:value-type="string">
            <text:p text:style-name="P401">Attribute</text:p>
          </table:table-cell>
          <table:table-cell table:style-name="Table70.B1" office:value-type="string">
            <text:p text:style-name="P401">Data Type</text:p>
          </table:table-cell>
          <table:covered-table-cell table:style-name="Table70.A1"/>
        </table:table-row>
        <table:table-row table:style-name="Table70.3">
          <table:table-cell table:style-name="Table70.A3" office:value-type="string">
            <text:p text:style-name="P322"><text:span text:style-name="T140">M</text:span><text:span text:style-name="T141">ed</text:span><text:span text:style-name="T142">icine</text:span><text:span text:style-name="T141">Name</text:span></text:p>
          </table:table-cell>
          <table:table-cell table:style-name="Table70.B3" office:value-type="string">
            <text:p text:style-name="P192">string</text:p>
          </table:table-cell>
          <table:table-cell table:style-name="Table70.A3" office:value-type="string">
            <text:p text:style-name="P294">`json:”<text:span text:style-name="T199">m</text:span><text:span text:style-name="T200">edname</text:span>”`</text:p>
          </table:table-cell>
        </table:table-row>
        <table:table-row table:style-name="Table70.3">
          <table:table-cell table:style-name="Table70.A4" office:value-type="string">
            <text:p text:style-name="P360">Quantity</text:p>
          </table:table-cell>
          <table:table-cell table:style-name="Table70.B4" office:value-type="string">
            <text:p text:style-name="P214">int</text:p>
          </table:table-cell>
          <table:table-cell table:style-name="Table70.A4" office:value-type="string">
            <text:p text:style-name="P298">`json:”<text:span text:style-name="T248">quantity</text:span>”`</text:p>
          </table:table-cell>
        </table:table-row>
      </table:table>
      <text:p text:style-name="P255"/>
      <text:p text:style-name="P255"/>
      <text:p text:style-name="P242"><text:span text:style-name="T168">2.1.</text:span><text:span text:style-name="T176">2</text:span><text:span text:style-name="T179">1</text:span><text:span text:style-name="T176"> bill</text:span><text:span text:style-name="T170">EntryDetailsRe</text:span><text:span text:style-name="T176">sp</text:span><text:span text:style-name="T168">_struct</text:span></text:p>
      <text:p text:style-name="P265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401">Struct Name</text:p>
          </table:table-cell>
          <table:table-cell table:style-name="Table69.B1" office:value-type="string">
            <text:p text:style-name="P421"><text:span text:style-name="T208">bill</text:span>DetailsResp</text:p>
          </table:table-cell>
          <table:table-cell table:style-name="Table69.A1" table:number-rows-spanned="2" office:value-type="string">
            <text:p text:style-name="P311">Json</text:p>
          </table:table-cell>
        </table:table-row>
        <table:table-row table:style-name="Table69.1">
          <table:table-cell table:style-name="Table69.A1" office:value-type="string">
            <text:p text:style-name="P401">Attribute</text:p>
          </table:table-cell>
          <table:table-cell table:style-name="Table69.B1" office:value-type="string">
            <text:p text:style-name="P401">Data Type</text:p>
          </table:table-cell>
          <table:covered-table-cell table:style-name="Table69.A1"/>
        </table:table-row>
        <table:table-row table:style-name="Table69.3">
          <table:table-cell table:style-name="Table69.A3" office:value-type="string">
            <text:p text:style-name="P208">MedicineName</text:p>
          </table:table-cell>
          <table:table-cell table:style-name="Table69.B3" office:value-type="string">
            <text:p text:style-name="P208">string</text:p>
          </table:table-cell>
          <table:table-cell table:style-name="Table69.A3" office:value-type="string">
            <text:p text:style-name="P294">`json:”<text:span text:style-name="T206">medName</text:span>”`</text:p>
          </table:table-cell>
        </table:table-row>
        <table:table-row table:style-name="Table69.3">
          <table:table-cell table:style-name="Table69.A4" office:value-type="string">
            <text:p text:style-name="P203">Brand</text:p>
          </table:table-cell>
          <table:table-cell table:style-name="Table69.B4" office:value-type="string">
            <text:p text:style-name="P192">string</text:p>
          </table:table-cell>
          <table:table-cell table:style-name="Table69.A4" office:value-type="string">
            <text:p text:style-name="P294">`json:”<text:span text:style-name="T206">b</text:span><text:span text:style-name="T201">rand</text:span>”`</text:p>
          </table:table-cell>
        </table:table-row>
        <table:table-row table:style-name="Table69.3">
          <table:table-cell table:style-name="Table69.A4" office:value-type="string">
            <text:p text:style-name="P327">UnitPrice</text:p>
          </table:table-cell>
          <table:table-cell table:style-name="Table69.B4" office:value-type="string">
            <text:p text:style-name="P327">string</text:p>
          </table:table-cell>
          <table:table-cell table:style-name="Table69.A4" office:value-type="string">
            <text:p text:style-name="P294">`json:”<text:span text:style-name="T201">unitPrice</text:span>”`</text:p>
          </table:table-cell>
        </table:table-row>
        <table:table-row table:style-name="Table69.6">
          <table:table-cell table:style-name="Table69.A4" office:value-type="string">
            <text:p text:style-name="P322">MResp</text:p>
          </table:table-cell>
          <table:table-cell table:style-name="Table69.B4" office:value-type="string">
            <text:p text:style-name="P322">[]masterResp</text:p>
          </table:table-cell>
          <table:table-cell table:style-name="Table69.A4" office:value-type="string">
            <text:p text:style-name="P294">`json:”<text:span text:style-name="T198">mResp</text:span>”`</text:p>
          </table:table-cell>
        </table:table-row>
      </table:table>
      <text:p text:style-name="P255"/>
      <text:p text:style-name="P242"><text:span text:style-name="T168">2.1.</text:span><text:span text:style-name="T176">2</text:span><text:span text:style-name="T179">2</text:span><text:span text:style-name="T176"> updateStockReq</text:span><text:span text:style-name="T168">_struct</text:span></text:p>
      <text:p text:style-name="P265"><text:soft-page-break/>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401">Struct Name</text:p>
          </table:table-cell>
          <table:table-cell table:style-name="Table71.B1" office:value-type="string">
            <text:p text:style-name="P421"><text:span text:style-name="T206">updateStock</text:span>Re<text:span text:style-name="T206">q</text:span></text:p>
          </table:table-cell>
          <table:table-cell table:style-name="Table71.A1" table:number-rows-spanned="2" office:value-type="string">
            <text:p text:style-name="P311">Json</text:p>
          </table:table-cell>
        </table:table-row>
        <table:table-row table:style-name="Table71.1">
          <table:table-cell table:style-name="Table71.A1" office:value-type="string">
            <text:p text:style-name="P401">Attribute</text:p>
          </table:table-cell>
          <table:table-cell table:style-name="Table71.B1" office:value-type="string">
            <text:p text:style-name="P401">Data Type</text:p>
          </table:table-cell>
          <table:covered-table-cell table:style-name="Table71.A1"/>
        </table:table-row>
        <table:table-row table:style-name="Table71.3">
          <table:table-cell table:style-name="Table71.A3" office:value-type="string">
            <text:p text:style-name="P208">MedicineName</text:p>
          </table:table-cell>
          <table:table-cell table:style-name="Table71.B3" office:value-type="string">
            <text:p text:style-name="P208">string</text:p>
          </table:table-cell>
          <table:table-cell table:style-name="Table71.A3" office:value-type="string">
            <text:p text:style-name="P294">`json:”<text:span text:style-name="T206">medName</text:span>”`</text:p>
          </table:table-cell>
        </table:table-row>
        <table:table-row table:style-name="Table71.3">
          <table:table-cell table:style-name="Table71.A4" office:value-type="string">
            <text:p text:style-name="P208">Quantity</text:p>
          </table:table-cell>
          <table:table-cell table:style-name="Table71.B4" office:value-type="string">
            <text:p text:style-name="P192">string</text:p>
          </table:table-cell>
          <table:table-cell table:style-name="Table71.A4" office:value-type="string">
            <text:p text:style-name="P294">`json:”<text:span text:style-name="T206">quantity</text:span>”`</text:p>
          </table:table-cell>
        </table:table-row>
      </table:table>
      <text:p text:style-name="P255"/>
      <text:p text:style-name="P242"><text:span text:style-name="T168">2.1.</text:span><text:span text:style-name="T176">2</text:span><text:span text:style-name="T179">3</text:span><text:span text:style-name="T176"> updateStock</text:span><text:span text:style-name="T170">Re</text:span><text:span text:style-name="T176">sp</text:span><text:span text:style-name="T168">_struct</text:span></text:p>
      <text:p text:style-name="P265"/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401">Struct Name</text:p>
          </table:table-cell>
          <table:table-cell table:style-name="Table72.B1" office:value-type="string">
            <text:p text:style-name="P421"><text:span text:style-name="T206">updateS</text:span>tockResp</text:p>
          </table:table-cell>
          <table:table-cell table:style-name="Table72.A1" table:number-rows-spanned="2" office:value-type="string">
            <text:p text:style-name="P311">Json</text:p>
          </table:table-cell>
        </table:table-row>
        <table:table-row table:style-name="Table72.1">
          <table:table-cell table:style-name="Table72.A1" office:value-type="string">
            <text:p text:style-name="P401">Attribute</text:p>
          </table:table-cell>
          <table:table-cell table:style-name="Table72.B1" office:value-type="string">
            <text:p text:style-name="P401">Data Type</text:p>
          </table:table-cell>
          <table:covered-table-cell table:style-name="Table72.A1"/>
        </table:table-row>
        <table:table-row table:style-name="Table72.3">
          <table:table-cell table:style-name="Table72.A3" office:value-type="string">
            <text:p text:style-name="P208">M<text:span text:style-name="T207">sg</text:span></text:p>
          </table:table-cell>
          <table:table-cell table:style-name="Table72.B3" office:value-type="string">
            <text:p text:style-name="P208">string</text:p>
          </table:table-cell>
          <table:table-cell table:style-name="Table72.A3" office:value-type="string">
            <text:p text:style-name="P294">`json:”<text:span text:style-name="T206">m</text:span><text:span text:style-name="T207">sg</text:span>”`</text:p>
          </table:table-cell>
        </table:table-row>
        <table:table-row table:style-name="Table72.4">
          <table:table-cell table:style-name="Table72.A4" office:value-type="string">
            <text:p text:style-name="P322">MResp</text:p>
          </table:table-cell>
          <table:table-cell table:style-name="Table72.B4" office:value-type="string">
            <text:p text:style-name="P322">[]masterResp</text:p>
          </table:table-cell>
          <table:table-cell table:style-name="Table72.A4" office:value-type="string">
            <text:p text:style-name="P294">`json:”<text:span text:style-name="T198">mResp</text:span>”`</text:p>
          </table:table-cell>
        </table:table-row>
      </table:table>
      <text:p text:style-name="P255"/>
      <text:p text:style-name="P222"/>
      <text:p text:style-name="P243"><text:span text:style-name="T168">2.1.</text:span><text:span text:style-name="T176">2</text:span><text:span text:style-name="T179">4</text:span><text:span text:style-name="T176"> </text:span><text:span text:style-name="T177">newUserAddReq</text:span><text:span text:style-name="T168">_struct</text:span></text:p>
      <text:p text:style-name="P266"/>
      <table:table table:name="Table73" table:style-name="Table73">
        <table:table-column table:style-name="Table73.A"/>
        <table:table-column table:style-name="Table73.B"/>
        <table:table-column table:style-name="Table73.C"/>
        <table:table-row table:style-name="Table73.1">
          <table:table-cell table:style-name="Table73.A1" office:value-type="string">
            <text:p text:style-name="P402">Struct Name</text:p>
          </table:table-cell>
          <table:table-cell table:style-name="Table73.B1" office:value-type="string">
            <text:p text:style-name="P422"><text:span text:style-name="T208">newUser</text:span>Re<text:span text:style-name="T206">q</text:span></text:p>
          </table:table-cell>
          <table:table-cell table:style-name="Table73.A1" table:number-rows-spanned="2" office:value-type="string">
            <text:p text:style-name="P312">Json</text:p>
          </table:table-cell>
        </table:table-row>
        <table:table-row table:style-name="Table73.1">
          <table:table-cell table:style-name="Table73.A1" office:value-type="string">
            <text:p text:style-name="P402">Attribute</text:p>
          </table:table-cell>
          <table:table-cell table:style-name="Table73.B1" office:value-type="string">
            <text:p text:style-name="P402">Data Type</text:p>
          </table:table-cell>
          <table:covered-table-cell table:style-name="Table73.A1"/>
        </table:table-row>
        <table:table-row table:style-name="Table73.3">
          <table:table-cell table:style-name="Table73.A3" office:value-type="string">
            <text:p text:style-name="P211">UserId</text:p>
          </table:table-cell>
          <table:table-cell table:style-name="Table73.B3" office:value-type="string">
            <text:p text:style-name="P209">string</text:p>
          </table:table-cell>
          <table:table-cell table:style-name="Table73.A3" office:value-type="string">
            <text:p text:style-name="P295">`json:”<text:span text:style-name="T207">userId</text:span>”`</text:p>
          </table:table-cell>
        </table:table-row>
        <table:table-row table:style-name="Table73.3">
          <table:table-cell table:style-name="Table73.A4" office:value-type="string">
            <text:p text:style-name="P211">Password</text:p>
          </table:table-cell>
          <table:table-cell table:style-name="Table73.B4" office:value-type="string">
            <text:p text:style-name="P193">string</text:p>
          </table:table-cell>
          <table:table-cell table:style-name="Table73.A4" office:value-type="string">
            <text:p text:style-name="P295">`json:”<text:span text:style-name="T207">password</text:span>”`</text:p>
          </table:table-cell>
        </table:table-row>
        <table:table-row table:style-name="Table73.3">
          <table:table-cell table:style-name="Table73.A4" office:value-type="string">
            <text:p text:style-name="P211">Role</text:p>
          </table:table-cell>
          <table:table-cell table:style-name="Table73.B4" office:value-type="string">
            <text:p text:style-name="P211">string</text:p>
          </table:table-cell>
          <table:table-cell table:style-name="Table73.A4" office:value-type="string">
            <text:p text:style-name="P295">`json:”<text:span text:style-name="T207">role</text:span>”`</text:p>
          </table:table-cell>
        </table:table-row>
      </table:table>
      <text:p text:style-name="P256"/>
      <text:p text:style-name="P244"><text:span text:style-name="T168">2.1.</text:span><text:span text:style-name="T176">2</text:span><text:span text:style-name="T178">6</text:span><text:span text:style-name="T176"> </text:span><text:span text:style-name="T178">newUserAdd</text:span><text:span text:style-name="T170">Re</text:span><text:span text:style-name="T176">sp</text:span><text:span text:style-name="T168">_struct</text:span></text:p>
      <text:p text:style-name="P267"/>
      <table:table table:name="Table74" table:style-name="Table74">
        <table:table-column table:style-name="Table74.A"/>
        <table:table-column table:style-name="Table74.B"/>
        <table:table-column table:style-name="Table74.C"/>
        <table:table-row table:style-name="Table74.1">
          <table:table-cell table:style-name="Table74.A1" office:value-type="string">
            <text:p text:style-name="P403">Struct Name</text:p>
          </table:table-cell>
          <table:table-cell table:style-name="Table74.B1" office:value-type="string">
            <text:p text:style-name="P423"><text:span text:style-name="T208">newUser</text:span>Resp</text:p>
          </table:table-cell>
          <table:table-cell table:style-name="Table74.A1" table:number-rows-spanned="2" office:value-type="string">
            <text:p text:style-name="P313">Json</text:p>
          </table:table-cell>
        </table:table-row>
        <table:table-row table:style-name="Table74.1">
          <table:table-cell table:style-name="Table74.A1" office:value-type="string">
            <text:p text:style-name="P403">Attribute</text:p>
          </table:table-cell>
          <table:table-cell table:style-name="Table74.B1" office:value-type="string">
            <text:p text:style-name="P403">Data Type</text:p>
          </table:table-cell>
          <table:covered-table-cell table:style-name="Table74.A1"/>
        </table:table-row>
        <table:table-row table:style-name="Table74.3">
          <table:table-cell table:style-name="Table74.A3" office:value-type="string">
            <text:p text:style-name="P210">M<text:span text:style-name="T207">sg</text:span></text:p>
          </table:table-cell>
          <table:table-cell table:style-name="Table74.B3" office:value-type="string">
            <text:p text:style-name="P210">string</text:p>
          </table:table-cell>
          <table:table-cell table:style-name="Table74.A3" office:value-type="string">
            <text:p text:style-name="P296">`json:”<text:span text:style-name="T206">m</text:span><text:span text:style-name="T207">sg</text:span>”`</text:p>
          </table:table-cell>
        </table:table-row>
        <table:table-row table:style-name="Table74.4">
          <table:table-cell table:style-name="Table74.A4" office:value-type="string">
            <text:p text:style-name="P323">MResp</text:p>
          </table:table-cell>
          <table:table-cell table:style-name="Table74.B4" office:value-type="string">
            <text:p text:style-name="P323">[]masterResp</text:p>
          </table:table-cell>
          <table:table-cell table:style-name="Table74.A4" office:value-type="string">
            <text:p text:style-name="P296">`json:”<text:span text:style-name="T198">mResp</text:span>”`</text:p>
          </table:table-cell>
        </table:table-row>
      </table:table>
      <text:p text:style-name="P257"/>
      <text:p text:style-name="P244"><text:span text:style-name="T168">2.1.</text:span><text:span text:style-name="T176">2</text:span><text:span text:style-name="T178">6</text:span><text:span text:style-name="T176"> </text:span><text:span text:style-name="T178">role</text:span><text:span text:style-name="T168">_struct</text:span></text:p>
      <text:p text:style-name="P267"/>
      <table:table table:name="Table76" table:style-name="Table76">
        <table:table-column table:style-name="Table76.A"/>
        <table:table-column table:style-name="Table76.B"/>
        <table:table-column table:style-name="Table76.C"/>
        <table:table-row table:style-name="Table76.1">
          <table:table-cell table:style-name="Table76.A1" office:value-type="string">
            <text:p text:style-name="P403">Struct Name</text:p>
          </table:table-cell>
          <table:table-cell table:style-name="Table76.B1" office:value-type="string">
            <text:p text:style-name="P424">role</text:p>
          </table:table-cell>
          <table:table-cell table:style-name="Table76.A1" table:number-rows-spanned="2" office:value-type="string">
            <text:p text:style-name="P313">Json</text:p>
          </table:table-cell>
        </table:table-row>
        <table:table-row table:style-name="Table76.1">
          <table:table-cell table:style-name="Table76.A1" office:value-type="string">
            <text:p text:style-name="P403">Attribute</text:p>
          </table:table-cell>
          <table:table-cell table:style-name="Table76.B1" office:value-type="string">
            <text:p text:style-name="P403">Data Type</text:p>
          </table:table-cell>
          <table:covered-table-cell table:style-name="Table76.A1"/>
        </table:table-row>
        <table:table-row table:style-name="Table76.3">
          <table:table-cell table:style-name="Table76.A3" office:value-type="string">
            <text:p text:style-name="P212">Role</text:p>
          </table:table-cell>
          <table:table-cell table:style-name="Table76.B3" office:value-type="string">
            <text:p text:style-name="P210">string</text:p>
          </table:table-cell>
          <table:table-cell table:style-name="Table76.A3" office:value-type="string">
            <text:p text:style-name="P296">`json:”<text:span text:style-name="T208">role</text:span>”`</text:p>
          </table:table-cell>
        </table:table-row>
      </table:table>
      <text:p text:style-name="P257"/>
      <text:p text:style-name="P244"><text:span text:style-name="T168">2.1.</text:span><text:span text:style-name="T176">2</text:span><text:span text:style-name="T178">7</text:span><text:span text:style-name="T176"> </text:span><text:span text:style-name="T178">role</text:span><text:span text:style-name="T170">Re</text:span><text:span text:style-name="T176">sp</text:span><text:span text:style-name="T168">_struct</text:span></text:p>
      <text:p text:style-name="P267"/>
      <table:table table:name="Table77" table:style-name="Table77">
        <table:table-column table:style-name="Table77.A"/>
        <table:table-column table:style-name="Table77.B"/>
        <table:table-column table:style-name="Table77.C"/>
        <table:table-row table:style-name="Table77.1">
          <table:table-cell table:style-name="Table77.A1" office:value-type="string">
            <text:p text:style-name="P403">Struct Name</text:p>
          </table:table-cell>
          <table:table-cell table:style-name="Table77.B1" office:value-type="string">
            <text:p text:style-name="P423"><text:span text:style-name="T208">roleArr</text:span>Resp</text:p>
          </table:table-cell>
          <table:table-cell table:style-name="Table77.A1" table:number-rows-spanned="2" office:value-type="string">
            <text:p text:style-name="P313">Json</text:p>
          </table:table-cell>
        </table:table-row>
        <table:table-row table:style-name="Table77.1">
          <table:table-cell table:style-name="Table77.A1" office:value-type="string">
            <text:p text:style-name="P403">Attribute</text:p>
          </table:table-cell>
          <table:table-cell table:style-name="Table77.B1" office:value-type="string">
            <text:p text:style-name="P403">Data Type</text:p>
          </table:table-cell>
          <table:covered-table-cell table:style-name="Table77.A1"/>
        </table:table-row>
        <text:soft-page-break/>
        <table:table-row table:style-name="Table77.3">
          <table:table-cell table:style-name="Table77.A3" office:value-type="string">
            <text:p text:style-name="P212">RoleArr</text:p>
          </table:table-cell>
          <table:table-cell table:style-name="Table77.B3" office:value-type="string">
            <text:p text:style-name="P212">[]role</text:p>
          </table:table-cell>
          <table:table-cell table:style-name="Table77.A3" office:value-type="string">
            <text:p text:style-name="P296">`json:”<text:span text:style-name="T208">roleArr</text:span>”`</text:p>
          </table:table-cell>
        </table:table-row>
        <table:table-row table:style-name="Table77.4">
          <table:table-cell table:style-name="Table77.A4" office:value-type="string">
            <text:p text:style-name="P323">MResp</text:p>
          </table:table-cell>
          <table:table-cell table:style-name="Table77.B4" office:value-type="string">
            <text:p text:style-name="P323">[]masterResp</text:p>
          </table:table-cell>
          <table:table-cell table:style-name="Table77.A4" office:value-type="string">
            <text:p text:style-name="P296">`json:”<text:span text:style-name="T198">mResp</text:span>”`</text:p>
          </table:table-cell>
        </table:table-row>
      </table:table>
      <text:p text:style-name="P257"/>
      <text:p text:style-name="P244"><text:span text:style-name="T168">2.1.</text:span><text:span text:style-name="T176">2</text:span><text:span text:style-name="T178">8</text:span><text:span text:style-name="T176"> </text:span><text:span text:style-name="T178">login</text:span><text:span text:style-name="T170">DetailsRe</text:span><text:span text:style-name="T176">sp</text:span><text:span text:style-name="T168">_struct</text:span></text:p>
      <text:p text:style-name="P267"/>
      <table:table table:name="Table75" table:style-name="Table75">
        <table:table-column table:style-name="Table75.A"/>
        <table:table-column table:style-name="Table75.B"/>
        <table:table-column table:style-name="Table75.C"/>
        <table:table-row table:style-name="Table75.1">
          <table:table-cell table:style-name="Table75.A1" office:value-type="string">
            <text:p text:style-name="P403">Struct Name</text:p>
          </table:table-cell>
          <table:table-cell table:style-name="Table75.B1" office:value-type="string">
            <text:p text:style-name="P423"><text:span text:style-name="T208">login</text:span>DetailsResp</text:p>
          </table:table-cell>
          <table:table-cell table:style-name="Table75.A1" table:number-rows-spanned="2" office:value-type="string">
            <text:p text:style-name="P313">Json</text:p>
          </table:table-cell>
        </table:table-row>
        <table:table-row table:style-name="Table75.1">
          <table:table-cell table:style-name="Table75.A1" office:value-type="string">
            <text:p text:style-name="P403">Attribute</text:p>
          </table:table-cell>
          <table:table-cell table:style-name="Table75.B1" office:value-type="string">
            <text:p text:style-name="P403">Data Type</text:p>
          </table:table-cell>
          <table:covered-table-cell table:style-name="Table75.A1"/>
        </table:table-row>
        <table:table-row table:style-name="Table75.3">
          <table:table-cell table:style-name="Table75.A3" office:value-type="string">
            <text:p text:style-name="P212">UserId</text:p>
          </table:table-cell>
          <table:table-cell table:style-name="Table75.B3" office:value-type="string">
            <text:p text:style-name="P210">string</text:p>
          </table:table-cell>
          <table:table-cell table:style-name="Table75.A3" office:value-type="string">
            <text:p text:style-name="P296">`json:”<text:span text:style-name="T208">userId</text:span>”`</text:p>
          </table:table-cell>
        </table:table-row>
        <table:table-row table:style-name="Table75.3">
          <table:table-cell table:style-name="Table75.A4" office:value-type="string">
            <text:p text:style-name="P212">Type</text:p>
          </table:table-cell>
          <table:table-cell table:style-name="Table75.B4" office:value-type="string">
            <text:p text:style-name="P194">string</text:p>
          </table:table-cell>
          <table:table-cell table:style-name="Table75.A4" office:value-type="string">
            <text:p text:style-name="P296">`json:”<text:span text:style-name="T208">type</text:span>”`</text:p>
          </table:table-cell>
        </table:table-row>
        <table:table-row table:style-name="Table75.3">
          <table:table-cell table:style-name="Table75.A4" office:value-type="string">
            <text:p text:style-name="P355">Date</text:p>
          </table:table-cell>
          <table:table-cell table:style-name="Table75.B4" office:value-type="string">
            <text:p text:style-name="P328">string</text:p>
          </table:table-cell>
          <table:table-cell table:style-name="Table75.A4" office:value-type="string">
            <text:p text:style-name="P296">`json:”<text:span text:style-name="T208">date</text:span>”`</text:p>
          </table:table-cell>
        </table:table-row>
        <table:table-row table:style-name="Table75.6">
          <table:table-cell table:style-name="Table75.A4" office:value-type="string">
            <text:p text:style-name="P323">MResp</text:p>
          </table:table-cell>
          <table:table-cell table:style-name="Table75.B4" office:value-type="string">
            <text:p text:style-name="P323">[]masterResp</text:p>
          </table:table-cell>
          <table:table-cell table:style-name="Table75.A4" office:value-type="string">
            <text:p text:style-name="P296">`json:”<text:span text:style-name="T198">mResp</text:span>”`</text:p>
          </table:table-cell>
        </table:table-row>
      </table:table>
      <text:p text:style-name="P233"/>
      <text:p text:style-name="P233">2.2 API Calls</text:p>
      <text:p text:style-name="P232"/>
      <text:p text:style-name="P146">2.2.1 login API</text:p>
      <text:p text:style-name="P146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366">Package Name</text:p>
          </table:table-cell>
          <table:table-cell table:style-name="Table29.B1" office:value-type="string">
            <text:p text:style-name="P366">package api</text:p>
          </table:table-cell>
        </table:table-row>
        <table:table-row table:style-name="Table29.1">
          <table:table-cell table:style-name="Table29.A2" office:value-type="string">
            <text:p text:style-name="P331">Method Name</text:p>
          </table:table-cell>
          <table:table-cell table:style-name="Table29.B2" office:value-type="string">
            <text:p text:style-name="P331">CheckLoginUser</text:p>
          </table:table-cell>
        </table:table-row>
        <table:table-row table:style-name="Table29.1">
          <table:table-cell table:style-name="Table29.A2" office:value-type="string">
            <text:p text:style-name="P331">End Point</text:p>
          </table:table-cell>
          <table:table-cell table:style-name="Table29.B2" office:value-type="string">
            <text:p text:style-name="P278">/<text:span text:style-name="T114">login</text:span></text:p>
          </table:table-cell>
        </table:table-row>
        <table:table-row table:style-name="Table29.1">
          <table:table-cell table:style-name="Table29.A4" table:number-columns-spanned="2" office:value-type="string">
            <text:p text:style-name="P331">DESCRIPTION : This api is responsible for check user login and insert logined user data in login history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331">Allowed Method</text:p>
          </table:table-cell>
          <table:table-cell table:style-name="Table29.B2" office:value-type="string">
            <text:p text:style-name="P338">POST</text:p>
          </table:table-cell>
        </table:table-row>
        <table:table-row table:style-name="Table29.1">
          <table:table-cell table:style-name="Table29.A2" office:value-type="string">
            <text:p text:style-name="P342">Parameters</text:p>
          </table:table-cell>
          <table:table-cell table:style-name="Table29.B2" office:value-type="string">
            <text:p text:style-name="P342">Not Applicable</text:p>
          </table:table-cell>
        </table:table-row>
        <table:table-row table:style-name="Table29.1">
          <table:table-cell table:style-name="Table29.A2" office:value-type="string">
            <text:p text:style-name="P272">Header</text:p>
          </table:table-cell>
          <table:table-cell table:style-name="Table29.B2" office:value-type="string">
            <text:p text:style-name="P272">Not <text:span text:style-name="T119">Applicable</text:span></text:p>
          </table:table-cell>
        </table:table-row>
        <table:table-row table:style-name="Table29.1">
          <table:table-cell table:style-name="Table29.A2" office:value-type="string">
            <text:p text:style-name="P272">Body </text:p>
          </table:table-cell>
          <table:table-cell table:style-name="Table29.B2" office:value-type="string">
            <text:p text:style-name="P343">Applicable</text:p>
          </table:table-cell>
        </table:table-row>
        <table:table-row table:style-name="Table29.1">
          <table:table-cell table:style-name="Table29.A2" office:value-type="string">
            <text:p text:style-name="P272">Query Parameter</text:p>
          </table:table-cell>
          <table:table-cell table:style-name="Table29.B2" office:value-type="string">
            <text:p text:style-name="P272">Not <text:span text:style-name="T119">Applicable</text:span></text:p>
          </table:table-cell>
        </table:table-row>
        <table:table-row table:style-name="Table29.1">
          <table:table-cell table:style-name="Table29.A2" office:value-type="string">
            <text:p text:style-name="P272">Excepted Response</text:p>
          </table:table-cell>
          <table:table-cell table:style-name="Table29.B10" office:value-type="string">
            <text:p text:style-name="P506">Success response:</text:p>
            <text:p text:style-name="P507">{</text:p>
            <text:p text:style-name="P599"><text:span text:style-name="T122">{"role":"Biller","loginHistoryID":283,</text:span></text:p>
            <text:p text:style-name="P599"><text:span text:style-name="T122">"resp":{"errMsg":"","status":"S"}}</text:span></text:p>
            <text:p text:style-name="P507">}</text:p>
            <text:p text:style-name="P77"><text:span text:style-name="T126">Error Response</text:span><text:span text:style-name="T125">:</text:span></text:p>
            <text:p text:style-name="P608">{</text:p>
            <text:p text:style-name="P599"><text:span text:style-name="T122">{"role":"","loginHistoryID":,</text:span></text:p>
            <text:p text:style-name="P599"><text:span text:style-name="T122">"resp":{"errMsg":"</text:span><text:span text:style-name="T123">error msg</text:span><text:span text:style-name="T122">","status":"</text:span><text:span text:style-name="T123">E</text:span><text:span text:style-name="T122">"}}</text:span></text:p>
            <text:p text:style-name="P604">}</text:p>
          </table:table-cell>
        </table:table-row>
        <text:soft-page-break/>
        <table:table-row table:style-name="Table29.1">
          <table:table-cell table:style-name="Table29.A4" table:number-columns-spanned="2" office:value-type="string">
            <text:p text:style-name="P272">Pseudo Code:</text:p>
          </table:table-cell>
          <table:covered-table-cell/>
        </table:table-row>
        <table:table-row table:style-name="Table29.1">
          <table:table-cell table:style-name="Table29.A12" table:number-columns-spanned="2" office:value-type="string">
            <text:list xml:id="list1437106220" text:style-name="L1">
              <text:list-item>
                <text:p text:style-name="P515">Read the body of request and store it in a variable</text:p>
              </text:list-item>
              <text:list-item>
                <text:p text:style-name="P515">Connect to database</text:p>
              </text:list-item>
              <text:list-item>
                <text:p text:style-name="P558"><text:span text:style-name="T127">Check </text:span><text:span text:style-name="T128">the value passed in body are present in database.</text:span></text:p>
              </text:list-item>
              <text:list-item>
                <text:p text:style-name="P523"><text:a xlink:type="simple" xlink:href="#Table58|table" text:style-name="Internet_20_link" text:visited-style-name="Visited_20_Internet_20_Link"><text:span text:style-name="T233">CheckUserId()</text:span></text:a><text:span text:style-name="T233"> -</text:span>If value is present return true and role. </text:p>
              </text:list-item>
              <text:list-item>
                <text:p text:style-name="P523"><text:a xlink:type="simple" xlink:href="#Table79|table" text:style-name="Internet_20_link" text:visited-style-name="Visited_20_Internet_20_Link"><text:span text:style-name="T233">CheckPassword()</text:span></text:a><text:span text:style-name="T233"> - to validiate password</text:span></text:p>
              </text:list-item>
              <text:list-item>
                <text:p text:style-name="P523"><text:a xlink:type="simple" xlink:href="#Table80|table" text:style-name="Internet_20_link" text:visited-style-name="Visited_20_Internet_20_Link"><text:span text:style-name="T233">postLoginHistory()</text:span></text:a><text:span text:style-name="T233"> - </text:span><text:s/>insert the login data in login history</text:p>
              </text:list-item>
              <text:list-item>
                <text:p text:style-name="P559"><text:span text:style-name="T127">If </text:span><text:span text:style-name="T128">value not present return false </text:span></text:p>
              </text:list-item>
              <text:list-item>
                <text:p text:style-name="P515">If no error occur, set the status as “S”</text:p>
              </text:list-item>
              <text:list-item>
                <text:p text:style-name="P515">If error occur, then set the status as “E”</text:p>
              </text:list-item>
              <text:list-item>
                <text:p text:style-name="P524">Marshall the data and write it on response.</text:p>
              </text:list-item>
            </text:list>
          </table:table-cell>
          <table:covered-table-cell/>
        </table:table-row>
      </table:table>
      <text:p text:style-name="P146"/>
      <text:p text:style-name="P135"><text:span text:style-name="T1">2.2.</text:span><text:span text:style-name="T4">2</text:span><text:span text:style-name="T1"> </text:span><text:span text:style-name="T4">Manager Dashboard</text:span><text:span text:style-name="T1"> API</text:span></text:p>
      <text:p text:style-name="P147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367">Package Name</text:p>
          </table:table-cell>
          <table:table-cell table:style-name="Table30.B1" office:value-type="string">
            <text:p text:style-name="P367">package api</text:p>
          </table:table-cell>
        </table:table-row>
        <table:table-row table:style-name="Table30.1">
          <table:table-cell table:style-name="Table30.A2" office:value-type="string">
            <text:p text:style-name="P332">Method Name</text:p>
          </table:table-cell>
          <table:table-cell table:style-name="Table30.B2" office:value-type="string">
            <text:p text:style-name="P349">GetTolSalCurVal</text:p>
          </table:table-cell>
        </table:table-row>
        <table:table-row table:style-name="Table30.1">
          <table:table-cell table:style-name="Table30.A2" office:value-type="string">
            <text:p text:style-name="P332">End Point</text:p>
          </table:table-cell>
          <table:table-cell table:style-name="Table30.B2" office:value-type="string">
            <text:p text:style-name="P279">/<text:span text:style-name="T189">managerDashboard</text:span></text:p>
          </table:table-cell>
        </table:table-row>
        <table:table-row table:style-name="Table30.1">
          <table:table-cell table:style-name="Table30.A4" table:number-columns-spanned="2" office:value-type="string">
            <text:p text:style-name="P332">DESCRIPTION : This api is responsible <text:span text:style-name="T194">to today total sales and current inventry value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332">Allowed Method</text:p>
          </table:table-cell>
          <table:table-cell table:style-name="Table30.B2" office:value-type="string">
            <text:p text:style-name="P349">GET</text:p>
          </table:table-cell>
        </table:table-row>
        <table:table-row table:style-name="Table30.1">
          <table:table-cell table:style-name="Table30.A2" office:value-type="string">
            <text:p text:style-name="P344">Parameters</text:p>
          </table:table-cell>
          <table:table-cell table:style-name="Table30.B2" office:value-type="string">
            <text:p text:style-name="P344">Not Applicable</text:p>
          </table:table-cell>
        </table:table-row>
        <table:table-row table:style-name="Table30.1">
          <table:table-cell table:style-name="Table30.A2" office:value-type="string">
            <text:p text:style-name="P273">Header</text:p>
          </table:table-cell>
          <table:table-cell table:style-name="Table30.B2" office:value-type="string">
            <text:p text:style-name="P273">Not <text:span text:style-name="T119">Applicable</text:span></text:p>
          </table:table-cell>
        </table:table-row>
        <table:table-row table:style-name="Table30.1">
          <table:table-cell table:style-name="Table30.A2" office:value-type="string">
            <text:p text:style-name="P273">Body </text:p>
          </table:table-cell>
          <table:table-cell table:style-name="Table30.B2" office:value-type="string">
            <text:p text:style-name="P344"><text:span text:style-name="T189">Not </text:span>Applicable</text:p>
          </table:table-cell>
        </table:table-row>
        <table:table-row table:style-name="Table30.1">
          <table:table-cell table:style-name="Table30.A2" office:value-type="string">
            <text:p text:style-name="P273">Query Parameter</text:p>
          </table:table-cell>
          <table:table-cell table:style-name="Table30.B2" office:value-type="string">
            <text:p text:style-name="P273">Not <text:span text:style-name="T119">Applicable</text:span></text:p>
          </table:table-cell>
        </table:table-row>
        <table:table-row table:style-name="Table30.1">
          <table:table-cell table:style-name="Table30.A2" office:value-type="string">
            <text:p text:style-name="P273">Excepted Response</text:p>
          </table:table-cell>
          <table:table-cell table:style-name="Table30.B10" office:value-type="string">
            <text:p text:style-name="P506">Success response:</text:p>
            <text:p text:style-name="P507">{</text:p>
            <text:p text:style-name="P507"><text:s text:c="4"/>"arr": {</text:p>
            <text:p text:style-name="P507"><text:s text:c="8"/>"totalSales": 118,</text:p>
            <text:p text:style-name="P507"><text:s text:c="8"/>"curInventry": 1014517</text:p>
            <text:p text:style-name="P507"><text:s text:c="4"/>},</text:p>
            <text:p text:style-name="P507"><text:s text:c="4"/>"resp": {</text:p>
            <text:p text:style-name="P507"><text:s text:c="8"/>"errMsg": "",</text:p>
            <text:p text:style-name="P507"><text:s text:c="8"/>"status": "S"</text:p>
            <text:p text:style-name="P507"><text:s text:c="4"/>}</text:p>
            <text:p text:style-name="P507">}</text:p>
            <text:p text:style-name="P77"><text:span text:style-name="T126">Error Response</text:span><text:span text:style-name="T125">:</text:span></text:p>
            <text:p text:style-name="P603">{</text:p>
            <text:p text:style-name="P603"><text:s text:c="4"/>"arr": {</text:p>
            <text:p text:style-name="P603"><text:s text:c="8"/>"totalSales": ,</text:p>
            <text:p text:style-name="P603"><text:s text:c="8"/>"curInventry": ,</text:p>
            <text:p text:style-name="P603"><text:s text:c="4"/>},</text:p>
            <text:p text:style-name="P603"><text:soft-page-break/><text:s text:c="4"/>"resp": {</text:p>
            <text:p text:style-name="P603"><text:s text:c="8"/>"errMsg": "<text:span text:style-name="T255">error msg</text:span>",</text:p>
            <text:p text:style-name="P603"><text:s text:c="8"/>"status": "<text:span text:style-name="T255">E</text:span>"</text:p>
            <text:p text:style-name="P603"><text:s text:c="4"/>}</text:p>
            <text:p text:style-name="P603">}</text:p>
          </table:table-cell>
        </table:table-row>
        <table:table-row table:style-name="Table30.1">
          <table:table-cell table:style-name="Table30.A4" table:number-columns-spanned="2" office:value-type="string">
            <text:p text:style-name="P273">Pseudo Code:</text:p>
          </table:table-cell>
          <table:covered-table-cell/>
        </table:table-row>
        <table:table-row table:style-name="Table30.1">
          <table:table-cell table:style-name="Table30.A12" table:number-columns-spanned="2" office:value-type="string">
            <text:list xml:id="list165210368347752" text:continue-numbering="true" text:style-name="L1">
              <text:list-item>
                <text:p text:style-name="P532">Used to get the today total sales and current inventry value</text:p>
              </text:list-item>
              <text:list-item>
                <text:p text:style-name="P516">Connect to database</text:p>
              </text:list-item>
              <text:list-item>
                <text:p text:style-name="P572"><text:span text:style-name="T127">Using </text:span><text:span text:style-name="T132">method </text:span><text:a xlink:type="simple" xlink:href="#Table81|table" text:style-name="Internet_20_link" text:visited-style-name="Visited_20_Internet_20_Link"><text:span text:style-name="T137">getTotalSales</text:span></text:a><text:a xlink:type="simple" xlink:href="#Table81|table" text:style-name="Internet_20_link" text:visited-style-name="Visited_20_Internet_20_Link"><text:span text:style-name="T136">()</text:span></text:a><text:span text:style-name="T127">,we can get the </text:span><text:span text:style-name="T129">sum(net_price) in one query from bill master table</text:span></text:p>
              </text:list-item>
              <text:list-item>
                <text:p text:style-name="P534">And in another <text:span text:style-name="T223">method </text:span><text:a xlink:type="simple" xlink:href="#Table82|table" text:style-name="Internet_20_link" text:visited-style-name="Visited_20_Internet_20_Link"><text:span text:style-name="T225">getCurrentInValue</text:span></text:a><text:a xlink:type="simple" xlink:href="#Table82|table" text:style-name="Internet_20_link" text:visited-style-name="Visited_20_Internet_20_Link"><text:span text:style-name="T226">()</text:span></text:a> ,we can get sum(quantity * unit_price) from stock table</text:p>
              </text:list-item>
              <text:list-item>
                <text:p text:style-name="P516">If no error occur, set the status as “S”</text:p>
              </text:list-item>
              <text:list-item>
                <text:p text:style-name="P516">If error occur, then set the status as “E”</text:p>
              </text:list-item>
              <text:list-item>
                <text:p text:style-name="P525">Marshall the data and write it on response.</text:p>
              </text:list-item>
            </text:list>
          </table:table-cell>
          <table:covered-table-cell/>
        </table:table-row>
      </table:table>
      <text:p text:style-name="P147"/>
      <text:p text:style-name="P135"><text:span text:style-name="T1">2.2.</text:span><text:span text:style-name="T4">3</text:span><text:span text:style-name="T1"> </text:span><text:span text:style-name="T4">Add Stock</text:span><text:span text:style-name="T1"> API</text:span></text:p>
      <text:p text:style-name="P147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367">Package Name</text:p>
          </table:table-cell>
          <table:table-cell table:style-name="Table31.B1" office:value-type="string">
            <text:p text:style-name="P367">package api</text:p>
          </table:table-cell>
        </table:table-row>
        <table:table-row table:style-name="Table31.1">
          <table:table-cell table:style-name="Table31.A2" office:value-type="string">
            <text:p text:style-name="P332">Method Name</text:p>
          </table:table-cell>
          <table:table-cell table:style-name="Table31.B2" office:value-type="string">
            <text:p text:style-name="P349">PostStock</text:p>
          </table:table-cell>
        </table:table-row>
        <table:table-row table:style-name="Table31.1">
          <table:table-cell table:style-name="Table31.A2" office:value-type="string">
            <text:p text:style-name="P332">End Point</text:p>
          </table:table-cell>
          <table:table-cell table:style-name="Table31.B3" office:value-type="string">
            <text:p text:style-name="P279">/<text:span text:style-name="T189">addStock</text:span></text:p>
          </table:table-cell>
        </table:table-row>
        <table:table-row table:style-name="Table31.1">
          <table:table-cell table:style-name="Table31.A4" table:number-columns-spanned="2" office:value-type="string">
            <text:p text:style-name="P332">DESCRIPTION : This api is responsible <text:span text:style-name="T194">to add new stock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332">Allowed Method</text:p>
          </table:table-cell>
          <table:table-cell table:style-name="Table31.B5" office:value-type="string">
            <text:p text:style-name="P339">POST</text:p>
          </table:table-cell>
        </table:table-row>
        <table:table-row table:style-name="Table31.1">
          <table:table-cell table:style-name="Table31.A2" office:value-type="string">
            <text:p text:style-name="P344">Parameters</text:p>
          </table:table-cell>
          <table:table-cell table:style-name="Table31.B6" office:value-type="string">
            <text:p text:style-name="P344">Not Applicable</text:p>
          </table:table-cell>
        </table:table-row>
        <table:table-row table:style-name="Table31.1">
          <table:table-cell table:style-name="Table31.A2" office:value-type="string">
            <text:p text:style-name="P273">Header</text:p>
          </table:table-cell>
          <table:table-cell table:style-name="Table31.B7" office:value-type="string">
            <text:p text:style-name="P273">Not <text:span text:style-name="T119">Applicable</text:span></text:p>
          </table:table-cell>
        </table:table-row>
        <table:table-row table:style-name="Table31.1">
          <table:table-cell table:style-name="Table31.A2" office:value-type="string">
            <text:p text:style-name="P273">Body </text:p>
          </table:table-cell>
          <table:table-cell table:style-name="Table31.B8" office:value-type="string">
            <text:p text:style-name="P344">Applicable</text:p>
          </table:table-cell>
        </table:table-row>
        <table:table-row table:style-name="Table31.1">
          <table:table-cell table:style-name="Table31.A2" office:value-type="string">
            <text:p text:style-name="P273">Query Parameter</text:p>
          </table:table-cell>
          <table:table-cell table:style-name="Table31.B9" office:value-type="string">
            <text:p text:style-name="P273">Not <text:span text:style-name="T119">Applicable</text:span></text:p>
          </table:table-cell>
        </table:table-row>
        <table:table-row table:style-name="Table31.1">
          <table:table-cell table:style-name="Table31.A2" office:value-type="string">
            <text:p text:style-name="P273">Excepted Response</text:p>
          </table:table-cell>
          <table:table-cell table:style-name="Table31.B10" office:value-type="string">
            <text:p text:style-name="P506">Success response:</text:p>
            <text:p text:style-name="P508">{"msg":"Inserted Successfully",</text:p>
            <text:p text:style-name="P508">"resp":{"errMsg":"","status":"S"}}</text:p>
            <text:p text:style-name="P77"><text:span text:style-name="T126">Error Response</text:span><text:span text:style-name="T125">:</text:span></text:p>
            <text:p text:style-name="P508">{"msg":"",</text:p>
            <text:p text:style-name="P508">"resp":{"errMsg":"Stock already present","status":"E"}}</text:p>
          </table:table-cell>
        </table:table-row>
        <table:table-row table:style-name="Table31.1">
          <table:table-cell table:style-name="Table31.A4" table:number-columns-spanned="2" office:value-type="string">
            <text:p text:style-name="P273">Pseudo Code:</text:p>
          </table:table-cell>
          <table:covered-table-cell/>
        </table:table-row>
        <table:table-row table:style-name="Table31.1">
          <table:table-cell table:style-name="Table31.A12" table:number-columns-spanned="2" office:value-type="string">
            <text:list xml:id="list165209236681421" text:continue-numbering="true" text:style-name="L1">
              <text:list-item>
                <text:p text:style-name="P535">Using to insert the data in medicine master table and stock table</text:p>
              </text:list-item>
              <text:list-item>
                <text:p text:style-name="P516">Connect to database</text:p>
              </text:list-item>
              <text:list-item>
                <text:p text:style-name="P548"><text:span text:style-name="T223">Using this method </text:span><text:a xlink:type="simple" xlink:href="#Table41|table" text:style-name="Internet_20_link" text:visited-style-name="Visited_20_Internet_20_Link"><text:span text:style-name="T215">CheckStock</text:span></text:a><text:a xlink:type="simple" xlink:href="#Table41|table" text:style-name="Internet_20_link" text:visited-style-name="Visited_20_Internet_20_Link"><text:span text:style-name="T216">() </text:span></text:a><text:span text:style-name="T216">- </text:span><text:span text:style-name="T223">it checks first the entered medicine and brand present in database</text:span></text:p>
              </text:list-item>
              <text:list-item>
                <text:p text:style-name="P549">if not present it will call this method <text:a xlink:type="simple" xlink:href="#Table42|table" text:style-name="Internet_20_link" text:visited-style-name="Visited_20_Internet_20_Link"><text:span text:style-name="T217">addMedicineMaster</text:span></text:a><text:a xlink:type="simple" xlink:href="#Table42|table" text:style-name="Internet_20_link" text:visited-style-name="Visited_20_Internet_20_Link"><text:span text:style-name="T216">()</text:span></text:a><text:span text:style-name="T216"> </text:span>to medicine and brand in medicine master table</text:p>
              </text:list-item>
              <text:list-item>
                <text:p text:style-name="P549">Then this method will be called <text:a xlink:type="simple" xlink:href="#Table83|table" text:style-name="Internet_20_link" text:visited-style-name="Visited_20_Internet_20_Link"><text:span text:style-name="T217">getNew</text:span></text:a><text:a xlink:type="simple" xlink:href="#Table83|table" text:style-name="Internet_20_link" text:visited-style-name="Visited_20_Internet_20_Link"><text:span text:style-name="T218">MedicineId</text:span></text:a><text:a xlink:type="simple" xlink:href="#Table83|table" text:style-name="Internet_20_link" text:visited-style-name="Visited_20_Internet_20_Link"><text:span text:style-name="T216">()</text:span></text:a><text:span text:style-name="T216"> </text:span>to get entered medicine’s medicine master id </text:p>
              </text:list-item>
              <text:list-item>
                <text:p text:style-name="P549">Then this method will be called <text:a xlink:type="simple" xlink:href="#Table84|table" text:style-name="Internet_20_link" text:visited-style-name="Visited_20_Internet_20_Link"><text:span text:style-name="T216">addStock()</text:span></text:a><text:span text:style-name="T216"> </text:span>to add the medicine master id and set initial quantity and unit price in stock table.</text:p>
              </text:list-item>
              <text:list-item>
                <text:p text:style-name="P516"><text:soft-page-break/>If no error occur, set the status as “S”</text:p>
              </text:list-item>
              <text:list-item>
                <text:p text:style-name="P516">If error occur, then set the status as “E”</text:p>
              </text:list-item>
              <text:list-item>
                <text:p text:style-name="P525">Marshall the data and write it on response.</text:p>
              </text:list-item>
            </text:list>
          </table:table-cell>
          <table:covered-table-cell/>
        </table:table-row>
      </table:table>
      <text:p text:style-name="P147"/>
      <text:p text:style-name="P135"><text:span text:style-name="T1">2.2.</text:span><text:span text:style-name="T4">4 Medicine Name</text:span><text:span text:style-name="T1"> API</text:span></text:p>
      <text:p text:style-name="P147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367">Package Name</text:p>
          </table:table-cell>
          <table:table-cell table:style-name="Table32.B1" office:value-type="string">
            <text:p text:style-name="P367">package api</text:p>
          </table:table-cell>
        </table:table-row>
        <table:table-row table:style-name="Table32.1">
          <table:table-cell table:style-name="Table32.A2" office:value-type="string">
            <text:p text:style-name="P332">Method Name</text:p>
          </table:table-cell>
          <table:table-cell table:style-name="Table32.B2" office:value-type="string">
            <text:p text:style-name="P349">GetMedicineName</text:p>
          </table:table-cell>
        </table:table-row>
        <table:table-row table:style-name="Table32.1">
          <table:table-cell table:style-name="Table32.A2" office:value-type="string">
            <text:p text:style-name="P332">End Point</text:p>
          </table:table-cell>
          <table:table-cell table:style-name="Table32.B2" office:value-type="string">
            <text:p text:style-name="P279">/<text:span text:style-name="T190">medName</text:span></text:p>
          </table:table-cell>
        </table:table-row>
        <table:table-row table:style-name="Table32.1">
          <table:table-cell table:style-name="Table32.A4" table:number-columns-spanned="2" office:value-type="string">
            <text:p text:style-name="P332">DESCRIPTION : This api is responsible <text:span text:style-name="T194">to get the list of medicine name</text:span>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332">Allowed Method</text:p>
          </table:table-cell>
          <table:table-cell table:style-name="Table32.B2" office:value-type="string">
            <text:p text:style-name="P350">GET</text:p>
          </table:table-cell>
        </table:table-row>
        <table:table-row table:style-name="Table32.1">
          <table:table-cell table:style-name="Table32.A2" office:value-type="string">
            <text:p text:style-name="P344">Parameters</text:p>
          </table:table-cell>
          <table:table-cell table:style-name="Table32.B2" office:value-type="string">
            <text:p text:style-name="P344">Not Applicable</text:p>
          </table:table-cell>
        </table:table-row>
        <table:table-row table:style-name="Table32.1">
          <table:table-cell table:style-name="Table32.A2" office:value-type="string">
            <text:p text:style-name="P273">Header</text:p>
          </table:table-cell>
          <table:table-cell table:style-name="Table32.B2" office:value-type="string">
            <text:p text:style-name="P273">Not <text:span text:style-name="T119">Applicable</text:span></text:p>
          </table:table-cell>
        </table:table-row>
        <table:table-row table:style-name="Table32.1">
          <table:table-cell table:style-name="Table32.A2" office:value-type="string">
            <text:p text:style-name="P273">Body </text:p>
          </table:table-cell>
          <table:table-cell table:style-name="Table32.B2" office:value-type="string">
            <text:p text:style-name="P344">Applicable</text:p>
          </table:table-cell>
        </table:table-row>
        <table:table-row table:style-name="Table32.1">
          <table:table-cell table:style-name="Table32.A2" office:value-type="string">
            <text:p text:style-name="P273">Query Parameter</text:p>
          </table:table-cell>
          <table:table-cell table:style-name="Table32.B2" office:value-type="string">
            <text:p text:style-name="P273">Not <text:span text:style-name="T119">Applicable</text:span></text:p>
          </table:table-cell>
        </table:table-row>
        <table:table-row table:style-name="Table32.10">
          <table:table-cell table:style-name="Table32.A2" office:value-type="string">
            <text:p text:style-name="P273">Excepted Response</text:p>
          </table:table-cell>
          <table:table-cell table:style-name="Table32.B10" office:value-type="string">
            <text:p text:style-name="P506">Success response:</text:p>
            <text:p text:style-name="P507">{</text:p>
            <text:p text:style-name="P507"><text:s text:c="4"/>"medArr": [</text:p>
            <text:p text:style-name="P507"><text:s text:c="8"/>{</text:p>
            <text:p text:style-name="P507"><text:s text:c="12"/>"medName": "Ibuprofen"</text:p>
            <text:p text:style-name="P507"><text:s text:c="8"/>},</text:p>
            <text:p text:style-name="P507"><text:s text:c="8"/>{</text:p>
            <text:p text:style-name="P507"><text:s text:c="12"/>"medName": "Acetaminophen"</text:p>
            <text:p text:style-name="P507"><text:s text:c="8"/>},</text:p>
            <text:p text:style-name="P507"><text:s text:c="8"/>{</text:p>
            <text:p text:style-name="P507"><text:s text:c="12"/>"medName": "Omeprazole"</text:p>
            <text:p text:style-name="P507"><text:s text:c="8"/>},</text:p>
            <text:p text:style-name="P507"><text:s text:c="4"/>],</text:p>
            <text:p text:style-name="P507"><text:s text:c="4"/>"resp": {</text:p>
            <text:p text:style-name="P507"><text:s text:c="8"/>"errMsg": "",</text:p>
            <text:p text:style-name="P507"><text:s text:c="8"/>"status": "S"</text:p>
            <text:p text:style-name="P507"><text:s text:c="4"/>}</text:p>
            <text:p text:style-name="P507">}</text:p>
            <text:p text:style-name="P77"><text:span text:style-name="T126">Error Response</text:span><text:span text:style-name="T125">:</text:span></text:p>
            <text:p text:style-name="P610">{</text:p>
            <text:p text:style-name="P610"><text:s text:c="4"/>"medArr": [ ],</text:p>
            <text:p text:style-name="P610"><text:s text:c="4"/>"resp": {</text:p>
            <text:p text:style-name="P610"><text:s text:c="8"/>"errMsg": "<text:span text:style-name="T256">Error Msg</text:span>",</text:p>
            <text:p text:style-name="P610"><text:s text:c="8"/>"status": "<text:span text:style-name="T256">E</text:span>"</text:p>
            <text:p text:style-name="P610"><text:s text:c="4"/>}</text:p>
            <text:p text:style-name="P610">}</text:p>
          </table:table-cell>
        </table:table-row>
        <text:soft-page-break/>
        <table:table-row table:style-name="Table32.1">
          <table:table-cell table:style-name="Table32.A4" table:number-columns-spanned="2" office:value-type="string">
            <text:p text:style-name="P273">Pseudo Code:</text:p>
          </table:table-cell>
          <table:covered-table-cell/>
        </table:table-row>
        <table:table-row table:style-name="Table32.1">
          <table:table-cell table:style-name="Table32.A12" table:number-columns-spanned="2" office:value-type="string">
            <text:list xml:id="list165210033817503" text:continue-numbering="true" text:style-name="L1">
              <text:list-item>
                <text:p text:style-name="P535">Used to get the medicine name and available quantity from medicine master table and stock table</text:p>
              </text:list-item>
              <text:list-item>
                <text:p text:style-name="P516">Connect to database</text:p>
              </text:list-item>
              <text:list-item>
                <text:p text:style-name="P573"><text:span text:style-name="T133">it will list </text:span><text:span text:style-name="T127">only medicine name in </text:span><text:span text:style-name="T133">medicine master </text:span><text:span text:style-name="T134">using Query11</text:span></text:p>
              </text:list-item>
              <text:list-item>
                <text:p text:style-name="P516">If no error occur, set the status as “S”</text:p>
              </text:list-item>
              <text:list-item>
                <text:p text:style-name="P516">If error occur, then set the status as “E”</text:p>
              </text:list-item>
              <text:list-item>
                <text:p text:style-name="P525">Marshall the data and write it on response.</text:p>
              </text:list-item>
            </text:list>
          </table:table-cell>
          <table:covered-table-cell/>
        </table:table-row>
      </table:table>
      <text:p text:style-name="P147"/>
      <text:p text:style-name="P138"><text:span text:style-name="T1">2.2.</text:span><text:span text:style-name="T8">5</text:span><text:span text:style-name="T1"> </text:span><text:span text:style-name="T7">Get data where medicine name </text:span><text:span text:style-name="T1"><text:s/>API</text:span></text:p>
      <text:p text:style-name="P148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370">Package Name</text:p>
          </table:table-cell>
          <table:table-cell table:style-name="Table52.B1" office:value-type="string">
            <text:p text:style-name="P370">package api</text:p>
          </table:table-cell>
        </table:table-row>
        <table:table-row table:style-name="Table52.1">
          <table:table-cell table:style-name="Table52.A2" office:value-type="string">
            <text:p text:style-name="P336">Method Name</text:p>
          </table:table-cell>
          <table:table-cell table:style-name="Table52.B2" office:value-type="string">
            <text:p text:style-name="P352">Get<text:span text:style-name="T241">Med</text:span><text:span text:style-name="T242">i</text:span><text:span text:style-name="T241">cine</text:span>Details</text:p>
          </table:table-cell>
        </table:table-row>
        <table:table-row table:style-name="Table52.1">
          <table:table-cell table:style-name="Table52.A2" office:value-type="string">
            <text:p text:style-name="P336">End Point</text:p>
          </table:table-cell>
          <table:table-cell table:style-name="Table52.B2" office:value-type="string">
            <text:p text:style-name="P282">/<text:span text:style-name="T197">mndetails</text:span></text:p>
          </table:table-cell>
        </table:table-row>
        <table:table-row table:style-name="Table52.1">
          <table:table-cell table:style-name="Table52.A4" table:number-columns-spanned="2" office:value-type="string">
            <text:p text:style-name="P336">DESCRIPTION : This api is responsible <text:span text:style-name="T228">to get the brand and unit price for the selected medicine</text:span></text:p>
          </table:table-cell>
          <table:covered-table-cell/>
        </table:table-row>
        <table:table-row table:style-name="Table52.1">
          <table:table-cell table:style-name="Table52.A2" office:value-type="string">
            <text:p text:style-name="P336">Allowed Method</text:p>
          </table:table-cell>
          <table:table-cell table:style-name="Table52.B2" office:value-type="string">
            <text:p text:style-name="P352">GET</text:p>
          </table:table-cell>
        </table:table-row>
        <table:table-row table:style-name="Table52.1">
          <table:table-cell table:style-name="Table52.A2" office:value-type="string">
            <text:p text:style-name="P347">Parameters</text:p>
          </table:table-cell>
          <table:table-cell table:style-name="Table52.B2" office:value-type="string">
            <text:p text:style-name="P347">Not Applicable</text:p>
          </table:table-cell>
        </table:table-row>
        <table:table-row table:style-name="Table52.1">
          <table:table-cell table:style-name="Table52.A2" office:value-type="string">
            <text:p text:style-name="P276">Header</text:p>
          </table:table-cell>
          <table:table-cell table:style-name="Table52.B2" office:value-type="string">
            <text:p text:style-name="P276">Not <text:span text:style-name="T119">Applicable</text:span></text:p>
          </table:table-cell>
        </table:table-row>
        <table:table-row table:style-name="Table52.1">
          <table:table-cell table:style-name="Table52.A2" office:value-type="string">
            <text:p text:style-name="P276">Body </text:p>
          </table:table-cell>
          <table:table-cell table:style-name="Table52.B2" office:value-type="string">
            <text:p text:style-name="P347"><text:span text:style-name="T197">Not </text:span>Applicable</text:p>
          </table:table-cell>
        </table:table-row>
        <table:table-row table:style-name="Table52.1">
          <table:table-cell table:style-name="Table52.A2" office:value-type="string">
            <text:p text:style-name="P276">Query Parameter</text:p>
          </table:table-cell>
          <table:table-cell table:style-name="Table52.B2" office:value-type="string">
            <text:p text:style-name="P276">Not <text:span text:style-name="T119">Applicable</text:span></text:p>
          </table:table-cell>
        </table:table-row>
        <table:table-row table:style-name="Table52.1">
          <table:table-cell table:style-name="Table52.A2" office:value-type="string">
            <text:p text:style-name="P276">Excepted Response</text:p>
          </table:table-cell>
          <table:table-cell table:style-name="Table52.B10" office:value-type="string">
            <text:p text:style-name="P506">Success response:</text:p>
            <text:p text:style-name="P507">{</text:p>
            <text:p text:style-name="P507"><text:s text:c="4"/>"medicineName": "Acetaminophen",</text:p>
            <text:p text:style-name="P507"><text:s text:c="4"/>"brand": "Tylenol",</text:p>
            <text:p text:style-name="P507"><text:s text:c="4"/>"quantity": "39",</text:p>
            <text:p text:style-name="P507"><text:s text:c="4"/>"unitPrice": 8,</text:p>
            <text:p text:style-name="P507"><text:s text:c="4"/>"resp": {</text:p>
            <text:p text:style-name="P507"><text:s text:c="8"/>"errMsg": "",</text:p>
            <text:p text:style-name="P507"><text:s text:c="8"/>"status": "S"</text:p>
            <text:p text:style-name="P507"><text:s text:c="4"/>}</text:p>
            <text:p text:style-name="P507">}</text:p>
            <text:p text:style-name="P77"><text:span text:style-name="T126">Error Response</text:span><text:span text:style-name="T125">:</text:span></text:p>
            <text:p text:style-name="P603">{</text:p>
            <text:p text:style-name="P603"><text:s text:c="4"/>"resp": {</text:p>
            <text:p text:style-name="P603"><text:s text:c="8"/>"errMsg": "<text:span text:style-name="T256">Error</text:span>",</text:p>
            <text:p text:style-name="P603"><text:s text:c="8"/>"status": "<text:span text:style-name="T256">E</text:span>"</text:p>
            <text:p text:style-name="P603"><text:s text:c="4"/>}</text:p>
            <text:p text:style-name="P603">}</text:p>
          </table:table-cell>
        </table:table-row>
        <table:table-row table:style-name="Table52.1">
          <table:table-cell table:style-name="Table52.A4" table:number-columns-spanned="2" office:value-type="string">
            <text:p text:style-name="P276">Pseudo Code:</text:p>
          </table:table-cell>
          <table:covered-table-cell/>
        </table:table-row>
        <table:table-row table:style-name="Table52.1">
          <table:table-cell table:style-name="Table52.A12" table:number-columns-spanned="2" office:value-type="string">
            <text:list xml:id="list165210150818146" text:continue-numbering="true" text:style-name="L1">
              <text:list-item>
                <text:p text:style-name="P536">Used to get the brand and unit price where medicine name</text:p>
              </text:list-item>
              <text:list-item>
                <text:p text:style-name="P517"><text:soft-page-break/>Connect to database</text:p>
              </text:list-item>
              <text:list-item>
                <text:p text:style-name="P537">Using <text:a xlink:type="simple" xlink:href="#Table25|table" text:style-name="Internet_20_link" text:visited-style-name="Visited_20_Internet_20_Link">Query </text:a><text:a xlink:type="simple" xlink:href="#Table25|table" text:style-name="Internet_20_link" text:visited-style-name="Visited_20_Internet_20_Link"><text:span text:style-name="T228">1</text:span></text:a><text:a xlink:type="simple" xlink:href="#Table25|table" text:style-name="Internet_20_link" text:visited-style-name="Visited_20_Internet_20_Link"><text:span text:style-name="T234">0</text:span></text:a><text:span text:style-name="T228">, it will get the brand and unit price where medicine name is present</text:span></text:p>
              </text:list-item>
              <text:list-item>
                <text:p text:style-name="P517">If no error occur, set the status as “S”</text:p>
              </text:list-item>
              <text:list-item>
                <text:p text:style-name="P517">If error occur, then set the status as “E”</text:p>
              </text:list-item>
              <text:list-item>
                <text:p text:style-name="P526">Marshall the data and write it on response.</text:p>
              </text:list-item>
            </text:list>
          </table:table-cell>
          <table:covered-table-cell/>
        </table:table-row>
      </table:table>
      <text:p text:style-name="P148"/>
      <text:p text:style-name="P136"><text:span text:style-name="T1">2.2.</text:span><text:span text:style-name="T8">6</text:span><text:span text:style-name="T5"> Update Stock</text:span><text:span text:style-name="T1"> API</text:span></text:p>
      <text:p text:style-name="P149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368">Package Name</text:p>
          </table:table-cell>
          <table:table-cell table:style-name="Table33.B1" office:value-type="string">
            <text:p text:style-name="P368">package api</text:p>
          </table:table-cell>
        </table:table-row>
        <table:table-row table:style-name="Table33.1">
          <table:table-cell table:style-name="Table33.A2" office:value-type="string">
            <text:p text:style-name="P333">Method Name</text:p>
          </table:table-cell>
          <table:table-cell table:style-name="Table33.B2" office:value-type="string">
            <text:p text:style-name="P350">PutStock</text:p>
          </table:table-cell>
        </table:table-row>
        <table:table-row table:style-name="Table33.1">
          <table:table-cell table:style-name="Table33.A2" office:value-type="string">
            <text:p text:style-name="P333">End Point</text:p>
          </table:table-cell>
          <table:table-cell table:style-name="Table33.B2" office:value-type="string">
            <text:p text:style-name="P280">/<text:span text:style-name="T190">updateStock</text:span></text:p>
          </table:table-cell>
        </table:table-row>
        <table:table-row table:style-name="Table33.1">
          <table:table-cell table:style-name="Table33.A4" table:number-columns-spanned="2" office:value-type="string">
            <text:p text:style-name="P333">DESCRIPTION : This api is responsible <text:span text:style-name="T194">to update the quantity and unit price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333">Allowed Method</text:p>
          </table:table-cell>
          <table:table-cell table:style-name="Table33.B2" office:value-type="string">
            <text:p text:style-name="P340">P<text:span text:style-name="T190">UT</text:span></text:p>
          </table:table-cell>
        </table:table-row>
        <table:table-row table:style-name="Table33.1">
          <table:table-cell table:style-name="Table33.A2" office:value-type="string">
            <text:p text:style-name="P345">Parameters</text:p>
          </table:table-cell>
          <table:table-cell table:style-name="Table33.B2" office:value-type="string">
            <text:p text:style-name="P345">Not Applicable</text:p>
          </table:table-cell>
        </table:table-row>
        <table:table-row table:style-name="Table33.1">
          <table:table-cell table:style-name="Table33.A2" office:value-type="string">
            <text:p text:style-name="P274">Header</text:p>
          </table:table-cell>
          <table:table-cell table:style-name="Table33.B2" office:value-type="string">
            <text:p text:style-name="P274">Not <text:span text:style-name="T119">Applicable</text:span></text:p>
          </table:table-cell>
        </table:table-row>
        <table:table-row table:style-name="Table33.1">
          <table:table-cell table:style-name="Table33.A2" office:value-type="string">
            <text:p text:style-name="P274">Body </text:p>
          </table:table-cell>
          <table:table-cell table:style-name="Table33.B2" office:value-type="string">
            <text:p text:style-name="P345">Applicable</text:p>
          </table:table-cell>
        </table:table-row>
        <table:table-row table:style-name="Table33.1">
          <table:table-cell table:style-name="Table33.A2" office:value-type="string">
            <text:p text:style-name="P274">Query Parameter</text:p>
          </table:table-cell>
          <table:table-cell table:style-name="Table33.B2" office:value-type="string">
            <text:p text:style-name="P274">Not <text:span text:style-name="T119">Applicable</text:span></text:p>
          </table:table-cell>
        </table:table-row>
        <table:table-row table:style-name="Table33.1">
          <table:table-cell table:style-name="Table33.A2" office:value-type="string">
            <text:p text:style-name="P274">Excepted Response</text:p>
          </table:table-cell>
          <table:table-cell table:style-name="Table33.B10" office:value-type="string">
            <text:p text:style-name="P506">Success response:</text:p>
            <text:p text:style-name="P507">{"msg":"updated Successfully","resp":{"errMsg":"","status":"S"}}</text:p>
            <text:p text:style-name="P77"><text:span text:style-name="T126">Error Response</text:span><text:span text:style-name="T125">:</text:span></text:p>
            <text:p text:style-name="P603">{"msg":"","resp":{"errMsg":"<text:span text:style-name="T256">Error msg</text:span>","status":"<text:span text:style-name="T256">E</text:span>"}}</text:p>
          </table:table-cell>
        </table:table-row>
        <table:table-row table:style-name="Table33.1">
          <table:table-cell table:style-name="Table33.A4" table:number-columns-spanned="2" office:value-type="string">
            <text:p text:style-name="P274">Pseudo Code:</text:p>
          </table:table-cell>
          <table:covered-table-cell/>
        </table:table-row>
        <table:table-row table:style-name="Table33.1">
          <table:table-cell table:style-name="Table33.A12" table:number-columns-spanned="2" office:value-type="string">
            <text:list xml:id="list165210461382552" text:continue-numbering="true" text:style-name="L1">
              <text:list-item>
                <text:p text:style-name="P538">Used to update the quantity, unit price in stock table</text:p>
              </text:list-item>
              <text:list-item>
                <text:p text:style-name="P518">Connect to database</text:p>
              </text:list-item>
              <text:list-item>
                <text:p text:style-name="P539"><text:span text:style-name="T228">T</text:span>o compare available quantity with entered quantity in bill entry <text:span text:style-name="T227">for this </text:span><text:a xlink:type="simple" xlink:href="#Table43|table" text:style-name="Internet_20_link" text:visited-style-name="Visited_20_Internet_20_Link"><text:span text:style-name="T227">checkQuantity()</text:span></text:a><text:span text:style-name="T227"> will be called to check the available quantity in database</text:span></text:p>
              </text:list-item>
              <text:list-item>
                <text:p text:style-name="P538">Use update query </text:p>
              </text:list-item>
              <text:list-item>
                <text:p text:style-name="P518">If no error occur, set the status as “S”</text:p>
              </text:list-item>
              <text:list-item>
                <text:p text:style-name="P518">If error occur, then set the status as “E”</text:p>
              </text:list-item>
              <text:list-item>
                <text:p text:style-name="P527">Marshall the data and write it on response.</text:p>
              </text:list-item>
            </text:list>
          </table:table-cell>
          <table:covered-table-cell/>
        </table:table-row>
      </table:table>
      <text:p text:style-name="P149"/>
      <text:p text:style-name="P136"><text:span text:style-name="T1">2.2.</text:span><text:span text:style-name="T8">7</text:span><text:span text:style-name="T5"> Stock View</text:span><text:span text:style-name="T1"> API</text:span></text:p>
      <text:p text:style-name="P149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368">Package Name</text:p>
          </table:table-cell>
          <table:table-cell table:style-name="Table34.B1" office:value-type="string">
            <text:p text:style-name="P368">package api</text:p>
          </table:table-cell>
        </table:table-row>
        <table:table-row table:style-name="Table34.1">
          <table:table-cell table:style-name="Table34.A2" office:value-type="string">
            <text:p text:style-name="P333">Method Name</text:p>
          </table:table-cell>
          <table:table-cell table:style-name="Table34.B2" office:value-type="string">
            <text:p text:style-name="P350">GetStockView</text:p>
          </table:table-cell>
        </table:table-row>
        <text:soft-page-break/>
        <table:table-row table:style-name="Table34.1">
          <table:table-cell table:style-name="Table34.A2" office:value-type="string">
            <text:p text:style-name="P333">End Point</text:p>
          </table:table-cell>
          <table:table-cell table:style-name="Table34.B2" office:value-type="string">
            <text:p text:style-name="P280">/<text:span text:style-name="T190">stockView</text:span></text:p>
          </table:table-cell>
        </table:table-row>
        <table:table-row table:style-name="Table34.1">
          <table:table-cell table:style-name="Table34.A4" table:number-columns-spanned="2" office:value-type="string">
            <text:p text:style-name="P333">DESCRIPTION : This api is responsible <text:span text:style-name="T194">to get available stock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333">Allowed Method</text:p>
          </table:table-cell>
          <table:table-cell table:style-name="Table34.B2" office:value-type="string">
            <text:p text:style-name="P350">GET</text:p>
          </table:table-cell>
        </table:table-row>
        <table:table-row table:style-name="Table34.1">
          <table:table-cell table:style-name="Table34.A2" office:value-type="string">
            <text:p text:style-name="P345">Parameters</text:p>
          </table:table-cell>
          <table:table-cell table:style-name="Table34.B2" office:value-type="string">
            <text:p text:style-name="P345">Not Applicable</text:p>
          </table:table-cell>
        </table:table-row>
        <table:table-row table:style-name="Table34.1">
          <table:table-cell table:style-name="Table34.A2" office:value-type="string">
            <text:p text:style-name="P274">Header</text:p>
          </table:table-cell>
          <table:table-cell table:style-name="Table34.B2" office:value-type="string">
            <text:p text:style-name="P274">Not <text:span text:style-name="T119">Applicable</text:span></text:p>
          </table:table-cell>
        </table:table-row>
        <table:table-row table:style-name="Table34.1">
          <table:table-cell table:style-name="Table34.A2" office:value-type="string">
            <text:p text:style-name="P274">Body </text:p>
          </table:table-cell>
          <table:table-cell table:style-name="Table34.B2" office:value-type="string">
            <text:p text:style-name="P345">Applicable</text:p>
          </table:table-cell>
        </table:table-row>
        <table:table-row table:style-name="Table34.1">
          <table:table-cell table:style-name="Table34.A2" office:value-type="string">
            <text:p text:style-name="P274">Query Parameter</text:p>
          </table:table-cell>
          <table:table-cell table:style-name="Table34.B2" office:value-type="string">
            <text:p text:style-name="P274">Not <text:span text:style-name="T119">Applicable</text:span></text:p>
          </table:table-cell>
        </table:table-row>
        <table:table-row table:style-name="Table34.1">
          <table:table-cell table:style-name="Table34.A2" office:value-type="string">
            <text:p text:style-name="P274">Excepted Response</text:p>
          </table:table-cell>
          <table:table-cell table:style-name="Table34.B10" office:value-type="string">
            <text:p text:style-name="P614">Success response:</text:p>
            <text:p text:style-name="P614"><text:span text:style-name="T257">{</text:span></text:p>
            <text:p text:style-name="P610"><text:s text:c="4"/>"stockArr": [</text:p>
            <text:p text:style-name="P610"><text:s text:c="8"/>{</text:p>
            <text:p text:style-name="P610"><text:s text:c="12"/>"medicineName": "Ibuprofen",</text:p>
            <text:p text:style-name="P610"><text:s text:c="12"/>"brand": "Advil",</text:p>
            <text:p text:style-name="P610"><text:s text:c="12"/>"quantity": 13,</text:p>
            <text:p text:style-name="P610"><text:s text:c="12"/>"unitPrice": 5</text:p>
            <text:p text:style-name="P610"><text:s text:c="8"/>}, </text:p>
            <text:p text:style-name="P507"><text:s text:c="4"/>],</text:p>
            <text:p text:style-name="P507"><text:s text:c="4"/>"resp": {</text:p>
            <text:p text:style-name="P507"><text:s text:c="8"/>"errMsg": "",</text:p>
            <text:p text:style-name="P507"><text:s text:c="8"/>"status": "S"</text:p>
            <text:p text:style-name="P507"><text:s text:c="4"/>}</text:p>
            <text:p text:style-name="P507">}</text:p>
            <text:p text:style-name="P77"><text:span text:style-name="T126">Error Response</text:span><text:span text:style-name="T125">:</text:span></text:p>
            <text:p text:style-name="P614"><text:span text:style-name="T257">{</text:span></text:p>
            <text:p text:style-name="P610"><text:s text:c="4"/>"stockArr": <text:span text:style-name="T256">[</text:span>],</text:p>
            <text:p text:style-name="P610"><text:s text:c="4"/>"resp": {</text:p>
            <text:p text:style-name="P610"><text:s text:c="8"/>"errMsg": "<text:span text:style-name="T256">Error msg</text:span>",</text:p>
            <text:p text:style-name="P610"><text:s text:c="8"/>"status": "<text:span text:style-name="T256">E</text:span>"</text:p>
            <text:p text:style-name="P610"><text:s text:c="4"/>}</text:p>
            <text:p text:style-name="P605">}</text:p>
          </table:table-cell>
        </table:table-row>
        <table:table-row table:style-name="Table34.1">
          <table:table-cell table:style-name="Table34.A4" table:number-columns-spanned="2" office:value-type="string">
            <text:p text:style-name="P274">Pseudo Code:</text:p>
          </table:table-cell>
          <table:covered-table-cell/>
        </table:table-row>
        <table:table-row table:style-name="Table34.1">
          <table:table-cell table:style-name="Table34.A12" table:number-columns-spanned="2" office:value-type="string">
            <text:list xml:id="list165208751371674" text:continue-numbering="true" text:style-name="L1">
              <text:list-item>
                <text:p text:style-name="P538">Used to get available stock from medicine master and stock table </text:p>
              </text:list-item>
              <text:list-item>
                <text:p text:style-name="P560"><text:span text:style-name="T127">Connect to database</text:span><text:span text:style-name="T128"> </text:span></text:p>
              </text:list-item>
              <text:list-item>
                <text:p text:style-name="P574"><text:span text:style-name="T128">U</text:span><text:span text:style-name="T127">se </text:span><text:a xlink:type="simple" xlink:href="#Table11|table" text:style-name="Internet_20_link" text:visited-style-name="Visited_20_Internet_20_Link"><text:span text:style-name="T238">Query 6</text:span></text:a><text:span text:style-name="T127"> to view the <text:s/>Available Stock View</text:span></text:p>
              </text:list-item>
              <text:list-item>
                <text:p text:style-name="P518">If no error occur, set the status as “S”</text:p>
              </text:list-item>
              <text:list-item>
                <text:p text:style-name="P518">If error occur, then set the status as “E”</text:p>
              </text:list-item>
              <text:list-item>
                <text:p text:style-name="P527">Marshall the data and write it on response.</text:p>
              </text:list-item>
            </text:list>
          </table:table-cell>
          <table:covered-table-cell/>
        </table:table-row>
      </table:table>
      <text:p text:style-name="P149"/>
      <text:p text:style-name="P136"><text:span text:style-name="T1">2.2.</text:span><text:span text:style-name="T8">8</text:span><text:span text:style-name="T5"> Sales Report</text:span><text:span text:style-name="T1"> API</text:span></text:p>
      <text:p text:style-name="P149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368">Package Name</text:p>
          </table:table-cell>
          <table:table-cell table:style-name="Table35.B1" office:value-type="string">
            <text:p text:style-name="P368">package api</text:p>
          </table:table-cell>
        </table:table-row>
        <text:soft-page-break/>
        <table:table-row table:style-name="Table35.1">
          <table:table-cell table:style-name="Table35.A2" office:value-type="string">
            <text:p text:style-name="P333">Method Name</text:p>
          </table:table-cell>
          <table:table-cell table:style-name="Table35.B2" office:value-type="string">
            <text:p text:style-name="P350">GetSalesReport</text:p>
          </table:table-cell>
        </table:table-row>
        <table:table-row table:style-name="Table35.1">
          <table:table-cell table:style-name="Table35.A2" office:value-type="string">
            <text:p text:style-name="P333">End Point</text:p>
          </table:table-cell>
          <table:table-cell table:style-name="Table35.B2" office:value-type="string">
            <text:p text:style-name="P280">/<text:span text:style-name="T190">salesReport</text:span></text:p>
          </table:table-cell>
        </table:table-row>
        <table:table-row table:style-name="Table35.1">
          <table:table-cell table:style-name="Table35.A4" table:number-columns-spanned="2" office:value-type="string">
            <text:p text:style-name="P333">DESCRIPTION : This api is responsible <text:span text:style-name="T194">to get </text:span><text:span text:style-name="T232">total </text:span><text:span text:style-name="T194">the sales report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333">Allowed Method</text:p>
          </table:table-cell>
          <table:table-cell table:style-name="Table35.B2" office:value-type="string">
            <text:p text:style-name="P350">GET</text:p>
          </table:table-cell>
        </table:table-row>
        <table:table-row table:style-name="Table35.1">
          <table:table-cell table:style-name="Table35.A2" office:value-type="string">
            <text:p text:style-name="P345">Parameters</text:p>
          </table:table-cell>
          <table:table-cell table:style-name="Table35.B2" office:value-type="string">
            <text:p text:style-name="P345">Not Applicable</text:p>
          </table:table-cell>
        </table:table-row>
        <table:table-row table:style-name="Table35.1">
          <table:table-cell table:style-name="Table35.A2" office:value-type="string">
            <text:p text:style-name="P274">Header</text:p>
          </table:table-cell>
          <table:table-cell table:style-name="Table35.B2" office:value-type="string">
            <text:p text:style-name="P274">Not <text:span text:style-name="T119">Applicable</text:span></text:p>
          </table:table-cell>
        </table:table-row>
        <table:table-row table:style-name="Table35.1">
          <table:table-cell table:style-name="Table35.A2" office:value-type="string">
            <text:p text:style-name="P274">Body </text:p>
          </table:table-cell>
          <table:table-cell table:style-name="Table35.B2" office:value-type="string">
            <text:p text:style-name="P345"><text:span text:style-name="T190">Not </text:span>Applicable</text:p>
          </table:table-cell>
        </table:table-row>
        <table:table-row table:style-name="Table35.1">
          <table:table-cell table:style-name="Table35.A2" office:value-type="string">
            <text:p text:style-name="P274">Query Parameter</text:p>
          </table:table-cell>
          <table:table-cell table:style-name="Table35.B2" office:value-type="string">
            <text:p text:style-name="P274">Not <text:span text:style-name="T119">Applicable</text:span></text:p>
          </table:table-cell>
        </table:table-row>
        <table:table-row table:style-name="Table35.1">
          <table:table-cell table:style-name="Table35.A2" office:value-type="string">
            <text:p text:style-name="P274">Excepted Response</text:p>
          </table:table-cell>
          <table:table-cell table:style-name="Table35.B10" office:value-type="string">
            <text:p text:style-name="P506">Success response:</text:p>
            <text:p text:style-name="P610"><text:s text:c="2"/>{</text:p>
            <text:p text:style-name="P610"><text:s text:c="4"/>"salesArr": [</text:p>
            <text:p text:style-name="P610"><text:s text:c="10"/>{</text:p>
            <text:p text:style-name="P507"><text:s text:c="12"/>"billNo": 1002,</text:p>
            <text:p text:style-name="P507"><text:s text:c="12"/>"billDate": "2024-05-29",</text:p>
            <text:p text:style-name="P507"><text:s text:c="12"/>"medicineName": "Azithromycin",</text:p>
            <text:p text:style-name="P507"><text:s text:c="12"/>"quantity": 2,</text:p>
            <text:p text:style-name="P507"><text:s text:c="12"/>"amount": 40</text:p>
            <text:p text:style-name="P507"><text:s text:c="8"/>}</text:p>
            <text:p text:style-name="P507"><text:s text:c="4"/>],</text:p>
            <text:p text:style-name="P507"><text:s text:c="4"/>"resp": {</text:p>
            <text:p text:style-name="P507"><text:s text:c="8"/>"errMsg": "",</text:p>
            <text:p text:style-name="P507"><text:s text:c="8"/>"status": "S"</text:p>
            <text:p text:style-name="P507"><text:s text:c="4"/>}</text:p>
            <text:p text:style-name="P507">}</text:p>
            <text:p text:style-name="P77"><text:span text:style-name="T126">Error Response</text:span><text:span text:style-name="T125">:</text:span></text:p>
            <text:p text:style-name="P588">{</text:p>
            <text:p text:style-name="P610"><text:s text:c="4"/>"salesArr": [],</text:p>
            <text:p text:style-name="P610"><text:s text:c="4"/>"resp": {</text:p>
            <text:p text:style-name="P610"><text:s text:c="8"/>"errMsg": "<text:span text:style-name="T256">Error msg</text:span>",</text:p>
            <text:p text:style-name="P610"><text:s text:c="8"/>"status": "<text:span text:style-name="T256">E</text:span>"</text:p>
            <text:p text:style-name="P610"><text:s text:c="4"/>}</text:p>
            <text:p text:style-name="P605">}</text:p>
          </table:table-cell>
        </table:table-row>
        <table:table-row table:style-name="Table35.1">
          <table:table-cell table:style-name="Table35.A4" table:number-columns-spanned="2" office:value-type="string">
            <text:p text:style-name="P274">Pseudo Code:</text:p>
          </table:table-cell>
          <table:covered-table-cell/>
        </table:table-row>
        <table:table-row table:style-name="Table35.1">
          <table:table-cell table:style-name="Table35.A12" table:number-columns-spanned="2" office:value-type="string">
            <text:list xml:id="list165208852776388" text:continue-numbering="true" text:style-name="L1">
              <text:list-item>
                <text:p text:style-name="P575"><text:span text:style-name="T127">Used to get the sales report combined from </text:span><text:span text:style-name="T130">medicine master , bill master and bill details</text:span></text:p>
              </text:list-item>
              <text:list-item>
                <text:p text:style-name="P518">Connect to database</text:p>
              </text:list-item>
              <text:list-item>
                <text:p text:style-name="P540">Th<text:span text:style-name="T233">e </text:span><text:a xlink:type="simple" xlink:href="#Table18|table" text:style-name="Internet_20_link" text:visited-style-name="Visited_20_Internet_20_Link"><text:span text:style-name="T233">Query21</text:span></text:a><text:span text:style-name="T233"> will be used to get sales report using from date – to date</text:span></text:p>
              </text:list-item>
              <text:list-item>
                <text:p text:style-name="P518">If no error occur, set the status as “S”</text:p>
              </text:list-item>
              <text:list-item>
                <text:p text:style-name="P518">If error occur, then set the status as “E”</text:p>
              </text:list-item>
              <text:list-item>
                <text:p text:style-name="P527">Marshall the data and write it on response.</text:p>
              </text:list-item>
            </text:list>
          </table:table-cell>
          <table:covered-table-cell/>
        </table:table-row>
      </table:table>
      <text:p text:style-name="P149"/>
      <text:p text:style-name="P136"><text:span text:style-name="T1">2.2.</text:span><text:span text:style-name="T8">9</text:span><text:span text:style-name="T5"> Your Total Sales</text:span><text:span text:style-name="T1"> API</text:span></text:p>
      <text:p text:style-name="P149"/>
      <table:table table:name="Table36" table:style-name="Table36">
        <table:table-column table:style-name="Table36.A"/>
        <table:table-column table:style-name="Table36.B"/>
        <text:soft-page-break/>
        <table:table-row table:style-name="Table36.1">
          <table:table-cell table:style-name="Table36.A1" office:value-type="string">
            <text:p text:style-name="P368">Package Name</text:p>
          </table:table-cell>
          <table:table-cell table:style-name="Table36.B1" office:value-type="string">
            <text:p text:style-name="P368">package api</text:p>
          </table:table-cell>
        </table:table-row>
        <table:table-row table:style-name="Table36.1">
          <table:table-cell table:style-name="Table36.A2" office:value-type="string">
            <text:p text:style-name="P333">Method Name</text:p>
          </table:table-cell>
          <table:table-cell table:style-name="Table36.B2" office:value-type="string">
            <text:p text:style-name="P593">BillerDashboaed</text:p>
          </table:table-cell>
        </table:table-row>
        <table:table-row table:style-name="Table36.1">
          <table:table-cell table:style-name="Table36.A2" office:value-type="string">
            <text:p text:style-name="P333">End Point</text:p>
          </table:table-cell>
          <table:table-cell table:style-name="Table36.B2" office:value-type="string">
            <text:p text:style-name="P280">/<text:span text:style-name="T258">billerDashboard</text:span></text:p>
          </table:table-cell>
        </table:table-row>
        <table:table-row table:style-name="Table36.1">
          <table:table-cell table:style-name="Table36.A4" table:number-columns-spanned="2" office:value-type="string">
            <text:p text:style-name="P333">DESCRIPTION : This api is responsible <text:span text:style-name="T194">to get the today total sales </text:span>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333">Allowed Method</text:p>
          </table:table-cell>
          <table:table-cell table:style-name="Table36.B2" office:value-type="string">
            <text:p text:style-name="P350">GET</text:p>
          </table:table-cell>
        </table:table-row>
        <table:table-row table:style-name="Table36.1">
          <table:table-cell table:style-name="Table36.A2" office:value-type="string">
            <text:p text:style-name="P345">Parameters</text:p>
          </table:table-cell>
          <table:table-cell table:style-name="Table36.B2" office:value-type="string">
            <text:p text:style-name="P345">Not Applicable</text:p>
          </table:table-cell>
        </table:table-row>
        <table:table-row table:style-name="Table36.1">
          <table:table-cell table:style-name="Table36.A2" office:value-type="string">
            <text:p text:style-name="P274">Header</text:p>
          </table:table-cell>
          <table:table-cell table:style-name="Table36.B2" office:value-type="string">
            <text:p text:style-name="P274">Not <text:span text:style-name="T119">Applicable</text:span></text:p>
          </table:table-cell>
        </table:table-row>
        <table:table-row table:style-name="Table36.1">
          <table:table-cell table:style-name="Table36.A2" office:value-type="string">
            <text:p text:style-name="P274">Body </text:p>
          </table:table-cell>
          <table:table-cell table:style-name="Table36.B2" office:value-type="string">
            <text:p text:style-name="P345"><text:span text:style-name="T190">Not </text:span>Applicable</text:p>
          </table:table-cell>
        </table:table-row>
        <table:table-row table:style-name="Table36.1">
          <table:table-cell table:style-name="Table36.A2" office:value-type="string">
            <text:p text:style-name="P274">Query Parameter</text:p>
          </table:table-cell>
          <table:table-cell table:style-name="Table36.B2" office:value-type="string">
            <text:p text:style-name="P274">Not <text:span text:style-name="T119">Applicable</text:span></text:p>
          </table:table-cell>
        </table:table-row>
        <table:table-row table:style-name="Table36.1">
          <table:table-cell table:style-name="Table36.A2" office:value-type="string">
            <text:p text:style-name="P274">Excepted Response</text:p>
          </table:table-cell>
          <table:table-cell table:style-name="Table36.B10" office:value-type="string">
            <text:p text:style-name="P506">Success response:</text:p>
            <text:p text:style-name="P507">{</text:p>
            <text:p text:style-name="P507"><text:s text:c="4"/>"arr": {</text:p>
            <text:p text:style-name="P507"><text:s text:c="8"/>"current_day_sales": 118,</text:p>
            <text:p text:style-name="P507"><text:s text:c="8"/>"previous_day_sales": 235</text:p>
            <text:p text:style-name="P507"><text:s text:c="4"/>},</text:p>
            <text:p text:style-name="P507"><text:s text:c="4"/>"resp": {</text:p>
            <text:p text:style-name="P507"><text:s text:c="8"/>"errMsg": "",</text:p>
            <text:p text:style-name="P507"><text:s text:c="8"/>"status": "S"</text:p>
            <text:p text:style-name="P507"><text:s text:c="4"/>}</text:p>
            <text:p text:style-name="P507">}</text:p>
            <text:p text:style-name="P77"><text:span text:style-name="T126">Error Response</text:span><text:span text:style-name="T125">:</text:span></text:p>
            <text:p text:style-name="P603">{</text:p>
            <text:p text:style-name="P603"><text:s text:c="4"/>"arr": { },</text:p>
            <text:p text:style-name="P603"><text:s text:c="4"/>"resp": {</text:p>
            <text:p text:style-name="P603"><text:s text:c="8"/>"errMsg": "<text:span text:style-name="T258">Error msg</text:span>",</text:p>
            <text:p text:style-name="P603"><text:s text:c="8"/>"status": "<text:span text:style-name="T258">E</text:span>"</text:p>
            <text:p text:style-name="P603"><text:s text:c="4"/>}</text:p>
            <text:p text:style-name="P603">}</text:p>
          </table:table-cell>
        </table:table-row>
        <table:table-row table:style-name="Table36.1">
          <table:table-cell table:style-name="Table36.A4" table:number-columns-spanned="2" office:value-type="string">
            <text:p text:style-name="P274">Pseudo Code:</text:p>
          </table:table-cell>
          <table:covered-table-cell/>
        </table:table-row>
        <table:table-row table:style-name="Table36.1">
          <table:table-cell table:style-name="Table36.A12" table:number-columns-spanned="2" office:value-type="string">
            <text:list xml:id="list165208565930956" text:continue-numbering="true" text:style-name="L1">
              <text:list-item>
                <text:p text:style-name="P533">Used to get the today total sales </text:p>
              </text:list-item>
              <text:list-item>
                <text:p text:style-name="P519">Connect to database</text:p>
              </text:list-item>
              <text:list-item>
                <text:p text:style-name="P561"><text:span text:style-name="T131">Using </text:span><text:span text:style-name="T135">method </text:span><text:a xlink:type="simple" xlink:href="#Table81|table" text:style-name="Internet_20_link" text:visited-style-name="Visited_20_Internet_20_Link"><text:span text:style-name="T137">getTotalSales</text:span></text:a><text:a xlink:type="simple" xlink:href="#Table81|table" text:style-name="Internet_20_link" text:visited-style-name="Visited_20_Internet_20_Link"><text:span text:style-name="T136">()</text:span></text:a><text:span text:style-name="T131">,we can get the </text:span><text:span text:style-name="T129">sum(net_price) from bill master table</text:span></text:p>
              </text:list-item>
              <text:list-item>
                <text:p text:style-name="P519">If no error occur, set the status as “S”</text:p>
              </text:list-item>
              <text:list-item>
                <text:p text:style-name="P519">If error occur, then set the status as “E”</text:p>
              </text:list-item>
              <text:list-item>
                <text:p text:style-name="P528">Marshall the data and write it on response.</text:p>
              </text:list-item>
            </text:list>
          </table:table-cell>
          <table:covered-table-cell/>
        </table:table-row>
      </table:table>
      <text:p text:style-name="P149"/>
      <text:p text:style-name="P136"><text:span text:style-name="T1">2.2.</text:span><text:span text:style-name="T8">10</text:span><text:span text:style-name="T5"> Add Med Item</text:span><text:span text:style-name="T1"> </text:span><text:span text:style-name="T5">To Bill Table </text:span><text:span text:style-name="T1">API</text:span></text:p>
      <text:p text:style-name="P149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368">Package Name</text:p>
          </table:table-cell>
          <table:table-cell table:style-name="Table37.B1" office:value-type="string">
            <text:p text:style-name="P368">package api</text:p>
          </table:table-cell>
        </table:table-row>
        <table:table-row table:style-name="Table37.1">
          <table:table-cell table:style-name="Table37.A2" office:value-type="string">
            <text:p text:style-name="P333">Method Name</text:p>
          </table:table-cell>
          <table:table-cell table:style-name="Table37.B2" office:value-type="string">
            <text:p text:style-name="P597">FetchMedicineDetails</text:p>
          </table:table-cell>
        </table:table-row>
        <text:soft-page-break/>
        <table:table-row table:style-name="Table37.1">
          <table:table-cell table:style-name="Table37.A2" office:value-type="string">
            <text:p text:style-name="P333">End Point</text:p>
          </table:table-cell>
          <table:table-cell table:style-name="Table37.B2" office:value-type="string">
            <text:p text:style-name="P280">/<text:span text:style-name="T191">billitem</text:span></text:p>
          </table:table-cell>
        </table:table-row>
        <table:table-row table:style-name="Table37.1">
          <table:table-cell table:style-name="Table37.A4" table:number-columns-spanned="2" office:value-type="string">
            <text:p text:style-name="P335">DESCRIPTION : This api is responsible <text:span text:style-name="T138"><text:s/>to get the data from medicine master and stock </text:span><text:span text:style-name="T139">a</text:span><text:span text:style-name="T138">nd display user entered quantity with get from database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333">Allowed Method</text:p>
          </table:table-cell>
          <table:table-cell table:style-name="Table37.B2" office:value-type="string">
            <text:p text:style-name="P351">GET</text:p>
          </table:table-cell>
        </table:table-row>
        <table:table-row table:style-name="Table37.1">
          <table:table-cell table:style-name="Table37.A2" office:value-type="string">
            <text:p text:style-name="P345">Parameters</text:p>
          </table:table-cell>
          <table:table-cell table:style-name="Table37.B2" office:value-type="string">
            <text:p text:style-name="P345">Not Applicable</text:p>
          </table:table-cell>
        </table:table-row>
        <table:table-row table:style-name="Table37.1">
          <table:table-cell table:style-name="Table37.A2" office:value-type="string">
            <text:p text:style-name="P274">Header</text:p>
          </table:table-cell>
          <table:table-cell table:style-name="Table37.B2" office:value-type="string">
            <text:p text:style-name="P274">Not <text:span text:style-name="T119">Applicable</text:span></text:p>
          </table:table-cell>
        </table:table-row>
        <table:table-row table:style-name="Table37.1">
          <table:table-cell table:style-name="Table37.A2" office:value-type="string">
            <text:p text:style-name="P274">Body </text:p>
          </table:table-cell>
          <table:table-cell table:style-name="Table37.B2" office:value-type="string">
            <text:p text:style-name="P345"><text:span text:style-name="T191">Not </text:span>Applicable</text:p>
          </table:table-cell>
        </table:table-row>
        <table:table-row table:style-name="Table37.1">
          <table:table-cell table:style-name="Table37.A2" office:value-type="string">
            <text:p text:style-name="P274">Query Parameter</text:p>
          </table:table-cell>
          <table:table-cell table:style-name="Table37.B2" office:value-type="string">
            <text:p text:style-name="P274">Not <text:span text:style-name="T119">Applicable</text:span></text:p>
          </table:table-cell>
        </table:table-row>
        <table:table-row table:style-name="Table37.1">
          <table:table-cell table:style-name="Table37.A2" office:value-type="string">
            <text:p text:style-name="P274">Excepted Response</text:p>
          </table:table-cell>
          <table:table-cell table:style-name="Table37.B10" office:value-type="string">
            <text:p text:style-name="P506">Success response:</text:p>
            <text:p text:style-name="P507">{</text:p>
            <text:p text:style-name="P507"><text:s text:c="4"/>"medDetails": {</text:p>
            <text:p text:style-name="P507"><text:s text:c="8"/>"medicineName": "Acetaminophen",</text:p>
            <text:p text:style-name="P507"><text:s text:c="8"/>"brand": "Tylenol",</text:p>
            <text:p text:style-name="P507"><text:s text:c="8"/>"quantity": "383",</text:p>
            <text:p text:style-name="P507"><text:s text:c="8"/>"unitPrice": 8</text:p>
            <text:p text:style-name="P507"><text:s text:c="4"/>},</text:p>
            <text:p text:style-name="P507"><text:s text:c="4"/>"resp": {</text:p>
            <text:p text:style-name="P507"><text:s text:c="8"/>"errMsg": "",</text:p>
            <text:p text:style-name="P507"><text:s text:c="8"/>"status": "S"</text:p>
            <text:p text:style-name="P507"><text:s text:c="4"/>}</text:p>
            <text:p text:style-name="P507">}</text:p>
            <text:p text:style-name="P77"><text:span text:style-name="T126">Error Response</text:span><text:span text:style-name="T125">:</text:span></text:p>
            <text:p text:style-name="P603">{</text:p>
            <text:p text:style-name="P603"><text:s text:c="4"/>"medDetails": {},</text:p>
            <text:p text:style-name="P603"><text:s text:c="4"/>"resp": {</text:p>
            <text:p text:style-name="P603"><text:s text:c="8"/>"errMsg": "<text:span text:style-name="T259">Error msg</text:span>",</text:p>
            <text:p text:style-name="P603"><text:s text:c="8"/>"status": "<text:span text:style-name="T259">E</text:span>"</text:p>
            <text:p text:style-name="P603"><text:s text:c="4"/>}</text:p>
            <text:p text:style-name="P603">}</text:p>
          </table:table-cell>
        </table:table-row>
        <table:table-row table:style-name="Table37.1">
          <table:table-cell table:style-name="Table37.A4" table:number-columns-spanned="2" office:value-type="string">
            <text:p text:style-name="P274">Pseudo Code:</text:p>
          </table:table-cell>
          <table:covered-table-cell/>
        </table:table-row>
        <table:table-row table:style-name="Table37.1">
          <table:table-cell table:style-name="Table37.A12" table:number-columns-spanned="2" office:value-type="string">
            <text:list xml:id="list165209009773156" text:continue-numbering="true" text:style-name="L1">
              <text:list-item>
                <text:p text:style-name="P541">Used to get the data from medicine master and stock </text:p>
              </text:list-item>
              <text:list-item>
                <text:p text:style-name="P541">And display user entered quantity with get from database</text:p>
              </text:list-item>
              <text:list-item>
                <text:p text:style-name="P518">Connect to database</text:p>
              </text:list-item>
              <text:list-item>
                <text:p text:style-name="P540">This method <text:s/><text:a xlink:type="simple" xlink:href="#Table88|table" text:style-name="Internet_20_link" text:visited-style-name="Visited_20_Internet_20_Link"><text:span text:style-name="T236">addItemsToBillTable() </text:span></text:a><text:span text:style-name="T224">, will add the selected medicine to bill table</text:span></text:p>
              </text:list-item>
              <text:list-item>
                <text:p text:style-name="P518">If no error occur, set the status as “S”</text:p>
              </text:list-item>
              <text:list-item>
                <text:p text:style-name="P518">If error occur, then set the status as “E”</text:p>
              </text:list-item>
              <text:list-item>
                <text:p text:style-name="P527">Marshall the data and write it on response.</text:p>
              </text:list-item>
            </text:list>
          </table:table-cell>
          <table:covered-table-cell/>
        </table:table-row>
      </table:table>
      <text:p text:style-name="P149"/>
      <text:p text:style-name="P137"><text:span text:style-name="T1">2.2.</text:span><text:span text:style-name="T6">1</text:span><text:span text:style-name="T8">1</text:span><text:span text:style-name="T6"> Update Stock </text:span><text:span text:style-name="T14">in Bill Table</text:span><text:span text:style-name="T1"> API</text:span></text:p>
      <text:p text:style-name="P150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369">Package Name</text:p>
          </table:table-cell>
          <table:table-cell table:style-name="Table38.B1" office:value-type="string">
            <text:p text:style-name="P369">package api</text:p>
          </table:table-cell>
        </table:table-row>
        <text:soft-page-break/>
        <table:table-row table:style-name="Table38.1">
          <table:table-cell table:style-name="Table38.A2" office:value-type="string">
            <text:p text:style-name="P334">Method Name</text:p>
          </table:table-cell>
          <table:table-cell table:style-name="Table38.B2" office:value-type="string">
            <text:p text:style-name="P351"><text:span text:style-name="T192">Put</text:span>Data</text:p>
          </table:table-cell>
        </table:table-row>
        <table:table-row table:style-name="Table38.1">
          <table:table-cell table:style-name="Table38.A2" office:value-type="string">
            <text:p text:style-name="P334">End Point</text:p>
          </table:table-cell>
          <table:table-cell table:style-name="Table38.B2" office:value-type="string">
            <text:p text:style-name="P281">/<text:span text:style-name="T192">update</text:span><text:span text:style-name="T191">Bill</text:span></text:p>
          </table:table-cell>
        </table:table-row>
        <table:table-row table:style-name="Table38.1">
          <table:table-cell table:style-name="Table38.A4" table:number-columns-spanned="2" office:value-type="string">
            <text:p text:style-name="P335">DESCRIPTION : This api is responsible <text:span text:style-name="T138">to update the quantity present in stock table </text:span></text:p>
          </table:table-cell>
          <table:covered-table-cell/>
        </table:table-row>
        <table:table-row table:style-name="Table38.1">
          <table:table-cell table:style-name="Table38.A2" office:value-type="string">
            <text:p text:style-name="P334">Allowed Method</text:p>
          </table:table-cell>
          <table:table-cell table:style-name="Table38.B2" office:value-type="string">
            <text:p text:style-name="P341">P<text:span text:style-name="T191">UT</text:span></text:p>
          </table:table-cell>
        </table:table-row>
        <table:table-row table:style-name="Table38.1">
          <table:table-cell table:style-name="Table38.A2" office:value-type="string">
            <text:p text:style-name="P346">Parameters</text:p>
          </table:table-cell>
          <table:table-cell table:style-name="Table38.B2" office:value-type="string">
            <text:p text:style-name="P346">Not Applicable</text:p>
          </table:table-cell>
        </table:table-row>
        <table:table-row table:style-name="Table38.1">
          <table:table-cell table:style-name="Table38.A2" office:value-type="string">
            <text:p text:style-name="P275">Header</text:p>
          </table:table-cell>
          <table:table-cell table:style-name="Table38.B2" office:value-type="string">
            <text:p text:style-name="P275">Not <text:span text:style-name="T119">Applicable</text:span></text:p>
          </table:table-cell>
        </table:table-row>
        <table:table-row table:style-name="Table38.1">
          <table:table-cell table:style-name="Table38.A2" office:value-type="string">
            <text:p text:style-name="P275">Body </text:p>
          </table:table-cell>
          <table:table-cell table:style-name="Table38.B2" office:value-type="string">
            <text:p text:style-name="P346">Applicable</text:p>
          </table:table-cell>
        </table:table-row>
        <table:table-row table:style-name="Table38.1">
          <table:table-cell table:style-name="Table38.A2" office:value-type="string">
            <text:p text:style-name="P275">Query Parameter</text:p>
          </table:table-cell>
          <table:table-cell table:style-name="Table38.B2" office:value-type="string">
            <text:p text:style-name="P275">Not <text:span text:style-name="T119">Applicable</text:span></text:p>
          </table:table-cell>
        </table:table-row>
        <table:table-row table:style-name="Table38.1">
          <table:table-cell table:style-name="Table38.A2" office:value-type="string">
            <text:p text:style-name="P275">Excepted Response</text:p>
          </table:table-cell>
          <table:table-cell table:style-name="Table38.B10" office:value-type="string">
            <text:p text:style-name="P506">Success response:</text:p>
            <text:p text:style-name="P507">{"msg":””,"resp":{"errMsg":"","status":"S"}}</text:p>
            <text:p text:style-name="P77"><text:span text:style-name="T126">Error Response</text:span><text:span text:style-name="T125">:</text:span></text:p>
            <text:p text:style-name="P603">{"msg":””,"resp":{"errMsg":"","status":"<text:span text:style-name="T259">E</text:span>"}}</text:p>
          </table:table-cell>
        </table:table-row>
        <table:table-row table:style-name="Table38.1">
          <table:table-cell table:style-name="Table38.A4" table:number-columns-spanned="2" office:value-type="string">
            <text:p text:style-name="P275">Pseudo Code:</text:p>
          </table:table-cell>
          <table:covered-table-cell/>
        </table:table-row>
        <table:table-row table:style-name="Table38.1">
          <table:table-cell table:style-name="Table38.A12" table:number-columns-spanned="2" office:value-type="string">
            <text:list xml:id="list165208735286194" text:continue-numbering="true" text:style-name="L1">
              <text:list-item>
                <text:p text:style-name="P541">Used to update the quantity present in stock table </text:p>
              </text:list-item>
              <text:list-item>
                <text:p text:style-name="P520">Connect to database</text:p>
              </text:list-item>
              <text:list-item>
                <text:p text:style-name="P544">Use <text:a xlink:type="simple" xlink:href="#Table13|table" text:style-name="Internet_20_link" text:visited-style-name="Visited_20_Internet_20_Link">Query13</text:a> to update the existing Quantity present in database </text:p>
              </text:list-item>
              <text:list-item>
                <text:p text:style-name="P520">If no error occur, set the status as “S”</text:p>
              </text:list-item>
              <text:list-item>
                <text:p text:style-name="P520">If error occur, then set the status as “E”</text:p>
              </text:list-item>
              <text:list-item>
                <text:p text:style-name="P529">Marshall the data and write it on response.</text:p>
              </text:list-item>
            </text:list>
          </table:table-cell>
          <table:covered-table-cell/>
        </table:table-row>
      </table:table>
      <text:p text:style-name="P151"/>
      <text:p text:style-name="P139"><text:span text:style-name="T1">2.2.</text:span><text:span text:style-name="T6">1</text:span><text:span text:style-name="T8">2</text:span><text:span text:style-name="T6"> </text:span><text:span text:style-name="T13">LoginLogoutHistory</text:span></text:p>
      <text:p text:style-name="P151"/>
      <table:table table:name="Table78" table:style-name="Table78">
        <table:table-column table:style-name="Table78.A"/>
        <table:table-column table:style-name="Table78.B"/>
        <table:table-row table:style-name="Table78.1">
          <table:table-cell table:style-name="Table78.A1" office:value-type="string">
            <text:p text:style-name="P371">Package Name</text:p>
          </table:table-cell>
          <table:table-cell table:style-name="Table78.B1" office:value-type="string">
            <text:p text:style-name="P371">package api</text:p>
          </table:table-cell>
        </table:table-row>
        <table:table-row table:style-name="Table78.1">
          <table:table-cell table:style-name="Table78.A2" office:value-type="string">
            <text:p text:style-name="P337">Method Name</text:p>
          </table:table-cell>
          <table:table-cell table:style-name="Table78.B2" office:value-type="string">
            <text:p text:style-name="P357">Get<text:span text:style-name="T246">History</text:span></text:p>
          </table:table-cell>
        </table:table-row>
        <table:table-row table:style-name="Table78.1">
          <table:table-cell table:style-name="Table78.A2" office:value-type="string">
            <text:p text:style-name="P337">End Point</text:p>
          </table:table-cell>
          <table:table-cell table:style-name="Table78.B2" office:value-type="string">
            <text:p text:style-name="P284">/<text:span text:style-name="T246">history</text:span></text:p>
          </table:table-cell>
        </table:table-row>
        <table:table-row table:style-name="Table78.1">
          <table:table-cell table:style-name="Table78.A4" table:number-columns-spanned="2" office:value-type="string">
            <text:p text:style-name="P337">DESCRIPTION : This api is responsible <text:span text:style-name="T193">to </text:span><text:span text:style-name="T209">get list of </text:span><text:span text:style-name="T246">loginlogout data</text:span><text:span text:style-name="T209"> from login_</text:span><text:span text:style-name="T246">history</text:span><text:span text:style-name="T209"> table</text:span></text:p>
          </table:table-cell>
          <table:covered-table-cell/>
        </table:table-row>
        <table:table-row table:style-name="Table78.1">
          <table:table-cell table:style-name="Table78.A2" office:value-type="string">
            <text:p text:style-name="P337">Allowed Method</text:p>
          </table:table-cell>
          <table:table-cell table:style-name="Table78.B2" office:value-type="string">
            <text:p text:style-name="P357">GET</text:p>
          </table:table-cell>
        </table:table-row>
        <table:table-row table:style-name="Table78.1">
          <table:table-cell table:style-name="Table78.A2" office:value-type="string">
            <text:p text:style-name="P348">Parameters</text:p>
          </table:table-cell>
          <table:table-cell table:style-name="Table78.B2" office:value-type="string">
            <text:p text:style-name="P348">Not Applicable</text:p>
          </table:table-cell>
        </table:table-row>
        <table:table-row table:style-name="Table78.1">
          <table:table-cell table:style-name="Table78.A2" office:value-type="string">
            <text:p text:style-name="P277">Header</text:p>
          </table:table-cell>
          <table:table-cell table:style-name="Table78.B2" office:value-type="string">
            <text:p text:style-name="P277">Not <text:span text:style-name="T119">Applicable</text:span></text:p>
          </table:table-cell>
        </table:table-row>
        <table:table-row table:style-name="Table78.1">
          <table:table-cell table:style-name="Table78.A2" office:value-type="string">
            <text:p text:style-name="P277">Body </text:p>
          </table:table-cell>
          <table:table-cell table:style-name="Table78.B2" office:value-type="string">
            <text:p text:style-name="P348"><text:span text:style-name="T209">Not </text:span>Applicable</text:p>
          </table:table-cell>
        </table:table-row>
        <table:table-row table:style-name="Table78.1">
          <table:table-cell table:style-name="Table78.A2" office:value-type="string">
            <text:p text:style-name="P277">Query Parameter</text:p>
          </table:table-cell>
          <table:table-cell table:style-name="Table78.B2" office:value-type="string">
            <text:p text:style-name="P277">Not <text:span text:style-name="T119">Applicable</text:span></text:p>
          </table:table-cell>
        </table:table-row>
        <table:table-row table:style-name="Table78.1">
          <table:table-cell table:style-name="Table78.A2" office:value-type="string">
            <text:p text:style-name="P277">Excepted Response</text:p>
          </table:table-cell>
          <table:table-cell table:style-name="Table78.B10" office:value-type="string">
            <text:p text:style-name="P506">Success response:</text:p>
            <text:p text:style-name="P507">{</text:p>
            <text:p text:style-name="P507"><text:s text:c="4"/>"historyArr": [</text:p>
            <text:p text:style-name="P77"><text:soft-page-break/><text:span text:style-name="T120">{</text:span></text:p>
            <text:p text:style-name="P77"><text:span text:style-name="T120"><text:s text:c="12"/>"loginId": 34,</text:span></text:p>
            <text:p text:style-name="P77"><text:span text:style-name="T120"><text:s text:c="12"/>"userId": "New@1234",</text:span></text:p>
            <text:p text:style-name="P77"><text:span text:style-name="T120"><text:s text:c="12"/>"loginDate": "2024-05-29",</text:span></text:p>
            <text:p text:style-name="P77"><text:span text:style-name="T120"><text:s text:c="12"/>"loginTime": "12:34:57",</text:span></text:p>
            <text:p text:style-name="P77"><text:span text:style-name="T120"><text:s text:c="12"/>"logoutDate": {</text:span></text:p>
            <text:p text:style-name="P77"><text:span text:style-name="T120"><text:s text:c="16"/>"String": "",</text:span></text:p>
            <text:p text:style-name="P77"><text:span text:style-name="T120"><text:s text:c="16"/>"Valid": false</text:span></text:p>
            <text:p text:style-name="P77"><text:span text:style-name="T120"><text:s text:c="12"/>},</text:span></text:p>
            <text:p text:style-name="P77"><text:span text:style-name="T120"><text:s text:c="12"/>"logoutTime": {</text:span></text:p>
            <text:p text:style-name="P77"><text:span text:style-name="T120"><text:s text:c="16"/>"String": "",</text:span></text:p>
            <text:p text:style-name="P77"><text:span text:style-name="T120"><text:s text:c="16"/>"Valid": false</text:span></text:p>
            <text:p text:style-name="P77"><text:span text:style-name="T120"><text:s text:c="12"/>}</text:span></text:p>
            <text:p text:style-name="P77"><text:span text:style-name="T120"><text:s text:c="8"/>}</text:span></text:p>
            <text:p text:style-name="P77"><text:span text:style-name="T120"><text:s text:c="4"/>],</text:span></text:p>
            <text:p text:style-name="P77"><text:span text:style-name="T120"><text:s text:c="4"/>"resp": {</text:span></text:p>
            <text:p text:style-name="P77"><text:span text:style-name="T120"><text:s text:c="8"/>"errMsg": "",</text:span></text:p>
            <text:p text:style-name="P77"><text:span text:style-name="T120"><text:s text:c="8"/>"status": "S"</text:span></text:p>
            <text:p text:style-name="P77"><text:span text:style-name="T120"><text:s text:c="4"/>}</text:span></text:p>
            <text:p text:style-name="P77"><text:span text:style-name="T120">}</text:span></text:p>
            <text:p text:style-name="P612"><text:span text:style-name="T122"/></text:p>
            <text:p text:style-name="P77"><text:span text:style-name="T126">Error Response</text:span><text:span text:style-name="T125">:</text:span></text:p>
            <text:p text:style-name="P613">{</text:p>
            <text:p text:style-name="P589"><text:span text:style-name="T120"><text:s text:c="4"/>"historyArr":</text:span><text:span text:style-name="T124">[</text:span><text:span text:style-name="T120"> ],</text:span></text:p>
            <text:p text:style-name="P602"><text:span text:style-name="T120"><text:s text:c="4"/>"resp": {</text:span></text:p>
            <text:p text:style-name="P602"><text:span text:style-name="T120"><text:s text:c="8"/>"errMsg": "",</text:span></text:p>
            <text:p text:style-name="P602"><text:span text:style-name="T120"><text:s text:c="8"/>"status": "</text:span><text:span text:style-name="T124">E</text:span><text:span text:style-name="T120">"</text:span></text:p>
            <text:p text:style-name="P602"><text:span text:style-name="T120"><text:s text:c="4"/>}</text:span></text:p>
            <text:p text:style-name="P606">}</text:p>
          </table:table-cell>
        </table:table-row>
        <table:table-row table:style-name="Table78.1">
          <table:table-cell table:style-name="Table78.A4" table:number-columns-spanned="2" office:value-type="string">
            <text:p text:style-name="P277">Pseudo Code:</text:p>
          </table:table-cell>
          <table:covered-table-cell/>
        </table:table-row>
        <table:table-row table:style-name="Table78.1">
          <table:table-cell table:style-name="Table78.A12" table:number-columns-spanned="2" office:value-type="string">
            <text:list xml:id="list165208556860183" text:continue-numbering="true" text:style-name="L1">
              <text:list-item>
                <text:p text:style-name="P542">Used <text:span text:style-name="T209">to get the list of </text:span><text:span text:style-name="T246">loginlogout data</text:span><text:span text:style-name="T209"> from login table</text:span></text:p>
              </text:list-item>
              <text:list-item>
                <text:p text:style-name="P521">Connect to database</text:p>
              </text:list-item>
              <text:list-item>
                <text:p text:style-name="P545">Use <text:span text:style-name="T246">Q</text:span><text:span text:style-name="T229"> to list of role to display</text:span></text:p>
              </text:list-item>
              <text:list-item>
                <text:p text:style-name="P521">If no error occur, set the status as “S”</text:p>
              </text:list-item>
              <text:list-item>
                <text:p text:style-name="P521">If error occur, then set the status as “E”</text:p>
              </text:list-item>
              <text:list-item>
                <text:p text:style-name="P530">Marshall the data and write it on response.</text:p>
              </text:list-item>
            </text:list>
          </table:table-cell>
          <table:covered-table-cell/>
        </table:table-row>
      </table:table>
      <text:p text:style-name="P151"/>
      <text:p text:style-name="P137"><text:span text:style-name="T1">2.2.</text:span><text:span text:style-name="T6">1</text:span><text:span text:style-name="T12">3</text:span><text:span text:style-name="T6"> Add User</text:span><text:span text:style-name="T1"> API</text:span></text:p>
      <text:p text:style-name="P150"/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369">Package Name</text:p>
          </table:table-cell>
          <table:table-cell table:style-name="Table39.B1" office:value-type="string">
            <text:p text:style-name="P369">package api</text:p>
          </table:table-cell>
        </table:table-row>
        <table:table-row table:style-name="Table39.1">
          <table:table-cell table:style-name="Table39.A2" office:value-type="string">
            <text:p text:style-name="P334">Method Name</text:p>
          </table:table-cell>
          <table:table-cell table:style-name="Table39.B2" office:value-type="string">
            <text:p text:style-name="P351">PostUser</text:p>
          </table:table-cell>
        </table:table-row>
        <table:table-row table:style-name="Table39.1">
          <table:table-cell table:style-name="Table39.A2" office:value-type="string">
            <text:p text:style-name="P334">End Point</text:p>
          </table:table-cell>
          <table:table-cell table:style-name="Table39.B2" office:value-type="string">
            <text:p text:style-name="P281">/<text:span text:style-name="T191">addUser</text:span></text:p>
          </table:table-cell>
        </table:table-row>
        <table:table-row table:style-name="Table39.1">
          <table:table-cell table:style-name="Table39.A4" table:number-columns-spanned="2" office:value-type="string">
            <text:p text:style-name="P334">DESCRIPTION : This api is responsible <text:span text:style-name="T193">to add new user to the login table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334">Allowed Method</text:p>
          </table:table-cell>
          <table:table-cell table:style-name="Table39.B2" office:value-type="string">
            <text:p text:style-name="P341">POST</text:p>
          </table:table-cell>
        </table:table-row>
        <text:soft-page-break/>
        <table:table-row table:style-name="Table39.1">
          <table:table-cell table:style-name="Table39.A2" office:value-type="string">
            <text:p text:style-name="P346">Parameters</text:p>
          </table:table-cell>
          <table:table-cell table:style-name="Table39.B2" office:value-type="string">
            <text:p text:style-name="P346">Not Applicable</text:p>
          </table:table-cell>
        </table:table-row>
        <table:table-row table:style-name="Table39.1">
          <table:table-cell table:style-name="Table39.A2" office:value-type="string">
            <text:p text:style-name="P275">Header</text:p>
          </table:table-cell>
          <table:table-cell table:style-name="Table39.B2" office:value-type="string">
            <text:p text:style-name="P275">Not <text:span text:style-name="T119">Applicable</text:span></text:p>
          </table:table-cell>
        </table:table-row>
        <table:table-row table:style-name="Table39.1">
          <table:table-cell table:style-name="Table39.A2" office:value-type="string">
            <text:p text:style-name="P275">Body </text:p>
          </table:table-cell>
          <table:table-cell table:style-name="Table39.B2" office:value-type="string">
            <text:p text:style-name="P346">Applicable</text:p>
          </table:table-cell>
        </table:table-row>
        <table:table-row table:style-name="Table39.1">
          <table:table-cell table:style-name="Table39.A2" office:value-type="string">
            <text:p text:style-name="P275">Query Parameter</text:p>
          </table:table-cell>
          <table:table-cell table:style-name="Table39.B2" office:value-type="string">
            <text:p text:style-name="P275">Not <text:span text:style-name="T119">Applicable</text:span></text:p>
          </table:table-cell>
        </table:table-row>
        <table:table-row table:style-name="Table39.1">
          <table:table-cell table:style-name="Table39.A2" office:value-type="string">
            <text:p text:style-name="P275">Excepted Response</text:p>
          </table:table-cell>
          <table:table-cell table:style-name="Table39.B10" office:value-type="string">
            <text:p text:style-name="P506">Success response:</text:p>
            <text:p text:style-name="P507">{"msg":"User added successfully","resp":{"errMsg":"","status":"S"}}</text:p>
            <text:p text:style-name="P77"><text:span text:style-name="T126">Error Response</text:span><text:span text:style-name="T125">:</text:span></text:p>
            <text:p text:style-name="P603">{"msg":"","resp":{"errMsg":"<text:span text:style-name="T259">Error Msg</text:span>","status":"<text:span text:style-name="T259">E</text:span>"}}</text:p>
          </table:table-cell>
        </table:table-row>
        <table:table-row table:style-name="Table39.1">
          <table:table-cell table:style-name="Table39.A4" table:number-columns-spanned="2" office:value-type="string">
            <text:p text:style-name="P275">Pseudo Code:</text:p>
          </table:table-cell>
          <table:covered-table-cell/>
        </table:table-row>
        <table:table-row table:style-name="Table39.1">
          <table:table-cell table:style-name="Table39.A12" table:number-columns-spanned="2" office:value-type="string">
            <text:list xml:id="list165210053473586" text:continue-numbering="true" text:style-name="L1">
              <text:list-item>
                <text:p text:style-name="P541">Used insert the new user in login table</text:p>
              </text:list-item>
              <text:list-item>
                <text:p text:style-name="P520">Connect to database</text:p>
              </text:list-item>
              <text:list-item>
                <text:p text:style-name="P546">here we use <text:span text:style-name="T247">2</text:span> methods </text:p>
              </text:list-item>
              <text:list-item>
                <text:p text:style-name="P546">I. <text:a xlink:type="simple" xlink:href="#Table58|table" text:style-name="Internet_20_link" text:visited-style-name="Visited_20_Internet_20_Link">checkUserId()</text:a> - to check user id is present or not</text:p>
              </text:list-item>
              <text:list-item>
                <text:p text:style-name="P546">II.<text:a xlink:type="simple" xlink:href="#Table87|table" text:style-name="Internet_20_link" text:visited-style-name="Visited_20_Internet_20_Link">post</text:a><text:a xlink:type="simple" xlink:href="#Table87|table" text:style-name="Internet_20_link" text:visited-style-name="Visited_20_Internet_20_Link"><text:span text:style-name="T230">NewUser</text:span></text:a><text:a xlink:type="simple" xlink:href="#Table87|table" text:style-name="Internet_20_link" text:visited-style-name="Visited_20_Internet_20_Link">()</text:a> - if both finish the validation , if true means insert the data</text:p>
              </text:list-item>
              <text:list-item>
                <text:p text:style-name="P520">If no error occur, set the status as “S”</text:p>
              </text:list-item>
              <text:list-item>
                <text:p text:style-name="P520">If error occur, then set the status as “E”</text:p>
              </text:list-item>
              <text:list-item>
                <text:p text:style-name="P529">Marshall the data and write it on response.</text:p>
              </text:list-item>
            </text:list>
          </table:table-cell>
          <table:covered-table-cell/>
        </table:table-row>
      </table:table>
      <text:p text:style-name="P514"><text:span text:style-name="T1">2.2.</text:span><text:span text:style-name="T6">1</text:span><text:span text:style-name="T12">3</text:span><text:span text:style-name="T6"> </text:span><text:span text:style-name="T15">Quantity</text:span></text:p>
      <text:p text:style-name="P513"/>
      <table:table table:name="Table67" table:style-name="Table67">
        <table:table-column table:style-name="Table67.A"/>
        <table:table-column table:style-name="Table67.B"/>
        <table:table-row table:style-name="Table67.1">
          <table:table-cell table:style-name="Table67.A1" office:value-type="string">
            <text:p text:style-name="P598">Package Name</text:p>
          </table:table-cell>
          <table:table-cell table:style-name="Table67.B1" office:value-type="string">
            <text:p text:style-name="P598">package api</text:p>
          </table:table-cell>
        </table:table-row>
        <table:table-row table:style-name="Table67.1">
          <table:table-cell table:style-name="Table67.A2" office:value-type="string">
            <text:p text:style-name="P591">Method Name</text:p>
          </table:table-cell>
          <table:table-cell table:style-name="Table67.B2" office:value-type="string">
            <text:p text:style-name="P593">CheckQuantity</text:p>
          </table:table-cell>
        </table:table-row>
        <table:table-row table:style-name="Table67.1">
          <table:table-cell table:style-name="Table67.A2" office:value-type="string">
            <text:p text:style-name="P591">End Point</text:p>
          </table:table-cell>
          <table:table-cell table:style-name="Table67.B2" office:value-type="string">
            <text:p text:style-name="P592">/<text:span text:style-name="T191">addUser</text:span></text:p>
          </table:table-cell>
        </table:table-row>
        <table:table-row table:style-name="Table67.1">
          <table:table-cell table:style-name="Table67.A4" table:number-columns-spanned="2" office:value-type="string">
            <text:p text:style-name="P591">DESCRIPTION : This api is responsible <text:span text:style-name="T193">to </text:span><text:span text:style-name="T258">return the record of the medicine</text:span></text:p>
          </table:table-cell>
          <table:covered-table-cell/>
        </table:table-row>
        <table:table-row table:style-name="Table67.1">
          <table:table-cell table:style-name="Table67.A2" office:value-type="string">
            <text:p text:style-name="P591">Allowed Method</text:p>
          </table:table-cell>
          <table:table-cell table:style-name="Table67.B2" office:value-type="string">
            <text:p text:style-name="P594">POST</text:p>
          </table:table-cell>
        </table:table-row>
        <table:table-row table:style-name="Table67.1">
          <table:table-cell table:style-name="Table67.A2" office:value-type="string">
            <text:p text:style-name="P595">Parameters</text:p>
          </table:table-cell>
          <table:table-cell table:style-name="Table67.B2" office:value-type="string">
            <text:p text:style-name="P595">Not Applicable</text:p>
          </table:table-cell>
        </table:table-row>
        <table:table-row table:style-name="Table67.1">
          <table:table-cell table:style-name="Table67.A2" office:value-type="string">
            <text:p text:style-name="P596">Header</text:p>
          </table:table-cell>
          <table:table-cell table:style-name="Table67.B2" office:value-type="string">
            <text:p text:style-name="P596">Not <text:span text:style-name="T119">Applicable</text:span></text:p>
          </table:table-cell>
        </table:table-row>
        <table:table-row table:style-name="Table67.1">
          <table:table-cell table:style-name="Table67.A2" office:value-type="string">
            <text:p text:style-name="P596">Body </text:p>
          </table:table-cell>
          <table:table-cell table:style-name="Table67.B2" office:value-type="string">
            <text:p text:style-name="P595">Applicable</text:p>
          </table:table-cell>
        </table:table-row>
        <table:table-row table:style-name="Table67.1">
          <table:table-cell table:style-name="Table67.A2" office:value-type="string">
            <text:p text:style-name="P596">Query Parameter</text:p>
          </table:table-cell>
          <table:table-cell table:style-name="Table67.B2" office:value-type="string">
            <text:p text:style-name="P596">Not <text:span text:style-name="T119">Applicable</text:span></text:p>
          </table:table-cell>
        </table:table-row>
        <table:table-row table:style-name="Table67.1">
          <table:table-cell table:style-name="Table67.A2" office:value-type="string">
            <text:p text:style-name="P596">Excepted Response</text:p>
          </table:table-cell>
          <table:table-cell table:style-name="Table67.B10" office:value-type="string">
            <text:p text:style-name="P616">Success response:</text:p>
            <text:p text:style-name="P611">{</text:p>
            <text:p text:style-name="P611"><text:s text:c="4"/>"oneBillItem": {</text:p>
            <text:p text:style-name="P611"><text:s text:c="8"/>"medicineName": "Acetaminophen",</text:p>
            <text:p text:style-name="P611"><text:s text:c="8"/>"brand": "Tylenol",</text:p>
            <text:p text:style-name="P611"><text:s text:c="8"/>"quantity": 383,</text:p>
            <text:p text:style-name="P611"><text:s text:c="8"/>"unitPrice": 8</text:p>
            <text:p text:style-name="P611"><text:s text:c="4"/>},</text:p>
            <text:p text:style-name="P611"><text:s text:c="4"/>"resp": {</text:p>
            <text:p text:style-name="P611"><text:soft-page-break/><text:s text:c="8"/>"errMsg": "",</text:p>
            <text:p text:style-name="P611"><text:s text:c="8"/>"status": "S"</text:p>
            <text:p text:style-name="P611"><text:s text:c="4"/>}</text:p>
            <text:p text:style-name="P611">}</text:p>
            <text:p text:style-name="P601"><text:span text:style-name="T126">Error Response</text:span><text:span text:style-name="T125">:</text:span></text:p>
            <text:p text:style-name="P611">{</text:p>
            <text:p text:style-name="P611"><text:s text:c="4"/>"oneBillItem": {},</text:p>
            <text:p text:style-name="P611"><text:s text:c="4"/>"resp": {</text:p>
            <text:p text:style-name="P611"><text:s text:c="8"/>"errMsg": "<text:span text:style-name="T258">Error msg</text:span>",</text:p>
            <text:p text:style-name="P611"><text:s text:c="8"/>"status": "<text:span text:style-name="T258">E</text:span>"</text:p>
            <text:p text:style-name="P611"><text:s text:c="4"/>}</text:p>
            <text:p text:style-name="P611">}</text:p>
          </table:table-cell>
        </table:table-row>
        <table:table-row table:style-name="Table67.1">
          <table:table-cell table:style-name="Table67.A4" table:number-columns-spanned="2" office:value-type="string">
            <text:p text:style-name="P596">Pseudo Code:</text:p>
          </table:table-cell>
          <table:covered-table-cell/>
        </table:table-row>
        <table:table-row table:style-name="Table67.1">
          <table:table-cell table:style-name="Table67.A12" table:number-columns-spanned="2" office:value-type="string">
            <text:list xml:id="list165209465056000" text:continue-numbering="true" text:style-name="L1">
              <text:list-item>
                <text:p text:style-name="P543">Us<text:span text:style-name="T258">e to get record of medicine</text:span></text:p>
              </text:list-item>
              <text:list-item>
                <text:p text:style-name="P522">Connect to database</text:p>
              </text:list-item>
              <text:list-item>
                <text:p text:style-name="P547">here we use <text:span text:style-name="T258">1</text:span> methods </text:p>
              </text:list-item>
              <text:list-item>
                <text:p text:style-name="P547">I.<text:span text:style-name="T258">GetBillItemData()</text:span>- <text:span text:style-name="T258">retrun the medicine details q16 -table89</text:span></text:p>
              </text:list-item>
              <text:list-item>
                <text:p text:style-name="P522">If no error occur, set the status as “S”</text:p>
              </text:list-item>
              <text:list-item>
                <text:p text:style-name="P522">If error occur, then set the status as “E”</text:p>
              </text:list-item>
              <text:list-item>
                <text:p text:style-name="P531">Marshall the data and write it on response.</text:p>
              </text:list-item>
            </text:list>
          </table:table-cell>
          <table:covered-table-cell/>
        </table:table-row>
      </table:table>
      <text:p text:style-name="P513"/>
      <text:p text:style-name="P150"/>
      <text:p text:style-name="P76"><text:span text:style-name="T195">2.</text:span><text:span text:style-name="T196">3</text:span><text:span text:style-name="T195"> </text:span><text:span text:style-name="T196">Methods</text:span></text:p>
      <text:p text:style-name="P234"/>
      <text:p text:style-name="P173"><text:span text:style-name="T96">2.</text:span><text:span text:style-name="T95">3.1 </text:span><text:span text:style-name="T98">check</text:span><text:span text:style-name="T97">UserId</text:span><text:span text:style-name="T106">()</text:span></text:p>
      <text:p text:style-name="P382"/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425">Method Name</text:p>
          </table:table-cell>
          <table:table-cell table:style-name="Table58.A1" table:number-columns-spanned="2" office:value-type="string">
            <text:p text:style-name="P435">CheckUser<text:span text:style-name="T210">id</text:span></text:p>
          </table:table-cell>
          <table:covered-table-cell/>
        </table:table-row>
        <table:table-row table:style-name="Table58.2">
          <table:table-cell table:style-name="Table58.A1" table:number-columns-spanned="3" office:value-type="string">
            <text:p text:style-name="P446">Description: <text:s text:c="3"/>This method is <text:span text:style-name="T210">used to check whether user entered user id present in database,if present means it return the password for userid.</text:span></text:p>
          </table:table-cell>
          <table:covered-table-cell/>
          <table:covered-table-cell/>
        </table:table-row>
        <table:table-row table:style-name="Table58.3">
          <table:table-cell table:style-name="Table58.A1" table:number-rows-spanned="2" office:value-type="string">
            <text:p text:style-name="P447">Parameter</text:p>
          </table:table-cell>
          <table:table-cell table:style-name="Table58.A1" office:value-type="string">
            <text:p text:style-name="P467">variables</text:p>
          </table:table-cell>
          <table:table-cell table:style-name="Table58.A1" office:value-type="string">
            <text:p text:style-name="P372"><text:span text:style-name="T118">D</text:span><text:span text:style-name="T117">ata</text:span><text:span text:style-name="T118">t</text:span><text:span text:style-name="T117">ypes</text:span></text:p>
          </table:table-cell>
        </table:table-row>
        <table:table-row table:style-name="Table58.4">
          <table:covered-table-cell table:style-name="Table58.A1"/>
          <table:table-cell table:style-name="Table58.B4" office:value-type="string">
            <text:p text:style-name="P477">user_id</text:p>
          </table:table-cell>
          <table:table-cell table:style-name="Table58.B4" office:value-type="string">
            <text:p text:style-name="P477">Strin<text:span text:style-name="T211">g</text:span></text:p>
          </table:table-cell>
        </table:table-row>
        <table:table-row table:style-name="Table58.5">
          <table:table-cell table:style-name="Table58.A1" office:value-type="string">
            <text:p text:style-name="P447">return values</text:p>
          </table:table-cell>
          <table:table-cell table:style-name="Table58.A1" table:number-columns-spanned="2" office:value-type="string">
            <text:p text:style-name="P491"><text:span text:style-name="T211">Password</text:span> , <text:span text:style-name="T211">nil(no data)</text:span></text:p>
          </table:table-cell>
          <table:covered-table-cell/>
        </table:table-row>
        <table:table-row table:style-name="Table58.6">
          <table:table-cell table:style-name="Table58.A1" table:number-columns-spanned="3" office:value-type="string">
            <text:p text:style-name="P447">Psuedo code</text:p>
          </table:table-cell>
          <table:covered-table-cell/>
          <table:covered-table-cell/>
        </table:table-row>
        <table:table-row table:style-name="Table58.7">
          <table:table-cell table:style-name="Table58.A7" table:number-columns-spanned="3" office:value-type="string">
            <text:list xml:id="list3194692878" text:style-name="WWNum10">
              <text:list-item>
                <text:p text:style-name="P562"><text:span text:style-name="T144">This method receives </text:span><text:span text:style-name="Internet_20_link"><text:span text:style-name="T164">loginReq_struct</text:span></text:span><text:span text:style-name="T144"> as parameter</text:span></text:p>
              </text:list-item>
              <text:list-item>
                <text:p text:style-name="P563"><text:span text:style-name="T144">Execute </text:span><text:a xlink:type="simple" xlink:href="#Table7|table" text:style-name="Internet_20_link" text:visited-style-name="Visited_20_Internet_20_Link"><text:span text:style-name="Internet_20_link"><text:span text:style-name="T144">Query</text:span></text:span></text:a><text:a xlink:type="simple" xlink:href="#Table7|table" text:style-name="Internet_20_link" text:visited-style-name="Visited_20_Internet_20_Link"><text:span text:style-name="Internet_20_link"><text:span text:style-name="T145">1</text:span></text:span></text:a><text:span text:style-name="T144"> to </text:span><text:span text:style-name="T145">check whether user entered userid present or not , if present it will return password saved in database for that userid</text:span><text:span text:style-name="T144"> </text:span></text:p>
              </text:list-item>
              <text:list-item>
                <text:p text:style-name="P550">Then returns the password</text:p>
              </text:list-item>
              <text:list-item>
                <text:p text:style-name="P550">if it returns no data , then error msg is userId <text:s/>not found</text:p>
              </text:list-item>
            </text:list>
            <text:p text:style-name="P163"/>
          </table:table-cell>
          <table:covered-table-cell/>
          <table:covered-table-cell/>
        </table:table-row>
      </table:table>
      <text:p text:style-name="P152"/>
      <text:p text:style-name="P174"><text:span text:style-name="T96">2.</text:span><text:span text:style-name="T95">3.</text:span><text:span text:style-name="T100">2</text:span><text:span text:style-name="T95"> </text:span><text:span text:style-name="T98">chec</text:span><text:span text:style-name="T99">kPassword</text:span><text:span text:style-name="T106">()</text:span></text:p>
      <text:p text:style-name="P383"/>
      <table:table table:name="Table79" table:style-name="Table79">
        <table:table-column table:style-name="Table79.A"/>
        <table:table-column table:style-name="Table79.B"/>
        <table:table-column table:style-name="Table79.C"/>
        <text:soft-page-break/>
        <table:table-row table:style-name="Table79.1">
          <table:table-cell table:style-name="Table79.A1" office:value-type="string">
            <text:p text:style-name="P426">Method Name</text:p>
          </table:table-cell>
          <table:table-cell table:style-name="Table79.A1" table:number-columns-spanned="2" office:value-type="string">
            <text:p text:style-name="P436">Chec<text:span text:style-name="T211">kPassword</text:span></text:p>
          </table:table-cell>
          <table:covered-table-cell/>
        </table:table-row>
        <table:table-row table:style-name="Table79.2">
          <table:table-cell table:style-name="Table79.A1" table:number-columns-spanned="3" office:value-type="string">
            <text:p text:style-name="P448">Description: <text:s text:c="3"/>This method is <text:span text:style-name="T210">used to check whether user entered </text:span><text:span text:style-name="T211">password is equal to password present in database</text:span></text:p>
          </table:table-cell>
          <table:covered-table-cell/>
          <table:covered-table-cell/>
        </table:table-row>
        <table:table-row table:style-name="Table79.3">
          <table:table-cell table:style-name="Table79.A1" table:number-rows-spanned="2" office:value-type="string">
            <text:p text:style-name="P449">Parameter</text:p>
          </table:table-cell>
          <table:table-cell table:style-name="Table79.A1" office:value-type="string">
            <text:p text:style-name="P468">variables</text:p>
          </table:table-cell>
          <table:table-cell table:style-name="Table79.A1" office:value-type="string">
            <text:p text:style-name="P373"><text:span text:style-name="T118">D</text:span><text:span text:style-name="T117">ata</text:span><text:span text:style-name="T118">t</text:span><text:span text:style-name="T117">ypes</text:span></text:p>
          </table:table-cell>
        </table:table-row>
        <table:table-row table:style-name="Table79.1">
          <table:covered-table-cell table:style-name="Table79.A1"/>
          <table:table-cell table:style-name="Table79.B4" office:value-type="string">
            <text:p text:style-name="P479">password</text:p>
          </table:table-cell>
          <table:table-cell table:style-name="Table79.B4" office:value-type="string">
            <text:p text:style-name="P478">Strin<text:span text:style-name="T211">g</text:span></text:p>
          </table:table-cell>
        </table:table-row>
        <table:table-row table:style-name="Table79.5">
          <table:table-cell table:style-name="Table79.A1" office:value-type="string">
            <text:p text:style-name="P449">return values</text:p>
          </table:table-cell>
          <table:table-cell table:style-name="Table79.A1" table:number-columns-spanned="2" office:value-type="string">
            <text:p text:style-name="P492">True,false</text:p>
          </table:table-cell>
          <table:covered-table-cell/>
        </table:table-row>
        <table:table-row table:style-name="Table79.6">
          <table:table-cell table:style-name="Table79.A1" table:number-columns-spanned="3" office:value-type="string">
            <text:p text:style-name="P449">Psuedo code</text:p>
          </table:table-cell>
          <table:covered-table-cell/>
          <table:covered-table-cell/>
        </table:table-row>
        <table:table-row table:style-name="Table79.7">
          <table:table-cell table:style-name="Table79.A7" table:number-columns-spanned="3" office:value-type="string">
            <text:list xml:id="list165210355211274" text:continue-numbering="true" text:style-name="WWNum10">
              <text:list-item>
                <text:p text:style-name="P564"><text:span text:style-name="T144">This method receives </text:span><text:span text:style-name="Internet_20_link"><text:span text:style-name="T165">password</text:span></text:span><text:span text:style-name="T144"> as parameter</text:span></text:p>
              </text:list-item>
              <text:list-item>
                <text:p text:style-name="P551">this method validate logic to campare the user entered password with password get from checkUserid method</text:p>
              </text:list-item>
              <text:list-item>
                <text:p text:style-name="P576"><text:span text:style-name="T144">Then returns the </text:span><text:span text:style-name="T146">ture or false</text:span></text:p>
              </text:list-item>
              <text:list-item>
                <text:p text:style-name="P551">if false means error msg is invalid password</text:p>
              </text:list-item>
            </text:list>
            <text:p text:style-name="P164"/>
          </table:table-cell>
          <table:covered-table-cell/>
          <table:covered-table-cell/>
        </table:table-row>
      </table:table>
      <text:p text:style-name="P153"/>
      <text:p text:style-name="P175"><text:span text:style-name="T96">2.</text:span><text:span text:style-name="T95">3.</text:span><text:span text:style-name="T101">3</text:span><text:span text:style-name="T95"> </text:span><text:span text:style-name="T100">postLoginHistory</text:span><text:span text:style-name="T106">()</text:span></text:p>
      <text:p text:style-name="P384"/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427">Method Name</text:p>
          </table:table-cell>
          <table:table-cell table:style-name="Table80.A1" table:number-columns-spanned="2" office:value-type="string">
            <text:p text:style-name="P437">PostLoginHistory</text:p>
          </table:table-cell>
          <table:covered-table-cell/>
        </table:table-row>
        <table:table-row table:style-name="Table80.2">
          <table:table-cell table:style-name="Table80.A1" table:number-columns-spanned="3" office:value-type="string">
            <text:p text:style-name="P450">Description: <text:s text:c="3"/>This method is <text:span text:style-name="T210">used to </text:span><text:span text:style-name="T212">insert the login data in login history table</text:span></text:p>
          </table:table-cell>
          <table:covered-table-cell/>
          <table:covered-table-cell/>
        </table:table-row>
        <table:table-row table:style-name="Table80.3">
          <table:table-cell table:style-name="Table80.A1" table:number-rows-spanned="3" office:value-type="string">
            <text:p text:style-name="P451">Parameter</text:p>
          </table:table-cell>
          <table:table-cell table:style-name="Table80.A1" office:value-type="string">
            <text:p text:style-name="P469">variables</text:p>
          </table:table-cell>
          <table:table-cell table:style-name="Table80.A1" office:value-type="string">
            <text:p text:style-name="P374"><text:span text:style-name="T118">D</text:span><text:span text:style-name="T117">ata</text:span><text:span text:style-name="T118">t</text:span><text:span text:style-name="T117">ypes</text:span></text:p>
          </table:table-cell>
        </table:table-row>
        <table:table-row table:style-name="Table80.4">
          <table:covered-table-cell table:style-name="Table80.A1"/>
          <table:table-cell table:style-name="Table80.B4" office:value-type="string">
            <text:p text:style-name="P480">boolValue</text:p>
          </table:table-cell>
          <table:table-cell table:style-name="Table80.B4" office:value-type="string">
            <text:p text:style-name="P480">Bollean</text:p>
          </table:table-cell>
        </table:table-row>
        <table:table-row table:style-name="Table80.4">
          <table:covered-table-cell table:style-name="Table80.A1"/>
          <table:table-cell table:style-name="Table80.B5" office:value-type="string">
            <text:p text:style-name="P488">loginReq</text:p>
          </table:table-cell>
          <table:table-cell table:style-name="Table80.B5" office:value-type="string">
            <text:p text:style-name="P488">loginreqStruct</text:p>
          </table:table-cell>
        </table:table-row>
        <table:table-row table:style-name="Table80.6">
          <table:table-cell table:style-name="Table80.A1" office:value-type="string">
            <text:p text:style-name="P451">return values</text:p>
          </table:table-cell>
          <table:table-cell table:style-name="Table80.A1" table:number-columns-spanned="2" office:value-type="string">
            <text:p text:style-name="P492">response_struct</text:p>
          </table:table-cell>
          <table:covered-table-cell/>
        </table:table-row>
        <table:table-row table:style-name="Table80.7">
          <table:table-cell table:style-name="Table80.A1" table:number-columns-spanned="3" office:value-type="string">
            <text:p text:style-name="P451">Psuedo code</text:p>
          </table:table-cell>
          <table:covered-table-cell/>
          <table:covered-table-cell/>
        </table:table-row>
        <table:table-row table:style-name="Table80.8">
          <table:table-cell table:style-name="Table80.A8" table:number-columns-spanned="3" office:value-type="string">
            <text:list xml:id="list165208806967721" text:continue-numbering="true" text:style-name="WWNum10">
              <text:list-item>
                <text:p text:style-name="P565"><text:span text:style-name="T144">This method receives </text:span><text:span text:style-name="Internet_20_link"><text:span text:style-name="T165">boolValue </text:span></text:span><text:span text:style-name="Internet_20_link"><text:span text:style-name="T166">and loginReqStruct </text:span></text:span><text:span text:style-name="T144"><text:s/>as parameter</text:span></text:p>
              </text:list-item>
              <text:list-item>
                <text:p text:style-name="P552">if the boolvalue is true , it will insert the data present in loginReq Struct</text:p>
              </text:list-item>
              <text:list-item>
                <text:p text:style-name="P565"><text:span text:style-name="T144">Execute </text:span><text:a xlink:type="simple" xlink:href="#Table9|table" text:style-name="Internet_20_link" text:visited-style-name="Visited_20_Internet_20_Link"><text:span text:style-name="Internet_20_link"><text:span text:style-name="T144">Query</text:span></text:span></text:a><text:a xlink:type="simple" xlink:href="#Table9|table" text:style-name="Internet_20_link" text:visited-style-name="Visited_20_Internet_20_Link"><text:span text:style-name="Internet_20_link"><text:span text:style-name="T159">4</text:span></text:span></text:a><text:span text:style-name="T144"> to </text:span><text:span text:style-name="T146">insert the login data in login history table in database</text:span></text:p>
              </text:list-item>
              <text:list-item>
                <text:p text:style-name="P577"><text:span text:style-name="T144">Then returns the </text:span><text:span text:style-name="T146">response struct</text:span></text:p>
              </text:list-item>
            </text:list>
            <text:p text:style-name="P165"/>
          </table:table-cell>
          <table:covered-table-cell/>
          <table:covered-table-cell/>
        </table:table-row>
      </table:table>
      <text:p text:style-name="P153"/>
      <text:p text:style-name="P176"><text:span text:style-name="T96">2.</text:span><text:span text:style-name="T95">3.</text:span><text:span text:style-name="T101">4</text:span><text:span text:style-name="T95"> <text:s/></text:span><text:span text:style-name="T102">getTotalSales</text:span><text:span text:style-name="T106">()</text:span></text:p>
      <text:p text:style-name="P385"/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428">Method Name</text:p>
          </table:table-cell>
          <table:table-cell table:style-name="Table81.A1" table:number-columns-spanned="2" office:value-type="string">
            <text:p text:style-name="P439">GetTotalSales</text:p>
          </table:table-cell>
          <table:covered-table-cell/>
        </table:table-row>
        <table:table-row table:style-name="Table81.2">
          <table:table-cell table:style-name="Table81.A1" table:number-columns-spanned="3" office:value-type="string">
            <text:p text:style-name="P452">Description: <text:s text:c="3"/>This method is <text:span text:style-name="T210">used to </text:span><text:span text:style-name="T213">get </text:span><text:span text:style-name="T214">sum of </text:span><text:span text:style-name="T213">the total </text:span><text:span text:style-name="T214">sales </text:span></text:p>
          </table:table-cell>
          <table:covered-table-cell/>
          <table:covered-table-cell/>
        </table:table-row>
        <table:table-row table:style-name="Table81.3">
          <table:table-cell table:style-name="Table81.A1" table:number-rows-spanned="2" office:value-type="string">
            <text:p text:style-name="P453">Parameter</text:p>
          </table:table-cell>
          <table:table-cell table:style-name="Table81.A1" office:value-type="string">
            <text:p text:style-name="P470">variables</text:p>
          </table:table-cell>
          <table:table-cell table:style-name="Table81.A1" office:value-type="string">
            <text:p text:style-name="P375"><text:span text:style-name="T118">D</text:span><text:span text:style-name="T117">ata</text:span><text:span text:style-name="T118">t</text:span><text:span text:style-name="T117">ypes</text:span></text:p>
          </table:table-cell>
        </table:table-row>
        <table:table-row table:style-name="Table81.4">
          <table:covered-table-cell table:style-name="Table81.A1"/>
          <table:table-cell table:style-name="Table81.B4" office:value-type="string">
            <text:p text:style-name="P481">-</text:p>
          </table:table-cell>
          <table:table-cell table:style-name="Table81.B4" office:value-type="string">
            <text:p text:style-name="P481">-</text:p>
          </table:table-cell>
        </table:table-row>
        <table:table-row table:style-name="Table81.5">
          <table:table-cell table:style-name="Table81.A1" office:value-type="string">
            <text:p text:style-name="P453">return values</text:p>
          </table:table-cell>
          <table:table-cell table:style-name="Table81.A1" table:number-columns-spanned="2" office:value-type="string">
            <text:p text:style-name="P495">Total sales</text:p>
          </table:table-cell>
          <table:covered-table-cell/>
        </table:table-row>
        <table:table-row table:style-name="Table81.6">
          <table:table-cell table:style-name="Table81.A1" table:number-columns-spanned="3" office:value-type="string">
            <text:p text:style-name="P453">Psuedo code</text:p>
          </table:table-cell>
          <table:covered-table-cell/>
          <table:covered-table-cell/>
        </table:table-row>
        <text:soft-page-break/>
        <table:table-row table:style-name="Table81.7">
          <table:table-cell table:style-name="Table81.A7" table:number-columns-spanned="3" office:value-type="string">
            <text:list xml:id="list165210692349607" text:continue-numbering="true" text:style-name="WWNum10">
              <text:list-item>
                <text:p text:style-name="P566"><text:span text:style-name="T144">Execute </text:span><text:a xlink:type="simple" xlink:href="#Table19|table" text:style-name="Internet_20_link" text:visited-style-name="Visited_20_Internet_20_Link"><text:span text:style-name="Internet_20_link"><text:span text:style-name="T144">Query</text:span></text:span></text:a><text:a xlink:type="simple" xlink:href="#Table19|table" text:style-name="Internet_20_link" text:visited-style-name="Visited_20_Internet_20_Link"><text:span text:style-name="Internet_20_link"><text:span text:style-name="T158">22</text:span></text:span></text:a><text:span text:style-name="T144"> to </text:span><text:span text:style-name="T147">get the sum of the net_price from the </text:span><text:span text:style-name="T148">bill master table in database</text:span></text:p>
              </text:list-item>
              <text:list-item>
                <text:p text:style-name="P566"><text:span text:style-name="T149">Then returns the </text:span><text:span text:style-name="T148">total sales</text:span></text:p>
              </text:list-item>
            </text:list>
            <text:p text:style-name="P166"/>
          </table:table-cell>
          <table:covered-table-cell/>
          <table:covered-table-cell/>
        </table:table-row>
      </table:table>
      <text:p text:style-name="P154"/>
      <text:p text:style-name="P179"><text:span text:style-name="T96">2.</text:span><text:span text:style-name="T95">3.</text:span><text:span text:style-name="T103">5</text:span><text:span text:style-name="T95"> </text:span><text:span text:style-name="T103">getCurrentInValue</text:span><text:span text:style-name="T106">()</text:span></text:p>
      <text:p text:style-name="P386"/>
      <table:table table:name="Table82" table:style-name="Table82">
        <table:table-column table:style-name="Table82.A"/>
        <table:table-column table:style-name="Table82.B"/>
        <table:table-column table:style-name="Table82.C"/>
        <table:table-row table:style-name="Table82.1">
          <table:table-cell table:style-name="Table82.A1" office:value-type="string">
            <text:p text:style-name="P429">Method Name</text:p>
          </table:table-cell>
          <table:table-cell table:style-name="Table82.A1" table:number-columns-spanned="2" office:value-type="string">
            <text:p text:style-name="P440">GetCurrentInValue</text:p>
          </table:table-cell>
          <table:covered-table-cell/>
        </table:table-row>
        <table:table-row table:style-name="Table82.2">
          <table:table-cell table:style-name="Table82.A1" table:number-columns-spanned="3" office:value-type="string">
            <text:p text:style-name="P454">Description: <text:s text:c="3"/>This method is <text:span text:style-name="T210">used to </text:span><text:span text:style-name="T214">get the sum of the quantity <text:s/>* <text:s/>unit_price from stock table</text:span></text:p>
          </table:table-cell>
          <table:covered-table-cell/>
          <table:covered-table-cell/>
        </table:table-row>
        <table:table-row table:style-name="Table82.3">
          <table:table-cell table:style-name="Table82.A1" table:number-rows-spanned="2" office:value-type="string">
            <text:p text:style-name="P455">Parameter</text:p>
          </table:table-cell>
          <table:table-cell table:style-name="Table82.A1" office:value-type="string">
            <text:p text:style-name="P471">variables</text:p>
          </table:table-cell>
          <table:table-cell table:style-name="Table82.A1" office:value-type="string">
            <text:p text:style-name="P376"><text:span text:style-name="T118">D</text:span><text:span text:style-name="T117">ata</text:span><text:span text:style-name="T118">t</text:span><text:span text:style-name="T117">ypes</text:span></text:p>
          </table:table-cell>
        </table:table-row>
        <table:table-row table:style-name="Table82.4">
          <table:covered-table-cell table:style-name="Table82.A1"/>
          <table:table-cell table:style-name="Table82.B4" office:value-type="string">
            <text:p text:style-name="P482">-</text:p>
          </table:table-cell>
          <table:table-cell table:style-name="Table82.B4" office:value-type="string">
            <text:p text:style-name="P482">-</text:p>
          </table:table-cell>
        </table:table-row>
        <table:table-row table:style-name="Table82.5">
          <table:table-cell table:style-name="Table82.A1" office:value-type="string">
            <text:p text:style-name="P455">return values</text:p>
          </table:table-cell>
          <table:table-cell table:style-name="Table82.A1" table:number-columns-spanned="2" office:value-type="string">
            <text:p text:style-name="P495">TotalCurrentInValue</text:p>
          </table:table-cell>
          <table:covered-table-cell/>
        </table:table-row>
        <table:table-row table:style-name="Table82.6">
          <table:table-cell table:style-name="Table82.A1" table:number-columns-spanned="3" office:value-type="string">
            <text:p text:style-name="P455">Psuedo code</text:p>
          </table:table-cell>
          <table:covered-table-cell/>
          <table:covered-table-cell/>
        </table:table-row>
        <table:table-row table:style-name="Table82.7">
          <table:table-cell table:style-name="Table82.A7" table:number-columns-spanned="3" office:value-type="string">
            <text:list xml:id="list165209078868711" text:continue-numbering="true" text:style-name="WWNum10">
              <text:list-item>
                <text:p text:style-name="P566"><text:span text:style-name="T144">Execute </text:span><text:a xlink:type="simple" xlink:href="#Table20|table" text:style-name="Internet_20_link" text:visited-style-name="Visited_20_Internet_20_Link"><text:span text:style-name="Internet_20_link"><text:span text:style-name="T144">Query</text:span></text:span></text:a><text:a xlink:type="simple" xlink:href="#Table20|table" text:style-name="Internet_20_link" text:visited-style-name="Visited_20_Internet_20_Link"><text:span text:style-name="Internet_20_link"><text:span text:style-name="T158">23</text:span></text:span></text:a><text:span text:style-name="T144"> to </text:span><text:span text:style-name="T147">get the sum of th</text:span><text:span text:style-name="T148">e quantity * unit_price from stock table in database</text:span></text:p>
              </text:list-item>
              <text:list-item>
                <text:p text:style-name="P578"><text:span text:style-name="T144">Then returns the </text:span><text:span text:style-name="T148">total current inventry value</text:span></text:p>
              </text:list-item>
            </text:list>
            <text:p text:style-name="P167"/>
          </table:table-cell>
          <table:covered-table-cell/>
          <table:covered-table-cell/>
        </table:table-row>
      </table:table>
      <text:p text:style-name="P157"/>
      <text:p text:style-name="P177"><text:span text:style-name="T96">2.</text:span><text:span text:style-name="T95">3.</text:span><text:span text:style-name="T105">6</text:span><text:span text:style-name="T95"> </text:span><text:span text:style-name="T104">CheckStock</text:span><text:span text:style-name="T106">()</text:span></text:p>
      <text:p text:style-name="P387"/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430">Method Name</text:p>
          </table:table-cell>
          <table:table-cell table:style-name="Table41.A1" table:number-columns-spanned="2" office:value-type="string" table:protected="true">
            <text:p text:style-name="P441">CheckStock</text:p>
          </table:table-cell>
          <table:covered-table-cell/>
        </table:table-row>
        <table:table-row table:style-name="Table41.2">
          <table:table-cell table:style-name="Table41.A1" table:number-columns-spanned="3" office:value-type="string" table:protected="true">
            <text:p text:style-name="P456">Description: <text:s text:c="3"/>This method is <text:span text:style-name="T210">used t</text:span><text:span text:style-name="T215">o check whether the stock already present or not</text:span></text:p>
          </table:table-cell>
          <table:covered-table-cell/>
          <table:covered-table-cell/>
        </table:table-row>
        <table:table-row table:style-name="Table41.3">
          <table:table-cell table:style-name="Table41.A1" table:number-rows-spanned="2" office:value-type="string">
            <text:p text:style-name="P457">Parameter</text:p>
          </table:table-cell>
          <table:table-cell table:style-name="Table41.A1" office:value-type="string">
            <text:p text:style-name="P472">variables</text:p>
          </table:table-cell>
          <table:table-cell table:style-name="Table41.A1" office:value-type="string">
            <text:p text:style-name="P377"><text:span text:style-name="T118">D</text:span><text:span text:style-name="T117">ata</text:span><text:span text:style-name="T118">t</text:span><text:span text:style-name="T117">ypes</text:span></text:p>
          </table:table-cell>
        </table:table-row>
        <table:table-row table:style-name="Table41.4">
          <table:covered-table-cell table:style-name="Table41.A1"/>
          <table:table-cell table:style-name="Table41.B4" office:value-type="string">
            <text:p text:style-name="P484">MedicineName</text:p>
            <text:p text:style-name="P484">Brand</text:p>
          </table:table-cell>
          <table:table-cell table:style-name="Table41.B4" office:value-type="string">
            <text:p text:style-name="P484">String</text:p>
            <text:p text:style-name="P484">String</text:p>
          </table:table-cell>
        </table:table-row>
        <table:table-row table:style-name="Table41.5">
          <table:table-cell table:style-name="Table41.A1" office:value-type="string">
            <text:p text:style-name="P457">return values</text:p>
          </table:table-cell>
          <table:table-cell table:style-name="Table41.A1" table:number-columns-spanned="2" office:value-type="string">
            <text:p text:style-name="P496">response_struct</text:p>
          </table:table-cell>
          <table:covered-table-cell/>
        </table:table-row>
        <table:table-row table:style-name="Table41.6">
          <table:table-cell table:style-name="Table41.A1" table:number-columns-spanned="3" office:value-type="string">
            <text:p text:style-name="P457">Psuedo code</text:p>
          </table:table-cell>
          <table:covered-table-cell/>
          <table:covered-table-cell/>
        </table:table-row>
        <table:table-row table:style-name="Table41.7">
          <table:table-cell table:style-name="Table41.A7" table:number-columns-spanned="3" office:value-type="string">
            <text:list xml:id="list165210438328888" text:continue-numbering="true" text:style-name="WWNum10">
              <text:list-item>
                <text:p text:style-name="P555">This method is used to validate the new stock is already present or not</text:p>
              </text:list-item>
              <text:list-item>
                <text:p text:style-name="P567"><text:span text:style-name="T144">Execute </text:span><text:a xlink:type="simple" xlink:href="#Table28|table" text:style-name="Internet_20_link" text:visited-style-name="Visited_20_Internet_20_Link"><text:span text:style-name="Internet_20_link"><text:span text:style-name="T144">Query</text:span></text:span></text:a><text:a xlink:type="simple" xlink:href="#Table28|table" text:style-name="Internet_20_link" text:visited-style-name="Visited_20_Internet_20_Link"><text:span text:style-name="Internet_20_link"><text:span text:style-name="T148">1</text:span></text:span></text:a><text:a xlink:type="simple" xlink:href="#Table28|table" text:style-name="Internet_20_link" text:visited-style-name="Visited_20_Internet_20_Link"><text:span text:style-name="Internet_20_link"><text:span text:style-name="T150">9</text:span></text:span></text:a><text:a xlink:type="simple" xlink:href="#Table28|table" text:style-name="Internet_20_link" text:visited-style-name="Visited_20_Internet_20_Link"><text:span text:style-name="T239"> </text:span></text:a><text:span text:style-name="T144">to </text:span><text:span text:style-name="T150">check data </text:span></text:p>
              </text:list-item>
              <text:list-item>
                <text:p text:style-name="P555">if data present means error msg stock item already present</text:p>
              </text:list-item>
              <text:list-item>
                <text:p text:style-name="P555">if no data addstock() method will be called</text:p>
              </text:list-item>
              <text:list-item>
                <text:p text:style-name="P579"><text:span text:style-name="T144">Then returns the </text:span><text:span text:style-name="T150">response struct</text:span></text:p>
              </text:list-item>
            </text:list>
            <text:p text:style-name="P168"/>
          </table:table-cell>
          <table:covered-table-cell/>
          <table:covered-table-cell/>
        </table:table-row>
      </table:table>
      <text:p text:style-name="P158"/>
      <text:p text:style-name="P178"><text:span text:style-name="T96">2.</text:span><text:span text:style-name="T95">3.</text:span><text:span text:style-name="T106">7 </text:span><text:span text:style-name="T107">addMedicineMaster</text:span><text:span text:style-name="T106">()</text:span></text:p>
      <text:p text:style-name="P388"/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431">Method Name</text:p>
          </table:table-cell>
          <table:table-cell table:style-name="Table42.A1" table:number-columns-spanned="2" office:value-type="string">
            <text:p text:style-name="P442">Add<text:span text:style-name="T217">MedcineMaster</text:span></text:p>
          </table:table-cell>
          <table:covered-table-cell/>
        </table:table-row>
        <table:table-row table:style-name="Table42.2">
          <table:table-cell table:style-name="Table42.A1" table:number-columns-spanned="3" office:value-type="string">
            <text:p text:style-name="P458">Description: <text:s text:c="3"/>This method is <text:span text:style-name="T210">used to </text:span><text:span text:style-name="T216">insert the new stock to medicine master </text:span></text:p>
          </table:table-cell>
          <table:covered-table-cell/>
          <table:covered-table-cell/>
        </table:table-row>
        <table:table-row table:style-name="Table42.3">
          <table:table-cell table:style-name="Table42.A1" table:number-rows-spanned="2" office:value-type="string">
            <text:p text:style-name="P459">Parameter</text:p>
          </table:table-cell>
          <table:table-cell table:style-name="Table42.A1" office:value-type="string">
            <text:p text:style-name="P473">variables</text:p>
          </table:table-cell>
          <table:table-cell table:style-name="Table42.A1" office:value-type="string">
            <text:p text:style-name="P378"><text:span text:style-name="T118">D</text:span><text:span text:style-name="T117">ata</text:span><text:span text:style-name="T118">t</text:span><text:span text:style-name="T117">ypes</text:span></text:p>
          </table:table-cell>
        </table:table-row>
        <table:table-row table:style-name="Table42.4">
          <table:covered-table-cell table:style-name="Table42.A1"/>
          <table:table-cell table:style-name="Table42.B4" office:value-type="string">
            <text:p text:style-name="P485">MedcineName</text:p>
            <text:p text:style-name="P485">Brand</text:p>
          </table:table-cell>
          <table:table-cell table:style-name="Table42.B4" office:value-type="string">
            <text:p text:style-name="P485">String</text:p>
            <text:p text:style-name="P485">String</text:p>
          </table:table-cell>
        </table:table-row>
        <text:soft-page-break/>
        <table:table-row table:style-name="Table42.1">
          <table:table-cell table:style-name="Table42.A1" office:value-type="string">
            <text:p text:style-name="P459">return values</text:p>
          </table:table-cell>
          <table:table-cell table:style-name="Table42.A1" table:number-columns-spanned="2" office:value-type="string">
            <text:p text:style-name="P497">response_struct</text:p>
          </table:table-cell>
          <table:covered-table-cell/>
        </table:table-row>
        <table:table-row table:style-name="Table42.2">
          <table:table-cell table:style-name="Table42.A1" table:number-columns-spanned="3" office:value-type="string">
            <text:p text:style-name="P459">Psuedo code</text:p>
          </table:table-cell>
          <table:covered-table-cell/>
          <table:covered-table-cell/>
        </table:table-row>
        <table:table-row table:style-name="Table42.7">
          <table:table-cell table:style-name="Table42.A7" table:number-columns-spanned="3" office:value-type="string">
            <text:list xml:id="list165208889430325" text:continue-numbering="true" text:style-name="WWNum10">
              <text:list-item>
                <text:p text:style-name="P584"><text:span text:style-name="T144">This method is used to </text:span><text:span text:style-name="T151">add new stock </text:span><text:span text:style-name="T152">in medicine master table in database</text:span></text:p>
              </text:list-item>
              <text:list-item>
                <text:p text:style-name="P567"><text:span text:style-name="T144">Execute </text:span><text:a xlink:type="simple" xlink:href="#Table7.1|table" text:style-name="Internet_20_link" text:visited-style-name="Visited_20_Internet_20_Link"><text:span text:style-name="Internet_20_link"><text:span text:style-name="T144">Query</text:span></text:span></text:a><text:a xlink:type="simple" xlink:href="#Table7.1|table" text:style-name="Internet_20_link" text:visited-style-name="Visited_20_Internet_20_Link"><text:span text:style-name="Internet_20_link"><text:span text:style-name="T154">7.</text:span></text:span></text:a><text:a xlink:type="simple" xlink:href="#Table7.1|table" text:style-name="Internet_20_link" text:visited-style-name="Visited_20_Internet_20_Link"><text:span text:style-name="Internet_20_link"><text:span text:style-name="T157">1</text:span></text:span></text:a><text:span text:style-name="T144"> to </text:span><text:span text:style-name="T150">check data </text:span></text:p>
              </text:list-item>
              <text:list-item>
                <text:p text:style-name="P579"><text:span text:style-name="T144">Then returns the </text:span><text:span text:style-name="T150">response struct</text:span></text:p>
              </text:list-item>
            </text:list>
            <text:p text:style-name="P168"/>
          </table:table-cell>
          <table:covered-table-cell/>
          <table:covered-table-cell/>
        </table:table-row>
      </table:table>
      <text:p text:style-name="P159"/>
      <text:p text:style-name="P180"><text:span text:style-name="T96">2.</text:span><text:span text:style-name="T95">3.</text:span><text:span text:style-name="T107">8</text:span><text:span text:style-name="T106"> </text:span><text:span text:style-name="T107">getNew</text:span><text:span text:style-name="T108">MedicineId</text:span><text:span text:style-name="T106">()</text:span></text:p>
      <text:p text:style-name="P389"/>
      <table:table table:name="Table83" table:style-name="Table83">
        <table:table-column table:style-name="Table83.A"/>
        <table:table-column table:style-name="Table83.B"/>
        <table:table-column table:style-name="Table83.C"/>
        <table:table-row table:style-name="Table83.1">
          <table:table-cell table:style-name="Table83.A1" office:value-type="string">
            <text:p text:style-name="P432">Method Name</text:p>
          </table:table-cell>
          <table:table-cell table:style-name="Table83.A1" table:number-columns-spanned="2" office:value-type="string">
            <text:p text:style-name="P444">GetNewMedicineId</text:p>
          </table:table-cell>
          <table:covered-table-cell/>
        </table:table-row>
        <table:table-row table:style-name="Table83.2">
          <table:table-cell table:style-name="Table83.A1" table:number-columns-spanned="3" office:value-type="string">
            <text:p text:style-name="P460">Description: This method is <text:span text:style-name="T210">used to </text:span><text:span text:style-name="T222">get the medicine master id where medicine name and brand equals</text:span></text:p>
          </table:table-cell>
          <table:covered-table-cell/>
          <table:covered-table-cell/>
        </table:table-row>
        <table:table-row table:style-name="Table83.1">
          <table:table-cell table:style-name="Table83.A1" table:number-rows-spanned="2" office:value-type="string">
            <text:p text:style-name="P461">Parameter</text:p>
          </table:table-cell>
          <table:table-cell table:style-name="Table83.A1" office:value-type="string">
            <text:p text:style-name="P474">variables</text:p>
          </table:table-cell>
          <table:table-cell table:style-name="Table83.A1" office:value-type="string">
            <text:p text:style-name="P379"><text:span text:style-name="T118">D</text:span><text:span text:style-name="T117">ata</text:span><text:span text:style-name="T118">t</text:span><text:span text:style-name="T117">ypes</text:span></text:p>
          </table:table-cell>
        </table:table-row>
        <table:table-row table:style-name="Table83.4">
          <table:covered-table-cell table:style-name="Table83.A1"/>
          <table:table-cell table:style-name="Table83.B4" office:value-type="string">
            <text:p text:style-name="P486">MedcineName</text:p>
            <text:p text:style-name="P486">Brand</text:p>
          </table:table-cell>
          <table:table-cell table:style-name="Table83.B4" office:value-type="string">
            <text:p text:style-name="P486">String</text:p>
            <text:p text:style-name="P486">String</text:p>
          </table:table-cell>
        </table:table-row>
        <table:table-row table:style-name="Table83.5">
          <table:table-cell table:style-name="Table83.A1" office:value-type="string">
            <text:p text:style-name="P461">return values</text:p>
          </table:table-cell>
          <table:table-cell table:style-name="Table83.A1" table:number-columns-spanned="2" office:value-type="string">
            <text:p text:style-name="P499">MedicineMasterId</text:p>
          </table:table-cell>
          <table:covered-table-cell/>
        </table:table-row>
        <table:table-row table:style-name="Table83.1">
          <table:table-cell table:style-name="Table83.A1" table:number-columns-spanned="3" office:value-type="string">
            <text:p text:style-name="P461">Psuedo code</text:p>
          </table:table-cell>
          <table:covered-table-cell/>
          <table:covered-table-cell/>
        </table:table-row>
        <table:table-row table:style-name="Table83.7">
          <table:table-cell table:style-name="Table83.A7" table:number-columns-spanned="3" office:value-type="string">
            <text:list xml:id="list165210155070915" text:continue-numbering="true" text:style-name="WWNum10">
              <text:list-item>
                <text:p text:style-name="P585"><text:span text:style-name="T144">This method is used to </text:span><text:span text:style-name="T153">get the medicine master id </text:span></text:p>
              </text:list-item>
              <text:list-item>
                <text:p text:style-name="P568"><text:span text:style-name="T144">Execute </text:span><text:a xlink:type="simple" xlink:href="#Table46|table" text:style-name="Internet_20_link" text:visited-style-name="Visited_20_Internet_20_Link"><text:span text:style-name="Internet_20_link"><text:span text:style-name="T144">Query</text:span></text:span></text:a><text:a xlink:type="simple" xlink:href="#Table46|table" text:style-name="Internet_20_link" text:visited-style-name="Visited_20_Internet_20_Link"><text:span text:style-name="Internet_20_link"><text:span text:style-name="T154">8</text:span></text:span></text:a><text:span text:style-name="T144"> to </text:span><text:span text:style-name="T150">check data </text:span></text:p>
              </text:list-item>
              <text:list-item>
                <text:p text:style-name="P556">Where condition check both medicine name and brand </text:p>
              </text:list-item>
              <text:list-item>
                <text:p text:style-name="P580"><text:span text:style-name="T144">Then returns th</text:span><text:span text:style-name="T153">e medicine master id</text:span></text:p>
              </text:list-item>
            </text:list>
            <text:p text:style-name="P170"/>
          </table:table-cell>
          <table:covered-table-cell/>
          <table:covered-table-cell/>
        </table:table-row>
      </table:table>
      <text:p text:style-name="P156"/>
      <text:p text:style-name="P180"><text:span text:style-name="T96">2.</text:span><text:span text:style-name="T95">3.</text:span><text:span text:style-name="T107">9</text:span><text:span text:style-name="T106"> addStock()</text:span></text:p>
      <text:p text:style-name="P389"/>
      <table:table table:name="Table84" table:style-name="Table84">
        <table:table-column table:style-name="Table84.A"/>
        <table:table-column table:style-name="Table84.B"/>
        <table:table-column table:style-name="Table84.C"/>
        <table:table-row table:style-name="Table84.1">
          <table:table-cell table:style-name="Table84.A1" office:value-type="string">
            <text:p text:style-name="P432">Method Name</text:p>
          </table:table-cell>
          <table:table-cell table:style-name="Table84.A1" table:number-columns-spanned="2" office:value-type="string">
            <text:p text:style-name="P443">AddStock</text:p>
          </table:table-cell>
          <table:covered-table-cell/>
        </table:table-row>
        <table:table-row table:style-name="Table84.2">
          <table:table-cell table:style-name="Table84.A1" table:number-columns-spanned="3" office:value-type="string">
            <text:p text:style-name="P460">Description: <text:s text:c="3"/>This method is <text:span text:style-name="T210">used to </text:span><text:span text:style-name="T216">insert the new stock to medicine master and stock table</text:span></text:p>
          </table:table-cell>
          <table:covered-table-cell/>
          <table:covered-table-cell/>
        </table:table-row>
        <table:table-row table:style-name="Table84.3">
          <table:table-cell table:style-name="Table84.A1" table:number-rows-spanned="2" office:value-type="string">
            <text:p text:style-name="P461">Parameter</text:p>
          </table:table-cell>
          <table:table-cell table:style-name="Table84.A1" office:value-type="string">
            <text:p text:style-name="P474">variables</text:p>
          </table:table-cell>
          <table:table-cell table:style-name="Table84.A1" office:value-type="string">
            <text:p text:style-name="P379"><text:span text:style-name="T118">D</text:span><text:span text:style-name="T117">ata</text:span><text:span text:style-name="T118">t</text:span><text:span text:style-name="T117">ypes</text:span></text:p>
          </table:table-cell>
        </table:table-row>
        <table:table-row table:style-name="Table84.4">
          <table:covered-table-cell table:style-name="Table84.A1"/>
          <table:table-cell table:style-name="Table84.B4" office:value-type="string">
            <text:p text:style-name="P486">Medcine<text:span text:style-name="T218">MasterId</text:span></text:p>
            <text:p text:style-name="P487">Quantity</text:p>
            <text:p text:style-name="P487">UnitPrice</text:p>
          </table:table-cell>
          <table:table-cell table:style-name="Table84.B4" office:value-type="string">
            <text:p text:style-name="P486">String</text:p>
            <text:p text:style-name="P486">String</text:p>
            <text:p text:style-name="P487">String</text:p>
          </table:table-cell>
        </table:table-row>
        <table:table-row table:style-name="Table84.5">
          <table:table-cell table:style-name="Table84.A1" office:value-type="string">
            <text:p text:style-name="P461">return values</text:p>
          </table:table-cell>
          <table:table-cell table:style-name="Table84.A1" table:number-columns-spanned="2" office:value-type="string">
            <text:p text:style-name="P498">response_struct</text:p>
          </table:table-cell>
          <table:covered-table-cell/>
        </table:table-row>
        <table:table-row table:style-name="Table84.1">
          <table:table-cell table:style-name="Table84.A1" table:number-columns-spanned="3" office:value-type="string">
            <text:p text:style-name="P461">Psuedo code</text:p>
          </table:table-cell>
          <table:covered-table-cell/>
          <table:covered-table-cell/>
        </table:table-row>
        <table:table-row table:style-name="Table84.7">
          <table:table-cell table:style-name="Table84.A7" table:number-columns-spanned="3" office:value-type="string">
            <text:list xml:id="list165209759901251" text:continue-numbering="true" text:style-name="WWNum10">
              <text:list-item>
                <text:p text:style-name="P585"><text:span text:style-name="T144">This method is used to </text:span><text:span text:style-name="T151">add new stock </text:span><text:span text:style-name="T153">to the stock table in database</text:span></text:p>
              </text:list-item>
              <text:list-item>
                <text:p text:style-name="P568"><text:span text:style-name="T144">Execute </text:span><text:a xlink:type="simple" xlink:href="#Table47|table" text:style-name="Internet_20_link" text:visited-style-name="Visited_20_Internet_20_Link"><text:span text:style-name="Internet_20_link"><text:span text:style-name="T144">Query</text:span></text:span></text:a><text:a xlink:type="simple" xlink:href="#Table47|table" text:style-name="Internet_20_link" text:visited-style-name="Visited_20_Internet_20_Link"><text:span text:style-name="Internet_20_link"><text:span text:style-name="T154">9</text:span></text:span></text:a><text:span text:style-name="T144"> to </text:span><text:span text:style-name="T155">add </text:span><text:span text:style-name="T150">data </text:span></text:p>
              </text:list-item>
              <text:list-item>
                <text:p text:style-name="P587"><text:span text:style-name="T150">I</text:span><text:span text:style-name="T144">t add the medicine master id get from previous method getNewMedicineId()</text:span></text:p>
              </text:list-item>
              <text:list-item>
                <text:p text:style-name="P587"><text:span text:style-name="T144">And setting default values as 0 to both quantity and unit price </text:span><text:span text:style-name="T155">using</text:span></text:p>
              </text:list-item>
              <text:list-item>
                <text:p text:style-name="P580"><text:span text:style-name="T144">Then returns the </text:span><text:span text:style-name="T150">response struct</text:span></text:p>
              </text:list-item>
            </text:list>
            <text:p text:style-name="P170"/>
          </table:table-cell>
          <table:covered-table-cell/>
          <table:covered-table-cell/>
        </table:table-row>
      </table:table>
      <text:p text:style-name="P161"/>
      <text:p text:style-name="P178"><text:span text:style-name="T96">2.</text:span><text:span text:style-name="T95">3.</text:span><text:span text:style-name="T107">10</text:span><text:span text:style-name="T106"> <text:s/>checkQuantity()</text:span></text:p>
      <text:p text:style-name="P388"><text:soft-page-break/>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431">Method Name</text:p>
          </table:table-cell>
          <table:table-cell table:style-name="Table43.A1" table:number-columns-spanned="2" office:value-type="string">
            <text:p text:style-name="P442">Check<text:span text:style-name="T218">Q</text:span>uantity</text:p>
          </table:table-cell>
          <table:covered-table-cell/>
        </table:table-row>
        <table:table-row table:style-name="Table43.2">
          <table:table-cell table:style-name="Table43.A1" table:number-columns-spanned="3" office:value-type="string">
            <text:p text:style-name="P458">Description: <text:s text:c="3"/>This method is <text:span text:style-name="T210">used to </text:span><text:span text:style-name="T216">check the available quantity </text:span></text:p>
          </table:table-cell>
          <table:covered-table-cell/>
          <table:covered-table-cell/>
        </table:table-row>
        <table:table-row table:style-name="Table43.3">
          <table:table-cell table:style-name="Table43.A1" table:number-rows-spanned="2" office:value-type="string">
            <text:p text:style-name="P459">Parameter</text:p>
          </table:table-cell>
          <table:table-cell table:style-name="Table43.A1" office:value-type="string">
            <text:p text:style-name="P473">variables</text:p>
          </table:table-cell>
          <table:table-cell table:style-name="Table43.A1" office:value-type="string">
            <text:p text:style-name="P378"><text:span text:style-name="T118">D</text:span><text:span text:style-name="T117">ata</text:span><text:span text:style-name="T118">t</text:span><text:span text:style-name="T117">ypes</text:span></text:p>
          </table:table-cell>
        </table:table-row>
        <table:table-row table:style-name="Table43.4">
          <table:covered-table-cell table:style-name="Table43.A1"/>
          <table:table-cell table:style-name="Table43.B4" office:value-type="string">
            <text:p text:style-name="P485">MedcineName</text:p>
            <text:p text:style-name="P485">Quantity</text:p>
          </table:table-cell>
          <table:table-cell table:style-name="Table43.B4" office:value-type="string">
            <text:p text:style-name="P485">String</text:p>
            <text:p text:style-name="P485">String</text:p>
          </table:table-cell>
        </table:table-row>
        <table:table-row table:style-name="Table43.5">
          <table:table-cell table:style-name="Table43.A1" office:value-type="string">
            <text:p text:style-name="P459">return values</text:p>
          </table:table-cell>
          <table:table-cell table:style-name="Table43.A1" table:number-columns-spanned="2" office:value-type="string">
            <text:p text:style-name="P497">response_struct</text:p>
          </table:table-cell>
          <table:covered-table-cell/>
        </table:table-row>
        <table:table-row table:style-name="Table43.2">
          <table:table-cell table:style-name="Table43.A1" table:number-columns-spanned="3" office:value-type="string">
            <text:p text:style-name="P459">Psuedo code</text:p>
          </table:table-cell>
          <table:covered-table-cell/>
          <table:covered-table-cell/>
        </table:table-row>
        <table:table-row table:style-name="Table43.7">
          <table:table-cell table:style-name="Table43.A7" table:number-columns-spanned="3" office:value-type="string">
            <text:list xml:id="list165209111522645" text:continue-numbering="true" text:style-name="WWNum10">
              <text:list-item>
                <text:p text:style-name="P586"><text:span text:style-name="T144">This method is used to </text:span><text:span text:style-name="T151">validate the available quantity with the user entered quantity</text:span></text:p>
              </text:list-item>
              <text:list-item>
                <text:p text:style-name="P586"><text:span text:style-name="T151">Execute </text:span><text:a xlink:type="simple" xlink:href="#Table44|table" text:style-name="Internet_20_link" text:visited-style-name="Visited_20_Internet_20_Link"><text:span text:style-name="T159">Query14 </text:span></text:a><text:span text:style-name="T151">to </text:span><text:span text:style-name="T144">check data </text:span></text:p>
              </text:list-item>
              <text:list-item>
                <text:p text:style-name="P557">if <text:s/>available quantity is not enough for user err msg limited stock available</text:p>
              </text:list-item>
              <text:list-item>
                <text:p text:style-name="P581"><text:span text:style-name="T144">Then returns the </text:span><text:span text:style-name="T150">response struct</text:span></text:p>
              </text:list-item>
            </text:list>
            <text:p text:style-name="P169"/>
          </table:table-cell>
          <table:covered-table-cell/>
          <table:covered-table-cell/>
        </table:table-row>
      </table:table>
      <text:p text:style-name="P155"/>
      <text:p text:style-name="P181"><text:span text:style-name="T96">2.</text:span><text:span text:style-name="T95">3.</text:span><text:span text:style-name="T110">11</text:span><text:span text:style-name="T95"> </text:span><text:span text:style-name="T100">post</text:span><text:span text:style-name="T109">NewUser</text:span><text:span text:style-name="T106">()</text:span></text:p>
      <text:p text:style-name="P390"/>
      <table:table table:name="Table87" table:style-name="Table87">
        <table:table-column table:style-name="Table87.A"/>
        <table:table-column table:style-name="Table87.B"/>
        <table:table-column table:style-name="Table87.C"/>
        <table:table-row table:style-name="Table87.1">
          <table:table-cell table:style-name="Table87.A1" office:value-type="string">
            <text:p text:style-name="P433">Method Name</text:p>
          </table:table-cell>
          <table:table-cell table:style-name="Table87.A1" table:number-columns-spanned="2" office:value-type="string">
            <text:p text:style-name="P438">Post<text:span text:style-name="T230">NewUser</text:span></text:p>
          </table:table-cell>
          <table:covered-table-cell/>
        </table:table-row>
        <table:table-row table:style-name="Table87.2">
          <table:table-cell table:style-name="Table87.A1" table:number-columns-spanned="3" office:value-type="string">
            <text:p text:style-name="P462">Description: <text:s text:c="3"/>This method is <text:span text:style-name="T210">used to </text:span><text:span text:style-name="T212">insert the </text:span><text:span text:style-name="T230">new user</text:span><text:span text:style-name="T212"> data in login table</text:span></text:p>
          </table:table-cell>
          <table:covered-table-cell/>
          <table:covered-table-cell/>
        </table:table-row>
        <table:table-row table:style-name="Table87.3">
          <table:table-cell table:style-name="Table87.A1" table:number-rows-spanned="3" office:value-type="string">
            <text:p text:style-name="P463">Parameter</text:p>
          </table:table-cell>
          <table:table-cell table:style-name="Table87.A1" office:value-type="string">
            <text:p text:style-name="P475">variables</text:p>
          </table:table-cell>
          <table:table-cell table:style-name="Table87.A1" office:value-type="string">
            <text:p text:style-name="P380"><text:span text:style-name="T118">D</text:span><text:span text:style-name="T117">ata</text:span><text:span text:style-name="T118">t</text:span><text:span text:style-name="T117">ypes</text:span></text:p>
          </table:table-cell>
        </table:table-row>
        <table:table-row table:style-name="Table87.4">
          <table:covered-table-cell table:style-name="Table87.A1"/>
          <table:table-cell table:style-name="Table87.B4" office:value-type="string">
            <text:p text:style-name="P483">boolValue</text:p>
          </table:table-cell>
          <table:table-cell table:style-name="Table87.B4" office:value-type="string">
            <text:p text:style-name="P483">Bollean</text:p>
          </table:table-cell>
        </table:table-row>
        <table:table-row table:style-name="Table87.4">
          <table:covered-table-cell table:style-name="Table87.A1"/>
          <table:table-cell table:style-name="Table87.B5" office:value-type="string">
            <text:p text:style-name="P489">loginReq</text:p>
          </table:table-cell>
          <table:table-cell table:style-name="Table87.B5" office:value-type="string">
            <text:p text:style-name="P489"><text:span text:style-name="T231">addUser</text:span>Struct</text:p>
          </table:table-cell>
        </table:table-row>
        <table:table-row table:style-name="Table87.6">
          <table:table-cell table:style-name="Table87.A1" office:value-type="string">
            <text:p text:style-name="P463">return values</text:p>
          </table:table-cell>
          <table:table-cell table:style-name="Table87.A1" table:number-columns-spanned="2" office:value-type="string">
            <text:p text:style-name="P493">response_struct</text:p>
          </table:table-cell>
          <table:covered-table-cell/>
        </table:table-row>
        <table:table-row table:style-name="Table87.7">
          <table:table-cell table:style-name="Table87.A1" table:number-columns-spanned="3" office:value-type="string">
            <text:p text:style-name="P463">Psuedo code</text:p>
          </table:table-cell>
          <table:covered-table-cell/>
          <table:covered-table-cell/>
        </table:table-row>
        <table:table-row table:style-name="Table87.8">
          <table:table-cell table:style-name="Table87.A8" table:number-columns-spanned="3" office:value-type="string">
            <text:list xml:id="list165209279492024" text:continue-numbering="true" text:style-name="WWNum10">
              <text:list-item>
                <text:p text:style-name="P569"><text:span text:style-name="T144">This method receives </text:span><text:span text:style-name="Internet_20_link"><text:span text:style-name="T165">boolValue </text:span></text:span><text:span text:style-name="Internet_20_link"><text:span text:style-name="T166">and </text:span></text:span><text:span text:style-name="Internet_20_link"><text:span text:style-name="T167">addUser</text:span></text:span><text:span text:style-name="Internet_20_link"><text:span text:style-name="T166">ReqStruct </text:span></text:span><text:span text:style-name="T144"><text:s/>as parameter</text:span></text:p>
              </text:list-item>
              <text:list-item>
                <text:p text:style-name="P553">if the boolvalue is true , it will insert the data present in loginReq Struct</text:p>
              </text:list-item>
              <text:list-item>
                <text:p text:style-name="P569"><text:span text:style-name="T144">Execute </text:span><text:a xlink:type="simple" xlink:href="#Table8|table" text:style-name="Internet_20_link" text:visited-style-name="Visited_20_Internet_20_Link"><text:span text:style-name="T159">Query3 </text:span></text:a><text:span text:style-name="T144">to </text:span><text:span text:style-name="T146">insert the login data in login history table in database</text:span></text:p>
              </text:list-item>
              <text:list-item>
                <text:p text:style-name="P582"><text:span text:style-name="T144">Then returns the </text:span><text:span text:style-name="T146">response struct</text:span></text:p>
              </text:list-item>
            </text:list>
            <text:p text:style-name="P171"/>
          </table:table-cell>
          <table:covered-table-cell/>
          <table:covered-table-cell/>
        </table:table-row>
      </table:table>
      <text:p text:style-name="P160"/>
      <text:p text:style-name="P182"><text:span text:style-name="T96">2.</text:span><text:span text:style-name="T95">3.</text:span><text:span text:style-name="T110">11</text:span><text:span text:style-name="T95"> </text:span><text:span text:style-name="T111">addItemsToBillTable</text:span><text:span text:style-name="T106">()</text:span></text:p>
      <text:p text:style-name="P391"/>
      <table:table table:name="Table88" table:style-name="Table88">
        <table:table-column table:style-name="Table88.A"/>
        <table:table-column table:style-name="Table88.B"/>
        <table:table-column table:style-name="Table88.C"/>
        <table:table-row table:style-name="Table88.1">
          <table:table-cell table:style-name="Table88.A1" office:value-type="string">
            <text:p text:style-name="P434">Method Name</text:p>
          </table:table-cell>
          <table:table-cell table:style-name="Table88.A1" table:number-columns-spanned="2" office:value-type="string">
            <text:p text:style-name="P445">get</text:p>
          </table:table-cell>
          <table:covered-table-cell/>
        </table:table-row>
        <table:table-row table:style-name="Table88.2">
          <table:table-cell table:style-name="Table88.A1" table:number-columns-spanned="3" office:value-type="string">
            <text:p text:style-name="P464">Description: <text:s text:c="3"/>This method is <text:span text:style-name="T210">used to </text:span><text:span text:style-name="T212">insert the </text:span><text:span text:style-name="T230">new user</text:span><text:span text:style-name="T212"> data in login table</text:span></text:p>
          </table:table-cell>
          <table:covered-table-cell/>
          <table:covered-table-cell/>
        </table:table-row>
        <table:table-row table:style-name="Table88.3">
          <table:table-cell table:style-name="Table88.A1" table:number-rows-spanned="2" office:value-type="string">
            <text:p text:style-name="P465">Parameter</text:p>
          </table:table-cell>
          <table:table-cell table:style-name="Table88.A1" office:value-type="string">
            <text:p text:style-name="P476">variables</text:p>
          </table:table-cell>
          <table:table-cell table:style-name="Table88.A1" office:value-type="string">
            <text:p text:style-name="P381"><text:span text:style-name="T118">D</text:span><text:span text:style-name="T117">ata</text:span><text:span text:style-name="T118">t</text:span><text:span text:style-name="T117">ypes</text:span></text:p>
          </table:table-cell>
        </table:table-row>
        <table:table-row table:style-name="Table88.4">
          <table:covered-table-cell table:style-name="Table88.A1"/>
          <table:table-cell table:style-name="Table88.B4" office:value-type="string">
            <text:p text:style-name="P490">billTable</text:p>
          </table:table-cell>
          <table:table-cell table:style-name="Table88.B4" office:value-type="string">
            <text:p text:style-name="P466"><text:span text:style-name="T206">bill</text:span><text:span text:style-name="T200">EntryDetailsReq</text:span><text:span text:style-name="T237">_struct</text:span></text:p>
          </table:table-cell>
        </table:table-row>
        <table:table-row table:style-name="Table88.5">
          <table:table-cell table:style-name="Table88.A1" office:value-type="string">
            <text:p text:style-name="P465">return values</text:p>
          </table:table-cell>
          <table:table-cell table:style-name="Table88.A1" table:number-columns-spanned="2" office:value-type="string">
            <text:p text:style-name="P494">response_struct</text:p>
          </table:table-cell>
          <table:covered-table-cell/>
        </table:table-row>
        <table:table-row table:style-name="Table88.6">
          <table:table-cell table:style-name="Table88.A1" table:number-columns-spanned="3" office:value-type="string">
            <text:p text:style-name="P465">Psuedo code</text:p>
          </table:table-cell>
          <table:covered-table-cell/>
          <table:covered-table-cell/>
        </table:table-row>
        <table:table-row table:style-name="Table88.7">
          <table:table-cell table:style-name="Table88.A7" table:number-columns-spanned="3" office:value-type="string">
            <text:list xml:id="list165209099598721" text:continue-numbering="true" text:style-name="WWNum10">
              <text:list-item>
                <text:p text:style-name="P570"><text:span text:style-name="T144">This method receives </text:span><text:span text:style-name="T161">bill</text:span><text:span text:style-name="T162">EntryDetailsReq</text:span><text:span text:style-name="T163">_struct</text:span><text:span text:style-name="Internet_20_link"><text:span text:style-name="T166"> </text:span></text:span><text:span text:style-name="T144"><text:s/>as parameter</text:span></text:p>
              </text:list-item>
              <text:list-item>
                <text:p text:style-name="P554"><text:soft-page-break/><text:span text:style-name="T231">I</text:span>t will <text:span text:style-name="T231">select</text:span> the data present in <text:span text:style-name="T231">billTable</text:span>Req Struct</text:p>
              </text:list-item>
              <text:list-item>
                <text:p text:style-name="P571"><text:span text:style-name="T144">Execute</text:span><text:a xlink:type="simple" xlink:href="#Table28|table" text:style-name="Internet_20_link" text:visited-style-name="Visited_20_Internet_20_Link"><text:span text:style-name="T160"> Query19 </text:span></text:a><text:span text:style-name="T156">wil get data from medicine master and stock</text:span><text:span text:style-name="T146"> table in database</text:span></text:p>
              </text:list-item>
              <text:list-item>
                <text:p text:style-name="P583"><text:span text:style-name="T144">Then returns the </text:span><text:span text:style-name="T146">response struct</text:span></text:p>
              </text:list-item>
            </text:list>
            <text:p text:style-name="P172"/>
          </table:table-cell>
          <table:covered-table-cell/>
          <table:covered-table-cell/>
        </table:table-row>
      </table:table>
      <text:p text:style-name="P1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family-generic="roman" style:font-pitch="variable"/>
    <style:font-face style:name="Abyssinica SIL1" svg:font-family="'Abyssinica SIL'" style:font-family-generic="system" style:font-pitch="variable"/>
    <style:font-face style:name="Calibri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2.54cm" fo:margin-right="0cm" fo:margin-top="0.423cm" fo:margin-bottom="0.212cm" style:contextual-spacing="false" fo:keep-together="always" fo:text-indent="0cm" style:auto-text-indent="false" fo:keep-with-next="always"/>
      <style:text-properties fo:color="#44546a" loext:opacity="100%" style:font-size-complex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1" style:display-name="ListLabel 31" style:family="text"/>
    <style:style style:name="ListLabel_20_30" style:display-name="ListLabel 30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34" style:display-name="ListLabel 34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31" loext:num-list-format="" style:num-suffix="" text:bullet-char="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0" loext:num-list-format="" style:num-suffix="" text:bullet-char="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48cm" fo:text-indent="-1.748cm" fo:margin-left="1.748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49cm" fo:text-indent="-2.249cm" fo:margin-left="2.24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01cm" fo:text-indent="-2.501cm" fo:margin-left="2.501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748cm" fo:text-indent="-2.748cm" fo:margin-left="2.74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4" loext:num-list-format="" style:num-suffix="" text:bullet-char="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text:page-number text:select-page="current">35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4:14:16.817695370</meta:creation-date>
    <dc:date>2024-05-29T16:52:07.753900331</dc:date>
    <meta:editing-duration>PT10H39M40S</meta:editing-duration>
    <meta:editing-cycles>61</meta:editing-cycles>
    <meta:generator>LibreOffice/7.3.7.2$Linux_X86_64 LibreOffice_project/30$Build-2</meta:generator>
    <meta:document-statistic meta:table-count="91" meta:image-count="0" meta:object-count="0" meta:page-count="35" meta:paragraph-count="1622" meta:word-count="4303" meta:character-count="30524" meta:non-whitespace-character-count="26722"/>
  </office:meta>
</office:document-meta>
</file>